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1496in" svg:height="6.126in" svg:x="10.8224in" svg:y="1.3in">
            <draw:object draw:notify-on-update-of-ranges="Sheet1.I1:Sheet1.I1 Sheet1.I2:Sheet1.I6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Adj Multiple</text:p>
          </table:table-cell>
          <table:table-cell table:style-name="Default" office:value-type="string">
            <text:p>Date</text:p>
          </table:table-cell>
          <table:table-cell office:value-type="string">
            <text:p>Average Price</text:p>
          </table:table-cell>
          <table:table-cell office:value-type="string">
            <text:p>Adj Average Price</text:p>
          </table:table-cell>
          <table:table-cell office:value-type="string">
            <text:p>Forward Lag <text:s/>1</text:p>
          </table:table-cell>
          <table:table-cell office:value-type="string">
            <text:p>Prediction</text:p>
          </table:table-cell>
          <table:table-cell office:value-type="string">
            <text:p>Choice</text:p>
          </table:table-cell>
          <table:table-cell office:value-type="string">
            <text:p>Sim</text:p>
          </table:table-cell>
          <table:table-cell office:value-type="string">
            <text:p>Trade Amount</text:p>
          </table:table-cell>
          <table:table-cell office:value-type="string">
            <text:p>Correlation</text:p>
          </table:table-cell>
          <table:table-cell office:value-type="string">
            <text:p>Average Return</text:p>
          </table:table-cell>
        </table:table-row>
        <table:table-row table:style-name="ro1">
          <table:table-cell office:value-type="string">
            <text:p>CAAED</text:p>
          </table:table-cell>
          <table:table-cell office:value-type="float" office:value="0.099737532808399">
            <text:p>0.0997375328</text:p>
          </table:table-cell>
          <table:table-cell office:value-type="string">
            <text:p>2012-01-02 00:00:00</text:p>
          </table:table-cell>
          <table:table-cell office:value-type="float" office:value="0.76">
            <text:p>0.76</text:p>
          </table:table-cell>
          <table:table-cell office:value-type="float" office:value="7.62">
            <text:p>7.62</text:p>
          </table:table-cell>
          <table:table-cell office:value-type="float" office:value="0.0118446732619961">
            <text:p>0.0118446733</text:p>
          </table:table-cell>
          <table:table-cell office:value-type="float" office:value="-0.00354314542613816">
            <text:p>-0.0035431454</text:p>
          </table:table-cell>
          <table:table-cell table:formula="of:=IF([.G2]&gt;0;1;0)"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formula="of:=CORREL([.F1:.F6144];[.G1:.G6144])" office:value-type="float" office:value="-0.0230283420155082">
            <text:p>-0.023028342</text:p>
          </table:table-cell>
          <table:table-cell table:formula="of:=AVERAGE([.F2:.F6144])" office:value-type="float" office:value="0.0013645151765779">
            <text:p>0.0013645152</text:p>
          </table:table-cell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2-01-03 00:00:00</text:p>
          </table:table-cell>
          <table:table-cell table:number-columns-repeated="2" office:value-type="float" office:value="8.6525">
            <text:p>8.6525</text:p>
          </table:table-cell>
          <table:table-cell office:value-type="float" office:value="0.0583646344986997">
            <text:p>0.0583646345</text:p>
          </table:table-cell>
          <table:table-cell office:value-type="float" office:value="0.011301060475236">
            <text:p>0.0113010605</text:p>
          </table:table-cell>
          <table:table-cell table:formula="of:=IF([.G3]&gt;0;1;0)" office:value-type="float" office:value="1">
            <text:p>1</text:p>
          </table:table-cell>
          <table:table-cell table:formula="of:=IF([.I2]&gt;=0;IF([.H3]=1;[.I2]+([.F3]*[.J3])-0;[.I2]);0)" office:value-type="float" office:value="10291.8231724935">
            <text:p>10291.8231724935</text:p>
          </table:table-cell>
          <table:table-cell table:formula="of:=IF([.I2]&gt;1000;[.I2]*0.5;1000)"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01-04 00:00:00</text:p>
          </table:table-cell>
          <table:table-cell table:number-columns-repeated="2" office:value-type="float" office:value="24.5575">
            <text:p>24.5575</text:p>
          </table:table-cell>
          <table:table-cell office:value-type="float" office:value="-0.0414333706606942">
            <text:p>-0.0414333707</text:p>
          </table:table-cell>
          <table:table-cell office:value-type="float" office:value="0.0267461284769714">
            <text:p>0.0267461285</text:p>
          </table:table-cell>
          <table:table-cell table:formula="of:=IF([.G4]&gt;0;1;0)" office:value-type="float" office:value="1">
            <text:p>1</text:p>
          </table:table-cell>
          <table:table-cell table:formula="of:=IF([.I3]&gt;=0;IF([.H4]=1;[.I3]+([.F4]*[.J4])-0;[.I3]);0)" office:value-type="float" office:value="10078.6107103534">
            <text:p>10078.6107103534</text:p>
          </table:table-cell>
          <table:table-cell table:formula="of:=IF([.I3]&gt;1000;[.I3]*0.5;1000)" office:value-type="float" office:value="5145.91158624675">
            <text:p>5145.9115862468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2-01-05 00:00:00</text:p>
          </table:table-cell>
          <table:table-cell table:number-columns-repeated="2" office:value-type="float" office:value="3.13">
            <text:p>3.13</text:p>
          </table:table-cell>
          <table:table-cell office:value-type="float" office:value="0.0039936102236422">
            <text:p>0.0039936102</text:p>
          </table:table-cell>
          <table:table-cell office:value-type="float" office:value="0.0303691351939202">
            <text:p>0.0303691352</text:p>
          </table:table-cell>
          <table:table-cell table:formula="of:=IF([.G5]&gt;0;1;0)" office:value-type="float" office:value="1">
            <text:p>1</text:p>
          </table:table-cell>
          <table:table-cell table:formula="of:=IF([.I4]&gt;=0;IF([.H5]=1;[.I4]+([.F5]*[.J5])-0;[.I4]);0)" office:value-type="float" office:value="10098.7357317399">
            <text:p>10098.7357317399</text:p>
          </table:table-cell>
          <table:table-cell table:formula="of:=IF([.I4]&gt;1000;[.I4]*0.5;1000)" office:value-type="float" office:value="5039.30535517669">
            <text:p>5039.3053551767</text:p>
          </table:table-cell>
          <table:table-cell table:number-columns-repeated="2"/>
        </table:table-row>
        <table:table-row table:style-name="ro1">
          <table:table-cell office:value-type="string">
            <text:p>MHO</text:p>
          </table:table-cell>
          <table:table-cell office:value-type="float" office:value="1">
            <text:p>1</text:p>
          </table:table-cell>
          <table:table-cell office:value-type="string">
            <text:p>2012-01-06 00:00:00</text:p>
          </table:table-cell>
          <table:table-cell table:number-columns-repeated="2" office:value-type="float" office:value="9.85">
            <text:p>9.85</text:p>
          </table:table-cell>
          <table:table-cell office:value-type="float" office:value="0.00101522842639579">
            <text:p>0.0010152284</text:p>
          </table:table-cell>
          <table:table-cell office:value-type="float" office:value="0.0164343328018105">
            <text:p>0.0164343328</text:p>
          </table:table-cell>
          <table:table-cell table:formula="of:=IF([.G6]&gt;0;1;0)" office:value-type="float" office:value="1">
            <text:p>1</text:p>
          </table:table-cell>
          <table:table-cell table:formula="of:=IF([.I5]&gt;=0;IF([.H6]=1;[.I5]+([.F6]*[.J6])-0;[.I5]);0)" office:value-type="float" office:value="10103.8619935326">
            <text:p>10103.8619935326</text:p>
          </table:table-cell>
          <table:table-cell table:formula="of:=IF([.I5]&gt;1000;[.I5]*0.5;1000)" office:value-type="float" office:value="5049.36786586993">
            <text:p>5049.3678658699</text:p>
          </table:table-cell>
          <table:table-cell table:number-columns-repeated="2"/>
        </table:table-row>
        <table:table-row table:style-name="ro1">
          <table:table-cell office:value-type="string">
            <text:p>IPCM</text:p>
          </table:table-cell>
          <table:table-cell office:value-type="float" office:value="1">
            <text:p>1</text:p>
          </table:table-cell>
          <table:table-cell office:value-type="string">
            <text:p>2012-01-09 00:00:00</text:p>
          </table:table-cell>
          <table:table-cell table:number-columns-repeated="2" office:value-type="float" office:value="32.555">
            <text:p>32.555</text:p>
          </table:table-cell>
          <table:table-cell office:value-type="float" office:value="-0.0584395638150822">
            <text:p>-0.0584395638</text:p>
          </table:table-cell>
          <table:table-cell office:value-type="float" office:value="0.0287519498649668">
            <text:p>0.0287519499</text:p>
          </table:table-cell>
          <table:table-cell table:formula="of:=IF([.G7]&gt;0;1;0)" office:value-type="float" office:value="1">
            <text:p>1</text:p>
          </table:table-cell>
          <table:table-cell table:formula="of:=IF([.I6]&gt;=0;IF([.H7]=1;[.I6]+([.F7]*[.J7])-0;[.I6]);0)" office:value-type="float" office:value="9808.62934965771">
            <text:p>9808.6293496577</text:p>
          </table:table-cell>
          <table:table-cell table:formula="of:=IF([.I6]&gt;1000;[.I6]*0.5;1000)" office:value-type="float" office:value="5051.93099676631">
            <text:p>5051.9309967663</text:p>
          </table:table-cell>
          <table:table-cell table:number-columns-repeated="2"/>
        </table:table-row>
        <table:table-row table:style-name="ro1">
          <table:table-cell office:value-type="string">
            <text:p>EBIX</text:p>
          </table:table-cell>
          <table:table-cell office:value-type="float" office:value="1.01900452488688">
            <text:p>1.0190045249</text:p>
          </table:table-cell>
          <table:table-cell office:value-type="string">
            <text:p>2012-01-10 00:00:00</text:p>
          </table:table-cell>
          <table:table-cell office:value-type="float" office:value="22.7025">
            <text:p>22.7025</text:p>
          </table:table-cell>
          <table:table-cell office:value-type="float" office:value="22.2790963587922">
            <text:p>22.2790963588</text:p>
          </table:table-cell>
          <table:table-cell office:value-type="float" office:value="-0.00898666649624624">
            <text:p>-0.0089866665</text:p>
          </table:table-cell>
          <table:table-cell office:value-type="float" office:value="0.190015392078913">
            <text:p>0.1900153921</text:p>
          </table:table-cell>
          <table:table-cell table:formula="of:=IF([.G8]&gt;0;1;0)" office:value-type="float" office:value="1">
            <text:p>1</text:p>
          </table:table-cell>
          <table:table-cell table:formula="of:=IF([.I7]&gt;=0;IF([.H8]=1;[.I7]+([.F8]*[.J8])-0;[.I7]);0)" office:value-type="float" office:value="9764.55590928237">
            <text:p>9764.5559092824</text:p>
          </table:table-cell>
          <table:table-cell table:formula="of:=IF([.I7]&gt;1000;[.I7]*0.5;1000)" office:value-type="float" office:value="4904.31467482885">
            <text:p>4904.3146748289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2-01-11 00:00:00</text:p>
          </table:table-cell>
          <table:table-cell table:number-columns-repeated="2" office:value-type="float" office:value="5.2925">
            <text:p>5.2925</text:p>
          </table:table-cell>
          <table:table-cell office:value-type="float" office:value="-0.0141709966934341">
            <text:p>-0.0141709967</text:p>
          </table:table-cell>
          <table:table-cell office:value-type="float" office:value="0.226243375030846">
            <text:p>0.226243375</text:p>
          </table:table-cell>
          <table:table-cell table:formula="of:=IF([.G9]&gt;0;1;0)" office:value-type="float" office:value="1">
            <text:p>1</text:p>
          </table:table-cell>
          <table:table-cell table:formula="of:=IF([.I8]&gt;=0;IF([.H9]=1;[.I8]+([.F9]*[.J9])-0;[.I8]);0)" office:value-type="float" office:value="9695.36916453073">
            <text:p>9695.3691645307</text:p>
          </table:table-cell>
          <table:table-cell table:formula="of:=IF([.I8]&gt;1000;[.I8]*0.5;1000)" office:value-type="float" office:value="4882.27795464119">
            <text:p>4882.2779546412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01-12 00:00:00</text:p>
          </table:table-cell>
          <table:table-cell table:number-columns-repeated="2" office:value-type="float" office:value="25.0325">
            <text:p>25.0325</text:p>
          </table:table-cell>
          <table:table-cell office:value-type="float" office:value="0.0167781883551383">
            <text:p>0.0167781884</text:p>
          </table:table-cell>
          <table:table-cell office:value-type="float" office:value="0.0145968697146888">
            <text:p>0.0145968697</text:p>
          </table:table-cell>
          <table:table-cell table:formula="of:=IF([.G10]&gt;0;1;0)" office:value-type="float" office:value="1">
            <text:p>1</text:p>
          </table:table-cell>
          <table:table-cell table:formula="of:=IF([.I9]&gt;=0;IF([.H10]=1;[.I9]+([.F10]*[.J10])-0;[.I9]);0)" office:value-type="float" office:value="9776.70452953827">
            <text:p>9776.7045295383</text:p>
          </table:table-cell>
          <table:table-cell table:formula="of:=IF([.I9]&gt;1000;[.I9]*0.5;1000)" office:value-type="float" office:value="4847.68458226536">
            <text:p>4847.6845822654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2-01-13 00:00:00</text:p>
          </table:table-cell>
          <table:table-cell table:number-columns-repeated="2" office:value-type="float" office:value="27.9825">
            <text:p>27.9825</text:p>
          </table:table-cell>
          <table:table-cell office:value-type="float" office:value="0.0465469489859736">
            <text:p>0.046546949</text:p>
          </table:table-cell>
          <table:table-cell office:value-type="float" office:value="0.0136988747934797">
            <text:p>0.0136988748</text:p>
          </table:table-cell>
          <table:table-cell table:formula="of:=IF([.G11]&gt;0;1;0)" office:value-type="float" office:value="1">
            <text:p>1</text:p>
          </table:table-cell>
          <table:table-cell table:formula="of:=IF([.I10]&gt;=0;IF([.H11]=1;[.I10]+([.F11]*[.J11])-0;[.I10]);0)" office:value-type="float" office:value="10004.242413032">
            <text:p>10004.242413032</text:p>
          </table:table-cell>
          <table:table-cell table:formula="of:=IF([.I10]&gt;1000;[.I10]*0.5;1000)" office:value-type="float" office:value="4888.35226476914">
            <text:p>4888.352264769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100467289719626">
            <text:p>0.1004672897</text:p>
          </table:table-cell>
          <table:table-cell office:value-type="string">
            <text:p>2012-01-16 00:00:00</text:p>
          </table:table-cell>
          <table:table-cell office:value-type="float" office:value="0.86">
            <text:p>0.86</text:p>
          </table:table-cell>
          <table:table-cell office:value-type="float" office:value="8.56">
            <text:p>8.56</text:p>
          </table:table-cell>
          <table:table-cell office:value-type="float" office:value="0.0286115388700083">
            <text:p>0.0286115389</text:p>
          </table:table-cell>
          <table:table-cell office:value-type="float" office:value="-0.00633688701057893">
            <text:p>-0.006336887</text:p>
          </table:table-cell>
          <table:table-cell table:formula="of:=IF([.G12]&gt;0;1;0)" office:value-type="float" office:value="0">
            <text:p>0</text:p>
          </table:table-cell>
          <table:table-cell table:formula="of:=IF([.I11]&gt;=0;IF([.H12]=1;[.I11]+([.F12]*[.J12])-0;[.I11]);0)" office:value-type="float" office:value="10004.242413032">
            <text:p>10004.242413032</text:p>
          </table:table-cell>
          <table:table-cell table:formula="of:=IF([.I11]&gt;1000;[.I11]*0.5;1000)" office:value-type="float" office:value="5002.12120651598">
            <text:p>5002.121206516</text:p>
          </table:table-cell>
          <table:table-cell table:number-columns-repeated="2"/>
        </table:table-row>
        <table:table-row table:style-name="ro1">
          <table:table-cell office:value-type="string">
            <text:p>ANGI</text:p>
          </table:table-cell>
          <table:table-cell office:value-type="float" office:value="1">
            <text:p>1</text:p>
          </table:table-cell>
          <table:table-cell office:value-type="string">
            <text:p>2012-01-17 00:00:00</text:p>
          </table:table-cell>
          <table:table-cell table:number-columns-repeated="2" office:value-type="float" office:value="15.5025">
            <text:p>15.5025</text:p>
          </table:table-cell>
          <table:table-cell office:value-type="float" office:value="0.0211256248992098">
            <text:p>0.0211256249</text:p>
          </table:table-cell>
          <table:table-cell office:value-type="float" office:value="0.0111123752390559">
            <text:p>0.0111123752</text:p>
          </table:table-cell>
          <table:table-cell table:formula="of:=IF([.G13]&gt;0;1;0)" office:value-type="float" office:value="1">
            <text:p>1</text:p>
          </table:table-cell>
          <table:table-cell table:formula="of:=IF([.I12]&gt;=0;IF([.H13]=1;[.I12]+([.F13]*[.J13])-0;[.I12]);0)" office:value-type="float" office:value="10109.9153493412">
            <text:p>10109.9153493412</text:p>
          </table:table-cell>
          <table:table-cell table:formula="of:=IF([.I12]&gt;1000;[.I12]*0.5;1000)" office:value-type="float" office:value="5002.12120651598">
            <text:p>5002.121206516</text:p>
          </table:table-cell>
          <table:table-cell table:number-columns-repeated="2"/>
        </table:table-row>
        <table:table-row table:style-name="ro1">
          <table:table-cell office:value-type="string">
            <text:p>MITL</text:p>
          </table:table-cell>
          <table:table-cell office:value-type="float" office:value="1">
            <text:p>1</text:p>
          </table:table-cell>
          <table:table-cell office:value-type="string">
            <text:p>2012-01-18 00:00:00</text:p>
          </table:table-cell>
          <table:table-cell table:number-columns-repeated="2" office:value-type="float" office:value="2.85">
            <text:p>2.85</text:p>
          </table:table-cell>
          <table:table-cell office:value-type="float" office:value="0.0403508771929826">
            <text:p>0.0403508772</text:p>
          </table:table-cell>
          <table:table-cell office:value-type="float" office:value="0.0105520617041475">
            <text:p>0.0105520617</text:p>
          </table:table-cell>
          <table:table-cell table:formula="of:=IF([.G14]&gt;0;1;0)" office:value-type="float" office:value="1">
            <text:p>1</text:p>
          </table:table-cell>
          <table:table-cell table:formula="of:=IF([.I13]&gt;=0;IF([.H14]=1;[.I13]+([.F14]*[.J14])-0;[.I13]);0)" office:value-type="float" office:value="10313.8873256876">
            <text:p>10313.8873256876</text:p>
          </table:table-cell>
          <table:table-cell table:formula="of:=IF([.I13]&gt;1000;[.I13]*0.5;1000)" office:value-type="float" office:value="5054.9576746706">
            <text:p>5054.9576746706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2-01-19 00:00:00</text:p>
          </table:table-cell>
          <table:table-cell table:number-columns-repeated="2" office:value-type="float" office:value="5.4175">
            <text:p>5.4175</text:p>
          </table:table-cell>
          <table:table-cell office:value-type="float" office:value="-0.00876788186432864">
            <text:p>-0.0087678819</text:p>
          </table:table-cell>
          <table:table-cell office:value-type="float" office:value="0.0168742753077586">
            <text:p>0.0168742753</text:p>
          </table:table-cell>
          <table:table-cell table:formula="of:=IF([.G15]&gt;0;1;0)" office:value-type="float" office:value="1">
            <text:p>1</text:p>
          </table:table-cell>
          <table:table-cell table:formula="of:=IF([.I14]&gt;=0;IF([.H15]=1;[.I14]+([.F15]*[.J15])-0;[.I14]);0)" office:value-type="float" office:value="10268.6718528707">
            <text:p>10268.6718528707</text:p>
          </table:table-cell>
          <table:table-cell table:formula="of:=IF([.I14]&gt;1000;[.I14]*0.5;1000)" office:value-type="float" office:value="5156.94366284378">
            <text:p>5156.9436628438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2-01-20 00:00:00</text:p>
          </table:table-cell>
          <table:table-cell table:number-columns-repeated="2" office:value-type="float" office:value="4.44">
            <text:p>4.44</text:p>
          </table:table-cell>
          <table:table-cell office:value-type="float" office:value="-0.0219594594594595">
            <text:p>-0.0219594595</text:p>
          </table:table-cell>
          <table:table-cell office:value-type="float" office:value="0.0491691163113378">
            <text:p>0.0491691163</text:p>
          </table:table-cell>
          <table:table-cell table:formula="of:=IF([.G16]&gt;0;1;0)" office:value-type="float" office:value="1">
            <text:p>1</text:p>
          </table:table-cell>
          <table:table-cell table:formula="of:=IF([.I15]&gt;=0;IF([.H16]=1;[.I15]+([.F16]*[.J16])-0;[.I15]);0)" office:value-type="float" office:value="10155.9246112429">
            <text:p>10155.9246112429</text:p>
          </table:table-cell>
          <table:table-cell table:formula="of:=IF([.I15]&gt;1000;[.I15]*0.5;1000)" office:value-type="float" office:value="5134.33592643537">
            <text:p>5134.3359264354</text:p>
          </table:table-cell>
          <table:table-cell table:number-columns-repeated="2"/>
        </table:table-row>
        <table:table-row table:style-name="ro1">
          <table:table-cell office:value-type="string">
            <text:p>PPP</text:p>
          </table:table-cell>
          <table:table-cell office:value-type="float" office:value="1">
            <text:p>1</text:p>
          </table:table-cell>
          <table:table-cell office:value-type="string">
            <text:p>2012-01-23 00:00:00</text:p>
          </table:table-cell>
          <table:table-cell table:number-columns-repeated="2" office:value-type="float" office:value="3.1175">
            <text:p>3.1175</text:p>
          </table:table-cell>
          <table:table-cell office:value-type="float" office:value="-0.00801924619085803">
            <text:p>-0.0080192462</text:p>
          </table:table-cell>
          <table:table-cell office:value-type="float" office:value="0.0100943868217163">
            <text:p>0.0100943868</text:p>
          </table:table-cell>
          <table:table-cell table:formula="of:=IF([.G17]&gt;0;1;0)" office:value-type="float" office:value="1">
            <text:p>1</text:p>
          </table:table-cell>
          <table:table-cell table:formula="of:=IF([.I16]&gt;=0;IF([.H17]=1;[.I16]+([.F17]*[.J17])-0;[.I16]);0)" office:value-type="float" office:value="10115.2031813663">
            <text:p>10115.2031813663</text:p>
          </table:table-cell>
          <table:table-cell table:formula="of:=IF([.I16]&gt;1000;[.I16]*0.5;1000)" office:value-type="float" office:value="5077.96230562147">
            <text:p>5077.9623056215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2-01-24 00:00:00</text:p>
          </table:table-cell>
          <table:table-cell table:number-columns-repeated="2" office:value-type="float" office:value="4.175">
            <text:p>4.175</text:p>
          </table:table-cell>
          <table:table-cell office:value-type="float" office:value="0.0125748502994012">
            <text:p>0.0125748503</text:p>
          </table:table-cell>
          <table:table-cell office:value-type="float" office:value="0.0370919715297844">
            <text:p>0.0370919715</text:p>
          </table:table-cell>
          <table:table-cell table:formula="of:=IF([.G18]&gt;0;1;0)" office:value-type="float" office:value="1">
            <text:p>1</text:p>
          </table:table-cell>
          <table:table-cell table:formula="of:=IF([.I17]&gt;=0;IF([.H18]=1;[.I17]+([.F18]*[.J18])-0;[.I17]);0)" office:value-type="float" office:value="10178.8017642431">
            <text:p>10178.8017642431</text:p>
          </table:table-cell>
          <table:table-cell table:formula="of:=IF([.I17]&gt;1000;[.I17]*0.5;1000)" office:value-type="float" office:value="5057.60159068313">
            <text:p>5057.6015906831</text:p>
          </table:table-cell>
          <table:table-cell table:number-columns-repeated="2"/>
        </table:table-row>
        <table:table-row table:style-name="ro1">
          <table:table-cell office:value-type="string">
            <text:p>SONS</text:p>
          </table:table-cell>
          <table:table-cell office:value-type="float" office:value="1">
            <text:p>1</text:p>
          </table:table-cell>
          <table:table-cell office:value-type="string">
            <text:p>2012-01-25 00:00:00</text:p>
          </table:table-cell>
          <table:table-cell table:number-columns-repeated="2" office:value-type="float" office:value="2.5925">
            <text:p>2.5925</text:p>
          </table:table-cell>
          <table:table-cell office:value-type="float" office:value="0.00385728061716484">
            <text:p>0.0038572806</text:p>
          </table:table-cell>
          <table:table-cell office:value-type="float" office:value="0.130751439047619">
            <text:p>0.130751439</text:p>
          </table:table-cell>
          <table:table-cell table:formula="of:=IF([.G19]&gt;0;1;0)" office:value-type="float" office:value="1">
            <text:p>1</text:p>
          </table:table-cell>
          <table:table-cell table:formula="of:=IF([.I18]&gt;=0;IF([.H19]=1;[.I18]+([.F19]*[.J19])-0;[.I18]);0)" office:value-type="float" office:value="10198.4330116187">
            <text:p>10198.4330116187</text:p>
          </table:table-cell>
          <table:table-cell table:formula="of:=IF([.I18]&gt;1000;[.I18]*0.5;1000)" office:value-type="float" office:value="5089.40088212156">
            <text:p>5089.4008821216</text:p>
          </table:table-cell>
          <table:table-cell table:number-columns-repeated="2"/>
        </table:table-row>
        <table:table-row table:style-name="ro1">
          <table:table-cell office:value-type="string">
            <text:p>PLAB</text:p>
          </table:table-cell>
          <table:table-cell office:value-type="float" office:value="1">
            <text:p>1</text:p>
          </table:table-cell>
          <table:table-cell office:value-type="string">
            <text:p>2012-01-26 00:00:00</text:p>
          </table:table-cell>
          <table:table-cell table:number-columns-repeated="2" office:value-type="float" office:value="7.2325">
            <text:p>7.2325</text:p>
          </table:table-cell>
          <table:table-cell office:value-type="float" office:value="-0.00656757690978216">
            <text:p>-0.0065675769</text:p>
          </table:table-cell>
          <table:table-cell office:value-type="float" office:value="0.0213541533634706">
            <text:p>0.0213541534</text:p>
          </table:table-cell>
          <table:table-cell table:formula="of:=IF([.G20]&gt;0;1;0)" office:value-type="float" office:value="1">
            <text:p>1</text:p>
          </table:table-cell>
          <table:table-cell table:formula="of:=IF([.I19]&gt;=0;IF([.H20]=1;[.I19]+([.F20]*[.J20])-0;[.I19]);0)" office:value-type="float" office:value="10164.9435150372">
            <text:p>10164.9435150372</text:p>
          </table:table-cell>
          <table:table-cell table:formula="of:=IF([.I19]&gt;1000;[.I19]*0.5;1000)" office:value-type="float" office:value="5099.21650580935">
            <text:p>5099.2165058094</text:p>
          </table:table-cell>
          <table:table-cell table:number-columns-repeated="2"/>
        </table:table-row>
        <table:table-row table:style-name="ro1">
          <table:table-cell office:value-type="string">
            <text:p>DHT</text:p>
          </table:table-cell>
          <table:table-cell office:value-type="float" office:value="0.0938511326860842">
            <text:p>0.0938511327</text:p>
          </table:table-cell>
          <table:table-cell office:value-type="string">
            <text:p>2012-01-27 00:00:00</text:p>
          </table:table-cell>
          <table:table-cell office:value-type="float" office:value="0.8275">
            <text:p>0.8275</text:p>
          </table:table-cell>
          <table:table-cell office:value-type="float" office:value="8.81715517241379">
            <text:p>8.8171551724</text:p>
          </table:table-cell>
          <table:table-cell office:value-type="float" office:value="0.186888158321397">
            <text:p>0.1868881583</text:p>
          </table:table-cell>
          <table:table-cell office:value-type="float" office:value="0.0119823620012831">
            <text:p>0.011982362</text:p>
          </table:table-cell>
          <table:table-cell table:formula="of:=IF([.G21]&gt;0;1;0)" office:value-type="float" office:value="1">
            <text:p>1</text:p>
          </table:table-cell>
          <table:table-cell table:formula="of:=IF([.I20]&gt;=0;IF([.H21]=1;[.I20]+([.F21]*[.J21])-0;[.I20]);0)" office:value-type="float" office:value="11114.7973015203">
            <text:p>11114.7973015203</text:p>
          </table:table-cell>
          <table:table-cell table:formula="of:=IF([.I20]&gt;1000;[.I20]*0.5;1000)" office:value-type="float" office:value="5082.47175751859">
            <text:p>5082.4717575186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01-30 00:00:00</text:p>
          </table:table-cell>
          <table:table-cell table:number-columns-repeated="2" office:value-type="float" office:value="4.8375">
            <text:p>4.8375</text:p>
          </table:table-cell>
          <table:table-cell office:value-type="float" office:value="-0.00103359173126616">
            <text:p>-0.0010335917</text:p>
          </table:table-cell>
          <table:table-cell office:value-type="float" office:value="0.0181376136678471">
            <text:p>0.0181376137</text:p>
          </table:table-cell>
          <table:table-cell table:formula="of:=IF([.G22]&gt;0;1;0)" office:value-type="float" office:value="1">
            <text:p>1</text:p>
          </table:table-cell>
          <table:table-cell table:formula="of:=IF([.I21]&gt;=0;IF([.H22]=1;[.I21]+([.F22]*[.J22])-0;[.I21]);0)" office:value-type="float" office:value="11109.0532202276">
            <text:p>11109.0532202276</text:p>
          </table:table-cell>
          <table:table-cell table:formula="of:=IF([.I21]&gt;1000;[.I21]*0.5;1000)" office:value-type="float" office:value="5557.39865076017">
            <text:p>5557.3986507602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2-01-31 00:00:00</text:p>
          </table:table-cell>
          <table:table-cell table:number-columns-repeated="2" office:value-type="float" office:value="12.585">
            <text:p>12.585</text:p>
          </table:table-cell>
          <table:table-cell office:value-type="float" office:value="0.0148986889153755">
            <text:p>0.0148986889</text:p>
          </table:table-cell>
          <table:table-cell office:value-type="float" office:value="0.0154809646142736">
            <text:p>0.0154809646</text:p>
          </table:table-cell>
          <table:table-cell table:formula="of:=IF([.G23]&gt;0;1;0)" office:value-type="float" office:value="1">
            <text:p>1</text:p>
          </table:table-cell>
          <table:table-cell table:formula="of:=IF([.I22]&gt;=0;IF([.H23]=1;[.I22]+([.F23]*[.J23])-0;[.I22]);0)" office:value-type="float" office:value="11191.8083842638">
            <text:p>11191.8083842638</text:p>
          </table:table-cell>
          <table:table-cell table:formula="of:=IF([.I22]&gt;1000;[.I22]*0.5;1000)" office:value-type="float" office:value="5554.52661011378">
            <text:p>5554.5266101138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2-02-01 00:00:00</text:p>
          </table:table-cell>
          <table:table-cell table:number-columns-repeated="2" office:value-type="float" office:value="4.5625">
            <text:p>4.5625</text:p>
          </table:table-cell>
          <table:table-cell office:value-type="float" office:value="0.0756164383561646">
            <text:p>0.0756164384</text:p>
          </table:table-cell>
          <table:table-cell office:value-type="float" office:value="0.00950174045625896">
            <text:p>0.0095017405</text:p>
          </table:table-cell>
          <table:table-cell table:formula="of:=IF([.G24]&gt;0;1;0)" office:value-type="float" office:value="1">
            <text:p>1</text:p>
          </table:table-cell>
          <table:table-cell table:formula="of:=IF([.I23]&gt;=0;IF([.H24]=1;[.I23]+([.F24]*[.J24])-0;[.I23]);0)" office:value-type="float" office:value="11614.9507286552">
            <text:p>11614.9507286552</text:p>
          </table:table-cell>
          <table:table-cell table:formula="of:=IF([.I23]&gt;1000;[.I23]*0.5;1000)" office:value-type="float" office:value="5595.90419213191">
            <text:p>5595.9041921319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2-02-02 00:00:00</text:p>
          </table:table-cell>
          <table:table-cell table:number-columns-repeated="2" office:value-type="float" office:value="4.9075">
            <text:p>4.9075</text:p>
          </table:table-cell>
          <table:table-cell office:value-type="float" office:value="0.0713194090677534">
            <text:p>0.0713194091</text:p>
          </table:table-cell>
          <table:table-cell office:value-type="float" office:value="0.0211768211082214">
            <text:p>0.0211768211</text:p>
          </table:table-cell>
          <table:table-cell table:formula="of:=IF([.G25]&gt;0;1;0)" office:value-type="float" office:value="1">
            <text:p>1</text:p>
          </table:table-cell>
          <table:table-cell table:formula="of:=IF([.I24]&gt;=0;IF([.H25]=1;[.I24]+([.F25]*[.J25])-0;[.I24]);0)" office:value-type="float" office:value="12029.1364398145">
            <text:p>12029.1364398145</text:p>
          </table:table-cell>
          <table:table-cell table:formula="of:=IF([.I24]&gt;1000;[.I24]*0.5;1000)" office:value-type="float" office:value="5807.47536432758">
            <text:p>5807.4753643276</text:p>
          </table:table-cell>
          <table:table-cell table:number-columns-repeated="2"/>
        </table:table-row>
        <table:table-row table:style-name="ro1">
          <table:table-cell office:value-type="string">
            <text:p>VTG</text:p>
          </table:table-cell>
          <table:table-cell office:value-type="float" office:value="1">
            <text:p>1</text:p>
          </table:table-cell>
          <table:table-cell office:value-type="string">
            <text:p>2012-02-03 00:00:00</text:p>
          </table:table-cell>
          <table:table-cell table:number-columns-repeated="2" office:value-type="float" office:value="1.2925">
            <text:p>1.2925</text:p>
          </table:table-cell>
          <table:table-cell office:value-type="float" office:value="-0.0019342359767891">
            <text:p>-0.001934236</text:p>
          </table:table-cell>
          <table:table-cell office:value-type="float" office:value="0.0553322931551039">
            <text:p>0.0553322932</text:p>
          </table:table-cell>
          <table:table-cell table:formula="of:=IF([.G26]&gt;0;1;0)" office:value-type="float" office:value="1">
            <text:p>1</text:p>
          </table:table-cell>
          <table:table-cell table:formula="of:=IF([.I25]&gt;=0;IF([.H26]=1;[.I25]+([.F26]*[.J26])-0;[.I25]);0)" office:value-type="float" office:value="12017.5028455787">
            <text:p>12017.5028455787</text:p>
          </table:table-cell>
          <table:table-cell table:formula="of:=IF([.I25]&gt;1000;[.I25]*0.5;1000)" office:value-type="float" office:value="6014.56821990727">
            <text:p>6014.5682199073</text:p>
          </table:table-cell>
          <table:table-cell table:number-columns-repeated="2"/>
        </table:table-row>
        <table:table-row table:style-name="ro1">
          <table:table-cell office:value-type="string">
            <text:p>WGO</text:p>
          </table:table-cell>
          <table:table-cell office:value-type="float" office:value="1">
            <text:p>1</text:p>
          </table:table-cell>
          <table:table-cell office:value-type="string">
            <text:p>2012-02-06 00:00:00</text:p>
          </table:table-cell>
          <table:table-cell table:number-columns-repeated="2" office:value-type="float" office:value="9.93">
            <text:p>9.93</text:p>
          </table:table-cell>
          <table:table-cell office:value-type="float" office:value="0.0287009063444108">
            <text:p>0.0287009063</text:p>
          </table:table-cell>
          <table:table-cell office:value-type="float" office:value="0.0379455099401194">
            <text:p>0.0379455099</text:p>
          </table:table-cell>
          <table:table-cell table:formula="of:=IF([.G27]&gt;0;1;0)" office:value-type="float" office:value="1">
            <text:p>1</text:p>
          </table:table-cell>
          <table:table-cell table:formula="of:=IF([.I26]&gt;=0;IF([.H27]=1;[.I26]+([.F27]*[.J27])-0;[.I26]);0)" office:value-type="float" office:value="12189.9594574111">
            <text:p>12189.9594574111</text:p>
          </table:table-cell>
          <table:table-cell table:formula="of:=IF([.I26]&gt;1000;[.I26]*0.5;1000)" office:value-type="float" office:value="6008.75142278937">
            <text:p>6008.7514227894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8910891089109">
            <text:p>1.0891089109</text:p>
          </table:table-cell>
          <table:table-cell office:value-type="string">
            <text:p>2012-02-07 00:00:00</text:p>
          </table:table-cell>
          <table:table-cell office:value-type="float" office:value="4.6975">
            <text:p>4.6975</text:p>
          </table:table-cell>
          <table:table-cell office:value-type="float" office:value="4.31315909090909">
            <text:p>4.3131590909</text:p>
          </table:table-cell>
          <table:table-cell office:value-type="float" office:value="-0.0743141517388308">
            <text:p>-0.0743141517</text:p>
          </table:table-cell>
          <table:table-cell office:value-type="float" office:value="0.025324778992297">
            <text:p>0.025324779</text:p>
          </table:table-cell>
          <table:table-cell table:formula="of:=IF([.G28]&gt;0;1;0)" office:value-type="float" office:value="1">
            <text:p>1</text:p>
          </table:table-cell>
          <table:table-cell table:formula="of:=IF([.I27]&gt;=0;IF([.H28]=1;[.I27]+([.F28]*[.J28])-0;[.I27]);0)" office:value-type="float" office:value="11737.0162090069">
            <text:p>11737.0162090069</text:p>
          </table:table-cell>
          <table:table-cell table:formula="of:=IF([.I27]&gt;1000;[.I27]*0.5;1000)" office:value-type="float" office:value="6094.97972870553">
            <text:p>6094.9797287055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2-02-08 00:00:00</text:p>
          </table:table-cell>
          <table:table-cell table:number-columns-repeated="2" office:value-type="float" office:value="13.3975">
            <text:p>13.3975</text:p>
          </table:table-cell>
          <table:table-cell office:value-type="float" office:value="-0.0179137898861726">
            <text:p>-0.0179137899</text:p>
          </table:table-cell>
          <table:table-cell office:value-type="float" office:value="0.0143729371989337">
            <text:p>0.0143729372</text:p>
          </table:table-cell>
          <table:table-cell table:formula="of:=IF([.G29]&gt;0;1;0)" office:value-type="float" office:value="1">
            <text:p>1</text:p>
          </table:table-cell>
          <table:table-cell table:formula="of:=IF([.I28]&gt;=0;IF([.H29]=1;[.I28]+([.F29]*[.J29])-0;[.I28]);0)" office:value-type="float" office:value="11631.8889878776">
            <text:p>11631.8889878776</text:p>
          </table:table-cell>
          <table:table-cell table:formula="of:=IF([.I28]&gt;1000;[.I28]*0.5;1000)" office:value-type="float" office:value="5868.50810450347">
            <text:p>5868.5081045035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8730158730159">
            <text:p>1.0873015873</text:p>
          </table:table-cell>
          <table:table-cell office:value-type="string">
            <text:p>2012-02-09 00:00:00</text:p>
          </table:table-cell>
          <table:table-cell office:value-type="float" office:value="4.16">
            <text:p>4.16</text:p>
          </table:table-cell>
          <table:table-cell office:value-type="float" office:value="3.82598540145985">
            <text:p>3.8259854015</text:p>
          </table:table-cell>
          <table:table-cell office:value-type="float" office:value="-0.0357516788766787">
            <text:p>-0.0357516789</text:p>
          </table:table-cell>
          <table:table-cell office:value-type="float" office:value="0.0385998735921529">
            <text:p>0.0385998736</text:p>
          </table:table-cell>
          <table:table-cell table:formula="of:=IF([.G30]&gt;0;1;0)" office:value-type="float" office:value="1">
            <text:p>1</text:p>
          </table:table-cell>
          <table:table-cell table:formula="of:=IF([.I29]&gt;=0;IF([.H30]=1;[.I29]+([.F30]*[.J30])-0;[.I29]);0)" office:value-type="float" office:value="11423.9592079657">
            <text:p>11423.9592079657</text:p>
          </table:table-cell>
          <table:table-cell table:formula="of:=IF([.I29]&gt;1000;[.I29]*0.5;1000)" office:value-type="float" office:value="5815.94449393878">
            <text:p>5815.9444939388</text:p>
          </table:table-cell>
          <table:table-cell table:number-columns-repeated="2"/>
        </table:table-row>
        <table:table-row table:style-name="ro1">
          <table:table-cell office:value-type="string">
            <text:p>POWL</text:p>
          </table:table-cell>
          <table:table-cell office:value-type="float" office:value="1.00777977259126">
            <text:p>1.0077797726</text:p>
          </table:table-cell>
          <table:table-cell office:value-type="string">
            <text:p>2012-02-10 00:00:00</text:p>
          </table:table-cell>
          <table:table-cell office:value-type="float" office:value="33.715">
            <text:p>33.715</text:p>
          </table:table-cell>
          <table:table-cell office:value-type="float" office:value="33.4547298099762">
            <text:p>33.45472981</text:p>
          </table:table-cell>
          <table:table-cell office:value-type="float" office:value="0.0102280662880077">
            <text:p>0.0102280663</text:p>
          </table:table-cell>
          <table:table-cell office:value-type="float" office:value="0.0162573003866847">
            <text:p>0.0162573004</text:p>
          </table:table-cell>
          <table:table-cell table:formula="of:=IF([.G31]&gt;0;1;0)" office:value-type="float" office:value="1">
            <text:p>1</text:p>
          </table:table-cell>
          <table:table-cell table:formula="of:=IF([.I30]&gt;=0;IF([.H31]=1;[.I30]+([.F31]*[.J31])-0;[.I30]);0)" office:value-type="float" office:value="11482.381713991">
            <text:p>11482.381713991</text:p>
          </table:table-cell>
          <table:table-cell table:formula="of:=IF([.I30]&gt;1000;[.I30]*0.5;1000)" office:value-type="float" office:value="5711.97960398284">
            <text:p>5711.9796039828</text:p>
          </table:table-cell>
          <table:table-cell table:number-columns-repeated="2"/>
        </table:table-row>
        <table:table-row table:style-name="ro1">
          <table:table-cell office:value-type="string">
            <text:p>CSU</text:p>
          </table:table-cell>
          <table:table-cell office:value-type="float" office:value="1">
            <text:p>1</text:p>
          </table:table-cell>
          <table:table-cell office:value-type="string">
            <text:p>2012-02-13 00:00:00</text:p>
          </table:table-cell>
          <table:table-cell table:number-columns-repeated="2" office:value-type="float" office:value="8.7075">
            <text:p>8.7075</text:p>
          </table:table-cell>
          <table:table-cell office:value-type="float" office:value="0.00172265288544371">
            <text:p>0.0017226529</text:p>
          </table:table-cell>
          <table:table-cell office:value-type="float" office:value="0.0201010913838873">
            <text:p>0.0201010914</text:p>
          </table:table-cell>
          <table:table-cell table:formula="of:=IF([.G32]&gt;0;1;0)" office:value-type="float" office:value="1">
            <text:p>1</text:p>
          </table:table-cell>
          <table:table-cell table:formula="of:=IF([.I31]&gt;=0;IF([.H32]=1;[.I31]+([.F32]*[.J32])-0;[.I31]);0)" office:value-type="float" office:value="11492.2717929867">
            <text:p>11492.2717929867</text:p>
          </table:table-cell>
          <table:table-cell table:formula="of:=IF([.I31]&gt;1000;[.I31]*0.5;1000)" office:value-type="float" office:value="5741.19085699548">
            <text:p>5741.1908569955</text:p>
          </table:table-cell>
          <table:table-cell table:number-columns-repeated="2"/>
        </table:table-row>
        <table:table-row table:style-name="ro1">
          <table:table-cell office:value-type="string">
            <text:p>RECN</text:p>
          </table:table-cell>
          <table:table-cell office:value-type="float" office:value="1.0410094637224">
            <text:p>1.0410094637</text:p>
          </table:table-cell>
          <table:table-cell office:value-type="string">
            <text:p>2012-02-14 00:00:00</text:p>
          </table:table-cell>
          <table:table-cell office:value-type="float" office:value="13.185">
            <text:p>13.185</text:p>
          </table:table-cell>
          <table:table-cell office:value-type="float" office:value="12.6655909090909">
            <text:p>12.6655909091</text:p>
          </table:table-cell>
          <table:table-cell office:value-type="float" office:value="0.00151890726381887">
            <text:p>0.0015189073</text:p>
          </table:table-cell>
          <table:table-cell office:value-type="float" office:value="0.0379648975500979">
            <text:p>0.0379648976</text:p>
          </table:table-cell>
          <table:table-cell table:formula="of:=IF([.G33]&gt;0;1;0)" office:value-type="float" office:value="1">
            <text:p>1</text:p>
          </table:table-cell>
          <table:table-cell table:formula="of:=IF([.I32]&gt;=0;IF([.H33]=1;[.I32]+([.F33]*[.J33])-0;[.I32]);0)" office:value-type="float" office:value="11500.9996405387">
            <text:p>11500.9996405387</text:p>
          </table:table-cell>
          <table:table-cell table:formula="of:=IF([.I32]&gt;1000;[.I32]*0.5;1000)" office:value-type="float" office:value="5746.13589649333">
            <text:p>5746.1358964933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2-02-15 00:00:00</text:p>
          </table:table-cell>
          <table:table-cell table:number-columns-repeated="2" office:value-type="float" office:value="11.2625">
            <text:p>11.2625</text:p>
          </table:table-cell>
          <table:table-cell office:value-type="float" office:value="-0.0193118756936738">
            <text:p>-0.0193118757</text:p>
          </table:table-cell>
          <table:table-cell office:value-type="float" office:value="0.0170553483637535">
            <text:p>0.0170553484</text:p>
          </table:table-cell>
          <table:table-cell table:formula="of:=IF([.G34]&gt;0;1;0)" office:value-type="float" office:value="1">
            <text:p>1</text:p>
          </table:table-cell>
          <table:table-cell table:formula="of:=IF([.I33]&gt;=0;IF([.H34]=1;[.I33]+([.F34]*[.J34])-0;[.I33]);0)" office:value-type="float" office:value="11389.9467028332">
            <text:p>11389.9467028332</text:p>
          </table:table-cell>
          <table:table-cell table:formula="of:=IF([.I33]&gt;1000;[.I33]*0.5;1000)" office:value-type="float" office:value="5750.49982026936">
            <text:p>5750.4998202694</text:p>
          </table:table-cell>
          <table:table-cell table:number-columns-repeated="2"/>
        </table:table-row>
        <table:table-row table:style-name="ro1">
          <table:table-cell office:value-type="string">
            <text:p>ARRY</text:p>
          </table:table-cell>
          <table:table-cell office:value-type="float" office:value="1">
            <text:p>1</text:p>
          </table:table-cell>
          <table:table-cell office:value-type="string">
            <text:p>2012-02-16 00:00:00</text:p>
          </table:table-cell>
          <table:table-cell table:number-columns-repeated="2" office:value-type="float" office:value="2.82">
            <text:p>2.82</text:p>
          </table:table-cell>
          <table:table-cell office:value-type="float" office:value="0.00975177304964547">
            <text:p>0.009751773</text:p>
          </table:table-cell>
          <table:table-cell office:value-type="float" office:value="0.0701005701097146">
            <text:p>0.0701005701</text:p>
          </table:table-cell>
          <table:table-cell table:formula="of:=IF([.G35]&gt;0;1;0)" office:value-type="float" office:value="1">
            <text:p>1</text:p>
          </table:table-cell>
          <table:table-cell table:formula="of:=IF([.I34]&gt;=0;IF([.H35]=1;[.I34]+([.F35]*[.J35])-0;[.I34]);0)" office:value-type="float" office:value="11445.48279048">
            <text:p>11445.48279048</text:p>
          </table:table-cell>
          <table:table-cell table:formula="of:=IF([.I34]&gt;1000;[.I34]*0.5;1000)" office:value-type="float" office:value="5694.9733514166">
            <text:p>5694.9733514166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891364902507">
            <text:p>1.0891364903</text:p>
          </table:table-cell>
          <table:table-cell office:value-type="string">
            <text:p>2012-02-17 00:00:00</text:p>
          </table:table-cell>
          <table:table-cell office:value-type="float" office:value="3.945">
            <text:p>3.945</text:p>
          </table:table-cell>
          <table:table-cell office:value-type="float" office:value="3.62213554987212">
            <text:p>3.6221355499</text:p>
          </table:table-cell>
          <table:table-cell office:value-type="float" office:value="0.00537596952426878">
            <text:p>0.0053759695</text:p>
          </table:table-cell>
          <table:table-cell office:value-type="float" office:value="0.017880679295181">
            <text:p>0.0178806793</text:p>
          </table:table-cell>
          <table:table-cell table:formula="of:=IF([.G36]&gt;0;1;0)" office:value-type="float" office:value="1">
            <text:p>1</text:p>
          </table:table-cell>
          <table:table-cell table:formula="of:=IF([.I35]&gt;=0;IF([.H36]=1;[.I35]+([.F36]*[.J36])-0;[.I35]);0)" office:value-type="float" office:value="11476.2480738161">
            <text:p>11476.2480738161</text:p>
          </table:table-cell>
          <table:table-cell table:formula="of:=IF([.I35]&gt;1000;[.I35]*0.5;1000)" office:value-type="float" office:value="5722.74139523999">
            <text:p>5722.74139524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100436681222707">
            <text:p>0.1004366812</text:p>
          </table:table-cell>
          <table:table-cell office:value-type="string">
            <text:p>2012-02-20 00:00:00</text:p>
          </table:table-cell>
          <table:table-cell office:value-type="float" office:value="0.92">
            <text:p>0.92</text:p>
          </table:table-cell>
          <table:table-cell office:value-type="float" office:value="9.16">
            <text:p>9.16</text:p>
          </table:table-cell>
          <table:table-cell office:value-type="float" office:value="0.0185705658273716">
            <text:p>0.0185705658</text:p>
          </table:table-cell>
          <table:table-cell office:value-type="float" office:value="0.00124002781150007">
            <text:p>0.0012400278</text:p>
          </table:table-cell>
          <table:table-cell table:formula="of:=IF([.G37]&gt;0;1;0)" office:value-type="float" office:value="1">
            <text:p>1</text:p>
          </table:table-cell>
          <table:table-cell table:formula="of:=IF([.I36]&gt;=0;IF([.H37]=1;[.I36]+([.F37]*[.J37])-0;[.I36]);0)" office:value-type="float" office:value="11582.8082839691">
            <text:p>11582.8082839691</text:p>
          </table:table-cell>
          <table:table-cell table:formula="of:=IF([.I36]&gt;1000;[.I36]*0.5;1000)" office:value-type="float" office:value="5738.12403690803">
            <text:p>5738.124036908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2-02-21 00:00:00</text:p>
          </table:table-cell>
          <table:table-cell table:number-columns-repeated="2" office:value-type="float" office:value="4.8275">
            <text:p>4.8275</text:p>
          </table:table-cell>
          <table:table-cell office:value-type="float" office:value="-0.0797514241325737">
            <text:p>-0.0797514241</text:p>
          </table:table-cell>
          <table:table-cell office:value-type="float" office:value="0.146415769045902">
            <text:p>0.146415769</text:p>
          </table:table-cell>
          <table:table-cell table:formula="of:=IF([.G38]&gt;0;1;0)" office:value-type="float" office:value="1">
            <text:p>1</text:p>
          </table:table-cell>
          <table:table-cell table:formula="of:=IF([.I37]&gt;=0;IF([.H38]=1;[.I37]+([.F38]*[.J38])-0;[.I37]);0)" office:value-type="float" office:value="11120.9355559185">
            <text:p>11120.9355559185</text:p>
          </table:table-cell>
          <table:table-cell table:formula="of:=IF([.I37]&gt;1000;[.I37]*0.5;1000)" office:value-type="float" office:value="5791.40414198454">
            <text:p>5791.4041419846</text:p>
          </table:table-cell>
          <table:table-cell table:number-columns-repeated="2"/>
        </table:table-row>
        <table:table-row table:style-name="ro1">
          <table:table-cell office:value-type="string">
            <text:p>GDOT</text:p>
          </table:table-cell>
          <table:table-cell office:value-type="float" office:value="1">
            <text:p>1</text:p>
          </table:table-cell>
          <table:table-cell office:value-type="string">
            <text:p>2012-02-22 00:00:00</text:p>
          </table:table-cell>
          <table:table-cell table:number-columns-repeated="2" office:value-type="float" office:value="30.9675">
            <text:p>30.9675</text:p>
          </table:table-cell>
          <table:table-cell office:value-type="float" office:value="0.00322919189472826">
            <text:p>0.0032291919</text:p>
          </table:table-cell>
          <table:table-cell office:value-type="float" office:value="0.0388904001416852">
            <text:p>0.0388904001</text:p>
          </table:table-cell>
          <table:table-cell table:formula="of:=IF([.G39]&gt;0;1;0)" office:value-type="float" office:value="1">
            <text:p>1</text:p>
          </table:table-cell>
          <table:table-cell table:formula="of:=IF([.I38]&gt;=0;IF([.H39]=1;[.I38]+([.F39]*[.J39])-0;[.I38]);0)" office:value-type="float" office:value="11138.891373398">
            <text:p>11138.891373398</text:p>
          </table:table-cell>
          <table:table-cell table:formula="of:=IF([.I38]&gt;1000;[.I38]*0.5;1000)" office:value-type="float" office:value="5560.46777795927">
            <text:p>5560.4677779593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2-23 00:00:00</text:p>
          </table:table-cell>
          <table:table-cell table:number-columns-repeated="2" office:value-type="float" office:value="19.8525">
            <text:p>19.8525</text:p>
          </table:table-cell>
          <table:table-cell office:value-type="float" office:value="0.0353859715401084">
            <text:p>0.0353859715</text:p>
          </table:table-cell>
          <table:table-cell office:value-type="float" office:value="0.149147274830482">
            <text:p>0.1491472748</text:p>
          </table:table-cell>
          <table:table-cell table:formula="of:=IF([.G40]&gt;0;1;0)" office:value-type="float" office:value="1">
            <text:p>1</text:p>
          </table:table-cell>
          <table:table-cell table:formula="of:=IF([.I39]&gt;=0;IF([.H40]=1;[.I39]+([.F40]*[.J40])-0;[.I39]);0)" office:value-type="float" office:value="11335.9716199617">
            <text:p>11335.9716199617</text:p>
          </table:table-cell>
          <table:table-cell table:formula="of:=IF([.I39]&gt;1000;[.I39]*0.5;1000)" office:value-type="float" office:value="5569.44568669901">
            <text:p>5569.445686699</text:p>
          </table:table-cell>
          <table:table-cell table:number-columns-repeated="2"/>
        </table:table-row>
        <table:table-row table:style-name="ro1">
          <table:table-cell office:value-type="string">
            <text:p>LABL</text:p>
          </table:table-cell>
          <table:table-cell office:value-type="float" office:value="1.01579172001707">
            <text:p>1.01579172</text:p>
          </table:table-cell>
          <table:table-cell office:value-type="string">
            <text:p>2012-02-24 00:00:00</text:p>
          </table:table-cell>
          <table:table-cell office:value-type="float" office:value="23.72">
            <text:p>23.72</text:p>
          </table:table-cell>
          <table:table-cell office:value-type="float" office:value="23.351243697479">
            <text:p>23.3512436975</text:p>
          </table:table-cell>
          <table:table-cell office:value-type="float" office:value="-0.0126437421688973">
            <text:p>-0.0126437422</text:p>
          </table:table-cell>
          <table:table-cell office:value-type="float" office:value="0.843871369640487">
            <text:p>0.8438713696</text:p>
          </table:table-cell>
          <table:table-cell table:formula="of:=IF([.G41]&gt;0;1;0)" office:value-type="float" office:value="1">
            <text:p>1</text:p>
          </table:table-cell>
          <table:table-cell table:formula="of:=IF([.I40]&gt;=0;IF([.H41]=1;[.I40]+([.F41]*[.J41])-0;[.I40]);0)" office:value-type="float" office:value="11264.3070687634">
            <text:p>11264.3070687634</text:p>
          </table:table-cell>
          <table:table-cell table:formula="of:=IF([.I40]&gt;1000;[.I40]*0.5;1000)" office:value-type="float" office:value="5667.98580998086">
            <text:p>5667.9858099809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2-27 00:00:00</text:p>
          </table:table-cell>
          <table:table-cell table:number-columns-repeated="2" office:value-type="float" office:value="23.69">
            <text:p>23.69</text:p>
          </table:table-cell>
          <table:table-cell office:value-type="float" office:value="-0.0382017728999579">
            <text:p>-0.0382017729</text:p>
          </table:table-cell>
          <table:table-cell office:value-type="float" office:value="0.0372669827088312">
            <text:p>0.0372669827</text:p>
          </table:table-cell>
          <table:table-cell table:formula="of:=IF([.G42]&gt;0;1;0)" office:value-type="float" office:value="1">
            <text:p>1</text:p>
          </table:table-cell>
          <table:table-cell table:formula="of:=IF([.I41]&gt;=0;IF([.H42]=1;[.I41]+([.F42]*[.J42])-0;[.I41]);0)" office:value-type="float" office:value="11049.1488185052">
            <text:p>11049.1488185052</text:p>
          </table:table-cell>
          <table:table-cell table:formula="of:=IF([.I41]&gt;1000;[.I41]*0.5;1000)" office:value-type="float" office:value="5632.15353438168">
            <text:p>5632.1535343817</text:p>
          </table:table-cell>
          <table:table-cell table:number-columns-repeated="2"/>
        </table:table-row>
        <table:table-row table:style-name="ro1"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string">
            <text:p>2012-02-28 00:00:00</text:p>
          </table:table-cell>
          <table:table-cell table:number-columns-repeated="2" office:value-type="float" office:value="16.685">
            <text:p>16.685</text:p>
          </table:table-cell>
          <table:table-cell office:value-type="float" office:value="-0.0314653880731195">
            <text:p>-0.0314653881</text:p>
          </table:table-cell>
          <table:table-cell office:value-type="float" office:value="0.013851437248645">
            <text:p>0.0138514372</text:p>
          </table:table-cell>
          <table:table-cell table:formula="of:=IF([.G43]&gt;0;1;0)" office:value-type="float" office:value="1">
            <text:p>1</text:p>
          </table:table-cell>
          <table:table-cell table:formula="of:=IF([.I42]&gt;=0;IF([.H43]=1;[.I42]+([.F43]*[.J43])-0;[.I42]);0)" office:value-type="float" office:value="10875.3159407793">
            <text:p>10875.3159407793</text:p>
          </table:table-cell>
          <table:table-cell table:formula="of:=IF([.I42]&gt;1000;[.I42]*0.5;1000)" office:value-type="float" office:value="5524.57440925261">
            <text:p>5524.5744092526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2-29 00:00:00</text:p>
          </table:table-cell>
          <table:table-cell table:number-columns-repeated="2" office:value-type="float" office:value="22.57">
            <text:p>22.57</text:p>
          </table:table-cell>
          <table:table-cell office:value-type="float" office:value="0.00243686309260083">
            <text:p>0.0024368631</text:p>
          </table:table-cell>
          <table:table-cell office:value-type="float" office:value="0.020324981997074">
            <text:p>0.020324982</text:p>
          </table:table-cell>
          <table:table-cell table:formula="of:=IF([.G44]&gt;0;1;0)" office:value-type="float" office:value="1">
            <text:p>1</text:p>
          </table:table-cell>
          <table:table-cell table:formula="of:=IF([.I43]&gt;=0;IF([.H44]=1;[.I43]+([.F44]*[.J44])-0;[.I43]);0)" office:value-type="float" office:value="10888.5667687975">
            <text:p>10888.5667687975</text:p>
          </table:table-cell>
          <table:table-cell table:formula="of:=IF([.I43]&gt;1000;[.I43]*0.5;1000)" office:value-type="float" office:value="5437.65797038963">
            <text:p>5437.6579703896</text:p>
          </table:table-cell>
          <table:table-cell table:number-columns-repeated="2"/>
        </table:table-row>
        <table:table-row table:style-name="ro1">
          <table:table-cell office:value-type="string">
            <text:p>DHT</text:p>
          </table:table-cell>
          <table:table-cell office:value-type="float" office:value="0.0911392405063291">
            <text:p>0.0911392405</text:p>
          </table:table-cell>
          <table:table-cell office:value-type="string">
            <text:p>2012-03-01 00:00:00</text:p>
          </table:table-cell>
          <table:table-cell office:value-type="float" office:value="1.1025">
            <text:p>1.1025</text:p>
          </table:table-cell>
          <table:table-cell office:value-type="float" office:value="12.096875">
            <text:p>12.096875</text:p>
          </table:table-cell>
          <table:table-cell office:value-type="float" office:value="-0.020479019817692">
            <text:p>-0.0204790198</text:p>
          </table:table-cell>
          <table:table-cell office:value-type="float" office:value="0.0248580579029161">
            <text:p>0.0248580579</text:p>
          </table:table-cell>
          <table:table-cell table:formula="of:=IF([.G45]&gt;0;1;0)" office:value-type="float" office:value="1">
            <text:p>1</text:p>
          </table:table-cell>
          <table:table-cell table:formula="of:=IF([.I44]&gt;=0;IF([.H45]=1;[.I44]+([.F45]*[.J45])-0;[.I44]);0)" office:value-type="float" office:value="10777.0731814753">
            <text:p>10777.0731814753</text:p>
          </table:table-cell>
          <table:table-cell table:formula="of:=IF([.I44]&gt;1000;[.I44]*0.5;1000)" office:value-type="float" office:value="5444.28338439875">
            <text:p>5444.2833843988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3-02 00:00:00</text:p>
          </table:table-cell>
          <table:table-cell table:number-columns-repeated="2" office:value-type="float" office:value="21.9975">
            <text:p>21.9975</text:p>
          </table:table-cell>
          <table:table-cell office:value-type="float" office:value="-0.0152290032958291">
            <text:p>-0.0152290033</text:p>
          </table:table-cell>
          <table:table-cell office:value-type="float" office:value="0.0342655012927932">
            <text:p>0.0342655013</text:p>
          </table:table-cell>
          <table:table-cell table:formula="of:=IF([.G46]&gt;0;1;0)" office:value-type="float" office:value="1">
            <text:p>1</text:p>
          </table:table-cell>
          <table:table-cell table:formula="of:=IF([.I45]&gt;=0;IF([.H46]=1;[.I45]+([.F46]*[.J46])-0;[.I45]);0)" office:value-type="float" office:value="10695.0111399752">
            <text:p>10695.0111399752</text:p>
          </table:table-cell>
          <table:table-cell table:formula="of:=IF([.I45]&gt;1000;[.I45]*0.5;1000)" office:value-type="float" office:value="5388.53659073763">
            <text:p>5388.5365907376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3-05 00:00:00</text:p>
          </table:table-cell>
          <table:table-cell table:number-columns-repeated="2" office:value-type="float" office:value="21.6625">
            <text:p>21.6625</text:p>
          </table:table-cell>
          <table:table-cell office:value-type="float" office:value="-0.0357761107905366">
            <text:p>-0.0357761108</text:p>
          </table:table-cell>
          <table:table-cell office:value-type="float" office:value="0.0453000423860726">
            <text:p>0.0453000424</text:p>
          </table:table-cell>
          <table:table-cell table:formula="of:=IF([.G47]&gt;0;1;0)" office:value-type="float" office:value="1">
            <text:p>1</text:p>
          </table:table-cell>
          <table:table-cell table:formula="of:=IF([.I46]&gt;=0;IF([.H47]=1;[.I46]+([.F47]*[.J47])-0;[.I46]);0)" office:value-type="float" office:value="10503.6981882503">
            <text:p>10503.6981882503</text:p>
          </table:table-cell>
          <table:table-cell table:formula="of:=IF([.I46]&gt;1000;[.I46]*0.5;1000)" office:value-type="float" office:value="5347.50556998761">
            <text:p>5347.5055699876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3-06 00:00:00</text:p>
          </table:table-cell>
          <table:table-cell table:number-columns-repeated="2" office:value-type="float" office:value="20.8875">
            <text:p>20.8875</text:p>
          </table:table-cell>
          <table:table-cell office:value-type="float" office:value="0.0356672651107119">
            <text:p>0.0356672651</text:p>
          </table:table-cell>
          <table:table-cell office:value-type="float" office:value="0.0272981559844078">
            <text:p>0.027298156</text:p>
          </table:table-cell>
          <table:table-cell table:formula="of:=IF([.G48]&gt;0;1;0)" office:value-type="float" office:value="1">
            <text:p>1</text:p>
          </table:table-cell>
          <table:table-cell table:formula="of:=IF([.I47]&gt;=0;IF([.H48]=1;[.I47]+([.F48]*[.J48])-0;[.I47]);0)" office:value-type="float" office:value="10691.0172822119">
            <text:p>10691.0172822119</text:p>
          </table:table-cell>
          <table:table-cell table:formula="of:=IF([.I47]&gt;1000;[.I47]*0.5;1000)" office:value-type="float" office:value="5251.84909412517">
            <text:p>5251.8490941252</text:p>
          </table:table-cell>
          <table:table-cell table:number-columns-repeated="2"/>
        </table:table-row>
        <table:table-row table:style-name="ro1">
          <table:table-cell office:value-type="string">
            <text:p>EXTR</text:p>
          </table:table-cell>
          <table:table-cell office:value-type="float" office:value="1">
            <text:p>1</text:p>
          </table:table-cell>
          <table:table-cell office:value-type="string">
            <text:p>2012-03-07 00:00:00</text:p>
          </table:table-cell>
          <table:table-cell table:number-columns-repeated="2" office:value-type="float" office:value="3.7475">
            <text:p>3.7475</text:p>
          </table:table-cell>
          <table:table-cell office:value-type="float" office:value="-0.00200133422281523">
            <text:p>-0.0020013342</text:p>
          </table:table-cell>
          <table:table-cell office:value-type="float" office:value="0.148927219032495">
            <text:p>0.148927219</text:p>
          </table:table-cell>
          <table:table-cell table:formula="of:=IF([.G49]&gt;0;1;0)" office:value-type="float" office:value="1">
            <text:p>1</text:p>
          </table:table-cell>
          <table:table-cell table:formula="of:=IF([.I48]&gt;=0;IF([.H49]=1;[.I48]+([.F49]*[.J49])-0;[.I48]);0)" office:value-type="float" office:value="10680.3191328301">
            <text:p>10680.3191328301</text:p>
          </table:table-cell>
          <table:table-cell table:formula="of:=IF([.I48]&gt;1000;[.I48]*0.5;1000)" office:value-type="float" office:value="5345.50864110597">
            <text:p>5345.508641106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3-08 00:00:00</text:p>
          </table:table-cell>
          <table:table-cell table:number-columns-repeated="2" office:value-type="float" office:value="21.325">
            <text:p>21.325</text:p>
          </table:table-cell>
          <table:table-cell office:value-type="float" office:value="-0.0162954279015241">
            <text:p>-0.0162954279</text:p>
          </table:table-cell>
          <table:table-cell office:value-type="float" office:value="0.0514841015126939">
            <text:p>0.0514841015</text:p>
          </table:table-cell>
          <table:table-cell table:formula="of:=IF([.G50]&gt;0;1;0)" office:value-type="float" office:value="1">
            <text:p>1</text:p>
          </table:table-cell>
          <table:table-cell table:formula="of:=IF([.I49]&gt;=0;IF([.H50]=1;[.I49]+([.F50]*[.J50])-0;[.I49]);0)" office:value-type="float" office:value="10593.298947633">
            <text:p>10593.298947633</text:p>
          </table:table-cell>
          <table:table-cell table:formula="of:=IF([.I49]&gt;1000;[.I49]*0.5;1000)" office:value-type="float" office:value="5340.15956641507">
            <text:p>5340.1595664151</text:p>
          </table:table-cell>
          <table:table-cell table:number-columns-repeated="2"/>
        </table:table-row>
        <table:table-row table:style-name="ro1">
          <table:table-cell office:value-type="string">
            <text:p>ZLTQ</text:p>
          </table:table-cell>
          <table:table-cell office:value-type="float" office:value="1">
            <text:p>1</text:p>
          </table:table-cell>
          <table:table-cell office:value-type="string">
            <text:p>2012-03-09 00:00:00</text:p>
          </table:table-cell>
          <table:table-cell table:number-columns-repeated="2" office:value-type="float" office:value="6.3825">
            <text:p>6.3825</text:p>
          </table:table-cell>
          <table:table-cell office:value-type="float" office:value="0.081472777124951">
            <text:p>0.0814727771</text:p>
          </table:table-cell>
          <table:table-cell office:value-type="float" office:value="0.0203594292829356">
            <text:p>0.0203594293</text:p>
          </table:table-cell>
          <table:table-cell table:formula="of:=IF([.G51]&gt;0;1;0)" office:value-type="float" office:value="1">
            <text:p>1</text:p>
          </table:table-cell>
          <table:table-cell table:formula="of:=IF([.I50]&gt;=0;IF([.H51]=1;[.I50]+([.F51]*[.J51])-0;[.I50]);0)" office:value-type="float" office:value="11024.8316897222">
            <text:p>11024.8316897222</text:p>
          </table:table-cell>
          <table:table-cell table:formula="of:=IF([.I50]&gt;1000;[.I50]*0.5;1000)" office:value-type="float" office:value="5296.6494738165">
            <text:p>5296.6494738165</text:p>
          </table:table-cell>
          <table:table-cell table:number-columns-repeated="2"/>
        </table:table-row>
        <table:table-row table:style-name="ro1">
          <table:table-cell office:value-type="string">
            <text:p>ZLTQ</text:p>
          </table:table-cell>
          <table:table-cell office:value-type="float" office:value="1">
            <text:p>1</text:p>
          </table:table-cell>
          <table:table-cell office:value-type="string">
            <text:p>2012-03-12 00:00:00</text:p>
          </table:table-cell>
          <table:table-cell table:number-columns-repeated="2" office:value-type="float" office:value="6.9025">
            <text:p>6.9025</text:p>
          </table:table-cell>
          <table:table-cell office:value-type="float" office:value="0.0181093806591814">
            <text:p>0.0181093807</text:p>
          </table:table-cell>
          <table:table-cell office:value-type="float" office:value="0.0401062641126875">
            <text:p>0.0401062641</text:p>
          </table:table-cell>
          <table:table-cell table:formula="of:=IF([.G52]&gt;0;1;0)" office:value-type="float" office:value="1">
            <text:p>1</text:p>
          </table:table-cell>
          <table:table-cell table:formula="of:=IF([.I51]&gt;=0;IF([.H52]=1;[.I51]+([.F52]*[.J52])-0;[.I51]);0)" office:value-type="float" office:value="11124.6581266085">
            <text:p>11124.6581266085</text:p>
          </table:table-cell>
          <table:table-cell table:formula="of:=IF([.I51]&gt;1000;[.I51]*0.5;1000)" office:value-type="float" office:value="5512.41584486112">
            <text:p>5512.4158448611</text:p>
          </table:table-cell>
          <table:table-cell table:number-columns-repeated="2"/>
        </table:table-row>
        <table:table-row table:style-name="ro1">
          <table:table-cell office:value-type="string">
            <text:p>SDCJF</text:p>
          </table:table-cell>
          <table:table-cell office:value-type="float" office:value="1">
            <text:p>1</text:p>
          </table:table-cell>
          <table:table-cell office:value-type="string">
            <text:p>2012-03-13 00:00:00</text:p>
          </table:table-cell>
          <table:table-cell table:number-columns-repeated="2" office:value-type="float" office:value="0.785">
            <text:p>0.785</text:p>
          </table:table-cell>
          <table:table-cell office:value-type="float" office:value="0.015923566878981">
            <text:p>0.0159235669</text:p>
          </table:table-cell>
          <table:table-cell office:value-type="float" office:value="0.0188634690647591">
            <text:p>0.0188634691</text:p>
          </table:table-cell>
          <table:table-cell table:formula="of:=IF([.G53]&gt;0;1;0)" office:value-type="float" office:value="1">
            <text:p>1</text:p>
          </table:table-cell>
          <table:table-cell table:formula="of:=IF([.I52]&gt;=0;IF([.H53]=1;[.I52]+([.F53]*[.J53])-0;[.I52]);0)" office:value-type="float" office:value="11213.230245451">
            <text:p>11213.230245451</text:p>
          </table:table-cell>
          <table:table-cell table:formula="of:=IF([.I52]&gt;1000;[.I52]*0.5;1000)" office:value-type="float" office:value="5562.32906330426">
            <text:p>5562.3290633043</text:p>
          </table:table-cell>
          <table:table-cell table:number-columns-repeated="2"/>
        </table:table-row>
        <table:table-row table:style-name="ro1">
          <table:table-cell office:value-type="string">
            <text:p>RGEN</text:p>
          </table:table-cell>
          <table:table-cell office:value-type="float" office:value="1">
            <text:p>1</text:p>
          </table:table-cell>
          <table:table-cell office:value-type="string">
            <text:p>2012-03-14 00:00:00</text:p>
          </table:table-cell>
          <table:table-cell table:number-columns-repeated="2" office:value-type="float" office:value="4.745">
            <text:p>4.745</text:p>
          </table:table-cell>
          <table:table-cell office:value-type="float" office:value="0.0200210748155956">
            <text:p>0.0200210748</text:p>
          </table:table-cell>
          <table:table-cell office:value-type="float" office:value="0.0596796949964519">
            <text:p>0.059679695</text:p>
          </table:table-cell>
          <table:table-cell table:formula="of:=IF([.G54]&gt;0;1;0)" office:value-type="float" office:value="1">
            <text:p>1</text:p>
          </table:table-cell>
          <table:table-cell table:formula="of:=IF([.I53]&gt;=0;IF([.H54]=1;[.I53]+([.F54]*[.J54])-0;[.I53]);0)" office:value-type="float" office:value="11325.4807062853">
            <text:p>11325.4807062853</text:p>
          </table:table-cell>
          <table:table-cell table:formula="of:=IF([.I53]&gt;1000;[.I53]*0.5;1000)" office:value-type="float" office:value="5606.61512272548">
            <text:p>5606.6151227255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3-15 00:00:00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0.0231087875591596">
            <text:p>0.0231087876</text:p>
          </table:table-cell>
          <table:table-cell table:formula="of:=IF([.G55]&gt;0;1;0)" office:value-type="float" office:value="1">
            <text:p>1</text:p>
          </table:table-cell>
          <table:table-cell table:formula="of:=IF([.I54]&gt;=0;IF([.H55]=1;[.I54]+([.F55]*[.J55])-0;[.I54]);0)" office:value-type="float" office:value="11325.4807062853">
            <text:p>11325.4807062853</text:p>
          </table:table-cell>
          <table:table-cell table:formula="of:=IF([.I54]&gt;1000;[.I54]*0.5;1000)" office:value-type="float" office:value="5662.74035314265">
            <text:p>5662.7403531427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2-03-16 00:00:00</text:p>
          </table:table-cell>
          <table:table-cell table:number-columns-repeated="2" office:value-type="float" office:value="5.2825">
            <text:p>5.2825</text:p>
          </table:table-cell>
          <table:table-cell office:value-type="float" office:value="-0.0378608613345954">
            <text:p>-0.0378608613</text:p>
          </table:table-cell>
          <table:table-cell office:value-type="float" office:value="0.0268563590300368">
            <text:p>0.026856359</text:p>
          </table:table-cell>
          <table:table-cell table:formula="of:=IF([.G56]&gt;0;1;0)" office:value-type="float" office:value="1">
            <text:p>1</text:p>
          </table:table-cell>
          <table:table-cell table:formula="of:=IF([.I55]&gt;=0;IF([.H56]=1;[.I55]+([.F56]*[.J56])-0;[.I55]);0)" office:value-type="float" office:value="11111.0844790011">
            <text:p>11111.0844790011</text:p>
          </table:table-cell>
          <table:table-cell table:formula="of:=IF([.I55]&gt;1000;[.I55]*0.5;1000)" office:value-type="float" office:value="5662.74035314265">
            <text:p>5662.7403531427</text:p>
          </table:table-cell>
          <table:table-cell table:number-columns-repeated="2"/>
        </table:table-row>
        <table:table-row table:style-name="ro1"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string">
            <text:p>2012-03-19 00:00:00</text:p>
          </table:table-cell>
          <table:table-cell table:number-columns-repeated="2" office:value-type="float" office:value="15.175">
            <text:p>15.175</text:p>
          </table:table-cell>
          <table:table-cell office:value-type="float" office:value="-0.0108731466227346">
            <text:p>-0.0108731466</text:p>
          </table:table-cell>
          <table:table-cell office:value-type="float" office:value="0.0179236098071287">
            <text:p>0.0179236098</text:p>
          </table:table-cell>
          <table:table-cell table:formula="of:=IF([.G57]&gt;0;1;0)" office:value-type="float" office:value="1">
            <text:p>1</text:p>
          </table:table-cell>
          <table:table-cell table:formula="of:=IF([.I56]&gt;=0;IF([.H57]=1;[.I56]+([.F57]*[.J57])-0;[.I56]);0)" office:value-type="float" office:value="11050.6782536623">
            <text:p>11050.6782536623</text:p>
          </table:table-cell>
          <table:table-cell table:formula="of:=IF([.I56]&gt;1000;[.I56]*0.5;1000)" office:value-type="float" office:value="5555.54223950057">
            <text:p>5555.5422395006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3-20 00:00:00</text:p>
          </table:table-cell>
          <table:table-cell table:number-columns-repeated="2" office:value-type="float" office:value="20.855">
            <text:p>20.855</text:p>
          </table:table-cell>
          <table:table-cell office:value-type="float" office:value="0.0113881563174298">
            <text:p>0.0113881563</text:p>
          </table:table-cell>
          <table:table-cell office:value-type="float" office:value="0.0548505682068453">
            <text:p>0.0548505682</text:p>
          </table:table-cell>
          <table:table-cell table:formula="of:=IF([.G58]&gt;0;1;0)" office:value-type="float" office:value="1">
            <text:p>1</text:p>
          </table:table-cell>
          <table:table-cell table:formula="of:=IF([.I57]&gt;=0;IF([.H58]=1;[.I57]+([.F58]*[.J58])-0;[.I57]);0)" office:value-type="float" office:value="11113.6016793454">
            <text:p>11113.6016793454</text:p>
          </table:table-cell>
          <table:table-cell table:formula="of:=IF([.I57]&gt;1000;[.I57]*0.5;1000)" office:value-type="float" office:value="5525.33912683113">
            <text:p>5525.3391268311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2-03-21 00:00:00</text:p>
          </table:table-cell>
          <table:table-cell table:number-columns-repeated="2" office:value-type="float" office:value="8.7">
            <text:p>8.7</text:p>
          </table:table-cell>
          <table:table-cell office:value-type="float" office:value="-0.0758620689655173">
            <text:p>-0.075862069</text:p>
          </table:table-cell>
          <table:table-cell office:value-type="float" office:value="0.0191110742153892">
            <text:p>0.0191110742</text:p>
          </table:table-cell>
          <table:table-cell table:formula="of:=IF([.G59]&gt;0;1;0)" office:value-type="float" office:value="1">
            <text:p>1</text:p>
          </table:table-cell>
          <table:table-cell table:formula="of:=IF([.I58]&gt;=0;IF([.H59]=1;[.I58]+([.F59]*[.J59])-0;[.I58]);0)" office:value-type="float" office:value="10692.0512708185">
            <text:p>10692.0512708185</text:p>
          </table:table-cell>
          <table:table-cell table:formula="of:=IF([.I58]&gt;1000;[.I58]*0.5;1000)" office:value-type="float" office:value="5556.80083967271">
            <text:p>5556.8008396727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2-03-22 00:00:00</text:p>
          </table:table-cell>
          <table:table-cell table:number-columns-repeated="2" office:value-type="float" office:value="13.395">
            <text:p>13.395</text:p>
          </table:table-cell>
          <table:table-cell office:value-type="float" office:value="0.017170586039567">
            <text:p>0.017170586</text:p>
          </table:table-cell>
          <table:table-cell office:value-type="float" office:value="0.0194769100753134">
            <text:p>0.0194769101</text:p>
          </table:table-cell>
          <table:table-cell table:formula="of:=IF([.G60]&gt;0;1;0)" office:value-type="float" office:value="1">
            <text:p>1</text:p>
          </table:table-cell>
          <table:table-cell table:formula="of:=IF([.I59]&gt;=0;IF([.H60]=1;[.I59]+([.F60]*[.J60])-0;[.I59]);0)" office:value-type="float" office:value="10783.8456639611">
            <text:p>10783.8456639611</text:p>
          </table:table-cell>
          <table:table-cell table:formula="of:=IF([.I59]&gt;1000;[.I59]*0.5;1000)" office:value-type="float" office:value="5346.02563540926">
            <text:p>5346.0256354093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2-03-23 00:00:00</text:p>
          </table:table-cell>
          <table:table-cell table:number-columns-repeated="2" office:value-type="float" office:value="1.3525">
            <text:p>1.3525</text:p>
          </table:table-cell>
          <table:table-cell office:value-type="float" office:value="0.0480591497227359">
            <text:p>0.0480591497</text:p>
          </table:table-cell>
          <table:table-cell office:value-type="float" office:value="0.0349861921530036">
            <text:p>0.0349861922</text:p>
          </table:table-cell>
          <table:table-cell table:formula="of:=IF([.G61]&gt;0;1;0)" office:value-type="float" office:value="1">
            <text:p>1</text:p>
          </table:table-cell>
          <table:table-cell table:formula="of:=IF([.I60]&gt;=0;IF([.H61]=1;[.I60]+([.F61]*[.J61])-0;[.I60]);0)" office:value-type="float" office:value="11042.9768906366">
            <text:p>11042.9768906366</text:p>
          </table:table-cell>
          <table:table-cell table:formula="of:=IF([.I60]&gt;1000;[.I60]*0.5;1000)" office:value-type="float" office:value="5391.92283198052">
            <text:p>5391.9228319805</text:p>
          </table:table-cell>
          <table:table-cell table:number-columns-repeated="2"/>
        </table:table-row>
        <table:table-row table:style-name="ro1">
          <table:table-cell office:value-type="string">
            <text:p>JIVE</text:p>
          </table:table-cell>
          <table:table-cell office:value-type="float" office:value="1">
            <text:p>1</text:p>
          </table:table-cell>
          <table:table-cell office:value-type="string">
            <text:p>2012-03-26 00:00:00</text:p>
          </table:table-cell>
          <table:table-cell table:number-columns-repeated="2" office:value-type="float" office:value="27.1475">
            <text:p>27.1475</text:p>
          </table:table-cell>
          <table:table-cell office:value-type="float" office:value="-0.0066304447923381">
            <text:p>-0.0066304448</text:p>
          </table:table-cell>
          <table:table-cell office:value-type="float" office:value="0.0728418690516286">
            <text:p>0.0728418691</text:p>
          </table:table-cell>
          <table:table-cell table:formula="of:=IF([.G62]&gt;0;1;0)" office:value-type="float" office:value="1">
            <text:p>1</text:p>
          </table:table-cell>
          <table:table-cell table:formula="of:=IF([.I61]&gt;=0;IF([.H62]=1;[.I61]+([.F62]*[.J62])-0;[.I61]);0)" office:value-type="float" office:value="11006.3669663284">
            <text:p>11006.3669663284</text:p>
          </table:table-cell>
          <table:table-cell table:formula="of:=IF([.I61]&gt;1000;[.I61]*0.5;1000)" office:value-type="float" office:value="5521.48844531832">
            <text:p>5521.4884453183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2-03-27 00:00:00</text:p>
          </table:table-cell>
          <table:table-cell table:number-columns-repeated="2" office:value-type="float" office:value="5.5825">
            <text:p>5.5825</text:p>
          </table:table-cell>
          <table:table-cell office:value-type="float" office:value="-0.0152261531571875">
            <text:p>-0.0152261532</text:p>
          </table:table-cell>
          <table:table-cell office:value-type="float" office:value="0.0214597774056781">
            <text:p>0.0214597774</text:p>
          </table:table-cell>
          <table:table-cell table:formula="of:=IF([.G63]&gt;0;1;0)" office:value-type="float" office:value="1">
            <text:p>1</text:p>
          </table:table-cell>
          <table:table-cell table:formula="of:=IF([.I62]&gt;=0;IF([.H63]=1;[.I62]+([.F63]*[.J63])-0;[.I62]);0)" office:value-type="float" office:value="10922.5746517617">
            <text:p>10922.5746517617</text:p>
          </table:table-cell>
          <table:table-cell table:formula="of:=IF([.I62]&gt;1000;[.I62]*0.5;1000)" office:value-type="float" office:value="5503.18348316421">
            <text:p>5503.1834831642</text:p>
          </table:table-cell>
          <table:table-cell table:number-columns-repeated="2"/>
        </table:table-row>
        <table:table-row table:style-name="ro1">
          <table:table-cell office:value-type="string">
            <text:p>SREV</text:p>
          </table:table-cell>
          <table:table-cell office:value-type="float" office:value="1">
            <text:p>1</text:p>
          </table:table-cell>
          <table:table-cell office:value-type="string">
            <text:p>2012-03-28 00:00:00</text:p>
          </table:table-cell>
          <table:table-cell table:number-columns-repeated="2" office:value-type="float" office:value="15.6325">
            <text:p>15.6325</text:p>
          </table:table-cell>
          <table:table-cell office:value-type="float" office:value="-0.0179114025267871">
            <text:p>-0.0179114025</text:p>
          </table:table-cell>
          <table:table-cell office:value-type="float" office:value="0.0116337718276701">
            <text:p>0.0116337718</text:p>
          </table:table-cell>
          <table:table-cell table:formula="of:=IF([.G64]&gt;0;1;0)" office:value-type="float" office:value="1">
            <text:p>1</text:p>
          </table:table-cell>
          <table:table-cell table:formula="of:=IF([.I63]&gt;=0;IF([.H64]=1;[.I63]+([.F64]*[.J64])-0;[.I63]);0)" office:value-type="float" office:value="10824.7553361534">
            <text:p>10824.7553361534</text:p>
          </table:table-cell>
          <table:table-cell table:formula="of:=IF([.I63]&gt;1000;[.I63]*0.5;1000)" office:value-type="float" office:value="5461.28732588083">
            <text:p>5461.2873258808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8902077151335">
            <text:p>1.0890207715</text:p>
          </table:table-cell>
          <table:table-cell office:value-type="string">
            <text:p>2012-03-29 00:00:00</text:p>
          </table:table-cell>
          <table:table-cell office:value-type="float" office:value="3.6125">
            <text:p>3.6125</text:p>
          </table:table-cell>
          <table:table-cell office:value-type="float" office:value="3.31720027247956">
            <text:p>3.3172002725</text:p>
          </table:table-cell>
          <table:table-cell office:value-type="float" office:value="0.0258536346911817">
            <text:p>0.0258536347</text:p>
          </table:table-cell>
          <table:table-cell office:value-type="float" office:value="0.0162783718820291">
            <text:p>0.0162783719</text:p>
          </table:table-cell>
          <table:table-cell table:formula="of:=IF([.G65]&gt;0;1;0)" office:value-type="float" office:value="1">
            <text:p>1</text:p>
          </table:table-cell>
          <table:table-cell table:formula="of:=IF([.I64]&gt;=0;IF([.H65]=1;[.I64]+([.F65]*[.J65])-0;[.I64]);0)" office:value-type="float" office:value="10964.6849711945">
            <text:p>10964.6849711945</text:p>
          </table:table-cell>
          <table:table-cell table:formula="of:=IF([.I64]&gt;1000;[.I64]*0.5;1000)" office:value-type="float" office:value="5412.37766807668">
            <text:p>5412.3776680767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03-30 00:00:00</text:p>
          </table:table-cell>
          <table:table-cell table:number-columns-repeated="2" office:value-type="float" office:value="0.6625">
            <text:p>0.6625</text:p>
          </table:table-cell>
          <table:table-cell office:value-type="float" office:value="0.0452830188679245">
            <text:p>0.0452830189</text:p>
          </table:table-cell>
          <table:table-cell office:value-type="float" office:value="0.0581318942718637">
            <text:p>0.0581318943</text:p>
          </table:table-cell>
          <table:table-cell table:formula="of:=IF([.G66]&gt;0;1;0)" office:value-type="float" office:value="1">
            <text:p>1</text:p>
          </table:table-cell>
          <table:table-cell table:formula="of:=IF([.I65]&gt;=0;IF([.H66]=1;[.I65]+([.F66]*[.J66])-0;[.I65]);0)" office:value-type="float" office:value="11212.9419894103">
            <text:p>11212.9419894103</text:p>
          </table:table-cell>
          <table:table-cell table:formula="of:=IF([.I65]&gt;1000;[.I65]*0.5;1000)" office:value-type="float" office:value="5482.34248559727">
            <text:p>5482.3424855973</text:p>
          </table:table-cell>
          <table:table-cell table:number-columns-repeated="2"/>
        </table:table-row>
        <table:table-row table:style-name="ro1">
          <table:table-cell office:value-type="string">
            <text:p>OREX</text:p>
          </table:table-cell>
          <table:table-cell office:value-type="float" office:value="1">
            <text:p>1</text:p>
          </table:table-cell>
          <table:table-cell office:value-type="string">
            <text:p>2012-04-02 00:00:00</text:p>
          </table:table-cell>
          <table:table-cell table:number-columns-repeated="2" office:value-type="float" office:value="4.145">
            <text:p>4.145</text:p>
          </table:table-cell>
          <table:table-cell office:value-type="float" office:value="-0.0211097708082025">
            <text:p>-0.0211097708</text:p>
          </table:table-cell>
          <table:table-cell office:value-type="float" office:value="0.0160405413635441">
            <text:p>0.0160405414</text:p>
          </table:table-cell>
          <table:table-cell table:formula="of:=IF([.G67]&gt;0;1;0)" office:value-type="float" office:value="1">
            <text:p>1</text:p>
          </table:table-cell>
          <table:table-cell table:formula="of:=IF([.I66]&gt;=0;IF([.H67]=1;[.I66]+([.F67]*[.J67])-0;[.I66]);0)" office:value-type="float" office:value="11094.5906716692">
            <text:p>11094.5906716692</text:p>
          </table:table-cell>
          <table:table-cell table:formula="of:=IF([.I66]&gt;1000;[.I66]*0.5;1000)" office:value-type="float" office:value="5606.47099470513">
            <text:p>5606.4709947051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4-03 00:00:00</text:p>
          </table:table-cell>
          <table:table-cell table:number-columns-repeated="2" office:value-type="float" office:value="1.0025">
            <text:p>1.0025</text:p>
          </table:table-cell>
          <table:table-cell office:value-type="float" office:value="-0.0149625935162095">
            <text:p>-0.0149625935</text:p>
          </table:table-cell>
          <table:table-cell office:value-type="float" office:value="0.0171784920887971">
            <text:p>0.0171784921</text:p>
          </table:table-cell>
          <table:table-cell table:formula="of:=IF([.G68]&gt;0;1;0)" office:value-type="float" office:value="1">
            <text:p>1</text:p>
          </table:table-cell>
          <table:table-cell table:formula="of:=IF([.I67]&gt;=0;IF([.H68]=1;[.I67]+([.F68]*[.J68])-0;[.I67]);0)" office:value-type="float" office:value="11011.5887464447">
            <text:p>11011.5887464447</text:p>
          </table:table-cell>
          <table:table-cell table:formula="of:=IF([.I67]&gt;1000;[.I67]*0.5;1000)" office:value-type="float" office:value="5547.2953358346">
            <text:p>5547.2953358346</text:p>
          </table:table-cell>
          <table:table-cell table:number-columns-repeated="2"/>
        </table:table-row>
        <table:table-row table:style-name="ro1">
          <table:table-cell office:value-type="string">
            <text:p>LABL</text:p>
          </table:table-cell>
          <table:table-cell office:value-type="float" office:value="1.01581722319859">
            <text:p>1.0158172232</text:p>
          </table:table-cell>
          <table:table-cell office:value-type="string">
            <text:p>2012-04-04 00:00:00</text:p>
          </table:table-cell>
          <table:table-cell office:value-type="float" office:value="22.8475">
            <text:p>22.8475</text:p>
          </table:table-cell>
          <table:table-cell office:value-type="float" office:value="22.4917430795848">
            <text:p>22.4917430796</text:p>
          </table:table-cell>
          <table:table-cell office:value-type="float" office:value="0.0249202452421862">
            <text:p>0.0249202452</text:p>
          </table:table-cell>
          <table:table-cell office:value-type="float" office:value="0.0151070958563919">
            <text:p>0.0151070959</text:p>
          </table:table-cell>
          <table:table-cell table:formula="of:=IF([.G69]&gt;0;1;0)" office:value-type="float" office:value="1">
            <text:p>1</text:p>
          </table:table-cell>
          <table:table-cell table:formula="of:=IF([.I68]&gt;=0;IF([.H69]=1;[.I68]+([.F69]*[.J69])-0;[.I68]);0)" office:value-type="float" office:value="11148.7944924785">
            <text:p>11148.7944924785</text:p>
          </table:table-cell>
          <table:table-cell table:formula="of:=IF([.I68]&gt;1000;[.I68]*0.5;1000)" office:value-type="float" office:value="5505.79437322237">
            <text:p>5505.7943732224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8766233766234">
            <text:p>1.0876623377</text:p>
          </table:table-cell>
          <table:table-cell office:value-type="string">
            <text:p>2012-04-05 00:00:00</text:p>
          </table:table-cell>
          <table:table-cell office:value-type="float" office:value="3.4225">
            <text:p>3.4225</text:p>
          </table:table-cell>
          <table:table-cell office:value-type="float" office:value="3.14665671641791">
            <text:p>3.1466567164</text:p>
          </table:table-cell>
          <table:table-cell office:value-type="float" office:value="-0.0175310445580715">
            <text:p>-0.0175310446</text:p>
          </table:table-cell>
          <table:table-cell office:value-type="float" office:value="0.0162246568488023">
            <text:p>0.0162246568</text:p>
          </table:table-cell>
          <table:table-cell table:formula="of:=IF([.G70]&gt;0;1;0)" office:value-type="float" office:value="1">
            <text:p>1</text:p>
          </table:table-cell>
          <table:table-cell table:formula="of:=IF([.I69]&gt;=0;IF([.H70]=1;[.I69]+([.F70]*[.J70])-0;[.I69]);0)" office:value-type="float" office:value="11051.0694859703">
            <text:p>11051.0694859703</text:p>
          </table:table-cell>
          <table:table-cell table:formula="of:=IF([.I69]&gt;1000;[.I69]*0.5;1000)" office:value-type="float" office:value="5574.39724623925">
            <text:p>5574.3972462393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8796630565584">
            <text:p>0.0998796631</text:p>
          </table:table-cell>
          <table:table-cell office:value-type="string">
            <text:p>2012-04-06 00:00:00</text:p>
          </table:table-cell>
          <table:table-cell office:value-type="float" office:value="0.83">
            <text:p>0.83</text:p>
          </table:table-cell>
          <table:table-cell office:value-type="float" office:value="8.31">
            <text:p>8.31</text:p>
          </table:table-cell>
          <table:table-cell office:value-type="float" office:value="-0.0282791817087845">
            <text:p>-0.0282791817</text:p>
          </table:table-cell>
          <table:table-cell office:value-type="float" office:value="0.0127822862168325">
            <text:p>0.0127822862</text:p>
          </table:table-cell>
          <table:table-cell table:formula="of:=IF([.G71]&gt;0;1;0)" office:value-type="float" office:value="1">
            <text:p>1</text:p>
          </table:table-cell>
          <table:table-cell table:formula="of:=IF([.I70]&gt;=0;IF([.H71]=1;[.I70]+([.F71]*[.J71])-0;[.I70]);0)" office:value-type="float" office:value="10894.8118849352">
            <text:p>10894.8118849352</text:p>
          </table:table-cell>
          <table:table-cell table:formula="of:=IF([.I70]&gt;1000;[.I70]*0.5;1000)" office:value-type="float" office:value="5525.53474298514">
            <text:p>5525.5347429851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4-09 00:00:00</text:p>
          </table:table-cell>
          <table:table-cell table:number-columns-repeated="2" office:value-type="float" office:value="5.05">
            <text:p>5.05</text:p>
          </table:table-cell>
          <table:table-cell office:value-type="float" office:value="0">
            <text:p>0</text:p>
          </table:table-cell>
          <table:table-cell office:value-type="float" office:value="0.0240712856638573">
            <text:p>0.0240712857</text:p>
          </table:table-cell>
          <table:table-cell table:formula="of:=IF([.G72]&gt;0;1;0)" office:value-type="float" office:value="1">
            <text:p>1</text:p>
          </table:table-cell>
          <table:table-cell table:formula="of:=IF([.I71]&gt;=0;IF([.H72]=1;[.I71]+([.F72]*[.J72])-0;[.I71]);0)" office:value-type="float" office:value="10894.8118849352">
            <text:p>10894.8118849352</text:p>
          </table:table-cell>
          <table:table-cell table:formula="of:=IF([.I71]&gt;1000;[.I71]*0.5;1000)" office:value-type="float" office:value="5447.4059424676">
            <text:p>5447.4059424676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4-10 00:00:00</text:p>
          </table:table-cell>
          <table:table-cell table:number-columns-repeated="2" office:value-type="float" office:value="5.05">
            <text:p>5.05</text:p>
          </table:table-cell>
          <table:table-cell office:value-type="float" office:value="0.0851485148514852">
            <text:p>0.0851485149</text:p>
          </table:table-cell>
          <table:table-cell office:value-type="float" office:value="0.0473408978161162">
            <text:p>0.0473408978</text:p>
          </table:table-cell>
          <table:table-cell table:formula="of:=IF([.G73]&gt;0;1;0)" office:value-type="float" office:value="1">
            <text:p>1</text:p>
          </table:table-cell>
          <table:table-cell table:formula="of:=IF([.I72]&gt;=0;IF([.H73]=1;[.I72]+([.F73]*[.J73])-0;[.I72]);0)" office:value-type="float" office:value="11358.6504107295">
            <text:p>11358.6504107295</text:p>
          </table:table-cell>
          <table:table-cell table:formula="of:=IF([.I72]&gt;1000;[.I72]*0.5;1000)" office:value-type="float" office:value="5447.4059424676">
            <text:p>5447.4059424676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5203836930456">
            <text:p>0.0995203837</text:p>
          </table:table-cell>
          <table:table-cell office:value-type="string">
            <text:p>2012-04-11 00:00:00</text:p>
          </table:table-cell>
          <table:table-cell office:value-type="float" office:value="0.785">
            <text:p>0.785</text:p>
          </table:table-cell>
          <table:table-cell office:value-type="float" office:value="7.88783132530121">
            <text:p>7.8878313253</text:p>
          </table:table-cell>
          <table:table-cell office:value-type="float" office:value="0.0712703722372419">
            <text:p>0.0712703722</text:p>
          </table:table-cell>
          <table:table-cell office:value-type="float" office:value="0.0119759167100112">
            <text:p>0.0119759167</text:p>
          </table:table-cell>
          <table:table-cell table:formula="of:=IF([.G74]&gt;0;1;0)" office:value-type="float" office:value="1">
            <text:p>1</text:p>
          </table:table-cell>
          <table:table-cell table:formula="of:=IF([.I73]&gt;=0;IF([.H74]=1;[.I73]+([.F74]*[.J74])-0;[.I73]);0)" office:value-type="float" office:value="11763.4180321722">
            <text:p>11763.4180321722</text:p>
          </table:table-cell>
          <table:table-cell table:formula="of:=IF([.I73]&gt;1000;[.I73]*0.5;1000)" office:value-type="float" office:value="5679.32520536474">
            <text:p>5679.3252053647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04-12 00:00:00</text:p>
          </table:table-cell>
          <table:table-cell table:number-columns-repeated="2" office:value-type="float" office:value="3.2925">
            <text:p>3.2925</text:p>
          </table:table-cell>
          <table:table-cell office:value-type="float" office:value="-0.0539104024297645">
            <text:p>-0.0539104024</text:p>
          </table:table-cell>
          <table:table-cell office:value-type="float" office:value="0.00899078507989947">
            <text:p>0.0089907851</text:p>
          </table:table-cell>
          <table:table-cell table:formula="of:=IF([.G75]&gt;0;1;0)" office:value-type="float" office:value="1">
            <text:p>1</text:p>
          </table:table-cell>
          <table:table-cell table:formula="of:=IF([.I74]&gt;=0;IF([.H75]=1;[.I74]+([.F75]*[.J75])-0;[.I74]);0)" office:value-type="float" office:value="11446.3327321402">
            <text:p>11446.3327321402</text:p>
          </table:table-cell>
          <table:table-cell table:formula="of:=IF([.I74]&gt;1000;[.I74]*0.5;1000)" office:value-type="float" office:value="5881.70901608608">
            <text:p>5881.7090160861</text:p>
          </table:table-cell>
          <table:table-cell table:number-columns-repeated="2"/>
        </table:table-row>
        <table:table-row table:style-name="ro1">
          <table:table-cell office:value-type="string">
            <text:p>PZN</text:p>
          </table:table-cell>
          <table:table-cell office:value-type="float" office:value="1.08364312267658">
            <text:p>1.0836431227</text:p>
          </table:table-cell>
          <table:table-cell office:value-type="string">
            <text:p>2012-04-13 00:00:00</text:p>
          </table:table-cell>
          <table:table-cell office:value-type="float" office:value="6.055">
            <text:p>6.055</text:p>
          </table:table-cell>
          <table:table-cell office:value-type="float" office:value="5.58763293310463">
            <text:p>5.5876329331</text:p>
          </table:table-cell>
          <table:table-cell office:value-type="float" office:value="-0.0440412142833919">
            <text:p>-0.0440412143</text:p>
          </table:table-cell>
          <table:table-cell office:value-type="float" office:value="0.0212184795955988">
            <text:p>0.0212184796</text:p>
          </table:table-cell>
          <table:table-cell table:formula="of:=IF([.G76]&gt;0;1;0)" office:value-type="float" office:value="1">
            <text:p>1</text:p>
          </table:table-cell>
          <table:table-cell table:formula="of:=IF([.I75]&gt;=0;IF([.H76]=1;[.I75]+([.F76]*[.J76])-0;[.I75]);0)" office:value-type="float" office:value="11194.2775358326">
            <text:p>11194.2775358326</text:p>
          </table:table-cell>
          <table:table-cell table:formula="of:=IF([.I75]&gt;1000;[.I75]*0.5;1000)" office:value-type="float" office:value="5723.1663660701">
            <text:p>5723.1663660701</text:p>
          </table:table-cell>
          <table:table-cell table:number-columns-repeated="2"/>
        </table:table-row>
        <table:table-row table:style-name="ro1">
          <table:table-cell office:value-type="string">
            <text:p>MNI</text:p>
          </table:table-cell>
          <table:table-cell office:value-type="float" office:value="1">
            <text:p>1</text:p>
          </table:table-cell>
          <table:table-cell office:value-type="string">
            <text:p>2012-04-16 00:00:00</text:p>
          </table:table-cell>
          <table:table-cell table:number-columns-repeated="2" office:value-type="float" office:value="2.8325">
            <text:p>2.8325</text:p>
          </table:table-cell>
          <table:table-cell office:value-type="float" office:value="-0.0185348631950573">
            <text:p>-0.0185348632</text:p>
          </table:table-cell>
          <table:table-cell office:value-type="float" office:value="1.6516745547321">
            <text:p>1.6516745547</text:p>
          </table:table-cell>
          <table:table-cell table:formula="of:=IF([.G77]&gt;0;1;0)" office:value-type="float" office:value="1">
            <text:p>1</text:p>
          </table:table-cell>
          <table:table-cell table:formula="of:=IF([.I76]&gt;=0;IF([.H77]=1;[.I76]+([.F77]*[.J77])-0;[.I76]);0)" office:value-type="float" office:value="11090.5353344855">
            <text:p>11090.5353344855</text:p>
          </table:table-cell>
          <table:table-cell table:formula="of:=IF([.I76]&gt;1000;[.I76]*0.5;1000)" office:value-type="float" office:value="5597.1387679163">
            <text:p>5597.1387679163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04-17 00:00:00</text:p>
          </table:table-cell>
          <table:table-cell table:number-columns-repeated="2" office:value-type="float" office:value="11.885">
            <text:p>11.885</text:p>
          </table:table-cell>
          <table:table-cell office:value-type="float" office:value="0.0668910391249473">
            <text:p>0.0668910391</text:p>
          </table:table-cell>
          <table:table-cell office:value-type="float" office:value="0.0289310404780593">
            <text:p>0.0289310405</text:p>
          </table:table-cell>
          <table:table-cell table:formula="of:=IF([.G78]&gt;0;1;0)" office:value-type="float" office:value="1">
            <text:p>1</text:p>
          </table:table-cell>
          <table:table-cell table:formula="of:=IF([.I77]&gt;=0;IF([.H78]=1;[.I77]+([.F78]*[.J78])-0;[.I77]);0)" office:value-type="float" office:value="11461.4640509734">
            <text:p>11461.4640509734</text:p>
          </table:table-cell>
          <table:table-cell table:formula="of:=IF([.I77]&gt;1000;[.I77]*0.5;1000)" office:value-type="float" office:value="5545.26766724276">
            <text:p>5545.2676672428</text:p>
          </table:table-cell>
          <table:table-cell table:number-columns-repeated="2"/>
        </table:table-row>
        <table:table-row table:style-name="ro1">
          <table:table-cell office:value-type="string">
            <text:p>APSA</text:p>
          </table:table-cell>
          <table:table-cell office:value-type="float" office:value="1.2839248434238">
            <text:p>1.2839248434</text:p>
          </table:table-cell>
          <table:table-cell office:value-type="string">
            <text:p>2012-04-18 00:00:00</text:p>
          </table:table-cell>
          <table:table-cell office:value-type="float" office:value="13">
            <text:p>13</text:p>
          </table:table-cell>
          <table:table-cell office:value-type="float" office:value="10.1252032520325">
            <text:p>10.125203252</text:p>
          </table:table-cell>
          <table:table-cell office:value-type="float" office:value="-0.0588101890899591">
            <text:p>-0.0588101891</text:p>
          </table:table-cell>
          <table:table-cell office:value-type="float" office:value="0.0180203998808892">
            <text:p>0.0180203999</text:p>
          </table:table-cell>
          <table:table-cell table:formula="of:=IF([.G79]&gt;0;1;0)" office:value-type="float" office:value="1">
            <text:p>1</text:p>
          </table:table-cell>
          <table:table-cell table:formula="of:=IF([.I78]&gt;=0;IF([.H79]=1;[.I78]+([.F79]*[.J79])-0;[.I78]);0)" office:value-type="float" office:value="11124.4386169306">
            <text:p>11124.4386169306</text:p>
          </table:table-cell>
          <table:table-cell table:formula="of:=IF([.I78]&gt;1000;[.I78]*0.5;1000)" office:value-type="float" office:value="5730.73202548668">
            <text:p>5730.7320254867</text:p>
          </table:table-cell>
          <table:table-cell table:number-columns-repeated="2"/>
        </table:table-row>
        <table:table-row table:style-name="ro1">
          <table:table-cell office:value-type="string">
            <text:p>TNP</text:p>
          </table:table-cell>
          <table:table-cell office:value-type="float" office:value="1.10758377425044">
            <text:p>1.1075837743</text:p>
          </table:table-cell>
          <table:table-cell office:value-type="string">
            <text:p>2012-04-19 00:00:00</text:p>
          </table:table-cell>
          <table:table-cell office:value-type="float" office:value="6.24">
            <text:p>6.24</text:p>
          </table:table-cell>
          <table:table-cell office:value-type="float" office:value="5.63388535031847">
            <text:p>5.6338853503</text:p>
          </table:table-cell>
          <table:table-cell office:value-type="float" office:value="0.0239875067461275">
            <text:p>0.0239875067</text:p>
          </table:table-cell>
          <table:table-cell office:value-type="float" office:value="0.0217050597050573">
            <text:p>0.0217050597</text:p>
          </table:table-cell>
          <table:table-cell table:formula="of:=IF([.G80]&gt;0;1;0)" office:value-type="float" office:value="1">
            <text:p>1</text:p>
          </table:table-cell>
          <table:table-cell table:formula="of:=IF([.I79]&gt;=0;IF([.H80]=1;[.I79]+([.F80]*[.J80])-0;[.I79]);0)" office:value-type="float" office:value="11257.8623901159">
            <text:p>11257.8623901159</text:p>
          </table:table-cell>
          <table:table-cell table:formula="of:=IF([.I79]&gt;1000;[.I79]*0.5;1000)" office:value-type="float" office:value="5562.2193084653">
            <text:p>5562.2193084653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04-20 00:00:00</text:p>
          </table:table-cell>
          <table:table-cell table:number-columns-repeated="2" office:value-type="float" office:value="3.065">
            <text:p>3.065</text:p>
          </table:table-cell>
          <table:table-cell office:value-type="float" office:value="-0.00244698205546501">
            <text:p>-0.0024469821</text:p>
          </table:table-cell>
          <table:table-cell office:value-type="float" office:value="0.0152524613021682">
            <text:p>0.0152524613</text:p>
          </table:table-cell>
          <table:table-cell table:formula="of:=IF([.G81]&gt;0;1;0)" office:value-type="float" office:value="1">
            <text:p>1</text:p>
          </table:table-cell>
          <table:table-cell table:formula="of:=IF([.I80]&gt;=0;IF([.H81]=1;[.I80]+([.F81]*[.J81])-0;[.I80]);0)" office:value-type="float" office:value="11244.0884964901">
            <text:p>11244.0884964901</text:p>
          </table:table-cell>
          <table:table-cell table:formula="of:=IF([.I80]&gt;1000;[.I80]*0.5;1000)" office:value-type="float" office:value="5628.93119505793">
            <text:p>5628.9311950579</text:p>
          </table:table-cell>
          <table:table-cell table:number-columns-repeated="2"/>
        </table:table-row>
        <table:table-row table:style-name="ro1">
          <table:table-cell office:value-type="string">
            <text:p>GTN</text:p>
          </table:table-cell>
          <table:table-cell office:value-type="float" office:value="1">
            <text:p>1</text:p>
          </table:table-cell>
          <table:table-cell office:value-type="string">
            <text:p>2012-04-23 00:00:00</text:p>
          </table:table-cell>
          <table:table-cell table:number-columns-repeated="2" office:value-type="float" office:value="1.6175">
            <text:p>1.6175</text:p>
          </table:table-cell>
          <table:table-cell office:value-type="float" office:value="0.0123647604327666">
            <text:p>0.0123647604</text:p>
          </table:table-cell>
          <table:table-cell office:value-type="float" office:value="0.0156229292336039">
            <text:p>0.0156229292</text:p>
          </table:table-cell>
          <table:table-cell table:formula="of:=IF([.G82]&gt;0;1;0)" office:value-type="float" office:value="1">
            <text:p>1</text:p>
          </table:table-cell>
          <table:table-cell table:formula="of:=IF([.I81]&gt;=0;IF([.H82]=1;[.I81]+([.F82]*[.J82])-0;[.I81]);0)" office:value-type="float" office:value="11313.6037267621">
            <text:p>11313.6037267621</text:p>
          </table:table-cell>
          <table:table-cell table:formula="of:=IF([.I81]&gt;1000;[.I81]*0.5;1000)" office:value-type="float" office:value="5622.04424824505">
            <text:p>5622.0442482451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4-24 00:00:00</text:p>
          </table:table-cell>
          <table:table-cell table:number-columns-repeated="2" office:value-type="float" office:value="2.5425">
            <text:p>2.5425</text:p>
          </table:table-cell>
          <table:table-cell office:value-type="float" office:value="-0.0137659783677482">
            <text:p>-0.0137659784</text:p>
          </table:table-cell>
          <table:table-cell office:value-type="float" office:value="0.180495017923685">
            <text:p>0.1804950179</text:p>
          </table:table-cell>
          <table:table-cell table:formula="of:=IF([.G83]&gt;0;1;0)" office:value-type="float" office:value="1">
            <text:p>1</text:p>
          </table:table-cell>
          <table:table-cell table:formula="of:=IF([.I82]&gt;=0;IF([.H83]=1;[.I82]+([.F83]*[.J83])-0;[.I82]);0)" office:value-type="float" office:value="11235.7323146801">
            <text:p>11235.7323146801</text:p>
          </table:table-cell>
          <table:table-cell table:formula="of:=IF([.I82]&gt;1000;[.I82]*0.5;1000)" office:value-type="float" office:value="5656.80186338103">
            <text:p>5656.801863381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2-04-25 00:00:00</text:p>
          </table:table-cell>
          <table:table-cell table:number-columns-repeated="2" office:value-type="float" office:value="7.1675">
            <text:p>7.1675</text:p>
          </table:table-cell>
          <table:table-cell office:value-type="float" office:value="-0.00279037321241737">
            <text:p>-0.0027903732</text:p>
          </table:table-cell>
          <table:table-cell office:value-type="float" office:value="0.014558413794361">
            <text:p>0.0145584138</text:p>
          </table:table-cell>
          <table:table-cell table:formula="of:=IF([.G84]&gt;0;1;0)" office:value-type="float" office:value="1">
            <text:p>1</text:p>
          </table:table-cell>
          <table:table-cell table:formula="of:=IF([.I83]&gt;=0;IF([.H84]=1;[.I83]+([.F84]*[.J84])-0;[.I83]);0)" office:value-type="float" office:value="11220.0563714437">
            <text:p>11220.0563714437</text:p>
          </table:table-cell>
          <table:table-cell table:formula="of:=IF([.I83]&gt;1000;[.I83]*0.5;1000)" office:value-type="float" office:value="5617.86615734006">
            <text:p>5617.8661573401</text:p>
          </table:table-cell>
          <table:table-cell table:number-columns-repeated="2"/>
        </table:table-row>
        <table:table-row table:style-name="ro1">
          <table:table-cell office:value-type="string">
            <text:p>RGEN</text:p>
          </table:table-cell>
          <table:table-cell office:value-type="float" office:value="1">
            <text:p>1</text:p>
          </table:table-cell>
          <table:table-cell office:value-type="string">
            <text:p>2012-04-26 00:00:00</text:p>
          </table:table-cell>
          <table:table-cell table:number-columns-repeated="2" office:value-type="float" office:value="4.46">
            <text:p>4.46</text:p>
          </table:table-cell>
          <table:table-cell office:value-type="float" office:value="-0.0173766816143497">
            <text:p>-0.0173766816</text:p>
          </table:table-cell>
          <table:table-cell office:value-type="float" office:value="0.0306413176444957">
            <text:p>0.0306413176</text:p>
          </table:table-cell>
          <table:table-cell table:formula="of:=IF([.G85]&gt;0;1;0)" office:value-type="float" office:value="1">
            <text:p>1</text:p>
          </table:table-cell>
          <table:table-cell table:formula="of:=IF([.I84]&gt;=0;IF([.H85]=1;[.I84]+([.F85]*[.J85])-0;[.I84]);0)" office:value-type="float" office:value="11122.5726978129">
            <text:p>11122.5726978129</text:p>
          </table:table-cell>
          <table:table-cell table:formula="of:=IF([.I84]&gt;1000;[.I84]*0.5;1000)" office:value-type="float" office:value="5610.02818572187">
            <text:p>5610.0281857219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2-04-27 00:00:00</text:p>
          </table:table-cell>
          <table:table-cell table:number-columns-repeated="2" office:value-type="float" office:value="5.8225">
            <text:p>5.8225</text:p>
          </table:table-cell>
          <table:table-cell office:value-type="float" office:value="-0.0137398024903392">
            <text:p>-0.0137398025</text:p>
          </table:table-cell>
          <table:table-cell office:value-type="float" office:value="0.0126154715252295">
            <text:p>0.0126154715</text:p>
          </table:table-cell>
          <table:table-cell table:formula="of:=IF([.G86]&gt;0;1;0)" office:value-type="float" office:value="1">
            <text:p>1</text:p>
          </table:table-cell>
          <table:table-cell table:formula="of:=IF([.I85]&gt;=0;IF([.H86]=1;[.I85]+([.F86]*[.J86])-0;[.I85]);0)" office:value-type="float" office:value="11046.1617217867">
            <text:p>11046.1617217867</text:p>
          </table:table-cell>
          <table:table-cell table:formula="of:=IF([.I85]&gt;1000;[.I85]*0.5;1000)" office:value-type="float" office:value="5561.28634890646">
            <text:p>5561.2863489065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04-30 00:00:00</text:p>
          </table:table-cell>
          <table:table-cell table:number-columns-repeated="2" office:value-type="float" office:value="2.575">
            <text:p>2.575</text:p>
          </table:table-cell>
          <table:table-cell office:value-type="float" office:value="0">
            <text:p>0</text:p>
          </table:table-cell>
          <table:table-cell office:value-type="float" office:value="0.988155845565626">
            <text:p>0.9881558456</text:p>
          </table:table-cell>
          <table:table-cell table:formula="of:=IF([.G87]&gt;0;1;0)" office:value-type="float" office:value="1">
            <text:p>1</text:p>
          </table:table-cell>
          <table:table-cell table:formula="of:=IF([.I86]&gt;=0;IF([.H87]=1;[.I86]+([.F87]*[.J87])-0;[.I86]);0)" office:value-type="float" office:value="11046.1617217867">
            <text:p>11046.1617217867</text:p>
          </table:table-cell>
          <table:table-cell table:formula="of:=IF([.I86]&gt;1000;[.I86]*0.5;1000)" office:value-type="float" office:value="5523.08086089336">
            <text:p>5523.0808608934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2-05-01 00:00:00</text:p>
          </table:table-cell>
          <table:table-cell table:number-columns-repeated="2" office:value-type="float" office:value="7.205">
            <text:p>7.205</text:p>
          </table:table-cell>
          <table:table-cell office:value-type="float" office:value="0">
            <text:p>0</text:p>
          </table:table-cell>
          <table:table-cell office:value-type="float" office:value="0.0424404226123092">
            <text:p>0.0424404226</text:p>
          </table:table-cell>
          <table:table-cell table:formula="of:=IF([.G88]&gt;0;1;0)" office:value-type="float" office:value="1">
            <text:p>1</text:p>
          </table:table-cell>
          <table:table-cell table:formula="of:=IF([.I87]&gt;=0;IF([.H88]=1;[.I87]+([.F88]*[.J88])-0;[.I87]);0)" office:value-type="float" office:value="11046.1617217867">
            <text:p>11046.1617217867</text:p>
          </table:table-cell>
          <table:table-cell table:formula="of:=IF([.I87]&gt;1000;[.I87]*0.5;1000)" office:value-type="float" office:value="5523.08086089336">
            <text:p>5523.0808608934</text:p>
          </table:table-cell>
          <table:table-cell table:number-columns-repeated="2"/>
        </table:table-row>
        <table:table-row table:style-name="ro1">
          <table:table-cell office:value-type="string">
            <text:p>PBY</text:p>
          </table:table-cell>
          <table:table-cell office:value-type="float" office:value="1">
            <text:p>1</text:p>
          </table:table-cell>
          <table:table-cell office:value-type="string">
            <text:p>2012-05-02 00:00:00</text:p>
          </table:table-cell>
          <table:table-cell table:number-columns-repeated="2" office:value-type="float" office:value="11.4025">
            <text:p>11.4025</text:p>
          </table:table-cell>
          <table:table-cell office:value-type="float" office:value="-0.0168822626616969">
            <text:p>-0.0168822627</text:p>
          </table:table-cell>
          <table:table-cell office:value-type="float" office:value="0.0168298644887612">
            <text:p>0.0168298645</text:p>
          </table:table-cell>
          <table:table-cell table:formula="of:=IF([.G89]&gt;0;1;0)" office:value-type="float" office:value="1">
            <text:p>1</text:p>
          </table:table-cell>
          <table:table-cell table:formula="of:=IF([.I88]&gt;=0;IF([.H89]=1;[.I88]+([.F89]*[.J89])-0;[.I88]);0)" office:value-type="float" office:value="10952.9196199913">
            <text:p>10952.9196199913</text:p>
          </table:table-cell>
          <table:table-cell table:formula="of:=IF([.I88]&gt;1000;[.I88]*0.5;1000)" office:value-type="float" office:value="5523.08086089336">
            <text:p>5523.0808608934</text:p>
          </table:table-cell>
          <table:table-cell table:number-columns-repeated="2"/>
        </table:table-row>
        <table:table-row table:style-name="ro1">
          <table:table-cell office:value-type="string">
            <text:p>PBY</text:p>
          </table:table-cell>
          <table:table-cell office:value-type="float" office:value="1">
            <text:p>1</text:p>
          </table:table-cell>
          <table:table-cell office:value-type="string">
            <text:p>2012-05-03 00:00:00</text:p>
          </table:table-cell>
          <table:table-cell table:number-columns-repeated="2" office:value-type="float" office:value="11.21">
            <text:p>11.21</text:p>
          </table:table-cell>
          <table:table-cell office:value-type="float" office:value="0.00289919714540576">
            <text:p>0.0028991971</text:p>
          </table:table-cell>
          <table:table-cell office:value-type="float" office:value="0.034196969025422">
            <text:p>0.034196969</text:p>
          </table:table-cell>
          <table:table-cell table:formula="of:=IF([.G90]&gt;0;1;0)" office:value-type="float" office:value="1">
            <text:p>1</text:p>
          </table:table-cell>
          <table:table-cell table:formula="of:=IF([.I89]&gt;=0;IF([.H90]=1;[.I89]+([.F90]*[.J90])-0;[.I89]);0)" office:value-type="float" office:value="10968.7969566394">
            <text:p>10968.7969566394</text:p>
          </table:table-cell>
          <table:table-cell table:formula="of:=IF([.I89]&gt;1000;[.I89]*0.5;1000)" office:value-type="float" office:value="5476.45980999567">
            <text:p>5476.4598099957</text:p>
          </table:table-cell>
          <table:table-cell table:number-columns-repeated="2"/>
        </table:table-row>
        <table:table-row table:style-name="ro1">
          <table:table-cell office:value-type="string">
            <text:p>MMSI</text:p>
          </table:table-cell>
          <table:table-cell office:value-type="float" office:value="1">
            <text:p>1</text:p>
          </table:table-cell>
          <table:table-cell office:value-type="string">
            <text:p>2012-05-04 00:00:00</text:p>
          </table:table-cell>
          <table:table-cell table:number-columns-repeated="2" office:value-type="float" office:value="13.185">
            <text:p>13.185</text:p>
          </table:table-cell>
          <table:table-cell office:value-type="float" office:value="-0.00189609404626467">
            <text:p>-0.001896094</text:p>
          </table:table-cell>
          <table:table-cell office:value-type="float" office:value="0.0696963937482103">
            <text:p>0.0696963937</text:p>
          </table:table-cell>
          <table:table-cell table:formula="of:=IF([.G91]&gt;0;1;0)" office:value-type="float" office:value="1">
            <text:p>1</text:p>
          </table:table-cell>
          <table:table-cell table:formula="of:=IF([.I90]&gt;=0;IF([.H91]=1;[.I90]+([.F91]*[.J91])-0;[.I90]);0)" office:value-type="float" office:value="10958.3980213373">
            <text:p>10958.3980213373</text:p>
          </table:table-cell>
          <table:table-cell table:formula="of:=IF([.I90]&gt;1000;[.I90]*0.5;1000)" office:value-type="float" office:value="5484.3984783197">
            <text:p>5484.3984783197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2-05-07 00:00:00</text:p>
          </table:table-cell>
          <table:table-cell table:number-columns-repeated="2" office:value-type="float" office:value="33.435">
            <text:p>33.435</text:p>
          </table:table-cell>
          <table:table-cell office:value-type="float" office:value="-0.0400029908778228">
            <text:p>-0.0400029909</text:p>
          </table:table-cell>
          <table:table-cell office:value-type="float" office:value="0.0307504313714944">
            <text:p>0.0307504314</text:p>
          </table:table-cell>
          <table:table-cell table:formula="of:=IF([.G92]&gt;0;1;0)" office:value-type="float" office:value="1">
            <text:p>1</text:p>
          </table:table-cell>
          <table:table-cell table:formula="of:=IF([.I91]&gt;=0;IF([.H92]=1;[.I91]+([.F92]*[.J92])-0;[.I91]);0)" office:value-type="float" office:value="10739.2136732958">
            <text:p>10739.2136732958</text:p>
          </table:table-cell>
          <table:table-cell table:formula="of:=IF([.I91]&gt;1000;[.I91]*0.5;1000)" office:value-type="float" office:value="5479.19901066866">
            <text:p>5479.1990106687</text:p>
          </table:table-cell>
          <table:table-cell table:number-columns-repeated="2"/>
        </table:table-row>
        <table:table-row table:style-name="ro1">
          <table:table-cell office:value-type="string">
            <text:p>SZYM</text:p>
          </table:table-cell>
          <table:table-cell office:value-type="float" office:value="1">
            <text:p>1</text:p>
          </table:table-cell>
          <table:table-cell office:value-type="string">
            <text:p>2012-05-08 00:00:00</text:p>
          </table:table-cell>
          <table:table-cell table:number-columns-repeated="2" office:value-type="float" office:value="10.2825">
            <text:p>10.2825</text:p>
          </table:table-cell>
          <table:table-cell office:value-type="float" office:value="-0.0403598346705568">
            <text:p>-0.0403598347</text:p>
          </table:table-cell>
          <table:table-cell office:value-type="float" office:value="0.0936064162835086">
            <text:p>0.0936064163</text:p>
          </table:table-cell>
          <table:table-cell table:formula="of:=IF([.G93]&gt;0;1;0)" office:value-type="float" office:value="1">
            <text:p>1</text:p>
          </table:table-cell>
          <table:table-cell table:formula="of:=IF([.I92]&gt;=0;IF([.H93]=1;[.I92]+([.F93]*[.J93])-0;[.I92]);0)" office:value-type="float" office:value="10522.4972291228">
            <text:p>10522.4972291228</text:p>
          </table:table-cell>
          <table:table-cell table:formula="of:=IF([.I92]&gt;1000;[.I92]*0.5;1000)" office:value-type="float" office:value="5369.60683664788">
            <text:p>5369.6068366479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5-09 00:00:00</text:p>
          </table:table-cell>
          <table:table-cell table:number-columns-repeated="2" office:value-type="float" office:value="2.905">
            <text:p>2.905</text:p>
          </table:table-cell>
          <table:table-cell office:value-type="float" office:value="0.0903614457831328">
            <text:p>0.0903614458</text:p>
          </table:table-cell>
          <table:table-cell office:value-type="float" office:value="0.0249375961413729">
            <text:p>0.0249375961</text:p>
          </table:table-cell>
          <table:table-cell table:formula="of:=IF([.G94]&gt;0;1;0)" office:value-type="float" office:value="1">
            <text:p>1</text:p>
          </table:table-cell>
          <table:table-cell table:formula="of:=IF([.I93]&gt;=0;IF([.H94]=1;[.I93]+([.F94]*[.J94])-0;[.I93]);0)" office:value-type="float" office:value="10997.911260559">
            <text:p>10997.911260559</text:p>
          </table:table-cell>
          <table:table-cell table:formula="of:=IF([.I93]&gt;1000;[.I93]*0.5;1000)" office:value-type="float" office:value="5261.24861456138">
            <text:p>5261.2486145614</text:p>
          </table:table-cell>
          <table:table-cell table:number-columns-repeated="2"/>
        </table:table-row>
        <table:table-row table:style-name="ro1">
          <table:table-cell office:value-type="string">
            <text:p>ANGI</text:p>
          </table:table-cell>
          <table:table-cell office:value-type="float" office:value="1">
            <text:p>1</text:p>
          </table:table-cell>
          <table:table-cell office:value-type="string">
            <text:p>2012-05-10 00:00:00</text:p>
          </table:table-cell>
          <table:table-cell table:number-columns-repeated="2" office:value-type="float" office:value="14.68">
            <text:p>14.68</text:p>
          </table:table-cell>
          <table:table-cell office:value-type="float" office:value="-0.0185626702997276">
            <text:p>-0.0185626703</text:p>
          </table:table-cell>
          <table:table-cell office:value-type="float" office:value="0.0273487847543308">
            <text:p>0.0273487848</text:p>
          </table:table-cell>
          <table:table-cell table:formula="of:=IF([.G95]&gt;0;1;0)" office:value-type="float" office:value="1">
            <text:p>1</text:p>
          </table:table-cell>
          <table:table-cell table:formula="of:=IF([.I94]&gt;=0;IF([.H95]=1;[.I94]+([.F95]*[.J95])-0;[.I94]);0)" office:value-type="float" office:value="10895.8359602013">
            <text:p>10895.8359602013</text:p>
          </table:table-cell>
          <table:table-cell table:formula="of:=IF([.I94]&gt;1000;[.I94]*0.5;1000)" office:value-type="float" office:value="5498.95563027952">
            <text:p>5498.9556302795</text:p>
          </table:table-cell>
          <table:table-cell table:number-columns-repeated="2"/>
        </table:table-row>
        <table:table-row table:style-name="ro1">
          <table:table-cell office:value-type="string">
            <text:p>APSA</text:p>
          </table:table-cell>
          <table:table-cell office:value-type="float" office:value="1.28345724907063">
            <text:p>1.2834572491</text:p>
          </table:table-cell>
          <table:table-cell office:value-type="string">
            <text:p>2012-05-11 00:00:00</text:p>
          </table:table-cell>
          <table:table-cell office:value-type="float" office:value="13.8275">
            <text:p>13.8275</text:p>
          </table:table-cell>
          <table:table-cell office:value-type="float" office:value="10.7736350470673">
            <text:p>10.7736350471</text:p>
          </table:table-cell>
          <table:table-cell office:value-type="float" office:value="-0.00941281438255714">
            <text:p>-0.0094128144</text:p>
          </table:table-cell>
          <table:table-cell office:value-type="float" office:value="0.0515171970797911">
            <text:p>0.0515171971</text:p>
          </table:table-cell>
          <table:table-cell table:formula="of:=IF([.G96]&gt;0;1;0)" office:value-type="float" office:value="1">
            <text:p>1</text:p>
          </table:table-cell>
          <table:table-cell table:formula="of:=IF([.I95]&gt;=0;IF([.H96]=1;[.I95]+([.F96]*[.J96])-0;[.I95]);0)" office:value-type="float" office:value="10844.5557194832">
            <text:p>10844.5557194832</text:p>
          </table:table-cell>
          <table:table-cell table:formula="of:=IF([.I95]&gt;1000;[.I95]*0.5;1000)" office:value-type="float" office:value="5447.91798010066">
            <text:p>5447.9179801007</text:p>
          </table:table-cell>
          <table:table-cell table:number-columns-repeated="2"/>
        </table:table-row>
        <table:table-row table:style-name="ro1">
          <table:table-cell office:value-type="string">
            <text:p>VTG</text:p>
          </table:table-cell>
          <table:table-cell office:value-type="float" office:value="1">
            <text:p>1</text:p>
          </table:table-cell>
          <table:table-cell office:value-type="string">
            <text:p>2012-05-14 00:00:00</text:p>
          </table:table-cell>
          <table:table-cell table:number-columns-repeated="2" office:value-type="float" office:value="1.5425">
            <text:p>1.5425</text:p>
          </table:table-cell>
          <table:table-cell office:value-type="float" office:value="-0.0421393841166936">
            <text:p>-0.0421393841</text:p>
          </table:table-cell>
          <table:table-cell office:value-type="float" office:value="1.48302270686093">
            <text:p>1.4830227069</text:p>
          </table:table-cell>
          <table:table-cell table:formula="of:=IF([.G97]&gt;0;1;0)" office:value-type="float" office:value="1">
            <text:p>1</text:p>
          </table:table-cell>
          <table:table-cell table:formula="of:=IF([.I96]&gt;=0;IF([.H97]=1;[.I96]+([.F97]*[.J97])-0;[.I96]);0)" office:value-type="float" office:value="10616.0642699641">
            <text:p>10616.0642699641</text:p>
          </table:table-cell>
          <table:table-cell table:formula="of:=IF([.I96]&gt;1000;[.I96]*0.5;1000)" office:value-type="float" office:value="5422.27785974162">
            <text:p>5422.2778597416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5-15 00:00:00</text:p>
          </table:table-cell>
          <table:table-cell table:number-columns-repeated="2" office:value-type="float" office:value="4.875">
            <text:p>4.875</text:p>
          </table:table-cell>
          <table:table-cell office:value-type="float" office:value="-0.0774358974358973">
            <text:p>-0.0774358974</text:p>
          </table:table-cell>
          <table:table-cell office:value-type="float" office:value="0.032617503493077">
            <text:p>0.0326175035</text:p>
          </table:table-cell>
          <table:table-cell table:formula="of:=IF([.G98]&gt;0;1;0)" office:value-type="float" office:value="1">
            <text:p>1</text:p>
          </table:table-cell>
          <table:table-cell table:formula="of:=IF([.I97]&gt;=0;IF([.H98]=1;[.I97]+([.F98]*[.J98])-0;[.I97]);0)" office:value-type="float" office:value="10205.0320379732">
            <text:p>10205.0320379732</text:p>
          </table:table-cell>
          <table:table-cell table:formula="of:=IF([.I97]&gt;1000;[.I97]*0.5;1000)" office:value-type="float" office:value="5308.03213498207">
            <text:p>5308.0321349821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009276437848">
            <text:p>1.0500927644</text:p>
          </table:table-cell>
          <table:table-cell office:value-type="string">
            <text:p>2012-05-16 00:00:00</text:p>
          </table:table-cell>
          <table:table-cell office:value-type="float" office:value="5.6275">
            <text:p>5.6275</text:p>
          </table:table-cell>
          <table:table-cell office:value-type="float" office:value="5.35905035335689">
            <text:p>5.3590503534</text:p>
          </table:table-cell>
          <table:table-cell office:value-type="float" office:value="-0.0603855451150211">
            <text:p>-0.0603855451</text:p>
          </table:table-cell>
          <table:table-cell office:value-type="float" office:value="0.0446453335994076">
            <text:p>0.0446453336</text:p>
          </table:table-cell>
          <table:table-cell table:formula="of:=IF([.G99]&gt;0;1;0)" office:value-type="float" office:value="1">
            <text:p>1</text:p>
          </table:table-cell>
          <table:table-cell table:formula="of:=IF([.I98]&gt;=0;IF([.H99]=1;[.I98]+([.F99]*[.J99])-0;[.I98]);0)" office:value-type="float" office:value="9896.91382670859">
            <text:p>9896.9138267086</text:p>
          </table:table-cell>
          <table:table-cell table:formula="of:=IF([.I98]&gt;1000;[.I98]*0.5;1000)" office:value-type="float" office:value="5102.51601898661">
            <text:p>5102.5160189866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5-17 00:00:00</text:p>
          </table:table-cell>
          <table:table-cell table:number-columns-repeated="2" office:value-type="float" office:value="2.93">
            <text:p>2.93</text:p>
          </table:table-cell>
          <table:table-cell office:value-type="float" office:value="-0.0853242320819113">
            <text:p>-0.0853242321</text:p>
          </table:table-cell>
          <table:table-cell office:value-type="float" office:value="0.0397471814478601">
            <text:p>0.0397471814</text:p>
          </table:table-cell>
          <table:table-cell table:formula="of:=IF([.G100]&gt;0;1;0)" office:value-type="float" office:value="1">
            <text:p>1</text:p>
          </table:table-cell>
          <table:table-cell table:formula="of:=IF([.I99]&gt;=0;IF([.H100]=1;[.I99]+([.F100]*[.J100])-0;[.I99]);0)" office:value-type="float" office:value="9474.69054058621">
            <text:p>9474.6905405862</text:p>
          </table:table-cell>
          <table:table-cell table:formula="of:=IF([.I99]&gt;1000;[.I99]*0.5;1000)" office:value-type="float" office:value="4948.4569133543">
            <text:p>4948.4569133543</text:p>
          </table:table-cell>
          <table:table-cell table:number-columns-repeated="2"/>
        </table:table-row>
        <table:table-row table:style-name="ro1">
          <table:table-cell office:value-type="string">
            <text:p>MTL</text:p>
          </table:table-cell>
          <table:table-cell office:value-type="float" office:value="1">
            <text:p>1</text:p>
          </table:table-cell>
          <table:table-cell office:value-type="string">
            <text:p>2012-05-18 00:00:00</text:p>
          </table:table-cell>
          <table:table-cell table:number-columns-repeated="2" office:value-type="float" office:value="5.6475">
            <text:p>5.6475</text:p>
          </table:table-cell>
          <table:table-cell office:value-type="float" office:value="0.0340858787073925">
            <text:p>0.0340858787</text:p>
          </table:table-cell>
          <table:table-cell office:value-type="float" office:value="0.0202960208672508">
            <text:p>0.0202960209</text:p>
          </table:table-cell>
          <table:table-cell table:formula="of:=IF([.G101]&gt;0;1;0)" office:value-type="float" office:value="1">
            <text:p>1</text:p>
          </table:table-cell>
          <table:table-cell table:formula="of:=IF([.I100]&gt;=0;IF([.H101]=1;[.I100]+([.F101]*[.J101])-0;[.I100]);0)" office:value-type="float" office:value="9636.16711686446">
            <text:p>9636.1671168645</text:p>
          </table:table-cell>
          <table:table-cell table:formula="of:=IF([.I100]&gt;1000;[.I100]*0.5;1000)" office:value-type="float" office:value="4737.34527029311">
            <text:p>4737.3452702931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05-21 00:00:00</text:p>
          </table:table-cell>
          <table:table-cell table:number-columns-repeated="2" office:value-type="float" office:value="2.97">
            <text:p>2.97</text:p>
          </table:table-cell>
          <table:table-cell office:value-type="float" office:value="0.00168350168350173">
            <text:p>0.0016835017</text:p>
          </table:table-cell>
          <table:table-cell office:value-type="float" office:value="0.0656104685758158">
            <text:p>0.0656104686</text:p>
          </table:table-cell>
          <table:table-cell table:formula="of:=IF([.G102]&gt;0;1;0)" office:value-type="float" office:value="1">
            <text:p>1</text:p>
          </table:table-cell>
          <table:table-cell table:formula="of:=IF([.I101]&gt;=0;IF([.H102]=1;[.I101]+([.F102]*[.J102])-0;[.I101]);0)" office:value-type="float" office:value="9644.27836864633">
            <text:p>9644.2783686463</text:p>
          </table:table-cell>
          <table:table-cell table:formula="of:=IF([.I101]&gt;1000;[.I101]*0.5;1000)" office:value-type="float" office:value="4818.08355843223">
            <text:p>4818.0835584322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5-22 00:00:00</text:p>
          </table:table-cell>
          <table:table-cell table:number-columns-repeated="2" office:value-type="float" office:value="2.335">
            <text:p>2.335</text:p>
          </table:table-cell>
          <table:table-cell office:value-type="float" office:value="0.0503211991434691">
            <text:p>0.0503211991</text:p>
          </table:table-cell>
          <table:table-cell office:value-type="float" office:value="0.0316633598723336">
            <text:p>0.0316633599</text:p>
          </table:table-cell>
          <table:table-cell table:formula="of:=IF([.G103]&gt;0;1;0)" office:value-type="float" office:value="1">
            <text:p>1</text:p>
          </table:table-cell>
          <table:table-cell table:formula="of:=IF([.I102]&gt;=0;IF([.H103]=1;[.I102]+([.F103]*[.J103])-0;[.I102]);0)" office:value-type="float" office:value="9886.93419483819">
            <text:p>9886.9341948382</text:p>
          </table:table-cell>
          <table:table-cell table:formula="of:=IF([.I102]&gt;1000;[.I102]*0.5;1000)" office:value-type="float" office:value="4822.13918432317">
            <text:p>4822.1391843232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05-23 00:00:00</text:p>
          </table:table-cell>
          <table:table-cell table:number-columns-repeated="2" office:value-type="float" office:value="6.0175">
            <text:p>6.0175</text:p>
          </table:table-cell>
          <table:table-cell office:value-type="float" office:value="-0.0278354798504363">
            <text:p>-0.0278354799</text:p>
          </table:table-cell>
          <table:table-cell office:value-type="float" office:value="0.0254180631224026">
            <text:p>0.0254180631</text:p>
          </table:table-cell>
          <table:table-cell table:formula="of:=IF([.G104]&gt;0;1;0)" office:value-type="float" office:value="1">
            <text:p>1</text:p>
          </table:table-cell>
          <table:table-cell table:formula="of:=IF([.I103]&gt;=0;IF([.H104]=1;[.I103]+([.F104]*[.J104])-0;[.I103]);0)" office:value-type="float" office:value="9749.33041605668">
            <text:p>9749.3304160567</text:p>
          </table:table-cell>
          <table:table-cell table:formula="of:=IF([.I103]&gt;1000;[.I103]*0.5;1000)" office:value-type="float" office:value="4943.46709741909">
            <text:p>4943.4670974191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05-24 00:00:00</text:p>
          </table:table-cell>
          <table:table-cell table:number-columns-repeated="2" office:value-type="float" office:value="24.6275">
            <text:p>24.6275</text:p>
          </table:table-cell>
          <table:table-cell office:value-type="float" office:value="-0.000507562683991436">
            <text:p>-0.0005075627</text:p>
          </table:table-cell>
          <table:table-cell office:value-type="float" office:value="0.0421907563576618">
            <text:p>0.0421907564</text:p>
          </table:table-cell>
          <table:table-cell table:formula="of:=IF([.G105]&gt;0;1;0)" office:value-type="float" office:value="1">
            <text:p>1</text:p>
          </table:table-cell>
          <table:table-cell table:formula="of:=IF([.I104]&gt;=0;IF([.H105]=1;[.I104]+([.F105]*[.J105])-0;[.I104]);0)" office:value-type="float" office:value="9746.85621790014">
            <text:p>9746.8562179001</text:p>
          </table:table-cell>
          <table:table-cell table:formula="of:=IF([.I104]&gt;1000;[.I104]*0.5;1000)" office:value-type="float" office:value="4874.66520802834">
            <text:p>4874.6652080284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5-25 00:00:00</text:p>
          </table:table-cell>
          <table:table-cell table:number-columns-repeated="2" office:value-type="float" office:value="3.3575">
            <text:p>3.3575</text:p>
          </table:table-cell>
          <table:table-cell office:value-type="float" office:value="-0.00223380491437097">
            <text:p>-0.0022338049</text:p>
          </table:table-cell>
          <table:table-cell office:value-type="float" office:value="0.0239483099919937">
            <text:p>0.02394831</text:p>
          </table:table-cell>
          <table:table-cell table:formula="of:=IF([.G106]&gt;0;1;0)" office:value-type="float" office:value="1">
            <text:p>1</text:p>
          </table:table-cell>
          <table:table-cell table:formula="of:=IF([.I105]&gt;=0;IF([.H106]=1;[.I105]+([.F106]*[.J106])-0;[.I105]);0)" office:value-type="float" office:value="9735.96993024053">
            <text:p>9735.9699302405</text:p>
          </table:table-cell>
          <table:table-cell table:formula="of:=IF([.I105]&gt;1000;[.I105]*0.5;1000)" office:value-type="float" office:value="4873.42810895007">
            <text:p>4873.428108950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2248062015504">
            <text:p>0.0992248062</text:p>
          </table:table-cell>
          <table:table-cell office:value-type="string">
            <text:p>2012-05-28 00:00:00</text:p>
          </table:table-cell>
          <table:table-cell office:value-type="float" office:value="0.64">
            <text:p>0.64</text:p>
          </table:table-cell>
          <table:table-cell office:value-type="float" office:value="6.45">
            <text:p>6.45</text:p>
          </table:table-cell>
          <table:table-cell office:value-type="float" office:value="0.00153846153846149">
            <text:p>0.0015384615</text:p>
          </table:table-cell>
          <table:table-cell office:value-type="float" office:value="0.000771171478956708">
            <text:p>0.0007711715</text:p>
          </table:table-cell>
          <table:table-cell table:formula="of:=IF([.G107]&gt;0;1;0)" office:value-type="float" office:value="1">
            <text:p>1</text:p>
          </table:table-cell>
          <table:table-cell table:formula="of:=IF([.I106]&gt;=0;IF([.H107]=1;[.I106]+([.F107]*[.J107])-0;[.I106]);0)" office:value-type="float" office:value="9743.45913787918">
            <text:p>9743.4591378792</text:p>
          </table:table-cell>
          <table:table-cell table:formula="of:=IF([.I106]&gt;1000;[.I106]*0.5;1000)" office:value-type="float" office:value="4867.98496512026">
            <text:p>4867.9849651203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5-29 00:00:00</text:p>
          </table:table-cell>
          <table:table-cell table:number-columns-repeated="2" office:value-type="float" office:value="3.35">
            <text:p>3.35</text:p>
          </table:table-cell>
          <table:table-cell office:value-type="float" office:value="-0.00746268656716398">
            <text:p>-0.0074626866</text:p>
          </table:table-cell>
          <table:table-cell office:value-type="float" office:value="0.0123344743101994">
            <text:p>0.0123344743</text:p>
          </table:table-cell>
          <table:table-cell table:formula="of:=IF([.G108]&gt;0;1;0)" office:value-type="float" office:value="1">
            <text:p>1</text:p>
          </table:table-cell>
          <table:table-cell table:formula="of:=IF([.I107]&gt;=0;IF([.H108]=1;[.I107]+([.F108]*[.J108])-0;[.I107]);0)" office:value-type="float" office:value="9707.10294706619">
            <text:p>9707.1029470662</text:p>
          </table:table-cell>
          <table:table-cell table:formula="of:=IF([.I107]&gt;1000;[.I107]*0.5;1000)" office:value-type="float" office:value="4871.72956893959">
            <text:p>4871.7295689396</text:p>
          </table:table-cell>
          <table:table-cell table:number-columns-repeated="2"/>
        </table:table-row>
        <table:table-row table:style-name="ro1">
          <table:table-cell office:value-type="string">
            <text:p>PBY</text:p>
          </table:table-cell>
          <table:table-cell office:value-type="float" office:value="1">
            <text:p>1</text:p>
          </table:table-cell>
          <table:table-cell office:value-type="string">
            <text:p>2012-05-30 00:00:00</text:p>
          </table:table-cell>
          <table:table-cell table:number-columns-repeated="2" office:value-type="float" office:value="8.7075">
            <text:p>8.7075</text:p>
          </table:table-cell>
          <table:table-cell office:value-type="float" office:value="0.0470858455354581">
            <text:p>0.0470858455</text:p>
          </table:table-cell>
          <table:table-cell office:value-type="float" office:value="0.0242636097817645">
            <text:p>0.0242636098</text:p>
          </table:table-cell>
          <table:table-cell table:formula="of:=IF([.G109]&gt;0;1;0)" office:value-type="float" office:value="1">
            <text:p>1</text:p>
          </table:table-cell>
          <table:table-cell table:formula="of:=IF([.I108]&gt;=0;IF([.H109]=1;[.I108]+([.F109]*[.J109])-0;[.I108]);0)" office:value-type="float" office:value="9935.63652204737">
            <text:p>9935.6365220474</text:p>
          </table:table-cell>
          <table:table-cell table:formula="of:=IF([.I108]&gt;1000;[.I108]*0.5;1000)" office:value-type="float" office:value="4853.5514735331">
            <text:p>4853.5514735331</text:p>
          </table:table-cell>
          <table:table-cell table:number-columns-repeated="2"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2012-05-31 00:00:00</text:p>
          </table:table-cell>
          <table:table-cell table:number-columns-repeated="2" office:value-type="float" office:value="2.3925">
            <text:p>2.3925</text:p>
          </table:table-cell>
          <table:table-cell office:value-type="float" office:value="0.0219435736677116">
            <text:p>0.0219435737</text:p>
          </table:table-cell>
          <table:table-cell office:value-type="float" office:value="0.0238796320166622">
            <text:p>0.023879632</text:p>
          </table:table-cell>
          <table:table-cell table:formula="of:=IF([.G110]&gt;0;1;0)" office:value-type="float" office:value="1">
            <text:p>1</text:p>
          </table:table-cell>
          <table:table-cell table:formula="of:=IF([.I109]&gt;=0;IF([.H110]=1;[.I109]+([.F110]*[.J110])-0;[.I109]);0)" office:value-type="float" office:value="10044.6482080259">
            <text:p>10044.6482080259</text:p>
          </table:table-cell>
          <table:table-cell table:formula="of:=IF([.I109]&gt;1000;[.I109]*0.5;1000)" office:value-type="float" office:value="4967.81826102369">
            <text:p>4967.8182610237</text:p>
          </table:table-cell>
          <table:table-cell table:number-columns-repeated="2"/>
        </table:table-row>
        <table:table-row table:style-name="ro1">
          <table:table-cell office:value-type="string">
            <text:p>CSWC</text:p>
          </table:table-cell>
          <table:table-cell office:value-type="float" office:value="4.13533834586466">
            <text:p>4.1353383459</text:p>
          </table:table-cell>
          <table:table-cell office:value-type="string">
            <text:p>2012-06-01 00:00:00</text:p>
          </table:table-cell>
          <table:table-cell office:value-type="float" office:value="87.6825">
            <text:p>87.6825</text:p>
          </table:table-cell>
          <table:table-cell office:value-type="float" office:value="21.2032227272727">
            <text:p>21.2032227273</text:p>
          </table:table-cell>
          <table:table-cell office:value-type="float" office:value="0.00529003019224561">
            <text:p>0.0052900302</text:p>
          </table:table-cell>
          <table:table-cell office:value-type="float" office:value="0.025400108113042">
            <text:p>0.0254001081</text:p>
          </table:table-cell>
          <table:table-cell table:formula="of:=IF([.G111]&gt;0;1;0)" office:value-type="float" office:value="1">
            <text:p>1</text:p>
          </table:table-cell>
          <table:table-cell table:formula="of:=IF([.I110]&gt;=0;IF([.H111]=1;[.I110]+([.F111]*[.J111])-0;[.I110]);0)" office:value-type="float" office:value="10071.2164541714">
            <text:p>10071.2164541714</text:p>
          </table:table-cell>
          <table:table-cell table:formula="of:=IF([.I110]&gt;1000;[.I110]*0.5;1000)" office:value-type="float" office:value="5022.32410401297">
            <text:p>5022.324104013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06-04 00:00:00</text:p>
          </table:table-cell>
          <table:table-cell table:number-columns-repeated="2" office:value-type="float" office:value="6.61">
            <text:p>6.61</text:p>
          </table:table-cell>
          <table:table-cell office:value-type="float" office:value="0.0363086232980332">
            <text:p>0.0363086233</text:p>
          </table:table-cell>
          <table:table-cell office:value-type="float" office:value="0.0336351870975249">
            <text:p>0.0336351871</text:p>
          </table:table-cell>
          <table:table-cell table:formula="of:=IF([.G112]&gt;0;1;0)" office:value-type="float" office:value="1">
            <text:p>1</text:p>
          </table:table-cell>
          <table:table-cell table:formula="of:=IF([.I111]&gt;=0;IF([.H112]=1;[.I111]+([.F112]*[.J112])-0;[.I111]);0)" office:value-type="float" office:value="10254.0524563651">
            <text:p>10254.0524563651</text:p>
          </table:table-cell>
          <table:table-cell table:formula="of:=IF([.I111]&gt;1000;[.I111]*0.5;1000)" office:value-type="float" office:value="5035.60822708571">
            <text:p>5035.6082270857</text:p>
          </table:table-cell>
          <table:table-cell table:number-columns-repeated="2"/>
        </table:table-row>
        <table:table-row table:style-name="ro1">
          <table:table-cell office:value-type="string">
            <text:p>TNP</text:p>
          </table:table-cell>
          <table:table-cell office:value-type="float" office:value="1.07675906183369">
            <text:p>1.0767590618</text:p>
          </table:table-cell>
          <table:table-cell office:value-type="string">
            <text:p>2012-06-05 00:00:00</text:p>
          </table:table-cell>
          <table:table-cell office:value-type="float" office:value="5.0675">
            <text:p>5.0675</text:p>
          </table:table-cell>
          <table:table-cell office:value-type="float" office:value="4.70625247524753">
            <text:p>4.7062524752</text:p>
          </table:table-cell>
          <table:table-cell office:value-type="float" office:value="0.0141909853020408">
            <text:p>0.0141909853</text:p>
          </table:table-cell>
          <table:table-cell office:value-type="float" office:value="0.0225484369908742">
            <text:p>0.022548437</text:p>
          </table:table-cell>
          <table:table-cell table:formula="of:=IF([.G113]&gt;0;1;0)" office:value-type="float" office:value="1">
            <text:p>1</text:p>
          </table:table-cell>
          <table:table-cell table:formula="of:=IF([.I112]&gt;=0;IF([.H113]=1;[.I112]+([.F113]*[.J113])-0;[.I112]);0)" office:value-type="float" office:value="10326.8100102125">
            <text:p>10326.8100102125</text:p>
          </table:table-cell>
          <table:table-cell table:formula="of:=IF([.I112]&gt;1000;[.I112]*0.5;1000)" office:value-type="float" office:value="5127.02622818257">
            <text:p>5127.0262281826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2-06-06 00:00:00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-0.00235849056603765">
            <text:p>-0.0023584906</text:p>
          </table:table-cell>
          <table:table-cell office:value-type="float" office:value="0.0371591974401012">
            <text:p>0.0371591974</text:p>
          </table:table-cell>
          <table:table-cell table:formula="of:=IF([.G114]&gt;0;1;0)" office:value-type="float" office:value="1">
            <text:p>1</text:p>
          </table:table-cell>
          <table:table-cell table:formula="of:=IF([.I113]&gt;=0;IF([.H114]=1;[.I113]+([.F114]*[.J114])-0;[.I113]);0)" office:value-type="float" office:value="10314.6321682193">
            <text:p>10314.6321682193</text:p>
          </table:table-cell>
          <table:table-cell table:formula="of:=IF([.I113]&gt;1000;[.I113]*0.5;1000)" office:value-type="float" office:value="5163.40500510623">
            <text:p>5163.4050051062</text:p>
          </table:table-cell>
          <table:table-cell table:number-columns-repeated="2"/>
        </table:table-row>
        <table:table-row table:style-name="ro1">
          <table:table-cell office:value-type="string">
            <text:p>DNN</text:p>
          </table:table-cell>
          <table:table-cell office:value-type="float" office:value="1">
            <text:p>1</text:p>
          </table:table-cell>
          <table:table-cell office:value-type="string">
            <text:p>2012-06-07 00:00:00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-0.0275974025974026">
            <text:p>-0.0275974026</text:p>
          </table:table-cell>
          <table:table-cell office:value-type="float" office:value="5.40588878780356">
            <text:p>5.4058887878</text:p>
          </table:table-cell>
          <table:table-cell table:formula="of:=IF([.G115]&gt;0;1;0)" office:value-type="float" office:value="1">
            <text:p>1</text:p>
          </table:table-cell>
          <table:table-cell table:formula="of:=IF([.I114]&gt;=0;IF([.H115]=1;[.I114]+([.F115]*[.J115])-0;[.I114]);0)" office:value-type="float" office:value="10172.3036399241">
            <text:p>10172.3036399241</text:p>
          </table:table-cell>
          <table:table-cell table:formula="of:=IF([.I114]&gt;1000;[.I114]*0.5;1000)" office:value-type="float" office:value="5157.31608410964">
            <text:p>5157.3160841097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2-06-08 00:00:00</text:p>
          </table:table-cell>
          <table:table-cell table:number-columns-repeated="2" office:value-type="float" office:value="1.0225">
            <text:p>1.0225</text:p>
          </table:table-cell>
          <table:table-cell office:value-type="float" office:value="0.0268948655256724">
            <text:p>0.0268948655</text:p>
          </table:table-cell>
          <table:table-cell office:value-type="float" office:value="0.033464650322794">
            <text:p>0.0334646503</text:p>
          </table:table-cell>
          <table:table-cell table:formula="of:=IF([.G116]&gt;0;1;0)" office:value-type="float" office:value="1">
            <text:p>1</text:p>
          </table:table-cell>
          <table:table-cell table:formula="of:=IF([.I115]&gt;=0;IF([.H116]=1;[.I115]+([.F116]*[.J116])-0;[.I115]);0)" office:value-type="float" office:value="10309.0950091651">
            <text:p>10309.0950091651</text:p>
          </table:table-cell>
          <table:table-cell table:formula="of:=IF([.I115]&gt;1000;[.I115]*0.5;1000)" office:value-type="float" office:value="5086.15181996203">
            <text:p>5086.151819962</text:p>
          </table:table-cell>
          <table:table-cell table:number-columns-repeated="2"/>
        </table:table-row>
        <table:table-row table:style-name="ro1">
          <table:table-cell office:value-type="string">
            <text:p>NX</text:p>
          </table:table-cell>
          <table:table-cell office:value-type="float" office:value="1.01753325272068">
            <text:p>1.0175332527</text:p>
          </table:table-cell>
          <table:table-cell office:value-type="string">
            <text:p>2012-06-11 00:00:00</text:p>
          </table:table-cell>
          <table:table-cell office:value-type="float" office:value="17.13">
            <text:p>17.13</text:p>
          </table:table-cell>
          <table:table-cell office:value-type="float" office:value="16.8348306595365">
            <text:p>16.8348306595</text:p>
          </table:table-cell>
          <table:table-cell office:value-type="float" office:value="-0.00166625499233963">
            <text:p>-0.001666255</text:p>
          </table:table-cell>
          <table:table-cell office:value-type="float" office:value="0.019407146015775">
            <text:p>0.019407146</text:p>
          </table:table-cell>
          <table:table-cell table:formula="of:=IF([.G117]&gt;0;1;0)" office:value-type="float" office:value="1">
            <text:p>1</text:p>
          </table:table-cell>
          <table:table-cell table:formula="of:=IF([.I116]&gt;=0;IF([.H117]=1;[.I116]+([.F117]*[.J117])-0;[.I116]);0)" office:value-type="float" office:value="10300.5062186523">
            <text:p>10300.5062186523</text:p>
          </table:table-cell>
          <table:table-cell table:formula="of:=IF([.I116]&gt;1000;[.I116]*0.5;1000)" office:value-type="float" office:value="5154.54750458254">
            <text:p>5154.5475045826</text:p>
          </table:table-cell>
          <table:table-cell table:number-columns-repeated="2"/>
        </table:table-row>
        <table:table-row table:style-name="ro1">
          <table:table-cell office:value-type="string">
            <text:p>IMOS</text:p>
          </table:table-cell>
          <table:table-cell office:value-type="float" office:value="1.02061855670103">
            <text:p>1.0206185567</text:p>
          </table:table-cell>
          <table:table-cell office:value-type="string">
            <text:p>2012-06-12 00:00:00</text:p>
          </table:table-cell>
          <table:table-cell office:value-type="float" office:value="10.6075">
            <text:p>10.6075</text:p>
          </table:table-cell>
          <table:table-cell office:value-type="float" office:value="10.3932070707071">
            <text:p>10.3932070707</text:p>
          </table:table-cell>
          <table:table-cell office:value-type="float" office:value="0.0201906031493904">
            <text:p>0.0201906031</text:p>
          </table:table-cell>
          <table:table-cell office:value-type="float" office:value="0.0184416229061889">
            <text:p>0.0184416229</text:p>
          </table:table-cell>
          <table:table-cell table:formula="of:=IF([.G118]&gt;0;1;0)" office:value-type="float" office:value="1">
            <text:p>1</text:p>
          </table:table-cell>
          <table:table-cell table:formula="of:=IF([.I117]&gt;=0;IF([.H118]=1;[.I117]+([.F118]*[.J118])-0;[.I117]);0)" office:value-type="float" office:value="10404.4929353016">
            <text:p>10404.4929353016</text:p>
          </table:table-cell>
          <table:table-cell table:formula="of:=IF([.I117]&gt;1000;[.I117]*0.5;1000)" office:value-type="float" office:value="5150.25310932616">
            <text:p>5150.2531093262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06-13 00:00:00</text:p>
          </table:table-cell>
          <table:table-cell table:number-columns-repeated="2" office:value-type="float" office:value="3.175">
            <text:p>3.175</text:p>
          </table:table-cell>
          <table:table-cell office:value-type="float" office:value="-0.0385826771653544">
            <text:p>-0.0385826772</text:p>
          </table:table-cell>
          <table:table-cell office:value-type="float" office:value="0.014050559424349">
            <text:p>0.0140505594</text:p>
          </table:table-cell>
          <table:table-cell table:formula="of:=IF([.G119]&gt;0;1;0)" office:value-type="float" office:value="1">
            <text:p>1</text:p>
          </table:table-cell>
          <table:table-cell table:formula="of:=IF([.I118]&gt;=0;IF([.H119]=1;[.I118]+([.F119]*[.J119])-0;[.I118]);0)" office:value-type="float" office:value="10203.7763393057">
            <text:p>10203.7763393057</text:p>
          </table:table-cell>
          <table:table-cell table:formula="of:=IF([.I118]&gt;1000;[.I118]*0.5;1000)" office:value-type="float" office:value="5202.24646765082">
            <text:p>5202.2464676508</text:p>
          </table:table-cell>
          <table:table-cell table:number-columns-repeated="2"/>
        </table:table-row>
        <table:table-row table:style-name="ro1">
          <table:table-cell office:value-type="string">
            <text:p>PBY</text:p>
          </table:table-cell>
          <table:table-cell office:value-type="float" office:value="1">
            <text:p>1</text:p>
          </table:table-cell>
          <table:table-cell office:value-type="string">
            <text:p>2012-06-14 00:00:00</text:p>
          </table:table-cell>
          <table:table-cell table:number-columns-repeated="2" office:value-type="float" office:value="9.4025">
            <text:p>9.4025</text:p>
          </table:table-cell>
          <table:table-cell office:value-type="float" office:value="0.0015953203935124">
            <text:p>0.0015953204</text:p>
          </table:table-cell>
          <table:table-cell office:value-type="float" office:value="0.0960823923266423">
            <text:p>0.0960823923</text:p>
          </table:table-cell>
          <table:table-cell table:formula="of:=IF([.G120]&gt;0;1;0)" office:value-type="float" office:value="1">
            <text:p>1</text:p>
          </table:table-cell>
          <table:table-cell table:formula="of:=IF([.I119]&gt;=0;IF([.H120]=1;[.I119]+([.F120]*[.J120])-0;[.I119]);0)" office:value-type="float" office:value="10211.9154855481">
            <text:p>10211.9154855481</text:p>
          </table:table-cell>
          <table:table-cell table:formula="of:=IF([.I119]&gt;1000;[.I119]*0.5;1000)" office:value-type="float" office:value="5101.88816965283">
            <text:p>5101.8881696528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06-15 00:00:00</text:p>
          </table:table-cell>
          <table:table-cell table:number-columns-repeated="2" office:value-type="float" office:value="2.64">
            <text:p>2.64</text:p>
          </table:table-cell>
          <table:table-cell office:value-type="float" office:value="0.00378787878787867">
            <text:p>0.0037878788</text:p>
          </table:table-cell>
          <table:table-cell office:value-type="float" office:value="0.0173023816872264">
            <text:p>0.0173023817</text:p>
          </table:table-cell>
          <table:table-cell table:formula="of:=IF([.G121]&gt;0;1;0)" office:value-type="float" office:value="1">
            <text:p>1</text:p>
          </table:table-cell>
          <table:table-cell table:formula="of:=IF([.I120]&gt;=0;IF([.H121]=1;[.I120]+([.F121]*[.J121])-0;[.I120]);0)" office:value-type="float" office:value="10231.2562345738">
            <text:p>10231.2562345738</text:p>
          </table:table-cell>
          <table:table-cell table:formula="of:=IF([.I120]&gt;1000;[.I120]*0.5;1000)" office:value-type="float" office:value="5105.95774277407">
            <text:p>5105.9577427741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2-06-18 00:00:00</text:p>
          </table:table-cell>
          <table:table-cell table:number-columns-repeated="2" office:value-type="float" office:value="1.0375">
            <text:p>1.0375</text:p>
          </table:table-cell>
          <table:table-cell office:value-type="float" office:value="0.00240963855421672">
            <text:p>0.0024096386</text:p>
          </table:table-cell>
          <table:table-cell office:value-type="float" office:value="0.54762668626483">
            <text:p>0.5476266863</text:p>
          </table:table-cell>
          <table:table-cell table:formula="of:=IF([.G122]&gt;0;1;0)" office:value-type="float" office:value="1">
            <text:p>1</text:p>
          </table:table-cell>
          <table:table-cell table:formula="of:=IF([.I121]&gt;=0;IF([.H122]=1;[.I121]+([.F122]*[.J122])-0;[.I121]);0)" office:value-type="float" office:value="10243.5830493142">
            <text:p>10243.5830493142</text:p>
          </table:table-cell>
          <table:table-cell table:formula="of:=IF([.I121]&gt;1000;[.I121]*0.5;1000)" office:value-type="float" office:value="5115.6281172869">
            <text:p>5115.6281172869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6-19 00:00:00</text:p>
          </table:table-cell>
          <table:table-cell table:number-columns-repeated="2" office:value-type="float" office:value="3.07">
            <text:p>3.07</text:p>
          </table:table-cell>
          <table:table-cell office:value-type="float" office:value="-0.132736156351792">
            <text:p>-0.1327361564</text:p>
          </table:table-cell>
          <table:table-cell office:value-type="float" office:value="0.0132223707488746">
            <text:p>0.0132223707</text:p>
          </table:table-cell>
          <table:table-cell table:formula="of:=IF([.G123]&gt;0;1;0)" office:value-type="float" office:value="1">
            <text:p>1</text:p>
          </table:table-cell>
          <table:table-cell table:formula="of:=IF([.I122]&gt;=0;IF([.H123]=1;[.I122]+([.F123]*[.J123])-0;[.I122]);0)" office:value-type="float" office:value="9563.73612869608">
            <text:p>9563.7361286961</text:p>
          </table:table-cell>
          <table:table-cell table:formula="of:=IF([.I122]&gt;1000;[.I122]*0.5;1000)" office:value-type="float" office:value="5121.79152465712">
            <text:p>5121.7915246571</text:p>
          </table:table-cell>
          <table:table-cell table:number-columns-repeated="2"/>
        </table:table-row>
        <table:table-row table:style-name="ro1">
          <table:table-cell office:value-type="string">
            <text:p>PLG</text:p>
          </table:table-cell>
          <table:table-cell office:value-type="float" office:value="1">
            <text:p>1</text:p>
          </table:table-cell>
          <table:table-cell office:value-type="string">
            <text:p>2012-06-20 00:00:00</text:p>
          </table:table-cell>
          <table:table-cell table:number-columns-repeated="2" office:value-type="float" office:value="1.0325">
            <text:p>1.0325</text:p>
          </table:table-cell>
          <table:table-cell office:value-type="float" office:value="-0.036319612590799">
            <text:p>-0.0363196126</text:p>
          </table:table-cell>
          <table:table-cell office:value-type="float" office:value="0.28055934599086">
            <text:p>0.280559346</text:p>
          </table:table-cell>
          <table:table-cell table:formula="of:=IF([.G124]&gt;0;1;0)" office:value-type="float" office:value="1">
            <text:p>1</text:p>
          </table:table-cell>
          <table:table-cell table:formula="of:=IF([.I123]&gt;=0;IF([.H124]=1;[.I123]+([.F124]*[.J124])-0;[.I123]);0)" office:value-type="float" office:value="9390.06053313864">
            <text:p>9390.0605331386</text:p>
          </table:table-cell>
          <table:table-cell table:formula="of:=IF([.I123]&gt;1000;[.I123]*0.5;1000)" office:value-type="float" office:value="4781.86806434804">
            <text:p>4781.868064348</text:p>
          </table:table-cell>
          <table:table-cell table:number-columns-repeated="2"/>
        </table:table-row>
        <table:table-row table:style-name="ro1">
          <table:table-cell office:value-type="string">
            <text:p>ELX</text:p>
          </table:table-cell>
          <table:table-cell office:value-type="float" office:value="1">
            <text:p>1</text:p>
          </table:table-cell>
          <table:table-cell office:value-type="string">
            <text:p>2012-06-21 00:00:00</text:p>
          </table:table-cell>
          <table:table-cell table:number-columns-repeated="2" office:value-type="float" office:value="7.335">
            <text:p>7.335</text:p>
          </table:table-cell>
          <table:table-cell office:value-type="float" office:value="0.00749829584185413">
            <text:p>0.0074982958</text:p>
          </table:table-cell>
          <table:table-cell office:value-type="float" office:value="0.0383917539061644">
            <text:p>0.0383917539</text:p>
          </table:table-cell>
          <table:table-cell table:formula="of:=IF([.G125]&gt;0;1;0)" office:value-type="float" office:value="1">
            <text:p>1</text:p>
          </table:table-cell>
          <table:table-cell table:formula="of:=IF([.I124]&gt;=0;IF([.H125]=1;[.I124]+([.F125]*[.J125])-0;[.I124]);0)" office:value-type="float" office:value="9425.26525906384">
            <text:p>9425.2652590638</text:p>
          </table:table-cell>
          <table:table-cell table:formula="of:=IF([.I124]&gt;1000;[.I124]*0.5;1000)" office:value-type="float" office:value="4695.03026656932">
            <text:p>4695.0302665693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3377483443708">
            <text:p>0.0993377483</text:p>
          </table:table-cell>
          <table:table-cell office:value-type="string">
            <text:p>2012-06-22 00:00:00</text:p>
          </table:table-cell>
          <table:table-cell office:value-type="float" office:value="0.4575">
            <text:p>0.4575</text:p>
          </table:table-cell>
          <table:table-cell office:value-type="float" office:value="4.6055">
            <text:p>4.6055</text:p>
          </table:table-cell>
          <table:table-cell office:value-type="float" office:value="-0.0163934426229508">
            <text:p>-0.0163934426</text:p>
          </table:table-cell>
          <table:table-cell office:value-type="float" office:value="0.0276619515160227">
            <text:p>0.0276619515</text:p>
          </table:table-cell>
          <table:table-cell table:formula="of:=IF([.G126]&gt;0;1;0)" office:value-type="float" office:value="1">
            <text:p>1</text:p>
          </table:table-cell>
          <table:table-cell table:formula="of:=IF([.I125]&gt;=0;IF([.H126]=1;[.I125]+([.F126]*[.J126])-0;[.I125]);0)" office:value-type="float" office:value="9348.00898644856">
            <text:p>9348.0089864486</text:p>
          </table:table-cell>
          <table:table-cell table:formula="of:=IF([.I125]&gt;1000;[.I125]*0.5;1000)" office:value-type="float" office:value="4712.63262953192">
            <text:p>4712.6326295319</text:p>
          </table:table-cell>
          <table:table-cell table:number-columns-repeated="2"/>
        </table:table-row>
        <table:table-row table:style-name="ro1">
          <table:table-cell office:value-type="string">
            <text:p>NDZ</text:p>
          </table:table-cell>
          <table:table-cell office:value-type="float" office:value="1">
            <text:p>1</text:p>
          </table:table-cell>
          <table:table-cell office:value-type="string">
            <text:p>2012-06-25 00:00:00</text:p>
          </table:table-cell>
          <table:table-cell table:number-columns-repeated="2" office:value-type="float" office:value="9.2475">
            <text:p>9.2475</text:p>
          </table:table-cell>
          <table:table-cell office:value-type="float" office:value="0.00162206001622045">
            <text:p>0.00162206</text:p>
          </table:table-cell>
          <table:table-cell office:value-type="float" office:value="0.0201713334127675">
            <text:p>0.0201713334</text:p>
          </table:table-cell>
          <table:table-cell table:formula="of:=IF([.G127]&gt;0;1;0)" office:value-type="float" office:value="1">
            <text:p>1</text:p>
          </table:table-cell>
          <table:table-cell table:formula="of:=IF([.I126]&gt;=0;IF([.H127]=1;[.I126]+([.F127]*[.J127])-0;[.I126]);0)" office:value-type="float" office:value="9355.59050225265">
            <text:p>9355.5905022527</text:p>
          </table:table-cell>
          <table:table-cell table:formula="of:=IF([.I126]&gt;1000;[.I126]*0.5;1000)" office:value-type="float" office:value="4674.00449322428">
            <text:p>4674.0044932243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06-26 00:00:00</text:p>
          </table:table-cell>
          <table:table-cell table:number-columns-repeated="2" office:value-type="float" office:value="0.4425">
            <text:p>0.4425</text:p>
          </table:table-cell>
          <table:table-cell office:value-type="float" office:value="0.0169491525423728">
            <text:p>0.0169491525</text:p>
          </table:table-cell>
          <table:table-cell office:value-type="float" office:value="0.0265244861505082">
            <text:p>0.0265244862</text:p>
          </table:table-cell>
          <table:table-cell table:formula="of:=IF([.G128]&gt;0;1;0)" office:value-type="float" office:value="1">
            <text:p>1</text:p>
          </table:table-cell>
          <table:table-cell table:formula="of:=IF([.I127]&gt;=0;IF([.H128]=1;[.I127]+([.F128]*[.J128])-0;[.I127]);0)" office:value-type="float" office:value="9434.87516752598">
            <text:p>9434.875167526</text:p>
          </table:table-cell>
          <table:table-cell table:formula="of:=IF([.I127]&gt;1000;[.I127]*0.5;1000)" office:value-type="float" office:value="4677.79525112633">
            <text:p>4677.7952511263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06-27 00:00:00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0.0333333333333332">
            <text:p>0.0333333333</text:p>
          </table:table-cell>
          <table:table-cell office:value-type="float" office:value="0.0401008830152485">
            <text:p>0.040100883</text:p>
          </table:table-cell>
          <table:table-cell table:formula="of:=IF([.G129]&gt;0;1;0)" office:value-type="float" office:value="1">
            <text:p>1</text:p>
          </table:table-cell>
          <table:table-cell table:formula="of:=IF([.I128]&gt;=0;IF([.H129]=1;[.I128]+([.F129]*[.J129])-0;[.I128]);0)" office:value-type="float" office:value="9592.12308698474">
            <text:p>9592.1230869848</text:p>
          </table:table-cell>
          <table:table-cell table:formula="of:=IF([.I128]&gt;1000;[.I128]*0.5;1000)" office:value-type="float" office:value="4717.43758376299">
            <text:p>4717.437583763</text:p>
          </table:table-cell>
          <table:table-cell table:number-columns-repeated="2"/>
        </table:table-row>
        <table:table-row table:style-name="ro1">
          <table:table-cell office:value-type="string">
            <text:p>ORBK</text:p>
          </table:table-cell>
          <table:table-cell office:value-type="float" office:value="1">
            <text:p>1</text:p>
          </table:table-cell>
          <table:table-cell office:value-type="string">
            <text:p>2012-06-28 00:00:00</text:p>
          </table:table-cell>
          <table:table-cell table:number-columns-repeated="2" office:value-type="float" office:value="7.66">
            <text:p>7.66</text:p>
          </table:table-cell>
          <table:table-cell office:value-type="float" office:value="0.0323107049608355">
            <text:p>0.032310705</text:p>
          </table:table-cell>
          <table:table-cell office:value-type="float" office:value="0.0156380707249242">
            <text:p>0.0156380707</text:p>
          </table:table-cell>
          <table:table-cell table:formula="of:=IF([.G130]&gt;0;1;0)" office:value-type="float" office:value="1">
            <text:p>1</text:p>
          </table:table-cell>
          <table:table-cell table:formula="of:=IF([.I129]&gt;=0;IF([.H130]=1;[.I129]+([.F130]*[.J130])-0;[.I129]);0)" office:value-type="float" office:value="9747.08721649054">
            <text:p>9747.0872164905</text:p>
          </table:table-cell>
          <table:table-cell table:formula="of:=IF([.I129]&gt;1000;[.I129]*0.5;1000)" office:value-type="float" office:value="4796.06154349237">
            <text:p>4796.0615434924</text:p>
          </table:table-cell>
          <table:table-cell table:number-columns-repeated="2"/>
        </table:table-row>
        <table:table-row table:style-name="ro1">
          <table:table-cell office:value-type="string">
            <text:p>MITL</text:p>
          </table:table-cell>
          <table:table-cell office:value-type="float" office:value="1">
            <text:p>1</text:p>
          </table:table-cell>
          <table:table-cell office:value-type="string">
            <text:p>2012-06-29 00:00:00</text:p>
          </table:table-cell>
          <table:table-cell table:number-columns-repeated="2" office:value-type="float" office:value="4.42">
            <text:p>4.42</text:p>
          </table:table-cell>
          <table:table-cell office:value-type="float" office:value="0.00395927601809953">
            <text:p>0.003959276</text:p>
          </table:table-cell>
          <table:table-cell office:value-type="float" office:value="0.0713706531924947">
            <text:p>0.0713706532</text:p>
          </table:table-cell>
          <table:table-cell table:formula="of:=IF([.G131]&gt;0;1;0)" office:value-type="float" office:value="1">
            <text:p>1</text:p>
          </table:table-cell>
          <table:table-cell table:formula="of:=IF([.I130]&gt;=0;IF([.H131]=1;[.I130]+([.F131]*[.J131])-0;[.I130]);0)" office:value-type="float" office:value="9766.38292082182">
            <text:p>9766.3829208218</text:p>
          </table:table-cell>
          <table:table-cell table:formula="of:=IF([.I130]&gt;1000;[.I130]*0.5;1000)" office:value-type="float" office:value="4873.54360824527">
            <text:p>4873.5436082453</text:p>
          </table:table-cell>
          <table:table-cell table:number-columns-repeated="2"/>
        </table:table-row>
        <table:table-row table:style-name="ro1">
          <table:table-cell office:value-type="string">
            <text:p>PDFS</text:p>
          </table:table-cell>
          <table:table-cell office:value-type="float" office:value="1">
            <text:p>1</text:p>
          </table:table-cell>
          <table:table-cell office:value-type="string">
            <text:p>2012-07-02 00:00:00</text:p>
          </table:table-cell>
          <table:table-cell table:number-columns-repeated="2" office:value-type="float" office:value="10.015">
            <text:p>10.015</text:p>
          </table:table-cell>
          <table:table-cell office:value-type="float" office:value="0.010234648027958">
            <text:p>0.010234648</text:p>
          </table:table-cell>
          <table:table-cell office:value-type="float" office:value="0.0342656342807733">
            <text:p>0.0342656343</text:p>
          </table:table-cell>
          <table:table-cell table:formula="of:=IF([.G132]&gt;0;1;0)" office:value-type="float" office:value="1">
            <text:p>1</text:p>
          </table:table-cell>
          <table:table-cell table:formula="of:=IF([.I131]&gt;=0;IF([.H132]=1;[.I131]+([.F132]*[.J132])-0;[.I131]);0)" office:value-type="float" office:value="9816.36066667226">
            <text:p>9816.3606666723</text:p>
          </table:table-cell>
          <table:table-cell table:formula="of:=IF([.I131]&gt;1000;[.I131]*0.5;1000)" office:value-type="float" office:value="4883.19146041091">
            <text:p>4883.1914604109</text:p>
          </table:table-cell>
          <table:table-cell table:number-columns-repeated="2"/>
        </table:table-row>
        <table:table-row table:style-name="ro1">
          <table:table-cell office:value-type="string">
            <text:p>MNTA</text:p>
          </table:table-cell>
          <table:table-cell office:value-type="float" office:value="1">
            <text:p>1</text:p>
          </table:table-cell>
          <table:table-cell office:value-type="string">
            <text:p>2012-07-03 00:00:00</text:p>
          </table:table-cell>
          <table:table-cell table:number-columns-repeated="2" office:value-type="float" office:value="14.1025">
            <text:p>14.1025</text:p>
          </table:table-cell>
          <table:table-cell office:value-type="float" office:value="0.0083318560538912">
            <text:p>0.0083318561</text:p>
          </table:table-cell>
          <table:table-cell office:value-type="float" office:value="0.0142344296515654">
            <text:p>0.0142344297</text:p>
          </table:table-cell>
          <table:table-cell table:formula="of:=IF([.G133]&gt;0;1;0)" office:value-type="float" office:value="1">
            <text:p>1</text:p>
          </table:table-cell>
          <table:table-cell table:formula="of:=IF([.I132]&gt;=0;IF([.H133]=1;[.I132]+([.F133]*[.J133])-0;[.I132]);0)" office:value-type="float" office:value="9857.25491869616">
            <text:p>9857.2549186962</text:p>
          </table:table-cell>
          <table:table-cell table:formula="of:=IF([.I132]&gt;1000;[.I132]*0.5;1000)" office:value-type="float" office:value="4908.18033333613">
            <text:p>4908.180333336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100208768267223">
            <text:p>0.1002087683</text:p>
          </table:table-cell>
          <table:table-cell office:value-type="string">
            <text:p>2012-07-04 00:00:00</text:p>
          </table:table-cell>
          <table:table-cell office:value-type="float" office:value="0.48">
            <text:p>0.48</text:p>
          </table:table-cell>
          <table:table-cell office:value-type="float" office:value="4.79">
            <text:p>4.79</text:p>
          </table:table-cell>
          <table:table-cell office:value-type="float" office:value="-0.0166560769719526">
            <text:p>-0.016656077</text:p>
          </table:table-cell>
          <table:table-cell office:value-type="float" office:value="-0.00374157754514159">
            <text:p>-0.0037415775</text:p>
          </table:table-cell>
          <table:table-cell table:formula="of:=IF([.G134]&gt;0;1;0)" office:value-type="float" office:value="0">
            <text:p>0</text:p>
          </table:table-cell>
          <table:table-cell table:formula="of:=IF([.I133]&gt;=0;IF([.H134]=1;[.I133]+([.F134]*[.J134])-0;[.I133]);0)" office:value-type="float" office:value="9857.25491869616">
            <text:p>9857.2549186962</text:p>
          </table:table-cell>
          <table:table-cell table:formula="of:=IF([.I133]&gt;1000;[.I133]*0.5;1000)" office:value-type="float" office:value="4928.62745934808">
            <text:p>4928.6274593481</text:p>
          </table:table-cell>
          <table:table-cell table:number-columns-repeated="2"/>
        </table:table-row>
        <table:table-row table:style-name="ro1">
          <table:table-cell office:value-type="string">
            <text:p>GTN</text:p>
          </table:table-cell>
          <table:table-cell office:value-type="float" office:value="1">
            <text:p>1</text:p>
          </table:table-cell>
          <table:table-cell office:value-type="string">
            <text:p>2012-07-05 00:00:00</text:p>
          </table:table-cell>
          <table:table-cell table:number-columns-repeated="2" office:value-type="float" office:value="1.635">
            <text:p>1.635</text:p>
          </table:table-cell>
          <table:table-cell office:value-type="float" office:value="0.0122324159021408">
            <text:p>0.0122324159</text:p>
          </table:table-cell>
          <table:table-cell office:value-type="float" office:value="0.166230972316059">
            <text:p>0.1662309723</text:p>
          </table:table-cell>
          <table:table-cell table:formula="of:=IF([.G135]&gt;0;1;0)" office:value-type="float" office:value="1">
            <text:p>1</text:p>
          </table:table-cell>
          <table:table-cell table:formula="of:=IF([.I134]&gt;=0;IF([.H135]=1;[.I134]+([.F135]*[.J135])-0;[.I134]);0)" office:value-type="float" office:value="9917.54393960561">
            <text:p>9917.5439396056</text:p>
          </table:table-cell>
          <table:table-cell table:formula="of:=IF([.I134]&gt;1000;[.I134]*0.5;1000)" office:value-type="float" office:value="4928.62745934808">
            <text:p>4928.6274593481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7-06 00:00:00</text:p>
          </table:table-cell>
          <table:table-cell table:number-columns-repeated="2" office:value-type="float" office:value="5.455">
            <text:p>5.455</text:p>
          </table:table-cell>
          <table:table-cell office:value-type="float" office:value="0.0302474793767187">
            <text:p>0.0302474794</text:p>
          </table:table-cell>
          <table:table-cell office:value-type="float" office:value="0.020296445106515">
            <text:p>0.0202964451</text:p>
          </table:table-cell>
          <table:table-cell table:formula="of:=IF([.G136]&gt;0;1;0)" office:value-type="float" office:value="1">
            <text:p>1</text:p>
          </table:table-cell>
          <table:table-cell table:formula="of:=IF([.I135]&gt;=0;IF([.H136]=1;[.I135]+([.F136]*[.J136])-0;[.I135]);0)" office:value-type="float" office:value="10067.5342924961">
            <text:p>10067.5342924961</text:p>
          </table:table-cell>
          <table:table-cell table:formula="of:=IF([.I135]&gt;1000;[.I135]*0.5;1000)" office:value-type="float" office:value="4958.77196980281">
            <text:p>4958.7719698028</text:p>
          </table:table-cell>
          <table:table-cell table:number-columns-repeated="2"/>
        </table:table-row>
        <table:table-row table:style-name="ro1">
          <table:table-cell office:value-type="string">
            <text:p>BPI</text:p>
          </table:table-cell>
          <table:table-cell office:value-type="float" office:value="1">
            <text:p>1</text:p>
          </table:table-cell>
          <table:table-cell office:value-type="string">
            <text:p>2012-07-09 00:00:00</text:p>
          </table:table-cell>
          <table:table-cell table:number-columns-repeated="2" office:value-type="float" office:value="15.4475">
            <text:p>15.4475</text:p>
          </table:table-cell>
          <table:table-cell office:value-type="float" office:value="-0.12461563359767">
            <text:p>-0.1246156336</text:p>
          </table:table-cell>
          <table:table-cell office:value-type="float" office:value="0.0342899931686181">
            <text:p>0.0342899932</text:p>
          </table:table-cell>
          <table:table-cell table:formula="of:=IF([.G137]&gt;0;1;0)" office:value-type="float" office:value="1">
            <text:p>1</text:p>
          </table:table-cell>
          <table:table-cell table:formula="of:=IF([.I136]&gt;=0;IF([.H137]=1;[.I136]+([.F137]*[.J137])-0;[.I136]);0)" office:value-type="float" office:value="9440.24821018324">
            <text:p>9440.2482101833</text:p>
          </table:table-cell>
          <table:table-cell table:formula="of:=IF([.I136]&gt;1000;[.I136]*0.5;1000)" office:value-type="float" office:value="5033.76714624804">
            <text:p>5033.767146248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5833333333333">
            <text:p>2.4583333333</text:p>
          </table:table-cell>
          <table:table-cell office:value-type="string">
            <text:p>2012-07-10 00:00:00</text:p>
          </table:table-cell>
          <table:table-cell office:value-type="float" office:value="0.59">
            <text:p>0.59</text:p>
          </table:table-cell>
          <table:table-cell office:value-type="float" office:value="0.24">
            <text:p>0.24</text:p>
          </table:table-cell>
          <table:table-cell office:value-type="float" office:value="0.0245901639344264">
            <text:p>0.0245901639</text:p>
          </table:table-cell>
          <table:table-cell office:value-type="float" office:value="0.0495415878533591">
            <text:p>0.0495415879</text:p>
          </table:table-cell>
          <table:table-cell table:formula="of:=IF([.G138]&gt;0;1;0)" office:value-type="float" office:value="1">
            <text:p>1</text:p>
          </table:table-cell>
          <table:table-cell table:formula="of:=IF([.I137]&gt;=0;IF([.H138]=1;[.I137]+([.F138]*[.J138])-0;[.I137]);0)" office:value-type="float" office:value="9556.31683571828">
            <text:p>9556.3168357183</text:p>
          </table:table-cell>
          <table:table-cell table:formula="of:=IF([.I137]&gt;1000;[.I137]*0.5;1000)" office:value-type="float" office:value="4720.12410509162">
            <text:p>4720.1241050916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7-11 00:00:00</text:p>
          </table:table-cell>
          <table:table-cell table:number-columns-repeated="2" office:value-type="float" office:value="4.375">
            <text:p>4.375</text:p>
          </table:table-cell>
          <table:table-cell office:value-type="float" office:value="-0.145714285714286">
            <text:p>-0.1457142857</text:p>
          </table:table-cell>
          <table:table-cell office:value-type="float" office:value="0.0421330809506249">
            <text:p>0.042133081</text:p>
          </table:table-cell>
          <table:table-cell table:formula="of:=IF([.G139]&gt;0;1;0)" office:value-type="float" office:value="1">
            <text:p>1</text:p>
          </table:table-cell>
          <table:table-cell table:formula="of:=IF([.I138]&gt;=0;IF([.H139]=1;[.I138]+([.F139]*[.J139])-0;[.I138]);0)" office:value-type="float" office:value="8860.07089483024">
            <text:p>8860.0708948302</text:p>
          </table:table-cell>
          <table:table-cell table:formula="of:=IF([.I138]&gt;1000;[.I138]*0.5;1000)" office:value-type="float" office:value="4778.15841785914">
            <text:p>4778.158417859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7-12 00:00:00</text:p>
          </table:table-cell>
          <table:table-cell table:number-columns-repeated="2" office:value-type="float" office:value="3.7375">
            <text:p>3.7375</text:p>
          </table:table-cell>
          <table:table-cell office:value-type="float" office:value="0.0327759197324415">
            <text:p>0.0327759197</text:p>
          </table:table-cell>
          <table:table-cell office:value-type="float" office:value="0.0453681539971953">
            <text:p>0.045368154</text:p>
          </table:table-cell>
          <table:table-cell table:formula="of:=IF([.G140]&gt;0;1;0)" office:value-type="float" office:value="1">
            <text:p>1</text:p>
          </table:table-cell>
          <table:table-cell table:formula="of:=IF([.I139]&gt;=0;IF([.H140]=1;[.I139]+([.F140]*[.J140])-0;[.I139]);0)" office:value-type="float" office:value="9005.26938106659">
            <text:p>9005.2693810666</text:p>
          </table:table-cell>
          <table:table-cell table:formula="of:=IF([.I139]&gt;1000;[.I139]*0.5;1000)" office:value-type="float" office:value="4430.03544741512">
            <text:p>4430.0354474151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">
            <text:p>2.4</text:p>
          </table:table-cell>
          <table:table-cell office:value-type="string">
            <text:p>2012-07-13 00:00:00</text:p>
          </table:table-cell>
          <table:table-cell office:value-type="float" office:value="0.605">
            <text:p>0.605</text:p>
          </table:table-cell>
          <table:table-cell office:value-type="float" office:value="0.252083333333333">
            <text:p>0.2520833333</text:p>
          </table:table-cell>
          <table:table-cell office:value-type="float" office:value="-0.0479338842975208">
            <text:p>-0.0479338843</text:p>
          </table:table-cell>
          <table:table-cell office:value-type="float" office:value="0.032994534091338">
            <text:p>0.0329945341</text:p>
          </table:table-cell>
          <table:table-cell table:formula="of:=IF([.G141]&gt;0;1;0)" office:value-type="float" office:value="1">
            <text:p>1</text:p>
          </table:table-cell>
          <table:table-cell table:formula="of:=IF([.I140]&gt;=0;IF([.H141]=1;[.I140]+([.F141]*[.J141])-0;[.I140]);0)" office:value-type="float" office:value="8789.44061077656">
            <text:p>8789.4406107766</text:p>
          </table:table-cell>
          <table:table-cell table:formula="of:=IF([.I140]&gt;1000;[.I140]*0.5;1000)" office:value-type="float" office:value="4502.63469053329">
            <text:p>4502.6346905333</text:p>
          </table:table-cell>
          <table:table-cell table:number-columns-repeated="2"/>
        </table:table-row>
        <table:table-row table:style-name="ro1">
          <table:table-cell office:value-type="string">
            <text:p>OREX</text:p>
          </table:table-cell>
          <table:table-cell office:value-type="float" office:value="1">
            <text:p>1</text:p>
          </table:table-cell>
          <table:table-cell office:value-type="string">
            <text:p>2012-07-16 00:00:00</text:p>
          </table:table-cell>
          <table:table-cell table:number-columns-repeated="2" office:value-type="float" office:value="7.3925">
            <text:p>7.3925</text:p>
          </table:table-cell>
          <table:table-cell office:value-type="float" office:value="-0.00946905647615826">
            <text:p>-0.0094690565</text:p>
          </table:table-cell>
          <table:table-cell office:value-type="float" office:value="0.0741179471798055">
            <text:p>0.0741179472</text:p>
          </table:table-cell>
          <table:table-cell table:formula="of:=IF([.G142]&gt;0;1;0)" office:value-type="float" office:value="1">
            <text:p>1</text:p>
          </table:table-cell>
          <table:table-cell table:formula="of:=IF([.I141]&gt;=0;IF([.H142]=1;[.I141]+([.F142]*[.J142])-0;[.I141]);0)" office:value-type="float" office:value="8747.82675600792">
            <text:p>8747.8267560079</text:p>
          </table:table-cell>
          <table:table-cell table:formula="of:=IF([.I141]&gt;1000;[.I141]*0.5;1000)" office:value-type="float" office:value="4394.72030538828">
            <text:p>4394.7203053883</text:p>
          </table:table-cell>
          <table:table-cell table:number-columns-repeated="2"/>
        </table:table-row>
        <table:table-row table:style-name="ro1">
          <table:table-cell office:value-type="string">
            <text:p>GTN</text:p>
          </table:table-cell>
          <table:table-cell office:value-type="float" office:value="1">
            <text:p>1</text:p>
          </table:table-cell>
          <table:table-cell office:value-type="string">
            <text:p>2012-07-17 00:00:00</text:p>
          </table:table-cell>
          <table:table-cell table:number-columns-repeated="2" office:value-type="float" office:value="1.565">
            <text:p>1.565</text:p>
          </table:table-cell>
          <table:table-cell office:value-type="float" office:value="0.0223642172523961">
            <text:p>0.0223642173</text:p>
          </table:table-cell>
          <table:table-cell office:value-type="float" office:value="4.825401598602">
            <text:p>4.8254015986</text:p>
          </table:table-cell>
          <table:table-cell table:formula="of:=IF([.G143]&gt;0;1;0)" office:value-type="float" office:value="1">
            <text:p>1</text:p>
          </table:table-cell>
          <table:table-cell table:formula="of:=IF([.I142]&gt;=0;IF([.H143]=1;[.I142]+([.F143]*[.J143])-0;[.I142]);0)" office:value-type="float" office:value="8845.64590503676">
            <text:p>8845.6459050368</text:p>
          </table:table-cell>
          <table:table-cell table:formula="of:=IF([.I142]&gt;1000;[.I142]*0.5;1000)" office:value-type="float" office:value="4373.91337800396">
            <text:p>4373.913378004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07-18 00:00:00</text:p>
          </table:table-cell>
          <table:table-cell table:number-columns-repeated="2" office:value-type="float" office:value="0.5375">
            <text:p>0.5375</text:p>
          </table:table-cell>
          <table:table-cell office:value-type="float" office:value="0.032558139534884">
            <text:p>0.0325581395</text:p>
          </table:table-cell>
          <table:table-cell office:value-type="float" office:value="0.176214215502991">
            <text:p>0.1762142155</text:p>
          </table:table-cell>
          <table:table-cell table:formula="of:=IF([.G144]&gt;0;1;0)" office:value-type="float" office:value="1">
            <text:p>1</text:p>
          </table:table-cell>
          <table:table-cell table:formula="of:=IF([.I143]&gt;=0;IF([.H144]=1;[.I143]+([.F144]*[.J144])-0;[.I143]);0)" office:value-type="float" office:value="8989.64479186294">
            <text:p>8989.644791863</text:p>
          </table:table-cell>
          <table:table-cell table:formula="of:=IF([.I143]&gt;1000;[.I143]*0.5;1000)" office:value-type="float" office:value="4422.82295251838">
            <text:p>4422.8229525184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07-19 00:00:00</text:p>
          </table:table-cell>
          <table:table-cell table:number-columns-repeated="2" office:value-type="float" office:value="3.1775">
            <text:p>3.1775</text:p>
          </table:table-cell>
          <table:table-cell office:value-type="float" office:value="0.000786782061368951">
            <text:p>0.0007867821</text:p>
          </table:table-cell>
          <table:table-cell office:value-type="float" office:value="3.27051896277559">
            <text:p>3.2705189628</text:p>
          </table:table-cell>
          <table:table-cell table:formula="of:=IF([.G145]&gt;0;1;0)" office:value-type="float" office:value="1">
            <text:p>1</text:p>
          </table:table-cell>
          <table:table-cell table:formula="of:=IF([.I144]&gt;=0;IF([.H145]=1;[.I144]+([.F145]*[.J145])-0;[.I144]);0)" office:value-type="float" office:value="8993.1812374931">
            <text:p>8993.1812374931</text:p>
          </table:table-cell>
          <table:table-cell table:formula="of:=IF([.I144]&gt;1000;[.I144]*0.5;1000)" office:value-type="float" office:value="4494.82239593147">
            <text:p>4494.8223959315</text:p>
          </table:table-cell>
          <table:table-cell table:number-columns-repeated="2"/>
        </table:table-row>
        <table:table-row table:style-name="ro1">
          <table:table-cell office:value-type="string">
            <text:p>SDCJF</text:p>
          </table:table-cell>
          <table:table-cell office:value-type="float" office:value="1">
            <text:p>1</text:p>
          </table:table-cell>
          <table:table-cell office:value-type="string">
            <text:p>2012-07-20 00:00:00</text:p>
          </table:table-cell>
          <table:table-cell table:number-columns-repeated="2" office:value-type="float" office:value="0.5375">
            <text:p>0.5375</text:p>
          </table:table-cell>
          <table:table-cell office:value-type="float" office:value="0.0418604651162791">
            <text:p>0.0418604651</text:p>
          </table:table-cell>
          <table:table-cell office:value-type="float" office:value="0.280138915011818">
            <text:p>0.280138915</text:p>
          </table:table-cell>
          <table:table-cell table:formula="of:=IF([.G146]&gt;0;1;0)" office:value-type="float" office:value="1">
            <text:p>1</text:p>
          </table:table-cell>
          <table:table-cell table:formula="of:=IF([.I145]&gt;=0;IF([.H146]=1;[.I145]+([.F146]*[.J146])-0;[.I145]);0)" office:value-type="float" office:value="9181.41061223133">
            <text:p>9181.4106122313</text:p>
          </table:table-cell>
          <table:table-cell table:formula="of:=IF([.I145]&gt;1000;[.I145]*0.5;1000)" office:value-type="float" office:value="4496.59061874655">
            <text:p>4496.5906187466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7-23 00:00:00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.0152173913043479">
            <text:p>0.0152173913</text:p>
          </table:table-cell>
          <table:table-cell office:value-type="float" office:value="0.0302426398854109">
            <text:p>0.0302426399</text:p>
          </table:table-cell>
          <table:table-cell table:formula="of:=IF([.G147]&gt;0;1;0)" office:value-type="float" office:value="1">
            <text:p>1</text:p>
          </table:table-cell>
          <table:table-cell table:formula="of:=IF([.I146]&gt;=0;IF([.H147]=1;[.I146]+([.F147]*[.J147])-0;[.I146]);0)" office:value-type="float" office:value="9251.26917123744">
            <text:p>9251.2691712374</text:p>
          </table:table-cell>
          <table:table-cell table:formula="of:=IF([.I146]&gt;1000;[.I146]*0.5;1000)" office:value-type="float" office:value="4590.70530611566">
            <text:p>4590.7053061157</text:p>
          </table:table-cell>
          <table:table-cell table:number-columns-repeated="2"/>
        </table:table-row>
        <table:table-row table:style-name="ro1">
          <table:table-cell office:value-type="string">
            <text:p>SHEN</text:p>
          </table:table-cell>
          <table:table-cell office:value-type="float" office:value="1.04025423728814">
            <text:p>1.0402542373</text:p>
          </table:table-cell>
          <table:table-cell office:value-type="string">
            <text:p>2012-07-24 00:00:00</text:p>
          </table:table-cell>
          <table:table-cell office:value-type="float" office:value="15.0675">
            <text:p>15.0675</text:p>
          </table:table-cell>
          <table:table-cell office:value-type="float" office:value="14.4844399185336">
            <text:p>14.4844399185</text:p>
          </table:table-cell>
          <table:table-cell office:value-type="float" office:value="-0.0192120247254807">
            <text:p>-0.0192120247</text:p>
          </table:table-cell>
          <table:table-cell office:value-type="float" office:value="0.0911731069391783">
            <text:p>0.0911731069</text:p>
          </table:table-cell>
          <table:table-cell table:formula="of:=IF([.G148]&gt;0;1;0)" office:value-type="float" office:value="1">
            <text:p>1</text:p>
          </table:table-cell>
          <table:table-cell table:formula="of:=IF([.I147]&gt;=0;IF([.H148]=1;[.I147]+([.F148]*[.J148])-0;[.I147]);0)" office:value-type="float" office:value="9162.40136520749">
            <text:p>9162.4013652075</text:p>
          </table:table-cell>
          <table:table-cell table:formula="of:=IF([.I147]&gt;1000;[.I147]*0.5;1000)" office:value-type="float" office:value="4625.63458561872">
            <text:p>4625.6345856187</text:p>
          </table:table-cell>
          <table:table-cell table:number-columns-repeated="2"/>
        </table:table-row>
        <table:table-row table:style-name="ro1">
          <table:table-cell office:value-type="string">
            <text:p>GFA</text:p>
          </table:table-cell>
          <table:table-cell office:value-type="float" office:value="1.08542713567839">
            <text:p>1.0854271357</text:p>
          </table:table-cell>
          <table:table-cell office:value-type="string">
            <text:p>2012-07-25 00:00:00</text:p>
          </table:table-cell>
          <table:table-cell office:value-type="float" office:value="2.1675">
            <text:p>2.1675</text:p>
          </table:table-cell>
          <table:table-cell office:value-type="float" office:value="1.99690972222222">
            <text:p>1.9969097222</text:p>
          </table:table-cell>
          <table:table-cell office:value-type="float" office:value="0.0342878505230055">
            <text:p>0.0342878505</text:p>
          </table:table-cell>
          <table:table-cell office:value-type="float" office:value="0.0174251361111098">
            <text:p>0.0174251361</text:p>
          </table:table-cell>
          <table:table-cell table:formula="of:=IF([.G149]&gt;0;1;0)" office:value-type="float" office:value="1">
            <text:p>1</text:p>
          </table:table-cell>
          <table:table-cell table:formula="of:=IF([.I148]&gt;=0;IF([.H149]=1;[.I148]+([.F149]*[.J149])-0;[.I148]);0)" office:value-type="float" office:value="9319.4808894285">
            <text:p>9319.4808894285</text:p>
          </table:table-cell>
          <table:table-cell table:formula="of:=IF([.I148]&gt;1000;[.I148]*0.5;1000)" office:value-type="float" office:value="4581.20068260375">
            <text:p>4581.2006826038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07-26 00:00:00</text:p>
          </table:table-cell>
          <table:table-cell table:number-columns-repeated="2" office:value-type="float" office:value="1.8875">
            <text:p>1.8875</text:p>
          </table:table-cell>
          <table:table-cell office:value-type="float" office:value="-0.101986754966887">
            <text:p>-0.101986755</text:p>
          </table:table-cell>
          <table:table-cell office:value-type="float" office:value="0.0310500892606959">
            <text:p>0.0310500893</text:p>
          </table:table-cell>
          <table:table-cell table:formula="of:=IF([.G150]&gt;0;1;0)" office:value-type="float" office:value="1">
            <text:p>1</text:p>
          </table:table-cell>
          <table:table-cell table:formula="of:=IF([.I149]&gt;=0;IF([.H150]=1;[.I149]+([.F150]*[.J150])-0;[.I149]);0)" office:value-type="float" office:value="8844.24908248413">
            <text:p>8844.2490824841</text:p>
          </table:table-cell>
          <table:table-cell table:formula="of:=IF([.I149]&gt;1000;[.I149]*0.5;1000)" office:value-type="float" office:value="4659.74044471425">
            <text:p>4659.7404447143</text:p>
          </table:table-cell>
          <table:table-cell table:number-columns-repeated="2"/>
        </table:table-row>
        <table:table-row table:style-name="ro1">
          <table:table-cell office:value-type="string">
            <text:p>GDOT</text:p>
          </table:table-cell>
          <table:table-cell office:value-type="float" office:value="1">
            <text:p>1</text:p>
          </table:table-cell>
          <table:table-cell office:value-type="string">
            <text:p>2012-07-27 00:00:00</text:p>
          </table:table-cell>
          <table:table-cell table:number-columns-repeated="2" office:value-type="float" office:value="9.5925">
            <text:p>9.5925</text:p>
          </table:table-cell>
          <table:table-cell office:value-type="float" office:value="0.0153765962991921">
            <text:p>0.0153765963</text:p>
          </table:table-cell>
          <table:table-cell office:value-type="float" office:value="0.128042035998705">
            <text:p>0.128042036</text:p>
          </table:table-cell>
          <table:table-cell table:formula="of:=IF([.G151]&gt;0;1;0)" office:value-type="float" office:value="1">
            <text:p>1</text:p>
          </table:table-cell>
          <table:table-cell table:formula="of:=IF([.I150]&gt;=0;IF([.H151]=1;[.I150]+([.F151]*[.J151])-0;[.I150]);0)" office:value-type="float" office:value="8912.24630633956">
            <text:p>8912.2463063396</text:p>
          </table:table-cell>
          <table:table-cell table:formula="of:=IF([.I150]&gt;1000;[.I150]*0.5;1000)" office:value-type="float" office:value="4422.12454124207">
            <text:p>4422.1245412421</text:p>
          </table:table-cell>
          <table:table-cell table:number-columns-repeated="2"/>
        </table:table-row>
        <table:table-row table:style-name="ro1">
          <table:table-cell office:value-type="string">
            <text:p>SGNT</text:p>
          </table:table-cell>
          <table:table-cell office:value-type="float" office:value="1">
            <text:p>1</text:p>
          </table:table-cell>
          <table:table-cell office:value-type="string">
            <text:p>2012-07-30 00:00:00</text:p>
          </table:table-cell>
          <table:table-cell table:number-columns-repeated="2" office:value-type="float" office:value="19.6075">
            <text:p>19.6075</text:p>
          </table:table-cell>
          <table:table-cell office:value-type="float" office:value="-0.00714012495218674">
            <text:p>-0.007140125</text:p>
          </table:table-cell>
          <table:table-cell office:value-type="float" office:value="0.0992788717786149">
            <text:p>0.0992788718</text:p>
          </table:table-cell>
          <table:table-cell table:formula="of:=IF([.G152]&gt;0;1;0)" office:value-type="float" office:value="1">
            <text:p>1</text:p>
          </table:table-cell>
          <table:table-cell table:formula="of:=IF([.I151]&gt;=0;IF([.H152]=1;[.I151]+([.F152]*[.J152])-0;[.I151]);0)" office:value-type="float" office:value="8880.4290302236">
            <text:p>8880.4290302236</text:p>
          </table:table-cell>
          <table:table-cell table:formula="of:=IF([.I151]&gt;1000;[.I151]*0.5;1000)" office:value-type="float" office:value="4456.12315316978">
            <text:p>4456.1231531698</text:p>
          </table:table-cell>
          <table:table-cell table:number-columns-repeated="2"/>
        </table:table-row>
        <table:table-row table:style-name="ro1">
          <table:table-cell office:value-type="string">
            <text:p>GDOT</text:p>
          </table:table-cell>
          <table:table-cell office:value-type="float" office:value="1">
            <text:p>1</text:p>
          </table:table-cell>
          <table:table-cell office:value-type="string">
            <text:p>2012-07-31 00:00:00</text:p>
          </table:table-cell>
          <table:table-cell table:number-columns-repeated="2" office:value-type="float" office:value="10.2475">
            <text:p>10.2475</text:p>
          </table:table-cell>
          <table:table-cell office:value-type="float" office:value="0.00707489631617486">
            <text:p>0.0070748963</text:p>
          </table:table-cell>
          <table:table-cell office:value-type="float" office:value="0.0444167748648212">
            <text:p>0.0444167749</text:p>
          </table:table-cell>
          <table:table-cell table:formula="of:=IF([.G153]&gt;0;1;0)" office:value-type="float" office:value="1">
            <text:p>1</text:p>
          </table:table-cell>
          <table:table-cell table:formula="of:=IF([.I152]&gt;=0;IF([.H153]=1;[.I152]+([.F153]*[.J153])-0;[.I152]);0)" office:value-type="float" office:value="8911.84308753959">
            <text:p>8911.8430875396</text:p>
          </table:table-cell>
          <table:table-cell table:formula="of:=IF([.I152]&gt;1000;[.I152]*0.5;1000)" office:value-type="float" office:value="4440.2145151118">
            <text:p>4440.2145151118</text:p>
          </table:table-cell>
          <table:table-cell table:number-columns-repeated="2"/>
        </table:table-row>
        <table:table-row table:style-name="ro1">
          <table:table-cell office:value-type="string">
            <text:p>CQB</text:p>
          </table:table-cell>
          <table:table-cell office:value-type="float" office:value="1">
            <text:p>1</text:p>
          </table:table-cell>
          <table:table-cell office:value-type="string">
            <text:p>2012-08-01 00:00:00</text:p>
          </table:table-cell>
          <table:table-cell table:number-columns-repeated="2" office:value-type="float" office:value="5.1175">
            <text:p>5.1175</text:p>
          </table:table-cell>
          <table:table-cell office:value-type="float" office:value="-0.0395701025891548">
            <text:p>-0.0395701026</text:p>
          </table:table-cell>
          <table:table-cell office:value-type="float" office:value="0.595601761775086">
            <text:p>0.5956017618</text:p>
          </table:table-cell>
          <table:table-cell table:formula="of:=IF([.G154]&gt;0;1;0)" office:value-type="float" office:value="1">
            <text:p>1</text:p>
          </table:table-cell>
          <table:table-cell table:formula="of:=IF([.I153]&gt;=0;IF([.H154]=1;[.I153]+([.F154]*[.J154])-0;[.I153]);0)" office:value-type="float" office:value="8735.52181492339">
            <text:p>8735.5218149234</text:p>
          </table:table-cell>
          <table:table-cell table:formula="of:=IF([.I153]&gt;1000;[.I153]*0.5;1000)" office:value-type="float" office:value="4455.92154376979">
            <text:p>4455.9215437698</text:p>
          </table:table-cell>
          <table:table-cell table:number-columns-repeated="2"/>
        </table:table-row>
        <table:table-row table:style-name="ro1">
          <table:table-cell office:value-type="string">
            <text:p>SREV</text:p>
          </table:table-cell>
          <table:table-cell office:value-type="float" office:value="1">
            <text:p>1</text:p>
          </table:table-cell>
          <table:table-cell office:value-type="string">
            <text:p>2012-08-02 00:00:00</text:p>
          </table:table-cell>
          <table:table-cell table:number-columns-repeated="2" office:value-type="float" office:value="8.15">
            <text:p>8.15</text:p>
          </table:table-cell>
          <table:table-cell office:value-type="float" office:value="0.0260736196319018">
            <text:p>0.0260736196</text:p>
          </table:table-cell>
          <table:table-cell office:value-type="float" office:value="0.0374827501908188">
            <text:p>0.0374827502</text:p>
          </table:table-cell>
          <table:table-cell table:formula="of:=IF([.G155]&gt;0;1;0)" office:value-type="float" office:value="1">
            <text:p>1</text:p>
          </table:table-cell>
          <table:table-cell table:formula="of:=IF([.I154]&gt;=0;IF([.H155]=1;[.I154]+([.F155]*[.J155])-0;[.I154]);0)" office:value-type="float" office:value="8849.40515146764">
            <text:p>8849.4051514676</text:p>
          </table:table-cell>
          <table:table-cell table:formula="of:=IF([.I154]&gt;1000;[.I154]*0.5;1000)" office:value-type="float" office:value="4367.7609074617">
            <text:p>4367.7609074617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2-08-03 00:00:00</text:p>
          </table:table-cell>
          <table:table-cell table:number-columns-repeated="2" office:value-type="float" office:value="5.745">
            <text:p>5.745</text:p>
          </table:table-cell>
          <table:table-cell office:value-type="float" office:value="-0.0552654482158399">
            <text:p>-0.0552654482</text:p>
          </table:table-cell>
          <table:table-cell office:value-type="float" office:value="0.0219951413054662">
            <text:p>0.0219951413</text:p>
          </table:table-cell>
          <table:table-cell table:formula="of:=IF([.G156]&gt;0;1;0)" office:value-type="float" office:value="1">
            <text:p>1</text:p>
          </table:table-cell>
          <table:table-cell table:formula="of:=IF([.I155]&gt;=0;IF([.H156]=1;[.I155]+([.F156]*[.J156])-0;[.I155]);0)" office:value-type="float" office:value="8604.87198039793">
            <text:p>8604.8719803979</text:p>
          </table:table-cell>
          <table:table-cell table:formula="of:=IF([.I155]&gt;1000;[.I155]*0.5;1000)" office:value-type="float" office:value="4424.70257573382">
            <text:p>4424.7025757338</text:p>
          </table:table-cell>
          <table:table-cell table:number-columns-repeated="2"/>
        </table:table-row>
        <table:table-row table:style-name="ro1">
          <table:table-cell office:value-type="string">
            <text:p>EXEL</text:p>
          </table:table-cell>
          <table:table-cell office:value-type="float" office:value="1">
            <text:p>1</text:p>
          </table:table-cell>
          <table:table-cell office:value-type="string">
            <text:p>2012-08-06 00:00:00</text:p>
          </table:table-cell>
          <table:table-cell table:number-columns-repeated="2" office:value-type="float" office:value="4.97">
            <text:p>4.97</text:p>
          </table:table-cell>
          <table:table-cell office:value-type="float" office:value="-0.0497987927565393">
            <text:p>-0.0497987928</text:p>
          </table:table-cell>
          <table:table-cell office:value-type="float" office:value="0.024219531972897">
            <text:p>0.024219532</text:p>
          </table:table-cell>
          <table:table-cell table:formula="of:=IF([.G157]&gt;0;1;0)" office:value-type="float" office:value="1">
            <text:p>1</text:p>
          </table:table-cell>
          <table:table-cell table:formula="of:=IF([.I156]&gt;=0;IF([.H157]=1;[.I156]+([.F157]*[.J157])-0;[.I156]);0)" office:value-type="float" office:value="8390.61586217373">
            <text:p>8390.6158621737</text:p>
          </table:table-cell>
          <table:table-cell table:formula="of:=IF([.I156]&gt;1000;[.I156]*0.5;1000)" office:value-type="float" office:value="4302.43599019896">
            <text:p>4302.435990199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08-07 00:00:00</text:p>
          </table:table-cell>
          <table:table-cell table:number-columns-repeated="2" office:value-type="float" office:value="3.5525">
            <text:p>3.5525</text:p>
          </table:table-cell>
          <table:table-cell office:value-type="float" office:value="0.0640394088669951">
            <text:p>0.0640394089</text:p>
          </table:table-cell>
          <table:table-cell office:value-type="float" office:value="0.0171206667330697">
            <text:p>0.0171206667</text:p>
          </table:table-cell>
          <table:table-cell table:formula="of:=IF([.G158]&gt;0;1;0)" office:value-type="float" office:value="1">
            <text:p>1</text:p>
          </table:table-cell>
          <table:table-cell table:formula="of:=IF([.I157]&gt;=0;IF([.H158]=1;[.I157]+([.F158]*[.J158])-0;[.I157]);0)" office:value-type="float" office:value="8659.28090209555">
            <text:p>8659.2809020956</text:p>
          </table:table-cell>
          <table:table-cell table:formula="of:=IF([.I157]&gt;1000;[.I157]*0.5;1000)" office:value-type="float" office:value="4195.30793108687">
            <text:p>4195.3079310869</text:p>
          </table:table-cell>
          <table:table-cell table:number-columns-repeated="2"/>
        </table:table-row>
        <table:table-row table:style-name="ro1">
          <table:table-cell office:value-type="string">
            <text:p>HWAY</text:p>
          </table:table-cell>
          <table:table-cell office:value-type="float" office:value="1">
            <text:p>1</text:p>
          </table:table-cell>
          <table:table-cell office:value-type="string">
            <text:p>2012-08-08 00:00:00</text:p>
          </table:table-cell>
          <table:table-cell table:number-columns-repeated="2" office:value-type="float" office:value="10.8325">
            <text:p>10.8325</text:p>
          </table:table-cell>
          <table:table-cell office:value-type="float" office:value="0.00184629586891294">
            <text:p>0.0018462959</text:p>
          </table:table-cell>
          <table:table-cell office:value-type="float" office:value="0.517272409221695">
            <text:p>0.5172724092</text:p>
          </table:table-cell>
          <table:table-cell table:formula="of:=IF([.G159]&gt;0;1;0)" office:value-type="float" office:value="1">
            <text:p>1</text:p>
          </table:table-cell>
          <table:table-cell table:formula="of:=IF([.I158]&gt;=0;IF([.H159]=1;[.I158]+([.F159]*[.J159])-0;[.I158]);0)" office:value-type="float" office:value="8667.2746993742">
            <text:p>8667.2746993742</text:p>
          </table:table-cell>
          <table:table-cell table:formula="of:=IF([.I158]&gt;1000;[.I158]*0.5;1000)" office:value-type="float" office:value="4329.64045104778">
            <text:p>4329.6404510478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128205128205">
            <text:p>1.0512820513</text:p>
          </table:table-cell>
          <table:table-cell office:value-type="string">
            <text:p>2012-08-09 00:00:00</text:p>
          </table:table-cell>
          <table:table-cell office:value-type="float" office:value="2.7825">
            <text:p>2.7825</text:p>
          </table:table-cell>
          <table:table-cell office:value-type="float" office:value="2.64676829268293">
            <text:p>2.6467682927</text:p>
          </table:table-cell>
          <table:table-cell office:value-type="float" office:value="0.0465593107102542">
            <text:p>0.0465593107</text:p>
          </table:table-cell>
          <table:table-cell office:value-type="float" office:value="0.0757685707048722">
            <text:p>0.0757685707</text:p>
          </table:table-cell>
          <table:table-cell table:formula="of:=IF([.G160]&gt;0;1;0)" office:value-type="float" office:value="1">
            <text:p>1</text:p>
          </table:table-cell>
          <table:table-cell table:formula="of:=IF([.I159]&gt;=0;IF([.H160]=1;[.I159]+([.F160]*[.J160])-0;[.I159]);0)" office:value-type="float" office:value="8869.04586724385">
            <text:p>8869.0458672439</text:p>
          </table:table-cell>
          <table:table-cell table:formula="of:=IF([.I159]&gt;1000;[.I159]*0.5;1000)" office:value-type="float" office:value="4333.6373496871">
            <text:p>4333.6373496871</text:p>
          </table:table-cell>
          <table:table-cell table:number-columns-repeated="2"/>
        </table:table-row>
        <table:table-row table:style-name="ro1">
          <table:table-cell office:value-type="string">
            <text:p>WG</text:p>
          </table:table-cell>
          <table:table-cell office:value-type="float" office:value="1">
            <text:p>1</text:p>
          </table:table-cell>
          <table:table-cell office:value-type="string">
            <text:p>2012-08-10 00:00:00</text:p>
          </table:table-cell>
          <table:table-cell table:number-columns-repeated="2" office:value-type="float" office:value="5.8325">
            <text:p>5.8325</text:p>
          </table:table-cell>
          <table:table-cell office:value-type="float" office:value="0.00342906129447074">
            <text:p>0.0034290613</text:p>
          </table:table-cell>
          <table:table-cell office:value-type="float" office:value="0.109087084306095">
            <text:p>0.1090870843</text:p>
          </table:table-cell>
          <table:table-cell table:formula="of:=IF([.G161]&gt;0;1;0)" office:value-type="float" office:value="1">
            <text:p>1</text:p>
          </table:table-cell>
          <table:table-cell table:formula="of:=IF([.I160]&gt;=0;IF([.H161]=1;[.I160]+([.F161]*[.J161])-0;[.I160]);0)" office:value-type="float" office:value="8884.25211819497">
            <text:p>8884.252118195</text:p>
          </table:table-cell>
          <table:table-cell table:formula="of:=IF([.I160]&gt;1000;[.I160]*0.5;1000)" office:value-type="float" office:value="4434.52293362192">
            <text:p>4434.5229336219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042016806723">
            <text:p>1.0504201681</text:p>
          </table:table-cell>
          <table:table-cell office:value-type="string">
            <text:p>2012-08-13 00:00:00</text:p>
          </table:table-cell>
          <table:table-cell office:value-type="float" office:value="2.5475">
            <text:p>2.5475</text:p>
          </table:table-cell>
          <table:table-cell office:value-type="float" office:value="2.42522">
            <text:p>2.42522</text:p>
          </table:table-cell>
          <table:table-cell office:value-type="float" office:value="0.00535742231906911">
            <text:p>0.0053574223</text:p>
          </table:table-cell>
          <table:table-cell office:value-type="float" office:value="0.0338997690147622">
            <text:p>0.033899769</text:p>
          </table:table-cell>
          <table:table-cell table:formula="of:=IF([.G162]&gt;0;1;0)" office:value-type="float" office:value="1">
            <text:p>1</text:p>
          </table:table-cell>
          <table:table-cell table:formula="of:=IF([.I161]&gt;=0;IF([.H162]=1;[.I161]+([.F162]*[.J162])-0;[.I161]);0)" office:value-type="float" office:value="8908.0504634881">
            <text:p>8908.0504634881</text:p>
          </table:table-cell>
          <table:table-cell table:formula="of:=IF([.I161]&gt;1000;[.I161]*0.5;1000)" office:value-type="float" office:value="4442.12605909749">
            <text:p>4442.1260590975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8-14 00:00:00</text:p>
          </table:table-cell>
          <table:table-cell table:number-columns-repeated="2"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float" office:value="0.11413306895668">
            <text:p>0.114133069</text:p>
          </table:table-cell>
          <table:table-cell table:formula="of:=IF([.G163]&gt;0;1;0)" office:value-type="float" office:value="1">
            <text:p>1</text:p>
          </table:table-cell>
          <table:table-cell table:formula="of:=IF([.I162]&gt;=0;IF([.H163]=1;[.I162]+([.F163]*[.J163])-0;[.I162]);0)" office:value-type="float" office:value="8908.0504634881">
            <text:p>8908.0504634881</text:p>
          </table:table-cell>
          <table:table-cell table:formula="of:=IF([.I162]&gt;1000;[.I162]*0.5;1000)" office:value-type="float" office:value="4454.02523174405">
            <text:p>4454.0252317441</text:p>
          </table:table-cell>
          <table:table-cell table:number-columns-repeated="2"/>
        </table:table-row>
        <table:table-row table:style-name="ro1">
          <table:table-cell office:value-type="string">
            <text:p>PCCC</text:p>
          </table:table-cell>
          <table:table-cell office:value-type="float" office:value="1.05325443786982">
            <text:p>1.0532544379</text:p>
          </table:table-cell>
          <table:table-cell office:value-type="string">
            <text:p>2012-08-15 00:00:00</text:p>
          </table:table-cell>
          <table:table-cell office:value-type="float" office:value="12.3675">
            <text:p>12.3675</text:p>
          </table:table-cell>
          <table:table-cell office:value-type="float" office:value="11.7421769662921">
            <text:p>11.7421769663</text:p>
          </table:table-cell>
          <table:table-cell office:value-type="float" office:value="-0.000255265651676106">
            <text:p>-0.0002552657</text:p>
          </table:table-cell>
          <table:table-cell office:value-type="float" office:value="0.0158826436892464">
            <text:p>0.0158826437</text:p>
          </table:table-cell>
          <table:table-cell table:formula="of:=IF([.G164]&gt;0;1;0)" office:value-type="float" office:value="1">
            <text:p>1</text:p>
          </table:table-cell>
          <table:table-cell table:formula="of:=IF([.I163]&gt;=0;IF([.H164]=1;[.I163]+([.F164]*[.J164])-0;[.I163]);0)" office:value-type="float" office:value="8906.91350383474">
            <text:p>8906.9135038347</text:p>
          </table:table-cell>
          <table:table-cell table:formula="of:=IF([.I163]&gt;1000;[.I163]*0.5;1000)" office:value-type="float" office:value="4454.02523174405">
            <text:p>4454.0252317441</text:p>
          </table:table-cell>
          <table:table-cell table:number-columns-repeated="2"/>
        </table:table-row>
        <table:table-row table:style-name="ro1"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string">
            <text:p>2012-08-16 00:00:00</text:p>
          </table:table-cell>
          <table:table-cell table:number-columns-repeated="2" office:value-type="float" office:value="10.8925">
            <text:p>10.8925</text:p>
          </table:table-cell>
          <table:table-cell office:value-type="float" office:value="0.00849208170759708">
            <text:p>0.0084920817</text:p>
          </table:table-cell>
          <table:table-cell office:value-type="float" office:value="1.12409278557023">
            <text:p>1.1240927856</text:p>
          </table:table-cell>
          <table:table-cell table:formula="of:=IF([.G165]&gt;0;1;0)" office:value-type="float" office:value="1">
            <text:p>1</text:p>
          </table:table-cell>
          <table:table-cell table:formula="of:=IF([.I164]&gt;=0;IF([.H165]=1;[.I164]+([.F165]*[.J165])-0;[.I164]);0)" office:value-type="float" office:value="8944.73262245327">
            <text:p>8944.7326224533</text:p>
          </table:table-cell>
          <table:table-cell table:formula="of:=IF([.I164]&gt;1000;[.I164]*0.5;1000)" office:value-type="float" office:value="4453.45675191737">
            <text:p>4453.4567519174</text:p>
          </table:table-cell>
          <table:table-cell table:number-columns-repeated="2"/>
        </table:table-row>
        <table:table-row table:style-name="ro1">
          <table:table-cell office:value-type="string">
            <text:p>NHC</text:p>
          </table:table-cell>
          <table:table-cell office:value-type="float" office:value="1.06737425011537">
            <text:p>1.0673742501</text:p>
          </table:table-cell>
          <table:table-cell office:value-type="string">
            <text:p>2012-08-17 00:00:00</text:p>
          </table:table-cell>
          <table:table-cell office:value-type="float" office:value="46.4475">
            <text:p>46.4475</text:p>
          </table:table-cell>
          <table:table-cell office:value-type="float" office:value="43.5156647211414">
            <text:p>43.5156647211</text:p>
          </table:table-cell>
          <table:table-cell office:value-type="float" office:value="-0.0078832733340366">
            <text:p>-0.0078832733</text:p>
          </table:table-cell>
          <table:table-cell office:value-type="float" office:value="0.043065636842459">
            <text:p>0.0430656368</text:p>
          </table:table-cell>
          <table:table-cell table:formula="of:=IF([.G166]&gt;0;1;0)" office:value-type="float" office:value="1">
            <text:p>1</text:p>
          </table:table-cell>
          <table:table-cell table:formula="of:=IF([.I165]&gt;=0;IF([.H166]=1;[.I165]+([.F166]*[.J166])-0;[.I165]);0)" office:value-type="float" office:value="8909.47573637193">
            <text:p>8909.4757363719</text:p>
          </table:table-cell>
          <table:table-cell table:formula="of:=IF([.I165]&gt;1000;[.I165]*0.5;1000)" office:value-type="float" office:value="4472.36631122664">
            <text:p>4472.3663112266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8-20 00:00:0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137915268887443">
            <text:p>0.1379152689</text:p>
          </table:table-cell>
          <table:table-cell table:formula="of:=IF([.G167]&gt;0;1;0)" office:value-type="float" office:value="1">
            <text:p>1</text:p>
          </table:table-cell>
          <table:table-cell table:formula="of:=IF([.I166]&gt;=0;IF([.H167]=1;[.I166]+([.F167]*[.J167])-0;[.I166]);0)" office:value-type="float" office:value="8909.47573637193">
            <text:p>8909.4757363719</text:p>
          </table:table-cell>
          <table:table-cell table:formula="of:=IF([.I166]&gt;1000;[.I166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128205128205">
            <text:p>1.0512820513</text:p>
          </table:table-cell>
          <table:table-cell office:value-type="string">
            <text:p>2012-08-21 00:00:00</text:p>
          </table:table-cell>
          <table:table-cell office:value-type="float" office:value="2.87">
            <text:p>2.87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office:value-type="float" office:value="0.022828133040491">
            <text:p>0.022828133</text:p>
          </table:table-cell>
          <table:table-cell table:formula="of:=IF([.G168]&gt;0;1;0)" office:value-type="float" office:value="1">
            <text:p>1</text:p>
          </table:table-cell>
          <table:table-cell table:formula="of:=IF([.I167]&gt;=0;IF([.H168]=1;[.I167]+([.F168]*[.J168])-0;[.I167]);0)" office:value-type="float" office:value="8909.47573637193">
            <text:p>8909.4757363719</text:p>
          </table:table-cell>
          <table:table-cell table:formula="of:=IF([.I167]&gt;1000;[.I167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8-22 00:00:0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101685161815891">
            <text:p>0.1016851618</text:p>
          </table:table-cell>
          <table:table-cell table:formula="of:=IF([.G169]&gt;0;1;0)" office:value-type="float" office:value="1">
            <text:p>1</text:p>
          </table:table-cell>
          <table:table-cell table:formula="of:=IF([.I168]&gt;=0;IF([.H169]=1;[.I168]+([.F169]*[.J169])-0;[.I168]);0)" office:value-type="float" office:value="8909.47573637193">
            <text:p>8909.4757363719</text:p>
          </table:table-cell>
          <table:table-cell table:formula="of:=IF([.I168]&gt;1000;[.I168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8-23 00:00:0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0888881265756064">
            <text:p>0.0888881266</text:p>
          </table:table-cell>
          <table:table-cell table:formula="of:=IF([.G170]&gt;0;1;0)" office:value-type="float" office:value="1">
            <text:p>1</text:p>
          </table:table-cell>
          <table:table-cell table:formula="of:=IF([.I169]&gt;=0;IF([.H170]=1;[.I169]+([.F170]*[.J170])-0;[.I169]);0)" office:value-type="float" office:value="8909.47573637193">
            <text:p>8909.4757363719</text:p>
          </table:table-cell>
          <table:table-cell table:formula="of:=IF([.I169]&gt;1000;[.I169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8-24 00:00:00</text:p>
          </table:table-cell>
          <table:table-cell table:number-columns-repeated="2"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0926334954556944">
            <text:p>0.0926334955</text:p>
          </table:table-cell>
          <table:table-cell table:formula="of:=IF([.G171]&gt;0;1;0)" office:value-type="float" office:value="1">
            <text:p>1</text:p>
          </table:table-cell>
          <table:table-cell table:formula="of:=IF([.I170]&gt;=0;IF([.H171]=1;[.I170]+([.F171]*[.J171])-0;[.I170]);0)" office:value-type="float" office:value="8909.47573637193">
            <text:p>8909.4757363719</text:p>
          </table:table-cell>
          <table:table-cell table:formula="of:=IF([.I170]&gt;1000;[.I170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MITL</text:p>
          </table:table-cell>
          <table:table-cell office:value-type="float" office:value="1">
            <text:p>1</text:p>
          </table:table-cell>
          <table:table-cell office:value-type="string">
            <text:p>2012-08-27 00:00:00</text:p>
          </table:table-cell>
          <table:table-cell table:number-columns-repeated="2" office:value-type="float" office:value="2.75">
            <text:p>2.75</text:p>
          </table:table-cell>
          <table:table-cell office:value-type="float" office:value="-0.00818181818181818">
            <text:p>-0.0081818182</text:p>
          </table:table-cell>
          <table:table-cell office:value-type="float" office:value="0.167505762847897">
            <text:p>0.1675057628</text:p>
          </table:table-cell>
          <table:table-cell table:formula="of:=IF([.G172]&gt;0;1;0)" office:value-type="float" office:value="1">
            <text:p>1</text:p>
          </table:table-cell>
          <table:table-cell table:formula="of:=IF([.I171]&gt;=0;IF([.H172]=1;[.I171]+([.F172]*[.J172])-0;[.I171]);0)" office:value-type="float" office:value="8873.02788108678">
            <text:p>8873.0278810868</text:p>
          </table:table-cell>
          <table:table-cell table:formula="of:=IF([.I171]&gt;1000;[.I171]*0.5;1000)" office:value-type="float" office:value="4454.73786818597">
            <text:p>4454.737868186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08-28 00:00:00</text:p>
          </table:table-cell>
          <table:table-cell table:number-columns-repeated="2" office:value-type="float" office:value="3.205">
            <text:p>3.205</text:p>
          </table:table-cell>
          <table:table-cell office:value-type="float" office:value="-0.0335413416536662">
            <text:p>-0.0335413417</text:p>
          </table:table-cell>
          <table:table-cell office:value-type="float" office:value="0.0160738993173595">
            <text:p>0.0160738993</text:p>
          </table:table-cell>
          <table:table-cell table:formula="of:=IF([.G173]&gt;0;1;0)" office:value-type="float" office:value="1">
            <text:p>1</text:p>
          </table:table-cell>
          <table:table-cell table:formula="of:=IF([.I172]&gt;=0;IF([.H173]=1;[.I172]+([.F173]*[.J173])-0;[.I172]);0)" office:value-type="float" office:value="8724.22125125576">
            <text:p>8724.2212512558</text:p>
          </table:table-cell>
          <table:table-cell table:formula="of:=IF([.I172]&gt;1000;[.I172]*0.5;1000)" office:value-type="float" office:value="4436.51394054339">
            <text:p>4436.5139405434</text:p>
          </table:table-cell>
          <table:table-cell table:number-columns-repeated="2"/>
        </table:table-row>
        <table:table-row table:style-name="ro1">
          <table:table-cell office:value-type="string">
            <text:p>MWW</text:p>
          </table:table-cell>
          <table:table-cell office:value-type="float" office:value="1">
            <text:p>1</text:p>
          </table:table-cell>
          <table:table-cell office:value-type="string">
            <text:p>2012-08-29 00:00:00</text:p>
          </table:table-cell>
          <table:table-cell table:number-columns-repeated="2" office:value-type="float" office:value="7.0175">
            <text:p>7.0175</text:p>
          </table:table-cell>
          <table:table-cell office:value-type="float" office:value="-0.0178126113288208">
            <text:p>-0.0178126113</text:p>
          </table:table-cell>
          <table:table-cell office:value-type="float" office:value="0.0171790113421553">
            <text:p>0.0171790113</text:p>
          </table:table-cell>
          <table:table-cell table:formula="of:=IF([.G174]&gt;0;1;0)" office:value-type="float" office:value="1">
            <text:p>1</text:p>
          </table:table-cell>
          <table:table-cell table:formula="of:=IF([.I173]&gt;=0;IF([.H174]=1;[.I173]+([.F174]*[.J174])-0;[.I173]);0)" office:value-type="float" office:value="8646.52067010813">
            <text:p>8646.5206701081</text:p>
          </table:table-cell>
          <table:table-cell table:formula="of:=IF([.I173]&gt;1000;[.I173]*0.5;1000)" office:value-type="float" office:value="4362.11062562788">
            <text:p>4362.1106256279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2-08-30 00:00:0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0588235294117647">
            <text:p>0.0588235294</text:p>
          </table:table-cell>
          <table:table-cell office:value-type="float" office:value="0.0622671670491483">
            <text:p>0.062267167</text:p>
          </table:table-cell>
          <table:table-cell table:formula="of:=IF([.G175]&gt;0;1;0)" office:value-type="float" office:value="1">
            <text:p>1</text:p>
          </table:table-cell>
          <table:table-cell table:formula="of:=IF([.I174]&gt;=0;IF([.H175]=1;[.I174]+([.F175]*[.J175])-0;[.I174]);0)" office:value-type="float" office:value="8900.8301015819">
            <text:p>8900.8301015819</text:p>
          </table:table-cell>
          <table:table-cell table:formula="of:=IF([.I174]&gt;1000;[.I174]*0.5;1000)" office:value-type="float" office:value="4323.26033505406">
            <text:p>4323.2603350541</text:p>
          </table:table-cell>
          <table:table-cell table:number-columns-repeated="2"/>
        </table:table-row>
        <table:table-row table:style-name="ro1">
          <table:table-cell office:value-type="string">
            <text:p>MYD</text:p>
          </table:table-cell>
          <table:table-cell office:value-type="float" office:value="1.12110726643599">
            <text:p>1.1211072664</text:p>
          </table:table-cell>
          <table:table-cell office:value-type="string">
            <text:p>2012-08-31 00:00:00</text:p>
          </table:table-cell>
          <table:table-cell office:value-type="float" office:value="16.175">
            <text:p>16.175</text:p>
          </table:table-cell>
          <table:table-cell office:value-type="float" office:value="14.427700617284">
            <text:p>14.4277006173</text:p>
          </table:table-cell>
          <table:table-cell office:value-type="float" office:value="-0.00198998164234276">
            <text:p>-0.0019899816</text:p>
          </table:table-cell>
          <table:table-cell office:value-type="float" office:value="0.0243723465363166">
            <text:p>0.0243723465</text:p>
          </table:table-cell>
          <table:table-cell table:formula="of:=IF([.G176]&gt;0;1;0)" office:value-type="float" office:value="1">
            <text:p>1</text:p>
          </table:table-cell>
          <table:table-cell table:formula="of:=IF([.I175]&gt;=0;IF([.H176]=1;[.I175]+([.F176]*[.J176])-0;[.I175]);0)" office:value-type="float" office:value="8891.97385733002">
            <text:p>8891.97385733</text:p>
          </table:table-cell>
          <table:table-cell table:formula="of:=IF([.I175]&gt;1000;[.I175]*0.5;1000)" office:value-type="float" office:value="4450.41505079095">
            <text:p>4450.41505079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1379310344828">
            <text:p>0.099137931</text:p>
          </table:table-cell>
          <table:table-cell office:value-type="string">
            <text:p>2012-09-03 00:00:00</text:p>
          </table:table-cell>
          <table:table-cell office:value-type="float" office:value="0.46">
            <text:p>0.46</text:p>
          </table:table-cell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float" office:value="0.00335295324257442">
            <text:p>0.0033529532</text:p>
          </table:table-cell>
          <table:table-cell table:formula="of:=IF([.G177]&gt;0;1;0)" office:value-type="float" office:value="1">
            <text:p>1</text:p>
          </table:table-cell>
          <table:table-cell table:formula="of:=IF([.I176]&gt;=0;IF([.H177]=1;[.I176]+([.F177]*[.J177])-0;[.I176]);0)" office:value-type="float" office:value="8891.97385733002">
            <text:p>8891.97385733</text:p>
          </table:table-cell>
          <table:table-cell table:formula="of:=IF([.I176]&gt;1000;[.I176]*0.5;1000)" office:value-type="float" office:value="4445.98692866501">
            <text:p>4445.986928665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7619047619048">
            <text:p>2.4761904762</text:p>
          </table:table-cell>
          <table:table-cell office:value-type="string">
            <text:p>2012-09-04 00:00:00</text:p>
          </table:table-cell>
          <table:table-cell office:value-type="float" office:value="0.5225">
            <text:p>0.5225</text:p>
          </table:table-cell>
          <table:table-cell office:value-type="float" office:value="0.211009615384615">
            <text:p>0.2110096154</text:p>
          </table:table-cell>
          <table:table-cell office:value-type="float" office:value="0.0229346952286378">
            <text:p>0.0229346952</text:p>
          </table:table-cell>
          <table:table-cell office:value-type="float" office:value="0.0221926718466268">
            <text:p>0.0221926718</text:p>
          </table:table-cell>
          <table:table-cell table:formula="of:=IF([.G178]&gt;0;1;0)" office:value-type="float" office:value="1">
            <text:p>1</text:p>
          </table:table-cell>
          <table:table-cell table:formula="of:=IF([.I177]&gt;=0;IF([.H178]=1;[.I177]+([.F178]*[.J178])-0;[.I177]);0)" office:value-type="float" office:value="8993.94121252946">
            <text:p>8993.9412125295</text:p>
          </table:table-cell>
          <table:table-cell table:formula="of:=IF([.I177]&gt;1000;[.I177]*0.5;1000)" office:value-type="float" office:value="4445.98692866501">
            <text:p>4445.986928665</text:p>
          </table:table-cell>
          <table:table-cell table:number-columns-repeated="2"/>
        </table:table-row>
        <table:table-row table:style-name="ro1">
          <table:table-cell office:value-type="string">
            <text:p>FRAN</text:p>
          </table:table-cell>
          <table:table-cell office:value-type="float" office:value="1">
            <text:p>1</text:p>
          </table:table-cell>
          <table:table-cell office:value-type="string">
            <text:p>2012-09-05 00:00:00</text:p>
          </table:table-cell>
          <table:table-cell table:number-columns-repeated="2" office:value-type="float" office:value="31.64">
            <text:p>31.64</text:p>
          </table:table-cell>
          <table:table-cell office:value-type="float" office:value="-0.0392699115044247">
            <text:p>-0.0392699115</text:p>
          </table:table-cell>
          <table:table-cell office:value-type="float" office:value="0.0130594576616521">
            <text:p>0.0130594577</text:p>
          </table:table-cell>
          <table:table-cell table:formula="of:=IF([.G179]&gt;0;1;0)" office:value-type="float" office:value="1">
            <text:p>1</text:p>
          </table:table-cell>
          <table:table-cell table:formula="of:=IF([.I178]&gt;=0;IF([.H179]=1;[.I178]+([.F179]*[.J179])-0;[.I178]);0)" office:value-type="float" office:value="8817.34557478344">
            <text:p>8817.3455747835</text:p>
          </table:table-cell>
          <table:table-cell table:formula="of:=IF([.I178]&gt;1000;[.I178]*0.5;1000)" office:value-type="float" office:value="4496.97060626473">
            <text:p>4496.9706062647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1">
            <text:p>0.1</text:p>
          </table:table-cell>
          <table:table-cell office:value-type="string">
            <text:p>2012-09-06 00:00:00</text:p>
          </table:table-cell>
          <table:table-cell office:value-type="float" office:value="0.47">
            <text:p>0.47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  <table:table-cell office:value-type="float" office:value="0.247710627102002">
            <text:p>0.2477106271</text:p>
          </table:table-cell>
          <table:table-cell table:formula="of:=IF([.G180]&gt;0;1;0)" office:value-type="float" office:value="1">
            <text:p>1</text:p>
          </table:table-cell>
          <table:table-cell table:formula="of:=IF([.I179]&gt;=0;IF([.H180]=1;[.I179]+([.F180]*[.J180])-0;[.I179]);0)" office:value-type="float" office:value="8817.34557478344">
            <text:p>8817.3455747835</text:p>
          </table:table-cell>
          <table:table-cell table:formula="of:=IF([.I179]&gt;1000;[.I179]*0.5;1000)" office:value-type="float" office:value="4408.67278739172">
            <text:p>4408.6727873917</text:p>
          </table:table-cell>
          <table:table-cell table:number-columns-repeated="2"/>
        </table:table-row>
        <table:table-row table:style-name="ro1">
          <table:table-cell office:value-type="string">
            <text:p>PDFS</text:p>
          </table:table-cell>
          <table:table-cell office:value-type="float" office:value="1">
            <text:p>1</text:p>
          </table:table-cell>
          <table:table-cell office:value-type="string">
            <text:p>2012-09-07 00:00:00</text:p>
          </table:table-cell>
          <table:table-cell table:number-columns-repeated="2" office:value-type="float" office:value="12.55">
            <text:p>12.55</text:p>
          </table:table-cell>
          <table:table-cell office:value-type="float" office:value="0.00896414342629481">
            <text:p>0.0089641434</text:p>
          </table:table-cell>
          <table:table-cell office:value-type="float" office:value="0.0202050290471069">
            <text:p>0.020205029</text:p>
          </table:table-cell>
          <table:table-cell table:formula="of:=IF([.G181]&gt;0;1;0)" office:value-type="float" office:value="1">
            <text:p>1</text:p>
          </table:table-cell>
          <table:table-cell table:formula="of:=IF([.I180]&gt;=0;IF([.H181]=1;[.I180]+([.F181]*[.J181])-0;[.I180]);0)" office:value-type="float" office:value="8856.86554996922">
            <text:p>8856.8655499692</text:p>
          </table:table-cell>
          <table:table-cell table:formula="of:=IF([.I180]&gt;1000;[.I180]*0.5;1000)" office:value-type="float" office:value="4408.67278739172">
            <text:p>4408.6727873917</text:p>
          </table:table-cell>
          <table:table-cell table:number-columns-repeated="2"/>
        </table:table-row>
        <table:table-row table:style-name="ro1">
          <table:table-cell office:value-type="string">
            <text:p>NDZ</text:p>
          </table:table-cell>
          <table:table-cell office:value-type="float" office:value="1">
            <text:p>1</text:p>
          </table:table-cell>
          <table:table-cell office:value-type="string">
            <text:p>2012-09-10 00:00:00</text:p>
          </table:table-cell>
          <table:table-cell table:number-columns-repeated="2" office:value-type="float" office:value="6.3975">
            <text:p>6.3975</text:p>
          </table:table-cell>
          <table:table-cell office:value-type="float" office:value="0.059007424775303">
            <text:p>0.0590074248</text:p>
          </table:table-cell>
          <table:table-cell office:value-type="float" office:value="0.16032343449799">
            <text:p>0.1603234345</text:p>
          </table:table-cell>
          <table:table-cell table:formula="of:=IF([.G182]&gt;0;1;0)" office:value-type="float" office:value="1">
            <text:p>1</text:p>
          </table:table-cell>
          <table:table-cell table:formula="of:=IF([.I181]&gt;=0;IF([.H182]=1;[.I181]+([.F182]*[.J182])-0;[.I181]);0)" office:value-type="float" office:value="9118.17596381161">
            <text:p>9118.1759638116</text:p>
          </table:table-cell>
          <table:table-cell table:formula="of:=IF([.I181]&gt;1000;[.I181]*0.5;1000)" office:value-type="float" office:value="4428.43277498461">
            <text:p>4428.4327749846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2-09-11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0910673639299419">
            <text:p>0.0091067364</text:p>
          </table:table-cell>
          <table:table-cell table:formula="of:=IF([.G183]&gt;0;1;0)" office:value-type="float" office:value="1">
            <text:p>1</text:p>
          </table:table-cell>
          <table:table-cell table:formula="of:=IF([.I182]&gt;=0;IF([.H183]=1;[.I182]+([.F183]*[.J183])-0;[.I182]);0)" office:value-type="float" office:value="9118.17596381161">
            <text:p>9118.1759638116</text:p>
          </table:table-cell>
          <table:table-cell table:formula="of:=IF([.I182]&gt;1000;[.I182]*0.5;1000)" office:value-type="float" office:value="4559.08798190581">
            <text:p>4559.0879819058</text:p>
          </table:table-cell>
          <table:table-cell table:number-columns-repeated="2"/>
        </table:table-row>
        <table:table-row table:style-name="ro1">
          <table:table-cell office:value-type="string">
            <text:p>NDZ</text:p>
          </table:table-cell>
          <table:table-cell office:value-type="float" office:value="1">
            <text:p>1</text:p>
          </table:table-cell>
          <table:table-cell office:value-type="string">
            <text:p>2012-09-12 00:00:00</text:p>
          </table:table-cell>
          <table:table-cell table:number-columns-repeated="2" office:value-type="float" office:value="6.845">
            <text:p>6.845</text:p>
          </table:table-cell>
          <table:table-cell office:value-type="float" office:value="0.0496712929145362">
            <text:p>0.0496712929</text:p>
          </table:table-cell>
          <table:table-cell office:value-type="float" office:value="0.0527619378194889">
            <text:p>0.0527619378</text:p>
          </table:table-cell>
          <table:table-cell table:formula="of:=IF([.G184]&gt;0;1;0)" office:value-type="float" office:value="1">
            <text:p>1</text:p>
          </table:table-cell>
          <table:table-cell table:formula="of:=IF([.I183]&gt;=0;IF([.H184]=1;[.I183]+([.F184]*[.J184])-0;[.I183]);0)" office:value-type="float" office:value="9344.631758384">
            <text:p>9344.631758384</text:p>
          </table:table-cell>
          <table:table-cell table:formula="of:=IF([.I183]&gt;1000;[.I183]*0.5;1000)" office:value-type="float" office:value="4559.08798190581">
            <text:p>4559.0879819058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">
            <text:p>1.05</text:p>
          </table:table-cell>
          <table:table-cell office:value-type="string">
            <text:p>2012-09-13 00:00:00</text:p>
          </table:table-cell>
          <table:table-cell office:value-type="float" office:value="3.5575">
            <text:p>3.5575</text:p>
          </table:table-cell>
          <table:table-cell office:value-type="float" office:value="3.38809523809524">
            <text:p>3.3880952381</text:p>
          </table:table-cell>
          <table:table-cell office:value-type="float" office:value="0.0380561111411428">
            <text:p>0.0380561111</text:p>
          </table:table-cell>
          <table:table-cell office:value-type="float" office:value="0.0263988018179714">
            <text:p>0.0263988018</text:p>
          </table:table-cell>
          <table:table-cell table:formula="of:=IF([.G185]&gt;0;1;0)" office:value-type="float" office:value="1">
            <text:p>1</text:p>
          </table:table-cell>
          <table:table-cell table:formula="of:=IF([.I184]&gt;=0;IF([.H185]=1;[.I184]+([.F185]*[.J185])-0;[.I184]);0)" office:value-type="float" office:value="9522.44193076906">
            <text:p>9522.4419307691</text:p>
          </table:table-cell>
          <table:table-cell table:formula="of:=IF([.I184]&gt;1000;[.I184]*0.5;1000)" office:value-type="float" office:value="4672.315879192">
            <text:p>4672.315879192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09-14 00:00:00</text:p>
          </table:table-cell>
          <table:table-cell table:number-columns-repeated="2" office:value-type="float" office:value="3.5475">
            <text:p>3.5475</text:p>
          </table:table-cell>
          <table:table-cell office:value-type="float" office:value="0">
            <text:p>0</text:p>
          </table:table-cell>
          <table:table-cell office:value-type="float" office:value="0.0146003543367124">
            <text:p>0.0146003543</text:p>
          </table:table-cell>
          <table:table-cell table:formula="of:=IF([.G186]&gt;0;1;0)" office:value-type="float" office:value="1">
            <text:p>1</text:p>
          </table:table-cell>
          <table:table-cell table:formula="of:=IF([.I185]&gt;=0;IF([.H186]=1;[.I185]+([.F186]*[.J186])-0;[.I185]);0)" office:value-type="float" office:value="9522.44193076906">
            <text:p>9522.4419307691</text:p>
          </table:table-cell>
          <table:table-cell table:formula="of:=IF([.I185]&gt;1000;[.I185]*0.5;1000)" office:value-type="float" office:value="4761.22096538453">
            <text:p>4761.2209653845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2-09-17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0353874634226987">
            <text:p>0.0353874634</text:p>
          </table:table-cell>
          <table:table-cell table:formula="of:=IF([.G187]&gt;0;1;0)" office:value-type="float" office:value="1">
            <text:p>1</text:p>
          </table:table-cell>
          <table:table-cell table:formula="of:=IF([.I186]&gt;=0;IF([.H187]=1;[.I186]+([.F187]*[.J187])-0;[.I186]);0)" office:value-type="float" office:value="9522.44193076906">
            <text:p>9522.4419307691</text:p>
          </table:table-cell>
          <table:table-cell table:formula="of:=IF([.I186]&gt;1000;[.I186]*0.5;1000)" office:value-type="float" office:value="4761.22096538453">
            <text:p>4761.2209653845</text:p>
          </table:table-cell>
          <table:table-cell table:number-columns-repeated="2"/>
        </table:table-row>
        <table:table-row table:style-name="ro1">
          <table:table-cell office:value-type="string">
            <text:p>RLD</text:p>
          </table:table-cell>
          <table:table-cell office:value-type="float" office:value="1">
            <text:p>1</text:p>
          </table:table-cell>
          <table:table-cell office:value-type="string">
            <text:p>2012-09-18 00:00:00</text:p>
          </table:table-cell>
          <table:table-cell table:number-columns-repeated="2" office:value-type="float" office:value="9.335">
            <text:p>9.335</text:p>
          </table:table-cell>
          <table:table-cell office:value-type="float" office:value="-0.0182110337439745">
            <text:p>-0.0182110337</text:p>
          </table:table-cell>
          <table:table-cell office:value-type="float" office:value="0.0227522430818579">
            <text:p>0.0227522431</text:p>
          </table:table-cell>
          <table:table-cell table:formula="of:=IF([.G188]&gt;0;1;0)" office:value-type="float" office:value="1">
            <text:p>1</text:p>
          </table:table-cell>
          <table:table-cell table:formula="of:=IF([.I187]&gt;=0;IF([.H188]=1;[.I187]+([.F188]*[.J188])-0;[.I187]);0)" office:value-type="float" office:value="9435.73517510592">
            <text:p>9435.7351751059</text:p>
          </table:table-cell>
          <table:table-cell table:formula="of:=IF([.I187]&gt;1000;[.I187]*0.5;1000)" office:value-type="float" office:value="4761.22096538453">
            <text:p>4761.2209653845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38095238095238">
            <text:p>2.380952381</text:p>
          </table:table-cell>
          <table:table-cell office:value-type="string">
            <text:p>2012-09-19 00:00:00</text:p>
          </table:table-cell>
          <table:table-cell office:value-type="float" office:value="0.51">
            <text:p>0.51</text:p>
          </table:table-cell>
          <table:table-cell office:value-type="float" office:value="0.2142">
            <text:p>0.2142</text:p>
          </table:table-cell>
          <table:table-cell office:value-type="float" office:value="-0.0244136870434448">
            <text:p>-0.024413687</text:p>
          </table:table-cell>
          <table:table-cell office:value-type="float" office:value="0.913113109055685">
            <text:p>0.9131131091</text:p>
          </table:table-cell>
          <table:table-cell table:formula="of:=IF([.G189]&gt;0;1;0)" office:value-type="float" office:value="1">
            <text:p>1</text:p>
          </table:table-cell>
          <table:table-cell table:formula="of:=IF([.I188]&gt;=0;IF([.H189]=1;[.I188]+([.F189]*[.J189])-0;[.I188]);0)" office:value-type="float" office:value="9320.55463231099">
            <text:p>9320.554632311</text:p>
          </table:table-cell>
          <table:table-cell table:formula="of:=IF([.I188]&gt;1000;[.I188]*0.5;1000)" office:value-type="float" office:value="4717.86758755296">
            <text:p>4717.867587553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2857142857143">
            <text:p>2.4285714286</text:p>
          </table:table-cell>
          <table:table-cell office:value-type="string">
            <text:p>2012-09-20 00:00:00</text:p>
          </table:table-cell>
          <table:table-cell office:value-type="float" office:value="0.5075">
            <text:p>0.5075</text:p>
          </table:table-cell>
          <table:table-cell office:value-type="float" office:value="0.208970588235294">
            <text:p>0.2089705882</text:p>
          </table:table-cell>
          <table:table-cell office:value-type="float" office:value="-0.00492610837438445">
            <text:p>-0.0049261084</text:p>
          </table:table-cell>
          <table:table-cell office:value-type="float" office:value="0.0133895790554704">
            <text:p>0.0133895791</text:p>
          </table:table-cell>
          <table:table-cell table:formula="of:=IF([.G190]&gt;0;1;0)" office:value-type="float" office:value="1">
            <text:p>1</text:p>
          </table:table-cell>
          <table:table-cell table:formula="of:=IF([.I189]&gt;=0;IF([.H190]=1;[.I189]+([.F190]*[.J190])-0;[.I189]);0)" office:value-type="float" office:value="9297.59760119692">
            <text:p>9297.5976011969</text:p>
          </table:table-cell>
          <table:table-cell table:formula="of:=IF([.I189]&gt;1000;[.I189]*0.5;1000)" office:value-type="float" office:value="4660.2773161555">
            <text:p>4660.2773161555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9-21 00:00:00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0.118322905943145">
            <text:p>0.1183229059</text:p>
          </table:table-cell>
          <table:table-cell table:formula="of:=IF([.G191]&gt;0;1;0)" office:value-type="float" office:value="1">
            <text:p>1</text:p>
          </table:table-cell>
          <table:table-cell table:formula="of:=IF([.I190]&gt;=0;IF([.H191]=1;[.I190]+([.F191]*[.J191])-0;[.I190]);0)" office:value-type="float" office:value="9297.59760119692">
            <text:p>9297.5976011969</text:p>
          </table:table-cell>
          <table:table-cell table:formula="of:=IF([.I190]&gt;1000;[.I190]*0.5;1000)" office:value-type="float" office:value="4648.79880059846">
            <text:p>4648.798800598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2-09-24 00:00:00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-0.0030487804878051">
            <text:p>-0.0030487805</text:p>
          </table:table-cell>
          <table:table-cell office:value-type="float" office:value="0.0997467529405524">
            <text:p>0.0997467529</text:p>
          </table:table-cell>
          <table:table-cell table:formula="of:=IF([.G192]&gt;0;1;0)" office:value-type="float" office:value="1">
            <text:p>1</text:p>
          </table:table-cell>
          <table:table-cell table:formula="of:=IF([.I191]&gt;=0;IF([.H192]=1;[.I191]+([.F192]*[.J192])-0;[.I191]);0)" office:value-type="float" office:value="9283.42443412193">
            <text:p>9283.4244341219</text:p>
          </table:table-cell>
          <table:table-cell table:formula="of:=IF([.I191]&gt;1000;[.I191]*0.5;1000)" office:value-type="float" office:value="4648.79880059846">
            <text:p>4648.7988005985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2-09-25 00:00:00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0">
            <text:p>0</text:p>
          </table:table-cell>
          <table:table-cell office:value-type="float" office:value="0.0209121333058166">
            <text:p>0.0209121333</text:p>
          </table:table-cell>
          <table:table-cell table:formula="of:=IF([.G193]&gt;0;1;0)" office:value-type="float" office:value="1">
            <text:p>1</text:p>
          </table:table-cell>
          <table:table-cell table:formula="of:=IF([.I192]&gt;=0;IF([.H193]=1;[.I192]+([.F193]*[.J193])-0;[.I192]);0)" office:value-type="float" office:value="9283.42443412193">
            <text:p>9283.4244341219</text:p>
          </table:table-cell>
          <table:table-cell table:formula="of:=IF([.I192]&gt;1000;[.I192]*0.5;1000)" office:value-type="float" office:value="4641.71221706096">
            <text:p>4641.712217061</text:p>
          </table:table-cell>
          <table:table-cell table:number-columns-repeated="2"/>
        </table:table-row>
        <table:table-row table:style-name="ro1">
          <table:table-cell office:value-type="string">
            <text:p>VTG</text:p>
          </table:table-cell>
          <table:table-cell office:value-type="float" office:value="1">
            <text:p>1</text:p>
          </table:table-cell>
          <table:table-cell office:value-type="string">
            <text:p>2012-09-26 00:00:00</text:p>
          </table:table-cell>
          <table:table-cell table:number-columns-repeated="2" office:value-type="float" office:value="1.8175">
            <text:p>1.8175</text:p>
          </table:table-cell>
          <table:table-cell office:value-type="float" office:value="0.00550206327372771">
            <text:p>0.0055020633</text:p>
          </table:table-cell>
          <table:table-cell office:value-type="float" office:value="0.170224712378433">
            <text:p>0.1702247124</text:p>
          </table:table-cell>
          <table:table-cell table:formula="of:=IF([.G194]&gt;0;1;0)" office:value-type="float" office:value="1">
            <text:p>1</text:p>
          </table:table-cell>
          <table:table-cell table:formula="of:=IF([.I193]&gt;=0;IF([.H194]=1;[.I193]+([.F194]*[.J194])-0;[.I193]);0)" office:value-type="float" office:value="9308.96342843863">
            <text:p>9308.9634284386</text:p>
          </table:table-cell>
          <table:table-cell table:formula="of:=IF([.I193]&gt;1000;[.I193]*0.5;1000)" office:value-type="float" office:value="4641.71221706096">
            <text:p>4641.712217061</text:p>
          </table:table-cell>
          <table:table-cell table:number-columns-repeated="2"/>
        </table:table-row>
        <table:table-row table:style-name="ro1">
          <table:table-cell office:value-type="string">
            <text:p>ESI</text:p>
          </table:table-cell>
          <table:table-cell office:value-type="float" office:value="1">
            <text:p>1</text:p>
          </table:table-cell>
          <table:table-cell office:value-type="string">
            <text:p>2012-09-27 00:00:00</text:p>
          </table:table-cell>
          <table:table-cell table:number-columns-repeated="2" office:value-type="float" office:value="32.955">
            <text:p>32.955</text:p>
          </table:table-cell>
          <table:table-cell office:value-type="float" office:value="-0.0188893946290397">
            <text:p>-0.0188893946</text:p>
          </table:table-cell>
          <table:table-cell office:value-type="float" office:value="0.0134677985798917">
            <text:p>0.0134677986</text:p>
          </table:table-cell>
          <table:table-cell table:formula="of:=IF([.G195]&gt;0;1;0)" office:value-type="float" office:value="1">
            <text:p>1</text:p>
          </table:table-cell>
          <table:table-cell table:formula="of:=IF([.I194]&gt;=0;IF([.H195]=1;[.I194]+([.F195]*[.J195])-0;[.I194]);0)" office:value-type="float" office:value="9221.04308654509">
            <text:p>9221.0430865451</text:p>
          </table:table-cell>
          <table:table-cell table:formula="of:=IF([.I194]&gt;1000;[.I194]*0.5;1000)" office:value-type="float" office:value="4654.48171421932">
            <text:p>4654.4817142193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145413870246">
            <text:p>1.0514541387</text:p>
          </table:table-cell>
          <table:table-cell office:value-type="string">
            <text:p>2012-09-28 00:00:00</text:p>
          </table:table-cell>
          <table:table-cell office:value-type="float" office:value="4.485">
            <text:p>4.485</text:p>
          </table:table-cell>
          <table:table-cell office:value-type="float" office:value="4.26552127659574">
            <text:p>4.2655212766</text:p>
          </table:table-cell>
          <table:table-cell office:value-type="float" office:value="0.0100988117474845">
            <text:p>0.0100988117</text:p>
          </table:table-cell>
          <table:table-cell office:value-type="float" office:value="0.0425453293720097">
            <text:p>0.0425453294</text:p>
          </table:table-cell>
          <table:table-cell table:formula="of:=IF([.G196]&gt;0;1;0)" office:value-type="float" office:value="1">
            <text:p>1</text:p>
          </table:table-cell>
          <table:table-cell table:formula="of:=IF([.I195]&gt;=0;IF([.H196]=1;[.I195]+([.F196]*[.J196])-0;[.I195]);0)" office:value-type="float" office:value="9267.60387566833">
            <text:p>9267.6038756683</text:p>
          </table:table-cell>
          <table:table-cell table:formula="of:=IF([.I195]&gt;1000;[.I195]*0.5;1000)" office:value-type="float" office:value="4610.52154327255">
            <text:p>4610.5215432726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10-01 00:00:00</text:p>
          </table:table-cell>
          <table:table-cell table:number-columns-repeated="2" office:value-type="float" office:value="6.76">
            <text:p>6.76</text:p>
          </table:table-cell>
          <table:table-cell office:value-type="float" office:value="0.0392011834319528">
            <text:p>0.0392011834</text:p>
          </table:table-cell>
          <table:table-cell office:value-type="float" office:value="0.196930701380531">
            <text:p>0.1969307014</text:p>
          </table:table-cell>
          <table:table-cell table:formula="of:=IF([.G197]&gt;0;1;0)" office:value-type="float" office:value="1">
            <text:p>1</text:p>
          </table:table-cell>
          <table:table-cell table:formula="of:=IF([.I196]&gt;=0;IF([.H197]=1;[.I196]+([.F197]*[.J197])-0;[.I196]);0)" office:value-type="float" office:value="9449.2543954207">
            <text:p>9449.2543954207</text:p>
          </table:table-cell>
          <table:table-cell table:formula="of:=IF([.I196]&gt;1000;[.I196]*0.5;1000)" office:value-type="float" office:value="4633.80193783416">
            <text:p>4633.801937834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10-02 00:00:00</text:p>
          </table:table-cell>
          <table:table-cell table:number-columns-repeated="2" office:value-type="float" office:value="2.0875">
            <text:p>2.0875</text:p>
          </table:table-cell>
          <table:table-cell office:value-type="float" office:value="-0.0167664670658684">
            <text:p>-0.0167664671</text:p>
          </table:table-cell>
          <table:table-cell office:value-type="float" office:value="0.0164296210346182">
            <text:p>0.016429621</text:p>
          </table:table-cell>
          <table:table-cell table:formula="of:=IF([.G198]&gt;0;1;0)" office:value-type="float" office:value="1">
            <text:p>1</text:p>
          </table:table-cell>
          <table:table-cell table:formula="of:=IF([.I197]&gt;=0;IF([.H198]=1;[.I197]+([.F198]*[.J198])-0;[.I197]);0)" office:value-type="float" office:value="9370.03908911178">
            <text:p>9370.0390891118</text:p>
          </table:table-cell>
          <table:table-cell table:formula="of:=IF([.I197]&gt;1000;[.I197]*0.5;1000)" office:value-type="float" office:value="4724.62719771035">
            <text:p>4724.6271977104</text:p>
          </table:table-cell>
          <table:table-cell table:number-columns-repeated="2"/>
        </table:table-row>
        <table:table-row table:style-name="ro1">
          <table:table-cell office:value-type="string">
            <text:p>CPST</text:p>
          </table:table-cell>
          <table:table-cell office:value-type="float" office:value="1">
            <text:p>1</text:p>
          </table:table-cell>
          <table:table-cell office:value-type="string">
            <text:p>2012-10-03 00:00:00</text:p>
          </table:table-cell>
          <table:table-cell table:number-columns-repeated="2" office:value-type="float" office:value="1.035">
            <text:p>1.035</text:p>
          </table:table-cell>
          <table:table-cell office:value-type="float" office:value="-0.0193236714975845">
            <text:p>-0.0193236715</text:p>
          </table:table-cell>
          <table:table-cell office:value-type="float" office:value="0.320585132577178">
            <text:p>0.3205851326</text:p>
          </table:table-cell>
          <table:table-cell table:formula="of:=IF([.G199]&gt;0;1;0)" office:value-type="float" office:value="1">
            <text:p>1</text:p>
          </table:table-cell>
          <table:table-cell table:formula="of:=IF([.I198]&gt;=0;IF([.H199]=1;[.I198]+([.F199]*[.J199])-0;[.I198]);0)" office:value-type="float" office:value="9279.50731047302">
            <text:p>9279.507310473</text:p>
          </table:table-cell>
          <table:table-cell table:formula="of:=IF([.I198]&gt;1000;[.I198]*0.5;1000)" office:value-type="float" office:value="4685.01954455589">
            <text:p>4685.0195445559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10-04 00:00:00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.02">
            <text:p>0.02</text:p>
          </table:table-cell>
          <table:table-cell office:value-type="float" office:value="0.0140143347566519">
            <text:p>0.0140143348</text:p>
          </table:table-cell>
          <table:table-cell table:formula="of:=IF([.G200]&gt;0;1;0)" office:value-type="float" office:value="1">
            <text:p>1</text:p>
          </table:table-cell>
          <table:table-cell table:formula="of:=IF([.I199]&gt;=0;IF([.H200]=1;[.I199]+([.F200]*[.J200])-0;[.I199]);0)" office:value-type="float" office:value="9372.30238357775">
            <text:p>9372.3023835778</text:p>
          </table:table-cell>
          <table:table-cell table:formula="of:=IF([.I199]&gt;1000;[.I199]*0.5;1000)" office:value-type="float" office:value="4639.75365523651">
            <text:p>4639.7536552365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10-05 00:00:00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0.355218820208317">
            <text:p>0.3552188202</text:p>
          </table:table-cell>
          <table:table-cell table:formula="of:=IF([.G201]&gt;0;1;0)" office:value-type="float" office:value="1">
            <text:p>1</text:p>
          </table:table-cell>
          <table:table-cell table:formula="of:=IF([.I200]&gt;=0;IF([.H201]=1;[.I200]+([.F201]*[.J201])-0;[.I200]);0)" office:value-type="float" office:value="9372.30238357775">
            <text:p>9372.3023835778</text:p>
          </table:table-cell>
          <table:table-cell table:formula="of:=IF([.I200]&gt;1000;[.I200]*0.5;1000)" office:value-type="float" office:value="4686.15119178888">
            <text:p>4686.1511917889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168986083499">
            <text:p>1.0516898608</text:p>
          </table:table-cell>
          <table:table-cell office:value-type="string">
            <text:p>2012-10-08 00:00:00</text:p>
          </table:table-cell>
          <table:table-cell office:value-type="float" office:value="5.2575">
            <text:p>5.2575</text:p>
          </table:table-cell>
          <table:table-cell office:value-type="float" office:value="4.99909735349716">
            <text:p>4.9990973535</text:p>
          </table:table-cell>
          <table:table-cell office:value-type="float" office:value="-0.0766743589454904">
            <text:p>-0.0766743589</text:p>
          </table:table-cell>
          <table:table-cell office:value-type="float" office:value="0.0511067773111207">
            <text:p>0.0511067773</text:p>
          </table:table-cell>
          <table:table-cell table:formula="of:=IF([.G202]&gt;0;1;0)" office:value-type="float" office:value="1">
            <text:p>1</text:p>
          </table:table-cell>
          <table:table-cell table:formula="of:=IF([.I201]&gt;=0;IF([.H202]=1;[.I201]+([.F202]*[.J202])-0;[.I201]);0)" office:value-type="float" office:value="9012.99474502569">
            <text:p>9012.9947450257</text:p>
          </table:table-cell>
          <table:table-cell table:formula="of:=IF([.I201]&gt;1000;[.I201]*0.5;1000)" office:value-type="float" office:value="4686.15119178888">
            <text:p>4686.1511917889</text:p>
          </table:table-cell>
          <table:table-cell table:number-columns-repeated="2"/>
        </table:table-row>
        <table:table-row table:style-name="ro1">
          <table:table-cell office:value-type="string">
            <text:p>EZPW</text:p>
          </table:table-cell>
          <table:table-cell office:value-type="float" office:value="1">
            <text:p>1</text:p>
          </table:table-cell>
          <table:table-cell office:value-type="string">
            <text:p>2012-10-09 00:00:00</text:p>
          </table:table-cell>
          <table:table-cell table:number-columns-repeated="2" office:value-type="float" office:value="20.1225">
            <text:p>20.1225</text:p>
          </table:table-cell>
          <table:table-cell office:value-type="float" office:value="-0.0257174804323518">
            <text:p>-0.0257174804</text:p>
          </table:table-cell>
          <table:table-cell office:value-type="float" office:value="0.0118291004798773">
            <text:p>0.0118291005</text:p>
          </table:table-cell>
          <table:table-cell table:formula="of:=IF([.G203]&gt;0;1;0)" office:value-type="float" office:value="1">
            <text:p>1</text:p>
          </table:table-cell>
          <table:table-cell table:formula="of:=IF([.I202]&gt;=0;IF([.H203]=1;[.I202]+([.F203]*[.J203])-0;[.I202]);0)" office:value-type="float" office:value="8897.09898702965">
            <text:p>8897.0989870297</text:p>
          </table:table-cell>
          <table:table-cell table:formula="of:=IF([.I202]&gt;1000;[.I202]*0.5;1000)" office:value-type="float" office:value="4506.49737251285">
            <text:p>4506.4973725129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10-10 00:00:00</text:p>
          </table:table-cell>
          <table:table-cell table:number-columns-repeated="2" office:value-type="float" office:value="2.6575">
            <text:p>2.6575</text:p>
          </table:table-cell>
          <table:table-cell office:value-type="float" office:value="-0.0141110065851363">
            <text:p>-0.0141110066</text:p>
          </table:table-cell>
          <table:table-cell office:value-type="float" office:value="0.014728614298861">
            <text:p>0.0147286143</text:p>
          </table:table-cell>
          <table:table-cell table:formula="of:=IF([.G204]&gt;0;1;0)" office:value-type="float" office:value="1">
            <text:p>1</text:p>
          </table:table-cell>
          <table:table-cell table:formula="of:=IF([.I203]&gt;=0;IF([.H204]=1;[.I203]+([.F204]*[.J204])-0;[.I203]);0)" office:value-type="float" office:value="8834.32547583236">
            <text:p>8834.3254758324</text:p>
          </table:table-cell>
          <table:table-cell table:formula="of:=IF([.I203]&gt;1000;[.I203]*0.5;1000)" office:value-type="float" office:value="4448.54949351482">
            <text:p>4448.5494935148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2-10-11 00:00:00</text:p>
          </table:table-cell>
          <table:table-cell table:number-columns-repeated="2" office:value-type="float" office:value="6.6475">
            <text:p>6.6475</text:p>
          </table:table-cell>
          <table:table-cell office:value-type="float" office:value="-0.041368935690109">
            <text:p>-0.0413689357</text:p>
          </table:table-cell>
          <table:table-cell office:value-type="float" office:value="0.0193729969746445">
            <text:p>0.019372997</text:p>
          </table:table-cell>
          <table:table-cell table:formula="of:=IF([.G205]&gt;0;1;0)" office:value-type="float" office:value="1">
            <text:p>1</text:p>
          </table:table-cell>
          <table:table-cell table:formula="of:=IF([.I204]&gt;=0;IF([.H205]=1;[.I204]+([.F205]*[.J205])-0;[.I204]);0)" office:value-type="float" office:value="8651.59215459476">
            <text:p>8651.5921545948</text:p>
          </table:table-cell>
          <table:table-cell table:formula="of:=IF([.I204]&gt;1000;[.I204]*0.5;1000)" office:value-type="float" office:value="4417.16273791618">
            <text:p>4417.162737916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10-12 00:00:00</text:p>
          </table:table-cell>
          <table:table-cell table:number-columns-repeated="2" office:value-type="float" office:value="2.4725">
            <text:p>2.4725</text:p>
          </table:table-cell>
          <table:table-cell office:value-type="float" office:value="0.0333670374115267">
            <text:p>0.0333670374</text:p>
          </table:table-cell>
          <table:table-cell office:value-type="float" office:value="0.0185774715832472">
            <text:p>0.0185774716</text:p>
          </table:table-cell>
          <table:table-cell table:formula="of:=IF([.G206]&gt;0;1;0)" office:value-type="float" office:value="1">
            <text:p>1</text:p>
          </table:table-cell>
          <table:table-cell table:formula="of:=IF([.I205]&gt;=0;IF([.H206]=1;[.I205]+([.F206]*[.J206])-0;[.I205]);0)" office:value-type="float" office:value="8795.93115414057">
            <text:p>8795.9311541406</text:p>
          </table:table-cell>
          <table:table-cell table:formula="of:=IF([.I205]&gt;1000;[.I205]*0.5;1000)" office:value-type="float" office:value="4325.79607729738">
            <text:p>4325.7960772974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10-15 00:00:00</text:p>
          </table:table-cell>
          <table:table-cell table:number-columns-repeated="2" office:value-type="float" office:value="2.605">
            <text:p>2.605</text:p>
          </table:table-cell>
          <table:table-cell office:value-type="float" office:value="0.0230326295585412">
            <text:p>0.0230326296</text:p>
          </table:table-cell>
          <table:table-cell office:value-type="float" office:value="0.0349802111014528">
            <text:p>0.0349802111</text:p>
          </table:table-cell>
          <table:table-cell table:formula="of:=IF([.G207]&gt;0;1;0)" office:value-type="float" office:value="1">
            <text:p>1</text:p>
          </table:table-cell>
          <table:table-cell table:formula="of:=IF([.I206]&gt;=0;IF([.H207]=1;[.I206]+([.F207]*[.J207])-0;[.I206]);0)" office:value-type="float" office:value="8897.22786608845">
            <text:p>8897.2278660885</text:p>
          </table:table-cell>
          <table:table-cell table:formula="of:=IF([.I206]&gt;1000;[.I206]*0.5;1000)" office:value-type="float" office:value="4397.96557707029">
            <text:p>4397.9655770703</text:p>
          </table:table-cell>
          <table:table-cell table:number-columns-repeated="2"/>
        </table:table-row>
        <table:table-row table:style-name="ro1">
          <table:table-cell office:value-type="string">
            <text:p>CSU</text:p>
          </table:table-cell>
          <table:table-cell office:value-type="float" office:value="1">
            <text:p>1</text:p>
          </table:table-cell>
          <table:table-cell office:value-type="string">
            <text:p>2012-10-16 00:00:00</text:p>
          </table:table-cell>
          <table:table-cell table:number-columns-repeated="2" office:value-type="float" office:value="16.1175">
            <text:p>16.1175</text:p>
          </table:table-cell>
          <table:table-cell office:value-type="float" office:value="0.00232666356444877">
            <text:p>0.0023266636</text:p>
          </table:table-cell>
          <table:table-cell office:value-type="float" office:value="0.0939078284465241">
            <text:p>0.0939078284</text:p>
          </table:table-cell>
          <table:table-cell table:formula="of:=IF([.G208]&gt;0;1;0)" office:value-type="float" office:value="1">
            <text:p>1</text:p>
          </table:table-cell>
          <table:table-cell table:formula="of:=IF([.I207]&gt;=0;IF([.H208]=1;[.I207]+([.F208]*[.J208])-0;[.I207]);0)" office:value-type="float" office:value="8907.57829403876">
            <text:p>8907.5782940388</text:p>
          </table:table-cell>
          <table:table-cell table:formula="of:=IF([.I207]&gt;1000;[.I207]*0.5;1000)" office:value-type="float" office:value="4448.61393304423">
            <text:p>4448.6139330442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10-17 00:00:00</text:p>
          </table:table-cell>
          <table:table-cell table:number-columns-repeated="2" office:value-type="float" office:value="3.5725">
            <text:p>3.5725</text:p>
          </table:table-cell>
          <table:table-cell office:value-type="float" office:value="-0.0244926522043386">
            <text:p>-0.0244926522</text:p>
          </table:table-cell>
          <table:table-cell office:value-type="float" office:value="0.00863086560368049">
            <text:p>0.0086308656</text:p>
          </table:table-cell>
          <table:table-cell table:formula="of:=IF([.G209]&gt;0;1;0)" office:value-type="float" office:value="1">
            <text:p>1</text:p>
          </table:table-cell>
          <table:table-cell table:formula="of:=IF([.I208]&gt;=0;IF([.H209]=1;[.I208]+([.F209]*[.J209])-0;[.I208]);0)" office:value-type="float" office:value="8798.49318546936">
            <text:p>8798.4931854694</text:p>
          </table:table-cell>
          <table:table-cell table:formula="of:=IF([.I208]&gt;1000;[.I208]*0.5;1000)" office:value-type="float" office:value="4453.78914701938">
            <text:p>4453.7891470194</text:p>
          </table:table-cell>
          <table:table-cell table:number-columns-repeated="2"/>
        </table:table-row>
        <table:table-row table:style-name="ro1">
          <table:table-cell office:value-type="string">
            <text:p>CHEF</text:p>
          </table:table-cell>
          <table:table-cell office:value-type="float" office:value="1">
            <text:p>1</text:p>
          </table:table-cell>
          <table:table-cell office:value-type="string">
            <text:p>2012-10-18 00:00:00</text:p>
          </table:table-cell>
          <table:table-cell table:number-columns-repeated="2" office:value-type="float" office:value="17.0375">
            <text:p>17.0375</text:p>
          </table:table-cell>
          <table:table-cell office:value-type="float" office:value="-0.00146735143066756">
            <text:p>-0.0014673514</text:p>
          </table:table-cell>
          <table:table-cell office:value-type="float" office:value="0.0157110010108183">
            <text:p>0.015711001</text:p>
          </table:table-cell>
          <table:table-cell table:formula="of:=IF([.G210]&gt;0;1;0)" office:value-type="float" office:value="1">
            <text:p>1</text:p>
          </table:table-cell>
          <table:table-cell table:formula="of:=IF([.I209]&gt;=0;IF([.H210]=1;[.I209]+([.F210]*[.J210])-0;[.I209]);0)" office:value-type="float" office:value="8792.03794468765">
            <text:p>8792.0379446877</text:p>
          </table:table-cell>
          <table:table-cell table:formula="of:=IF([.I209]&gt;1000;[.I209]*0.5;1000)" office:value-type="float" office:value="4399.24659273468">
            <text:p>4399.2465927347</text:p>
          </table:table-cell>
          <table:table-cell table:number-columns-repeated="2"/>
        </table:table-row>
        <table:table-row table:style-name="ro1">
          <table:table-cell office:value-type="string">
            <text:p>SHEN</text:p>
          </table:table-cell>
          <table:table-cell office:value-type="float" office:value="1.04050632911392">
            <text:p>1.0405063291</text:p>
          </table:table-cell>
          <table:table-cell office:value-type="string">
            <text:p>2012-10-19 00:00:00</text:p>
          </table:table-cell>
          <table:table-cell office:value-type="float" office:value="16.795">
            <text:p>16.795</text:p>
          </table:table-cell>
          <table:table-cell office:value-type="float" office:value="16.1411800486618">
            <text:p>16.1411800487</text:p>
          </table:table-cell>
          <table:table-cell office:value-type="float" office:value="-0.0179675723946179">
            <text:p>-0.0179675724</text:p>
          </table:table-cell>
          <table:table-cell office:value-type="float" office:value="0.0107394068608353">
            <text:p>0.0107394069</text:p>
          </table:table-cell>
          <table:table-cell table:formula="of:=IF([.G211]&gt;0;1;0)" office:value-type="float" office:value="1">
            <text:p>1</text:p>
          </table:table-cell>
          <table:table-cell table:formula="of:=IF([.I210]&gt;=0;IF([.H211]=1;[.I210]+([.F211]*[.J211])-0;[.I210]);0)" office:value-type="float" office:value="8713.05215555395">
            <text:p>8713.052155554</text:p>
          </table:table-cell>
          <table:table-cell table:formula="of:=IF([.I210]&gt;1000;[.I210]*0.5;1000)" office:value-type="float" office:value="4396.01897234383">
            <text:p>4396.0189723438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10-22 00:00:00</text:p>
          </table:table-cell>
          <table:table-cell table:number-columns-repeated="2" office:value-type="float" office:value="3.17">
            <text:p>3.17</text:p>
          </table:table-cell>
          <table:table-cell office:value-type="float" office:value="0.0102523659305993">
            <text:p>0.0102523659</text:p>
          </table:table-cell>
          <table:table-cell office:value-type="float" office:value="0.0126757218407813">
            <text:p>0.0126757218</text:p>
          </table:table-cell>
          <table:table-cell table:formula="of:=IF([.G212]&gt;0;1;0)" office:value-type="float" office:value="1">
            <text:p>1</text:p>
          </table:table-cell>
          <table:table-cell table:formula="of:=IF([.I211]&gt;=0;IF([.H212]=1;[.I211]+([.F212]*[.J212])-0;[.I211]);0)" office:value-type="float" office:value="8757.71685508952">
            <text:p>8757.7168550895</text:p>
          </table:table-cell>
          <table:table-cell table:formula="of:=IF([.I211]&gt;1000;[.I211]*0.5;1000)" office:value-type="float" office:value="4356.52607777698">
            <text:p>4356.526077777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076923076923">
            <text:p>1.0507692308</text:p>
          </table:table-cell>
          <table:table-cell office:value-type="string">
            <text:p>2012-10-23 00:00:00</text:p>
          </table:table-cell>
          <table:table-cell office:value-type="float" office:value="6.695">
            <text:p>6.695</text:p>
          </table:table-cell>
          <table:table-cell office:value-type="float" office:value="6.37152269399707">
            <text:p>6.371522694</text:p>
          </table:table-cell>
          <table:table-cell office:value-type="float" office:value="-0.00362993270133372">
            <text:p>-0.0036299327</text:p>
          </table:table-cell>
          <table:table-cell office:value-type="float" office:value="0.0228190078723176">
            <text:p>0.0228190079</text:p>
          </table:table-cell>
          <table:table-cell table:formula="of:=IF([.G213]&gt;0;1;0)" office:value-type="float" office:value="1">
            <text:p>1</text:p>
          </table:table-cell>
          <table:table-cell table:formula="of:=IF([.I212]&gt;=0;IF([.H213]=1;[.I212]+([.F213]*[.J213])-0;[.I212]);0)" office:value-type="float" office:value="8741.82189368886">
            <text:p>8741.8218936889</text:p>
          </table:table-cell>
          <table:table-cell table:formula="of:=IF([.I212]&gt;1000;[.I212]*0.5;1000)" office:value-type="float" office:value="4378.85842754476">
            <text:p>4378.8584275448</text:p>
          </table:table-cell>
          <table:table-cell table:number-columns-repeated="2"/>
        </table:table-row>
        <table:table-row table:style-name="ro1">
          <table:table-cell office:value-type="string">
            <text:p>OREX</text:p>
          </table:table-cell>
          <table:table-cell office:value-type="float" office:value="1">
            <text:p>1</text:p>
          </table:table-cell>
          <table:table-cell office:value-type="string">
            <text:p>2012-10-24 00:00:00</text:p>
          </table:table-cell>
          <table:table-cell table:number-columns-repeated="2" office:value-type="float" office:value="5.55">
            <text:p>5.55</text:p>
          </table:table-cell>
          <table:table-cell office:value-type="float" office:value="0.0261261261261261">
            <text:p>0.0261261261</text:p>
          </table:table-cell>
          <table:table-cell office:value-type="float" office:value="0.0124039031974742">
            <text:p>0.0124039032</text:p>
          </table:table-cell>
          <table:table-cell table:formula="of:=IF([.G214]&gt;0;1;0)" office:value-type="float" office:value="1">
            <text:p>1</text:p>
          </table:table-cell>
          <table:table-cell table:formula="of:=IF([.I213]&gt;=0;IF([.H214]=1;[.I213]+([.F214]*[.J214])-0;[.I213]);0)" office:value-type="float" office:value="8856.01686437219">
            <text:p>8856.0168643722</text:p>
          </table:table-cell>
          <table:table-cell table:formula="of:=IF([.I213]&gt;1000;[.I213]*0.5;1000)" office:value-type="float" office:value="4370.91094684443">
            <text:p>4370.9109468444</text:p>
          </table:table-cell>
          <table:table-cell table:number-columns-repeated="2"/>
        </table:table-row>
        <table:table-row table:style-name="ro1">
          <table:table-cell office:value-type="string">
            <text:p>DHT</text:p>
          </table:table-cell>
          <table:table-cell office:value-type="float" office:value="1.02570093457944">
            <text:p>1.0257009346</text:p>
          </table:table-cell>
          <table:table-cell office:value-type="string">
            <text:p>2012-10-25 00:00:00</text:p>
          </table:table-cell>
          <table:table-cell office:value-type="float" office:value="4.3425">
            <text:p>4.3425</text:p>
          </table:table-cell>
          <table:table-cell office:value-type="float" office:value="4.23369020501139">
            <text:p>4.233690205</text:p>
          </table:table-cell>
          <table:table-cell office:value-type="float" office:value="-0.00541645307315841">
            <text:p>-0.0054164531</text:p>
          </table:table-cell>
          <table:table-cell office:value-type="float" office:value="0.0132159929777238">
            <text:p>0.013215993</text:p>
          </table:table-cell>
          <table:table-cell table:formula="of:=IF([.G215]&gt;0;1;0)" office:value-type="float" office:value="1">
            <text:p>1</text:p>
          </table:table-cell>
          <table:table-cell table:formula="of:=IF([.I214]&gt;=0;IF([.H215]=1;[.I214]+([.F215]*[.J215])-0;[.I214]);0)" office:value-type="float" office:value="8832.0327644917">
            <text:p>8832.0327644917</text:p>
          </table:table-cell>
          <table:table-cell table:formula="of:=IF([.I214]&gt;1000;[.I214]*0.5;1000)" office:value-type="float" office:value="4428.00843218609">
            <text:p>4428.0084321861</text:p>
          </table:table-cell>
          <table:table-cell table:number-columns-repeated="2"/>
        </table:table-row>
        <table:table-row table:style-name="ro1">
          <table:table-cell office:value-type="string">
            <text:p>PKOH</text:p>
          </table:table-cell>
          <table:table-cell office:value-type="float" office:value="1">
            <text:p>1</text:p>
          </table:table-cell>
          <table:table-cell office:value-type="string">
            <text:p>2012-10-26 00:00:00</text:p>
          </table:table-cell>
          <table:table-cell table:number-columns-repeated="2" office:value-type="float" office:value="21.855">
            <text:p>21.855</text:p>
          </table:table-cell>
          <table:table-cell office:value-type="float" office:value="0.0102951269732328">
            <text:p>0.010295127</text:p>
          </table:table-cell>
          <table:table-cell office:value-type="float" office:value="0.22727254444818">
            <text:p>0.2272725444</text:p>
          </table:table-cell>
          <table:table-cell table:formula="of:=IF([.G216]&gt;0;1;0)" office:value-type="float" office:value="1">
            <text:p>1</text:p>
          </table:table-cell>
          <table:table-cell table:formula="of:=IF([.I215]&gt;=0;IF([.H216]=1;[.I215]+([.F216]*[.J216])-0;[.I215]);0)" office:value-type="float" office:value="8877.4962138628">
            <text:p>8877.4962138628</text:p>
          </table:table-cell>
          <table:table-cell table:formula="of:=IF([.I215]&gt;1000;[.I215]*0.5;1000)" office:value-type="float" office:value="4416.01638224585">
            <text:p>4416.0163822459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1735537190083">
            <text:p>0.0991735537</text:p>
          </table:table-cell>
          <table:table-cell office:value-type="string">
            <text:p>2012-10-29 00:00:00</text:p>
          </table:table-cell>
          <table:table-cell office:value-type="float" office:value="0.36">
            <text:p>0.36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office:value-type="float" office:value="-0.00297639689011604">
            <text:p>-0.0029763969</text:p>
          </table:table-cell>
          <table:table-cell table:formula="of:=IF([.G217]&gt;0;1;0)" office:value-type="float" office:value="0">
            <text:p>0</text:p>
          </table:table-cell>
          <table:table-cell table:formula="of:=IF([.I216]&gt;=0;IF([.H217]=1;[.I216]+([.F217]*[.J217])-0;[.I216]);0)" office:value-type="float" office:value="8877.4962138628">
            <text:p>8877.4962138628</text:p>
          </table:table-cell>
          <table:table-cell table:formula="of:=IF([.I216]&gt;1000;[.I216]*0.5;1000)" office:value-type="float" office:value="4438.7481069314">
            <text:p>4438.7481069314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0991735537190083">
            <text:p>0.0991735537</text:p>
          </table:table-cell>
          <table:table-cell office:value-type="string">
            <text:p>2012-10-30 00:00:00</text:p>
          </table:table-cell>
          <table:table-cell office:value-type="float" office:value="0.36">
            <text:p>0.36</text:p>
          </table:table-cell>
          <table:table-cell office:value-type="float" office:value="3.63">
            <text:p>3.63</text:p>
          </table:table-cell>
          <table:table-cell office:value-type="float" office:value="0.00550964187327829">
            <text:p>0.0055096419</text:p>
          </table:table-cell>
          <table:table-cell office:value-type="float" office:value="0.00147026535053055">
            <text:p>0.0014702654</text:p>
          </table:table-cell>
          <table:table-cell table:formula="of:=IF([.G218]&gt;0;1;0)" office:value-type="float" office:value="1">
            <text:p>1</text:p>
          </table:table-cell>
          <table:table-cell table:formula="of:=IF([.I217]&gt;=0;IF([.H218]=1;[.I217]+([.F218]*[.J218])-0;[.I217]);0)" office:value-type="float" office:value="8901.95212629768">
            <text:p>8901.9521262977</text:p>
          </table:table-cell>
          <table:table-cell table:formula="of:=IF([.I217]&gt;1000;[.I217]*0.5;1000)" office:value-type="float" office:value="4438.7481069314">
            <text:p>4438.7481069314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026929982047">
            <text:p>1.0502692998</text:p>
          </table:table-cell>
          <table:table-cell office:value-type="string">
            <text:p>2012-10-31 00:00:00</text:p>
          </table:table-cell>
          <table:table-cell office:value-type="float" office:value="5.7925">
            <text:p>5.7925</text:p>
          </table:table-cell>
          <table:table-cell office:value-type="float" office:value="5.51525213675214">
            <text:p>5.5152521368</text:p>
          </table:table-cell>
          <table:table-cell office:value-type="float" office:value="-0.0538803837231305">
            <text:p>-0.0538803837</text:p>
          </table:table-cell>
          <table:table-cell office:value-type="float" office:value="0.0259358668443014">
            <text:p>0.0259358668</text:p>
          </table:table-cell>
          <table:table-cell table:formula="of:=IF([.G219]&gt;0;1;0)" office:value-type="float" office:value="1">
            <text:p>1</text:p>
          </table:table-cell>
          <table:table-cell table:formula="of:=IF([.I218]&gt;=0;IF([.H219]=1;[.I218]+([.F219]*[.J219])-0;[.I218]);0)" office:value-type="float" office:value="8662.13182807275">
            <text:p>8662.1318280728</text:p>
          </table:table-cell>
          <table:table-cell table:formula="of:=IF([.I218]&gt;1000;[.I218]*0.5;1000)" office:value-type="float" office:value="4450.97606314884">
            <text:p>4450.9760631488</text:p>
          </table:table-cell>
          <table:table-cell table:number-columns-repeated="2"/>
        </table:table-row>
        <table:table-row table:style-name="ro1">
          <table:table-cell office:value-type="string">
            <text:p>SSI</text:p>
          </table:table-cell>
          <table:table-cell office:value-type="float" office:value="1.03282009724473">
            <text:p>1.0328200972</text:p>
          </table:table-cell>
          <table:table-cell office:value-type="string">
            <text:p>2012-11-01 00:00:00</text:p>
          </table:table-cell>
          <table:table-cell office:value-type="float" office:value="25.21">
            <text:p>25.21</text:p>
          </table:table-cell>
          <table:table-cell office:value-type="float" office:value="24.4088976069047">
            <text:p>24.4088976069</text:p>
          </table:table-cell>
          <table:table-cell office:value-type="float" office:value="0.0157383458266129">
            <text:p>0.0157383458</text:p>
          </table:table-cell>
          <table:table-cell office:value-type="float" office:value="0.03768541770587">
            <text:p>0.0376854177</text:p>
          </table:table-cell>
          <table:table-cell table:formula="of:=IF([.G220]&gt;0;1;0)" office:value-type="float" office:value="1">
            <text:p>1</text:p>
          </table:table-cell>
          <table:table-cell table:formula="of:=IF([.I219]&gt;=0;IF([.H220]=1;[.I219]+([.F220]*[.J220])-0;[.I219]);0)" office:value-type="float" office:value="8730.29564122571">
            <text:p>8730.2956412257</text:p>
          </table:table-cell>
          <table:table-cell table:formula="of:=IF([.I219]&gt;1000;[.I219]*0.5;1000)" office:value-type="float" office:value="4331.06591403638">
            <text:p>4331.0659140364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2-11-02 00:00:00</text:p>
          </table:table-cell>
          <table:table-cell table:number-columns-repeated="2" office:value-type="float" office:value="0.7825">
            <text:p>0.7825</text:p>
          </table:table-cell>
          <table:table-cell office:value-type="float" office:value="0.00638977635782756">
            <text:p>0.0063897764</text:p>
          </table:table-cell>
          <table:table-cell office:value-type="float" office:value="1.47050564952086">
            <text:p>1.4705056495</text:p>
          </table:table-cell>
          <table:table-cell table:formula="of:=IF([.G221]&gt;0;1;0)" office:value-type="float" office:value="1">
            <text:p>1</text:p>
          </table:table-cell>
          <table:table-cell table:formula="of:=IF([.I220]&gt;=0;IF([.H221]=1;[.I220]+([.F221]*[.J221])-0;[.I220]);0)" office:value-type="float" office:value="8758.18795956828">
            <text:p>8758.1879595683</text:p>
          </table:table-cell>
          <table:table-cell table:formula="of:=IF([.I220]&gt;1000;[.I220]*0.5;1000)" office:value-type="float" office:value="4365.14782061286">
            <text:p>4365.1478206129</text:p>
          </table:table-cell>
          <table:table-cell table:number-columns-repeated="2"/>
        </table:table-row>
        <table:table-row table:style-name="ro1">
          <table:table-cell office:value-type="string">
            <text:p>IMOS</text:p>
          </table:table-cell>
          <table:table-cell office:value-type="float" office:value="1.02092414995641">
            <text:p>1.02092415</text:p>
          </table:table-cell>
          <table:table-cell office:value-type="string">
            <text:p>2012-11-05 00:00:00</text:p>
          </table:table-cell>
          <table:table-cell office:value-type="float" office:value="11.5375">
            <text:p>11.5375</text:p>
          </table:table-cell>
          <table:table-cell office:value-type="float" office:value="11.301035439795">
            <text:p>11.3010354398</text:p>
          </table:table-cell>
          <table:table-cell office:value-type="float" office:value="0.0275932969027017">
            <text:p>0.0275932969</text:p>
          </table:table-cell>
          <table:table-cell office:value-type="float" office:value="0.0184154866025309">
            <text:p>0.0184154866</text:p>
          </table:table-cell>
          <table:table-cell table:formula="of:=IF([.G222]&gt;0;1;0)" office:value-type="float" office:value="1">
            <text:p>1</text:p>
          </table:table-cell>
          <table:table-cell table:formula="of:=IF([.I221]&gt;=0;IF([.H222]=1;[.I221]+([.F222]*[.J222])-0;[.I221]);0)" office:value-type="float" office:value="8879.0215999173">
            <text:p>8879.0215999173</text:p>
          </table:table-cell>
          <table:table-cell table:formula="of:=IF([.I221]&gt;1000;[.I221]*0.5;1000)" office:value-type="float" office:value="4379.09397978414">
            <text:p>4379.0939797842</text:p>
          </table:table-cell>
          <table:table-cell table:number-columns-repeated="2"/>
        </table:table-row>
        <table:table-row table:style-name="ro1">
          <table:table-cell office:value-type="string">
            <text:p>SREV</text:p>
          </table:table-cell>
          <table:table-cell office:value-type="float" office:value="1">
            <text:p>1</text:p>
          </table:table-cell>
          <table:table-cell office:value-type="string">
            <text:p>2012-11-06 00:00:00</text:p>
          </table:table-cell>
          <table:table-cell table:number-columns-repeated="2" office:value-type="float" office:value="5.2675">
            <text:p>5.2675</text:p>
          </table:table-cell>
          <table:table-cell office:value-type="float" office:value="-0.0242050308495492">
            <text:p>-0.0242050308</text:p>
          </table:table-cell>
          <table:table-cell office:value-type="float" office:value="0.126251482450484">
            <text:p>0.1262514825</text:p>
          </table:table-cell>
          <table:table-cell table:formula="of:=IF([.G223]&gt;0;1;0)" office:value-type="float" office:value="1">
            <text:p>1</text:p>
          </table:table-cell>
          <table:table-cell table:formula="of:=IF([.I222]&gt;=0;IF([.H223]=1;[.I222]+([.F223]*[.J223])-0;[.I222]);0)" office:value-type="float" office:value="8771.5631040474">
            <text:p>8771.5631040474</text:p>
          </table:table-cell>
          <table:table-cell table:formula="of:=IF([.I222]&gt;1000;[.I222]*0.5;1000)" office:value-type="float" office:value="4439.51079995865">
            <text:p>4439.5107999587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11-07 00:00:00</text:p>
          </table:table-cell>
          <table:table-cell table:number-columns-repeated="2" office:value-type="float" office:value="11.085">
            <text:p>11.085</text:p>
          </table:table-cell>
          <table:table-cell office:value-type="float" office:value="-0.0502931889941363">
            <text:p>-0.050293189</text:p>
          </table:table-cell>
          <table:table-cell office:value-type="float" office:value="0.0257164059606442">
            <text:p>0.025716406</text:p>
          </table:table-cell>
          <table:table-cell table:formula="of:=IF([.G224]&gt;0;1;0)" office:value-type="float" office:value="1">
            <text:p>1</text:p>
          </table:table-cell>
          <table:table-cell table:formula="of:=IF([.I223]&gt;=0;IF([.H224]=1;[.I223]+([.F224]*[.J224])-0;[.I223]);0)" office:value-type="float" office:value="8550.98816356447">
            <text:p>8550.9881635645</text:p>
          </table:table-cell>
          <table:table-cell table:formula="of:=IF([.I223]&gt;1000;[.I223]*0.5;1000)" office:value-type="float" office:value="4385.7815520237">
            <text:p>4385.7815520237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2-11-08 00:00:00</text:p>
          </table:table-cell>
          <table:table-cell table:number-columns-repeated="2" office:value-type="float" office:value="3.51">
            <text:p>3.51</text:p>
          </table:table-cell>
          <table:table-cell office:value-type="float" office:value="-0.0277777777777777">
            <text:p>-0.0277777778</text:p>
          </table:table-cell>
          <table:table-cell office:value-type="float" office:value="0.125511931793918">
            <text:p>0.1255119318</text:p>
          </table:table-cell>
          <table:table-cell table:formula="of:=IF([.G225]&gt;0;1;0)" office:value-type="float" office:value="1">
            <text:p>1</text:p>
          </table:table-cell>
          <table:table-cell table:formula="of:=IF([.I224]&gt;=0;IF([.H225]=1;[.I224]+([.F225]*[.J225])-0;[.I224]);0)" office:value-type="float" office:value="8432.22443907052">
            <text:p>8432.2244390705</text:p>
          </table:table-cell>
          <table:table-cell table:formula="of:=IF([.I224]&gt;1000;[.I224]*0.5;1000)" office:value-type="float" office:value="4275.49408178224">
            <text:p>4275.4940817822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2-11-09 00:00:00</text:p>
          </table:table-cell>
          <table:table-cell table:number-columns-repeated="2" office:value-type="float" office:value="10.465">
            <text:p>10.465</text:p>
          </table:table-cell>
          <table:table-cell office:value-type="float" office:value="0.0740563784042043">
            <text:p>0.0740563784</text:p>
          </table:table-cell>
          <table:table-cell office:value-type="float" office:value="0.0485017426653327">
            <text:p>0.0485017427</text:p>
          </table:table-cell>
          <table:table-cell table:formula="of:=IF([.G226]&gt;0;1;0)" office:value-type="float" office:value="1">
            <text:p>1</text:p>
          </table:table-cell>
          <table:table-cell table:formula="of:=IF([.I225]&gt;=0;IF([.H226]=1;[.I225]+([.F226]*[.J226])-0;[.I225]);0)" office:value-type="float" office:value="8744.45444099501">
            <text:p>8744.454440995</text:p>
          </table:table-cell>
          <table:table-cell table:formula="of:=IF([.I225]&gt;1000;[.I225]*0.5;1000)" office:value-type="float" office:value="4216.11221953526">
            <text:p>4216.1122195353</text:p>
          </table:table-cell>
          <table:table-cell table:number-columns-repeated="2"/>
        </table:table-row>
        <table:table-row table:style-name="ro1">
          <table:table-cell office:value-type="string">
            <text:p>MNI</text:p>
          </table:table-cell>
          <table:table-cell office:value-type="float" office:value="1">
            <text:p>1</text:p>
          </table:table-cell>
          <table:table-cell office:value-type="string">
            <text:p>2012-11-12 00:00:00</text:p>
          </table:table-cell>
          <table:table-cell table:number-columns-repeated="2" office:value-type="float" office:value="2.8425">
            <text:p>2.8425</text:p>
          </table:table-cell>
          <table:table-cell office:value-type="float" office:value="-0.0079155672823219">
            <text:p>-0.0079155673</text:p>
          </table:table-cell>
          <table:table-cell office:value-type="float" office:value="0.14111059569078">
            <text:p>0.1411105957</text:p>
          </table:table-cell>
          <table:table-cell table:formula="of:=IF([.G227]&gt;0;1;0)" office:value-type="float" office:value="1">
            <text:p>1</text:p>
          </table:table-cell>
          <table:table-cell table:formula="of:=IF([.I226]&gt;=0;IF([.H227]=1;[.I226]+([.F227]*[.J227])-0;[.I226]);0)" office:value-type="float" office:value="8709.84578225757">
            <text:p>8709.8457822576</text:p>
          </table:table-cell>
          <table:table-cell table:formula="of:=IF([.I226]&gt;1000;[.I226]*0.5;1000)" office:value-type="float" office:value="4372.22722049751">
            <text:p>4372.2272204975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.05">
            <text:p>1.05</text:p>
          </table:table-cell>
          <table:table-cell office:value-type="string">
            <text:p>2012-11-13 00:00:00</text:p>
          </table:table-cell>
          <table:table-cell office:value-type="float" office:value="4.6025">
            <text:p>4.6025</text:p>
          </table:table-cell>
          <table:table-cell office:value-type="float" office:value="4.38333333333333">
            <text:p>4.3833333333</text:p>
          </table:table-cell>
          <table:table-cell office:value-type="float" office:value="-0.0582670543502571">
            <text:p>-0.0582670544</text:p>
          </table:table-cell>
          <table:table-cell office:value-type="float" office:value="0.0181626161395854">
            <text:p>0.0181626161</text:p>
          </table:table-cell>
          <table:table-cell table:formula="of:=IF([.G228]&gt;0;1;0)" office:value-type="float" office:value="1">
            <text:p>1</text:p>
          </table:table-cell>
          <table:table-cell table:formula="of:=IF([.I227]&gt;=0;IF([.H228]=1;[.I227]+([.F228]*[.J228])-0;[.I227]);0)" office:value-type="float" office:value="8456.09725346899">
            <text:p>8456.097253469</text:p>
          </table:table-cell>
          <table:table-cell table:formula="of:=IF([.I227]&gt;1000;[.I227]*0.5;1000)" office:value-type="float" office:value="4354.92289112878">
            <text:p>4354.9228911288</text:p>
          </table:table-cell>
          <table:table-cell table:number-columns-repeated="2"/>
        </table:table-row>
        <table:table-row table:style-name="ro1">
          <table:table-cell office:value-type="string">
            <text:p>LPSN</text:p>
          </table:table-cell>
          <table:table-cell office:value-type="float" office:value="1">
            <text:p>1</text:p>
          </table:table-cell>
          <table:table-cell office:value-type="string">
            <text:p>2012-11-14 00:00:00</text:p>
          </table:table-cell>
          <table:table-cell table:number-columns-repeated="2" office:value-type="float" office:value="13.275">
            <text:p>13.275</text:p>
          </table:table-cell>
          <table:table-cell office:value-type="float" office:value="-0.0335216572504707">
            <text:p>-0.0335216573</text:p>
          </table:table-cell>
          <table:table-cell office:value-type="float" office:value="0.014229228718095">
            <text:p>0.0142292287</text:p>
          </table:table-cell>
          <table:table-cell table:formula="of:=IF([.G229]&gt;0;1;0)" office:value-type="float" office:value="1">
            <text:p>1</text:p>
          </table:table-cell>
          <table:table-cell table:formula="of:=IF([.I228]&gt;=0;IF([.H229]=1;[.I228]+([.F229]*[.J229])-0;[.I228]);0)" office:value-type="float" office:value="8314.36605656527">
            <text:p>8314.3660565653</text:p>
          </table:table-cell>
          <table:table-cell table:formula="of:=IF([.I228]&gt;1000;[.I228]*0.5;1000)" office:value-type="float" office:value="4228.04862673449">
            <text:p>4228.0486267345</text:p>
          </table:table-cell>
          <table:table-cell table:number-columns-repeated="2"/>
        </table:table-row>
        <table:table-row table:style-name="ro1">
          <table:table-cell office:value-type="string">
            <text:p>RGS</text:p>
          </table:table-cell>
          <table:table-cell office:value-type="float" office:value="1.0144563167819">
            <text:p>1.0144563168</text:p>
          </table:table-cell>
          <table:table-cell office:value-type="string">
            <text:p>2012-11-15 00:00:00</text:p>
          </table:table-cell>
          <table:table-cell office:value-type="float" office:value="16.0375">
            <text:p>16.0375</text:p>
          </table:table-cell>
          <table:table-cell office:value-type="float" office:value="15.8089606567534">
            <text:p>15.8089606568</text:p>
          </table:table-cell>
          <table:table-cell office:value-type="float" office:value="0.00213736369874296">
            <text:p>0.0021373637</text:p>
          </table:table-cell>
          <table:table-cell office:value-type="float" office:value="0.02885351897207">
            <text:p>0.028853519</text:p>
          </table:table-cell>
          <table:table-cell table:formula="of:=IF([.G230]&gt;0;1;0)" office:value-type="float" office:value="1">
            <text:p>1</text:p>
          </table:table-cell>
          <table:table-cell table:formula="of:=IF([.I229]&gt;=0;IF([.H230]=1;[.I229]+([.F230]*[.J230])-0;[.I229]);0)" office:value-type="float" office:value="8323.25146865895">
            <text:p>8323.251468659</text:p>
          </table:table-cell>
          <table:table-cell table:formula="of:=IF([.I229]&gt;1000;[.I229]*0.5;1000)" office:value-type="float" office:value="4157.18302828264">
            <text:p>4157.1830282826</text:p>
          </table:table-cell>
          <table:table-cell table:number-columns-repeated="2"/>
        </table:table-row>
        <table:table-row table:style-name="ro1">
          <table:table-cell office:value-type="string">
            <text:p>SB</text:p>
          </table:table-cell>
          <table:table-cell office:value-type="float" office:value="1.06051873198847">
            <text:p>1.060518732</text:p>
          </table:table-cell>
          <table:table-cell office:value-type="string">
            <text:p>2012-11-16 00:00:00</text:p>
          </table:table-cell>
          <table:table-cell office:value-type="float" office:value="3.6575">
            <text:p>3.6575</text:p>
          </table:table-cell>
          <table:table-cell office:value-type="float" office:value="3.4487839673913">
            <text:p>3.4487839674</text:p>
          </table:table-cell>
          <table:table-cell office:value-type="float" office:value="-0.0349393450691363">
            <text:p>-0.0349393451</text:p>
          </table:table-cell>
          <table:table-cell office:value-type="float" office:value="0.0160897464741907">
            <text:p>0.0160897465</text:p>
          </table:table-cell>
          <table:table-cell table:formula="of:=IF([.G231]&gt;0;1;0)" office:value-type="float" office:value="1">
            <text:p>1</text:p>
          </table:table-cell>
          <table:table-cell table:formula="of:=IF([.I230]&gt;=0;IF([.H231]=1;[.I230]+([.F231]*[.J231])-0;[.I230]);0)" office:value-type="float" office:value="8177.84699107862">
            <text:p>8177.8469910786</text:p>
          </table:table-cell>
          <table:table-cell table:formula="of:=IF([.I230]&gt;1000;[.I230]*0.5;1000)" office:value-type="float" office:value="4161.62573432948">
            <text:p>4161.6257343295</text:p>
          </table:table-cell>
          <table:table-cell table:number-columns-repeated="2"/>
        </table:table-row>
        <table:table-row table:style-name="ro1">
          <table:table-cell office:value-type="string">
            <text:p>SB</text:p>
          </table:table-cell>
          <table:table-cell office:value-type="float" office:value="1.06060606060606">
            <text:p>1.0606060606</text:p>
          </table:table-cell>
          <table:table-cell office:value-type="string">
            <text:p>2012-11-19 00:00:00</text:p>
          </table:table-cell>
          <table:table-cell office:value-type="float" office:value="3.53">
            <text:p>3.53</text:p>
          </table:table-cell>
          <table:table-cell office:value-type="float" office:value="3.32828571428571">
            <text:p>3.3282857143</text:p>
          </table:table-cell>
          <table:table-cell office:value-type="float" office:value="-0.00983785501077572">
            <text:p>-0.009837855</text:p>
          </table:table-cell>
          <table:table-cell office:value-type="float" office:value="0.0322618219125691">
            <text:p>0.0322618219</text:p>
          </table:table-cell>
          <table:table-cell table:formula="of:=IF([.G232]&gt;0;1;0)" office:value-type="float" office:value="1">
            <text:p>1</text:p>
          </table:table-cell>
          <table:table-cell table:formula="of:=IF([.I231]&gt;=0;IF([.H232]=1;[.I231]+([.F232]*[.J232])-0;[.I231]);0)" office:value-type="float" office:value="8137.62075457935">
            <text:p>8137.6207545794</text:p>
          </table:table-cell>
          <table:table-cell table:formula="of:=IF([.I231]&gt;1000;[.I231]*0.5;1000)" office:value-type="float" office:value="4088.92349553931">
            <text:p>4088.9234955393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2-11-20 00:00:00</text:p>
          </table:table-cell>
          <table:table-cell table:number-columns-repeated="2" office:value-type="float" office:value="1.485">
            <text:p>1.485</text:p>
          </table:table-cell>
          <table:table-cell office:value-type="float" office:value="0.106060606060606">
            <text:p>0.1060606061</text:p>
          </table:table-cell>
          <table:table-cell office:value-type="float" office:value="0.0499149153327493">
            <text:p>0.0499149153</text:p>
          </table:table-cell>
          <table:table-cell table:formula="of:=IF([.G233]&gt;0;1;0)" office:value-type="float" office:value="1">
            <text:p>1</text:p>
          </table:table-cell>
          <table:table-cell table:formula="of:=IF([.I232]&gt;=0;IF([.H233]=1;[.I232]+([.F233]*[.J233])-0;[.I232]);0)" office:value-type="float" office:value="8569.16124914037">
            <text:p>8569.1612491404</text:p>
          </table:table-cell>
          <table:table-cell table:formula="of:=IF([.I232]&gt;1000;[.I232]*0.5;1000)" office:value-type="float" office:value="4068.81037728967">
            <text:p>4068.8103772897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4827586206897">
            <text:p>2.4482758621</text:p>
          </table:table-cell>
          <table:table-cell office:value-type="string">
            <text:p>2012-11-21 00:00:00</text:p>
          </table:table-cell>
          <table:table-cell office:value-type="float" office:value="0.73">
            <text:p>0.73</text:p>
          </table:table-cell>
          <table:table-cell office:value-type="float" office:value="0.298169014084507">
            <text:p>0.2981690141</text:p>
          </table:table-cell>
          <table:table-cell office:value-type="float" office:value="-0.0399114488962838">
            <text:p>-0.0399114489</text:p>
          </table:table-cell>
          <table:table-cell office:value-type="float" office:value="0.0139899200312796">
            <text:p>0.01398992</text:p>
          </table:table-cell>
          <table:table-cell table:formula="of:=IF([.G234]&gt;0;1;0)" office:value-type="float" office:value="1">
            <text:p>1</text:p>
          </table:table-cell>
          <table:table-cell table:formula="of:=IF([.I233]&gt;=0;IF([.H234]=1;[.I233]+([.F234]*[.J234])-0;[.I233]);0)" office:value-type="float" office:value="8398.15742850083">
            <text:p>8398.1574285008</text:p>
          </table:table-cell>
          <table:table-cell table:formula="of:=IF([.I233]&gt;1000;[.I233]*0.5;1000)" office:value-type="float" office:value="4284.58062457019">
            <text:p>4284.5806245702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0.100334448160535">
            <text:p>0.1003344482</text:p>
          </table:table-cell>
          <table:table-cell office:value-type="string">
            <text:p>2012-11-22 00:00:00</text:p>
          </table:table-cell>
          <table:table-cell office:value-type="float" office:value="0.3">
            <text:p>0.3</text:p>
          </table:table-cell>
          <table:table-cell office:value-type="float" office:value="2.99">
            <text:p>2.99</text:p>
          </table:table-cell>
          <table:table-cell office:value-type="float" office:value="0.0247599525299385">
            <text:p>0.0247599525</text:p>
          </table:table-cell>
          <table:table-cell office:value-type="float" office:value="-0.0028038293945581">
            <text:p>-0.0028038294</text:p>
          </table:table-cell>
          <table:table-cell table:formula="of:=IF([.G235]&gt;0;1;0)" office:value-type="float" office:value="0">
            <text:p>0</text:p>
          </table:table-cell>
          <table:table-cell table:formula="of:=IF([.I234]&gt;=0;IF([.H235]=1;[.I234]+([.F235]*[.J235])-0;[.I234]);0)" office:value-type="float" office:value="8398.15742850083">
            <text:p>8398.1574285008</text:p>
          </table:table-cell>
          <table:table-cell table:formula="of:=IF([.I234]&gt;1000;[.I234]*0.5;1000)" office:value-type="float" office:value="4199.07871425042">
            <text:p>4199.0787142504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39285714285714">
            <text:p>2.3928571429</text:p>
          </table:table-cell>
          <table:table-cell office:value-type="string">
            <text:p>2012-11-23 00:00:00</text:p>
          </table:table-cell>
          <table:table-cell office:value-type="float" office:value="0.685">
            <text:p>0.685</text:p>
          </table:table-cell>
          <table:table-cell office:value-type="float" office:value="0.286268656716418">
            <text:p>0.2862686567</text:p>
          </table:table-cell>
          <table:table-cell office:value-type="float" office:value="-0.0218978102189779">
            <text:p>-0.0218978102</text:p>
          </table:table-cell>
          <table:table-cell office:value-type="float" office:value="0.0399064360983511">
            <text:p>0.0399064361</text:p>
          </table:table-cell>
          <table:table-cell table:formula="of:=IF([.G236]&gt;0;1;0)" office:value-type="float" office:value="1">
            <text:p>1</text:p>
          </table:table-cell>
          <table:table-cell table:formula="of:=IF([.I235]&gt;=0;IF([.H236]=1;[.I235]+([.F236]*[.J236])-0;[.I235]);0)" office:value-type="float" office:value="8306.20679972163">
            <text:p>8306.2067997216</text:p>
          </table:table-cell>
          <table:table-cell table:formula="of:=IF([.I235]&gt;1000;[.I235]*0.5;1000)" office:value-type="float" office:value="4199.07871425042">
            <text:p>4199.0787142504</text:p>
          </table:table-cell>
          <table:table-cell table:number-columns-repeated="2"/>
        </table:table-row>
        <table:table-row table:style-name="ro1">
          <table:table-cell office:value-type="string">
            <text:p>SB</text:p>
          </table:table-cell>
          <table:table-cell office:value-type="float" office:value="1.04518072289157">
            <text:p>1.0451807229</text:p>
          </table:table-cell>
          <table:table-cell office:value-type="string">
            <text:p>2012-11-26 00:00:00</text:p>
          </table:table-cell>
          <table:table-cell office:value-type="float" office:value="3.4675">
            <text:p>3.4675</text:p>
          </table:table-cell>
          <table:table-cell office:value-type="float" office:value="3.31760806916426">
            <text:p>3.3176080692</text:p>
          </table:table-cell>
          <table:table-cell office:value-type="float" office:value="-0.000462251888998955">
            <text:p>-0.0004622519</text:p>
          </table:table-cell>
          <table:table-cell office:value-type="float" office:value="0.0109582637271342">
            <text:p>0.0109582637</text:p>
          </table:table-cell>
          <table:table-cell table:formula="of:=IF([.G237]&gt;0;1;0)" office:value-type="float" office:value="1">
            <text:p>1</text:p>
          </table:table-cell>
          <table:table-cell table:formula="of:=IF([.I236]&gt;=0;IF([.H237]=1;[.I236]+([.F237]*[.J237])-0;[.I236]);0)" office:value-type="float" office:value="8304.28701982984">
            <text:p>8304.2870198298</text:p>
          </table:table-cell>
          <table:table-cell table:formula="of:=IF([.I236]&gt;1000;[.I236]*0.5;1000)" office:value-type="float" office:value="4153.10339986081">
            <text:p>4153.1033998608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2-11-27 00:00:00</text:p>
          </table:table-cell>
          <table:table-cell table:number-columns-repeated="2" office:value-type="float" office:value="1.43">
            <text:p>1.43</text:p>
          </table:table-cell>
          <table:table-cell office:value-type="float" office:value="0.0174825174825175">
            <text:p>0.0174825175</text:p>
          </table:table-cell>
          <table:table-cell office:value-type="float" office:value="0.0176816464114563">
            <text:p>0.0176816464</text:p>
          </table:table-cell>
          <table:table-cell table:formula="of:=IF([.G238]&gt;0;1;0)" office:value-type="float" office:value="1">
            <text:p>1</text:p>
          </table:table-cell>
          <table:table-cell table:formula="of:=IF([.I237]&gt;=0;IF([.H238]=1;[.I237]+([.F238]*[.J238])-0;[.I237]);0)" office:value-type="float" office:value="8376.87694133184">
            <text:p>8376.8769413319</text:p>
          </table:table-cell>
          <table:table-cell table:formula="of:=IF([.I237]&gt;1000;[.I237]*0.5;1000)" office:value-type="float" office:value="4152.14350991492">
            <text:p>4152.1435099149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11-28 00:00:00</text:p>
          </table:table-cell>
          <table:table-cell table:number-columns-repeated="2" office:value-type="float" office:value="1.935">
            <text:p>1.935</text:p>
          </table:table-cell>
          <table:table-cell office:value-type="float" office:value="0.0361757105943152">
            <text:p>0.0361757106</text:p>
          </table:table-cell>
          <table:table-cell office:value-type="float" office:value="0.0441654885274788">
            <text:p>0.0441654885</text:p>
          </table:table-cell>
          <table:table-cell table:formula="of:=IF([.G239]&gt;0;1;0)" office:value-type="float" office:value="1">
            <text:p>1</text:p>
          </table:table-cell>
          <table:table-cell table:formula="of:=IF([.I238]&gt;=0;IF([.H239]=1;[.I238]+([.F239]*[.J239])-0;[.I238]);0)" office:value-type="float" office:value="8528.39667928875">
            <text:p>8528.3966792888</text:p>
          </table:table-cell>
          <table:table-cell table:formula="of:=IF([.I238]&gt;1000;[.I238]*0.5;1000)" office:value-type="float" office:value="4188.43847066592">
            <text:p>4188.4384706659</text:p>
          </table:table-cell>
          <table:table-cell table:number-columns-repeated="2"/>
        </table:table-row>
        <table:table-row table:style-name="ro1">
          <table:table-cell office:value-type="string">
            <text:p>SP</text:p>
          </table:table-cell>
          <table:table-cell office:value-type="float" office:value="1">
            <text:p>1</text:p>
          </table:table-cell>
          <table:table-cell office:value-type="string">
            <text:p>2012-11-29 00:00:00</text:p>
          </table:table-cell>
          <table:table-cell table:number-columns-repeated="2" office:value-type="float" office:value="21.855">
            <text:p>21.855</text:p>
          </table:table-cell>
          <table:table-cell office:value-type="float" office:value="0.00995195607412502">
            <text:p>0.0099519561</text:p>
          </table:table-cell>
          <table:table-cell office:value-type="float" office:value="0.0930639340479565">
            <text:p>0.093063934</text:p>
          </table:table-cell>
          <table:table-cell table:formula="of:=IF([.G240]&gt;0;1;0)" office:value-type="float" office:value="1">
            <text:p>1</text:p>
          </table:table-cell>
          <table:table-cell table:formula="of:=IF([.I239]&gt;=0;IF([.H240]=1;[.I239]+([.F240]*[.J240])-0;[.I239]);0)" office:value-type="float" office:value="8570.83379385625">
            <text:p>8570.8337938563</text:p>
          </table:table-cell>
          <table:table-cell table:formula="of:=IF([.I239]&gt;1000;[.I239]*0.5;1000)" office:value-type="float" office:value="4264.19833964438">
            <text:p>4264.1983396444</text:p>
          </table:table-cell>
          <table:table-cell table:number-columns-repeated="2"/>
        </table:table-row>
        <table:table-row table:style-name="ro1">
          <table:table-cell office:value-type="string">
            <text:p>LQDT</text:p>
          </table:table-cell>
          <table:table-cell office:value-type="float" office:value="1">
            <text:p>1</text:p>
          </table:table-cell>
          <table:table-cell office:value-type="string">
            <text:p>2012-11-30 00:00:00</text:p>
          </table:table-cell>
          <table:table-cell table:number-columns-repeated="2" office:value-type="float" office:value="39.51">
            <text:p>39.51</text:p>
          </table:table-cell>
          <table:table-cell office:value-type="float" office:value="0.0270184763351049">
            <text:p>0.0270184763</text:p>
          </table:table-cell>
          <table:table-cell office:value-type="float" office:value="0.0107332284178699">
            <text:p>0.0107332284</text:p>
          </table:table-cell>
          <table:table-cell table:formula="of:=IF([.G241]&gt;0;1;0)" office:value-type="float" office:value="1">
            <text:p>1</text:p>
          </table:table-cell>
          <table:table-cell table:formula="of:=IF([.I240]&gt;=0;IF([.H241]=1;[.I240]+([.F241]*[.J241])-0;[.I240]);0)" office:value-type="float" office:value="8686.61922887196">
            <text:p>8686.619228872</text:p>
          </table:table-cell>
          <table:table-cell table:formula="of:=IF([.I240]&gt;1000;[.I240]*0.5;1000)" office:value-type="float" office:value="4285.41689692812">
            <text:p>4285.4168969281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2-12-03 00:00:00</text:p>
          </table:table-cell>
          <table:table-cell table:number-columns-repeated="2" office:value-type="float" office:value="1.555">
            <text:p>1.555</text:p>
          </table:table-cell>
          <table:table-cell office:value-type="float" office:value="-0.0594855305466239">
            <text:p>-0.0594855305</text:p>
          </table:table-cell>
          <table:table-cell office:value-type="float" office:value="0.0596564000532469">
            <text:p>0.0596564001</text:p>
          </table:table-cell>
          <table:table-cell table:formula="of:=IF([.G242]&gt;0;1;0)" office:value-type="float" office:value="1">
            <text:p>1</text:p>
          </table:table-cell>
          <table:table-cell table:formula="of:=IF([.I241]&gt;=0;IF([.H242]=1;[.I241]+([.F242]*[.J242])-0;[.I241]);0)" office:value-type="float" office:value="8428.25515212898">
            <text:p>8428.255152129</text:p>
          </table:table-cell>
          <table:table-cell table:formula="of:=IF([.I241]&gt;1000;[.I241]*0.5;1000)" office:value-type="float" office:value="4343.30961443598">
            <text:p>4343.309614436</text:p>
          </table:table-cell>
          <table:table-cell table:number-columns-repeated="2"/>
        </table:table-row>
        <table:table-row table:style-name="ro1">
          <table:table-cell office:value-type="string">
            <text:p>ARRY</text:p>
          </table:table-cell>
          <table:table-cell office:value-type="float" office:value="1">
            <text:p>1</text:p>
          </table:table-cell>
          <table:table-cell office:value-type="string">
            <text:p>2012-12-04 00:00:00</text:p>
          </table:table-cell>
          <table:table-cell table:number-columns-repeated="2" office:value-type="float" office:value="3.7575">
            <text:p>3.7575</text:p>
          </table:table-cell>
          <table:table-cell office:value-type="float" office:value="-0.0153027278775784">
            <text:p>-0.0153027279</text:p>
          </table:table-cell>
          <table:table-cell office:value-type="float" office:value="0.133919157398344">
            <text:p>0.1339191574</text:p>
          </table:table-cell>
          <table:table-cell table:formula="of:=IF([.G243]&gt;0;1;0)" office:value-type="float" office:value="1">
            <text:p>1</text:p>
          </table:table-cell>
          <table:table-cell table:formula="of:=IF([.I242]&gt;=0;IF([.H243]=1;[.I242]+([.F243]*[.J243])-0;[.I242]);0)" office:value-type="float" office:value="8363.76750459107">
            <text:p>8363.7675045911</text:p>
          </table:table-cell>
          <table:table-cell table:formula="of:=IF([.I242]&gt;1000;[.I242]*0.5;1000)" office:value-type="float" office:value="4214.12757606449">
            <text:p>4214.1275760645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2-12-05 00:00:00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0125">
            <text:p>0.0125</text:p>
          </table:table-cell>
          <table:table-cell office:value-type="float" office:value="0.0309625366859765">
            <text:p>0.0309625367</text:p>
          </table:table-cell>
          <table:table-cell table:formula="of:=IF([.G244]&gt;0;1;0)" office:value-type="float" office:value="1">
            <text:p>1</text:p>
          </table:table-cell>
          <table:table-cell table:formula="of:=IF([.I243]&gt;=0;IF([.H244]=1;[.I243]+([.F244]*[.J244])-0;[.I243]);0)" office:value-type="float" office:value="8416.04105149476">
            <text:p>8416.0410514948</text:p>
          </table:table-cell>
          <table:table-cell table:formula="of:=IF([.I243]&gt;1000;[.I243]*0.5;1000)" office:value-type="float" office:value="4181.88375229553">
            <text:p>4181.8837522955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2-12-06 00:00:00</text:p>
          </table:table-cell>
          <table:table-cell table:number-columns-repeated="2" office:value-type="float" office:value="9.4625">
            <text:p>9.4625</text:p>
          </table:table-cell>
          <table:table-cell office:value-type="float" office:value="0.0132100396301191">
            <text:p>0.0132100396</text:p>
          </table:table-cell>
          <table:table-cell office:value-type="float" office:value="0.0149729757389055">
            <text:p>0.0149729757</text:p>
          </table:table-cell>
          <table:table-cell table:formula="of:=IF([.G245]&gt;0;1;0)" office:value-type="float" office:value="1">
            <text:p>1</text:p>
          </table:table-cell>
          <table:table-cell table:formula="of:=IF([.I244]&gt;=0;IF([.H245]=1;[.I244]+([.F245]*[.J245])-0;[.I244]);0)" office:value-type="float" office:value="8471.62916940424">
            <text:p>8471.6291694043</text:p>
          </table:table-cell>
          <table:table-cell table:formula="of:=IF([.I244]&gt;1000;[.I244]*0.5;1000)" office:value-type="float" office:value="4208.02052574738">
            <text:p>4208.0205257474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2-12-07 00:00:00</text:p>
          </table:table-cell>
          <table:table-cell table:number-columns-repeated="2" office:value-type="float" office:value="2.8475">
            <text:p>2.8475</text:p>
          </table:table-cell>
          <table:table-cell office:value-type="float" office:value="-0.0210711150131695">
            <text:p>-0.021071115</text:p>
          </table:table-cell>
          <table:table-cell office:value-type="float" office:value="0.0240130499120611">
            <text:p>0.0240130499</text:p>
          </table:table-cell>
          <table:table-cell table:formula="of:=IF([.G246]&gt;0;1;0)" office:value-type="float" office:value="1">
            <text:p>1</text:p>
          </table:table-cell>
          <table:table-cell table:formula="of:=IF([.I245]&gt;=0;IF([.H246]=1;[.I245]+([.F246]*[.J246])-0;[.I245]);0)" office:value-type="float" office:value="8382.37583311552">
            <text:p>8382.3758331155</text:p>
          </table:table-cell>
          <table:table-cell table:formula="of:=IF([.I245]&gt;1000;[.I245]*0.5;1000)" office:value-type="float" office:value="4235.81458470212">
            <text:p>4235.8145847021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2-12-10 00:00:00</text:p>
          </table:table-cell>
          <table:table-cell table:number-columns-repeated="2"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3.45336538086512">
            <text:p>3.4533653809</text:p>
          </table:table-cell>
          <table:table-cell table:formula="of:=IF([.G247]&gt;0;1;0)" office:value-type="float" office:value="1">
            <text:p>1</text:p>
          </table:table-cell>
          <table:table-cell table:formula="of:=IF([.I246]&gt;=0;IF([.H247]=1;[.I246]+([.F247]*[.J247])-0;[.I246]);0)" office:value-type="float" office:value="8382.37583311552">
            <text:p>8382.3758331155</text:p>
          </table:table-cell>
          <table:table-cell table:formula="of:=IF([.I246]&gt;1000;[.I246]*0.5;1000)" office:value-type="float" office:value="4191.18791655776">
            <text:p>4191.1879165578</text:p>
          </table:table-cell>
          <table:table-cell table:number-columns-repeated="2"/>
        </table:table-row>
        <table:table-row table:style-name="ro1">
          <table:table-cell office:value-type="string">
            <text:p>SZYM</text:p>
          </table:table-cell>
          <table:table-cell office:value-type="float" office:value="1">
            <text:p>1</text:p>
          </table:table-cell>
          <table:table-cell office:value-type="string">
            <text:p>2012-12-11 00:00:00</text:p>
          </table:table-cell>
          <table:table-cell table:number-columns-repeated="2" office:value-type="float" office:value="8.015">
            <text:p>8.015</text:p>
          </table:table-cell>
          <table:table-cell office:value-type="float" office:value="0.0262008733624453">
            <text:p>0.0262008734</text:p>
          </table:table-cell>
          <table:table-cell office:value-type="float" office:value="0.0669374572725863">
            <text:p>0.0669374573</text:p>
          </table:table-cell>
          <table:table-cell table:formula="of:=IF([.G248]&gt;0;1;0)" office:value-type="float" office:value="1">
            <text:p>1</text:p>
          </table:table-cell>
          <table:table-cell table:formula="of:=IF([.I247]&gt;=0;IF([.H248]=1;[.I247]+([.F248]*[.J248])-0;[.I247]);0)" office:value-type="float" office:value="8492.18861695546">
            <text:p>8492.1886169555</text:p>
          </table:table-cell>
          <table:table-cell table:formula="of:=IF([.I247]&gt;1000;[.I247]*0.5;1000)" office:value-type="float" office:value="4191.18791655776">
            <text:p>4191.1879165578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2-12-12 00:00:00</text:p>
          </table:table-cell>
          <table:table-cell table:number-columns-repeated="2" office:value-type="float" office:value="9.92">
            <text:p>9.92</text:p>
          </table:table-cell>
          <table:table-cell office:value-type="float" office:value="-0.006804435483871">
            <text:p>-0.0068044355</text:p>
          </table:table-cell>
          <table:table-cell office:value-type="float" office:value="0.0475484207064092">
            <text:p>0.0475484207</text:p>
          </table:table-cell>
          <table:table-cell table:formula="of:=IF([.G249]&gt;0;1;0)" office:value-type="float" office:value="1">
            <text:p>1</text:p>
          </table:table-cell>
          <table:table-cell table:formula="of:=IF([.I248]&gt;=0;IF([.H249]=1;[.I248]+([.F249]*[.J249])-0;[.I248]);0)" office:value-type="float" office:value="8463.296342175">
            <text:p>8463.296342175</text:p>
          </table:table-cell>
          <table:table-cell table:formula="of:=IF([.I248]&gt;1000;[.I248]*0.5;1000)" office:value-type="float" office:value="4246.09430847773">
            <text:p>4246.0943084777</text:p>
          </table:table-cell>
          <table:table-cell table:number-columns-repeated="2"/>
        </table:table-row>
        <table:table-row table:style-name="ro1">
          <table:table-cell office:value-type="string">
            <text:p>ARRY</text:p>
          </table:table-cell>
          <table:table-cell office:value-type="float" office:value="1">
            <text:p>1</text:p>
          </table:table-cell>
          <table:table-cell office:value-type="string">
            <text:p>2012-12-13 00:00:00</text:p>
          </table:table-cell>
          <table:table-cell table:number-columns-repeated="2" office:value-type="float" office:value="3.815">
            <text:p>3.815</text:p>
          </table:table-cell>
          <table:table-cell office:value-type="float" office:value="-0.0255570117955439">
            <text:p>-0.0255570118</text:p>
          </table:table-cell>
          <table:table-cell office:value-type="float" office:value="0.656054062153284">
            <text:p>0.6560540622</text:p>
          </table:table-cell>
          <table:table-cell table:formula="of:=IF([.G250]&gt;0;1;0)" office:value-type="float" office:value="1">
            <text:p>1</text:p>
          </table:table-cell>
          <table:table-cell table:formula="of:=IF([.I249]&gt;=0;IF([.H250]=1;[.I249]+([.F250]*[.J250])-0;[.I249]);0)" office:value-type="float" office:value="8355.14805995192">
            <text:p>8355.1480599519</text:p>
          </table:table-cell>
          <table:table-cell table:formula="of:=IF([.I249]&gt;1000;[.I249]*0.5;1000)" office:value-type="float" office:value="4231.6481710875">
            <text:p>4231.6481710875</text:p>
          </table:table-cell>
          <table:table-cell table:number-columns-repeated="2"/>
        </table:table-row>
        <table:table-row table:style-name="ro1">
          <table:table-cell office:value-type="string">
            <text:p>PLG</text:p>
          </table:table-cell>
          <table:table-cell office:value-type="float" office:value="1">
            <text:p>1</text:p>
          </table:table-cell>
          <table:table-cell office:value-type="string">
            <text:p>2012-12-14 00:00:00</text:p>
          </table:table-cell>
          <table:table-cell table:number-columns-repeated="2" office:value-type="float" office:value="0.8375">
            <text:p>0.8375</text:p>
          </table:table-cell>
          <table:table-cell office:value-type="float" office:value="-0.0208955223880598">
            <text:p>-0.0208955224</text:p>
          </table:table-cell>
          <table:table-cell office:value-type="float" office:value="0.00998560022811824">
            <text:p>0.0099856002</text:p>
          </table:table-cell>
          <table:table-cell table:formula="of:=IF([.G251]&gt;0;1;0)" office:value-type="float" office:value="1">
            <text:p>1</text:p>
          </table:table-cell>
          <table:table-cell table:formula="of:=IF([.I250]&gt;=0;IF([.H251]=1;[.I250]+([.F251]*[.J251])-0;[.I250]);0)" office:value-type="float" office:value="8267.85546828078">
            <text:p>8267.8554682808</text:p>
          </table:table-cell>
          <table:table-cell table:formula="of:=IF([.I250]&gt;1000;[.I250]*0.5;1000)" office:value-type="float" office:value="4177.57402997596">
            <text:p>4177.574029976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2-12-17 00:00:00</text:p>
          </table:table-cell>
          <table:table-cell table:number-columns-repeated="2" office:value-type="float" office:value="3.3125">
            <text:p>3.3125</text:p>
          </table:table-cell>
          <table:table-cell office:value-type="float" office:value="0.0354716981132077">
            <text:p>0.0354716981</text:p>
          </table:table-cell>
          <table:table-cell office:value-type="float" office:value="0.016864079439687">
            <text:p>0.0168640794</text:p>
          </table:table-cell>
          <table:table-cell table:formula="of:=IF([.G252]&gt;0;1;0)" office:value-type="float" office:value="1">
            <text:p>1</text:p>
          </table:table-cell>
          <table:table-cell table:formula="of:=IF([.I251]&gt;=0;IF([.H252]=1;[.I251]+([.F252]*[.J252])-0;[.I251]);0)" office:value-type="float" office:value="8414.49290488803">
            <text:p>8414.492904888</text:p>
          </table:table-cell>
          <table:table-cell table:formula="of:=IF([.I251]&gt;1000;[.I251]*0.5;1000)" office:value-type="float" office:value="4133.92773414039">
            <text:p>4133.9277341404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2-12-18 00:00:00</text:p>
          </table:table-cell>
          <table:table-cell table:number-columns-repeated="2" office:value-type="float" office:value="2.28">
            <text:p>2.28</text:p>
          </table:table-cell>
          <table:table-cell office:value-type="float" office:value="0.0449561403508769">
            <text:p>0.0449561404</text:p>
          </table:table-cell>
          <table:table-cell office:value-type="float" office:value="0.0155711482348145">
            <text:p>0.0155711482</text:p>
          </table:table-cell>
          <table:table-cell table:formula="of:=IF([.G253]&gt;0;1;0)" office:value-type="float" office:value="1">
            <text:p>1</text:p>
          </table:table-cell>
          <table:table-cell table:formula="of:=IF([.I252]&gt;=0;IF([.H253]=1;[.I252]+([.F253]*[.J253])-0;[.I252]);0)" office:value-type="float" office:value="8603.63446689483">
            <text:p>8603.6344668948</text:p>
          </table:table-cell>
          <table:table-cell table:formula="of:=IF([.I252]&gt;1000;[.I252]*0.5;1000)" office:value-type="float" office:value="4207.24645244401">
            <text:p>4207.246452444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2-12-19 00:00:00</text:p>
          </table:table-cell>
          <table:table-cell table:number-columns-repeated="2" office:value-type="float" office:value="2.235">
            <text:p>2.235</text:p>
          </table:table-cell>
          <table:table-cell office:value-type="float" office:value="-0.0369127516778526">
            <text:p>-0.0369127517</text:p>
          </table:table-cell>
          <table:table-cell office:value-type="float" office:value="0.0200211086331369">
            <text:p>0.0200211086</text:p>
          </table:table-cell>
          <table:table-cell table:formula="of:=IF([.G254]&gt;0;1;0)" office:value-type="float" office:value="1">
            <text:p>1</text:p>
          </table:table-cell>
          <table:table-cell table:formula="of:=IF([.I253]&gt;=0;IF([.H254]=1;[.I253]+([.F254]*[.J254])-0;[.I253]);0)" office:value-type="float" office:value="8444.84255559308">
            <text:p>8444.8425555931</text:p>
          </table:table-cell>
          <table:table-cell table:formula="of:=IF([.I253]&gt;1000;[.I253]*0.5;1000)" office:value-type="float" office:value="4301.81723344741">
            <text:p>4301.8172334474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2-12-20 00:00:00</text:p>
          </table:table-cell>
          <table:table-cell table:number-columns-repeated="2" office:value-type="float" office:value="2.1525">
            <text:p>2.1525</text:p>
          </table:table-cell>
          <table:table-cell office:value-type="float" office:value="-0.040650406504065">
            <text:p>-0.0406504065</text:p>
          </table:table-cell>
          <table:table-cell office:value-type="float" office:value="0.0303533840218415">
            <text:p>0.030353384</text:p>
          </table:table-cell>
          <table:table-cell table:formula="of:=IF([.G255]&gt;0;1;0)" office:value-type="float" office:value="1">
            <text:p>1</text:p>
          </table:table-cell>
          <table:table-cell table:formula="of:=IF([.I254]&gt;=0;IF([.H255]=1;[.I254]+([.F255]*[.J255])-0;[.I254]);0)" office:value-type="float" office:value="8273.19941421924">
            <text:p>8273.1994142192</text:p>
          </table:table-cell>
          <table:table-cell table:formula="of:=IF([.I254]&gt;1000;[.I254]*0.5;1000)" office:value-type="float" office:value="4222.42127779654">
            <text:p>4222.4212777965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12-21 00:00:00</text:p>
          </table:table-cell>
          <table:table-cell table:number-columns-repeated="2" office:value-type="float" office:value="4.735">
            <text:p>4.735</text:p>
          </table:table-cell>
          <table:table-cell office:value-type="float" office:value="0.0353748680042238">
            <text:p>0.035374868</text:p>
          </table:table-cell>
          <table:table-cell office:value-type="float" office:value="0.0191440304908336">
            <text:p>0.0191440305</text:p>
          </table:table-cell>
          <table:table-cell table:formula="of:=IF([.G256]&gt;0;1;0)" office:value-type="float" office:value="1">
            <text:p>1</text:p>
          </table:table-cell>
          <table:table-cell table:formula="of:=IF([.I255]&gt;=0;IF([.H256]=1;[.I255]+([.F256]*[.J256])-0;[.I255]);0)" office:value-type="float" office:value="8419.53108284455">
            <text:p>8419.5310828446</text:p>
          </table:table-cell>
          <table:table-cell table:formula="of:=IF([.I255]&gt;1000;[.I255]*0.5;1000)" office:value-type="float" office:value="4136.59970710962">
            <text:p>4136.5997071096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7086614173228">
            <text:p>1.0708661417</text:p>
          </table:table-cell>
          <table:table-cell office:value-type="string">
            <text:p>2012-12-24 00:00:00</text:p>
          </table:table-cell>
          <table:table-cell office:value-type="float" office:value="4.04">
            <text:p>4.04</text:p>
          </table:table-cell>
          <table:table-cell office:value-type="float" office:value="3.77264705882353">
            <text:p>3.7726470588</text:p>
          </table:table-cell>
          <table:table-cell office:value-type="float" office:value="0.0203296559148705">
            <text:p>0.0203296559</text:p>
          </table:table-cell>
          <table:table-cell office:value-type="float" office:value="1.38377178161861">
            <text:p>1.3837717816</text:p>
          </table:table-cell>
          <table:table-cell table:formula="of:=IF([.G257]&gt;0;1;0)" office:value-type="float" office:value="1">
            <text:p>1</text:p>
          </table:table-cell>
          <table:table-cell table:formula="of:=IF([.I256]&gt;=0;IF([.H257]=1;[.I256]+([.F257]*[.J257])-0;[.I256]);0)" office:value-type="float" office:value="8505.11416778394">
            <text:p>8505.1141677839</text:p>
          </table:table-cell>
          <table:table-cell table:formula="of:=IF([.I256]&gt;1000;[.I256]*0.5;1000)" office:value-type="float" office:value="4209.76554142227">
            <text:p>4209.7655414223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2-12-25 00:00:00</text:p>
          </table:table-cell>
          <table:table-cell table:number-columns-repeated="2"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-0.00104913724769259">
            <text:p>-0.0010491372</text:p>
          </table:table-cell>
          <table:table-cell table:formula="of:=IF([.G258]&gt;0;1;0)" office:value-type="float" office:value="0">
            <text:p>0</text:p>
          </table:table-cell>
          <table:table-cell table:formula="of:=IF([.I257]&gt;=0;IF([.H258]=1;[.I257]+([.F258]*[.J258])-0;[.I257]);0)" office:value-type="float" office:value="8505.11416778394">
            <text:p>8505.1141677839</text:p>
          </table:table-cell>
          <table:table-cell table:formula="of:=IF([.I257]&gt;1000;[.I257]*0.5;1000)" office:value-type="float" office:value="4252.55708389197">
            <text:p>4252.557083892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2-12-26 00:00:0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0">
            <text:p>0</text:p>
          </table:table-cell>
          <table:table-cell office:value-type="float" office:value="0.0141971724750498">
            <text:p>0.0141971725</text:p>
          </table:table-cell>
          <table:table-cell table:formula="of:=IF([.G259]&gt;0;1;0)" office:value-type="float" office:value="1">
            <text:p>1</text:p>
          </table:table-cell>
          <table:table-cell table:formula="of:=IF([.I258]&gt;=0;IF([.H259]=1;[.I258]+([.F259]*[.J259])-0;[.I258]);0)" office:value-type="float" office:value="8505.11416778394">
            <text:p>8505.1141677839</text:p>
          </table:table-cell>
          <table:table-cell table:formula="of:=IF([.I258]&gt;1000;[.I258]*0.5;1000)" office:value-type="float" office:value="4252.55708389197">
            <text:p>4252.557083892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2-12-27 00:00:00</text:p>
          </table:table-cell>
          <table:table-cell table:number-columns-repeated="2" office:value-type="float" office:value="4.5325">
            <text:p>4.5325</text:p>
          </table:table-cell>
          <table:table-cell office:value-type="float" office:value="0.0253723110865969">
            <text:p>0.0253723111</text:p>
          </table:table-cell>
          <table:table-cell office:value-type="float" office:value="0.0184164103120027">
            <text:p>0.0184164103</text:p>
          </table:table-cell>
          <table:table-cell table:formula="of:=IF([.G260]&gt;0;1;0)" office:value-type="float" office:value="1">
            <text:p>1</text:p>
          </table:table-cell>
          <table:table-cell table:formula="of:=IF([.I259]&gt;=0;IF([.H260]=1;[.I259]+([.F260]*[.J260])-0;[.I259]);0)" office:value-type="float" office:value="8613.01136902996">
            <text:p>8613.01136903</text:p>
          </table:table-cell>
          <table:table-cell table:formula="of:=IF([.I259]&gt;1000;[.I259]*0.5;1000)" office:value-type="float" office:value="4252.55708389197">
            <text:p>4252.557083892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2-12-28 00:00:00</text:p>
          </table:table-cell>
          <table:table-cell table:number-columns-repeated="2" office:value-type="float" office:value="2.01">
            <text:p>2.01</text:p>
          </table:table-cell>
          <table:table-cell office:value-type="float" office:value="-0.0062189054726367">
            <text:p>-0.0062189055</text:p>
          </table:table-cell>
          <table:table-cell office:value-type="float" office:value="0.0228717682270237">
            <text:p>0.0228717682</text:p>
          </table:table-cell>
          <table:table-cell table:formula="of:=IF([.G261]&gt;0;1;0)" office:value-type="float" office:value="1">
            <text:p>1</text:p>
          </table:table-cell>
          <table:table-cell table:formula="of:=IF([.I260]&gt;=0;IF([.H261]=1;[.I260]+([.F261]*[.J261])-0;[.I260]);0)" office:value-type="float" office:value="8586.22961726059">
            <text:p>8586.2296172606</text:p>
          </table:table-cell>
          <table:table-cell table:formula="of:=IF([.I260]&gt;1000;[.I260]*0.5;1000)" office:value-type="float" office:value="4306.50568451498">
            <text:p>4306.505684515</text:p>
          </table:table-cell>
          <table:table-cell table:number-columns-repeated="2"/>
        </table:table-row>
        <table:table-row table:style-name="ro1">
          <table:table-cell office:value-type="string">
            <text:p>FFNGY</text:p>
          </table:table-cell>
          <table:table-cell office:value-type="float" office:value="1.0638036809816">
            <text:p>1.063803681</text:p>
          </table:table-cell>
          <table:table-cell office:value-type="string">
            <text:p>2012-12-31 00:00:00</text:p>
          </table:table-cell>
          <table:table-cell office:value-type="float" office:value="8.67">
            <text:p>8.67</text:p>
          </table:table-cell>
          <table:table-cell office:value-type="float" office:value="8.15">
            <text:p>8.15</text:p>
          </table:table-cell>
          <table:table-cell office:value-type="float" office:value="0">
            <text:p>0</text:p>
          </table:table-cell>
          <table:table-cell office:value-type="float" office:value="0.013803910016042">
            <text:p>0.01380391</text:p>
          </table:table-cell>
          <table:table-cell table:formula="of:=IF([.G262]&gt;0;1;0)" office:value-type="float" office:value="1">
            <text:p>1</text:p>
          </table:table-cell>
          <table:table-cell table:formula="of:=IF([.I261]&gt;=0;IF([.H262]=1;[.I261]+([.F262]*[.J262])-0;[.I261]);0)" office:value-type="float" office:value="8586.22961726059">
            <text:p>8586.2296172606</text:p>
          </table:table-cell>
          <table:table-cell table:formula="of:=IF([.I261]&gt;1000;[.I261]*0.5;1000)" office:value-type="float" office:value="4293.11480863029">
            <text:p>4293.1148086303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1-01 00:00:00</text:p>
          </table:table-cell>
          <table:table-cell table:number-columns-repeated="2" office:value-type="float" office:value="3.04">
            <text:p>3.04</text:p>
          </table:table-cell>
          <table:table-cell office:value-type="float" office:value="0.0361842105263157">
            <text:p>0.0361842105</text:p>
          </table:table-cell>
          <table:table-cell office:value-type="float" office:value="0.0115160507957915">
            <text:p>0.0115160508</text:p>
          </table:table-cell>
          <table:table-cell table:formula="of:=IF([.G263]&gt;0;1;0)" office:value-type="float" office:value="1">
            <text:p>1</text:p>
          </table:table-cell>
          <table:table-cell table:formula="of:=IF([.I262]&gt;=0;IF([.H263]=1;[.I262]+([.F263]*[.J263])-0;[.I262]);0)" office:value-type="float" office:value="8741.57258730971">
            <text:p>8741.5725873097</text:p>
          </table:table-cell>
          <table:table-cell table:formula="of:=IF([.I262]&gt;1000;[.I262]*0.5;1000)" office:value-type="float" office:value="4293.11480863029">
            <text:p>4293.1148086303</text:p>
          </table:table-cell>
          <table:table-cell table:number-columns-repeated="2"/>
        </table:table-row>
        <table:table-row table:style-name="ro1">
          <table:table-cell office:value-type="string">
            <text:p>SREV</text:p>
          </table:table-cell>
          <table:table-cell office:value-type="float" office:value="1">
            <text:p>1</text:p>
          </table:table-cell>
          <table:table-cell office:value-type="string">
            <text:p>2013-01-02 00:00:00</text:p>
          </table:table-cell>
          <table:table-cell table:number-columns-repeated="2" office:value-type="float" office:value="5.9225">
            <text:p>5.9225</text:p>
          </table:table-cell>
          <table:table-cell office:value-type="float" office:value="0.0434782608695654">
            <text:p>0.0434782609</text:p>
          </table:table-cell>
          <table:table-cell office:value-type="float" office:value="0.345889337724425">
            <text:p>0.3458893377</text:p>
          </table:table-cell>
          <table:table-cell table:formula="of:=IF([.G264]&gt;0;1;0)" office:value-type="float" office:value="1">
            <text:p>1</text:p>
          </table:table-cell>
          <table:table-cell table:formula="of:=IF([.I263]&gt;=0;IF([.H264]=1;[.I263]+([.F264]*[.J264])-0;[.I263]);0)" office:value-type="float" office:value="8931.60677399036">
            <text:p>8931.6067739904</text:p>
          </table:table-cell>
          <table:table-cell table:formula="of:=IF([.I263]&gt;1000;[.I263]*0.5;1000)" office:value-type="float" office:value="4370.78629365485">
            <text:p>4370.7862936549</text:p>
          </table:table-cell>
          <table:table-cell table:number-columns-repeated="2"/>
        </table:table-row>
        <table:table-row table:style-name="ro1">
          <table:table-cell office:value-type="string">
            <text:p>FFNGY</text:p>
          </table:table-cell>
          <table:table-cell office:value-type="float" office:value="1.0638036809816">
            <text:p>1.063803681</text:p>
          </table:table-cell>
          <table:table-cell office:value-type="string">
            <text:p>2013-01-03 00:00:00</text:p>
          </table:table-cell>
          <table:table-cell office:value-type="float" office:value="8.67">
            <text:p>8.67</text:p>
          </table:table-cell>
          <table:table-cell office:value-type="float" office:value="8.15">
            <text:p>8.15</text:p>
          </table:table-cell>
          <table:table-cell office:value-type="float" office:value="0">
            <text:p>0</text:p>
          </table:table-cell>
          <table:table-cell office:value-type="float" office:value="0.0263959198577063">
            <text:p>0.0263959199</text:p>
          </table:table-cell>
          <table:table-cell table:formula="of:=IF([.G265]&gt;0;1;0)" office:value-type="float" office:value="1">
            <text:p>1</text:p>
          </table:table-cell>
          <table:table-cell table:formula="of:=IF([.I264]&gt;=0;IF([.H265]=1;[.I264]+([.F265]*[.J265])-0;[.I264]);0)" office:value-type="float" office:value="8931.60677399036">
            <text:p>8931.6067739904</text:p>
          </table:table-cell>
          <table:table-cell table:formula="of:=IF([.I264]&gt;1000;[.I264]*0.5;1000)" office:value-type="float" office:value="4465.80338699518">
            <text:p>4465.8033869952</text:p>
          </table:table-cell>
          <table:table-cell table:number-columns-repeated="2"/>
        </table:table-row>
        <table:table-row table:style-name="ro1">
          <table:table-cell office:value-type="string">
            <text:p>ARAY</text:p>
          </table:table-cell>
          <table:table-cell office:value-type="float" office:value="1">
            <text:p>1</text:p>
          </table:table-cell>
          <table:table-cell office:value-type="string">
            <text:p>2013-01-04 00:00:00</text:p>
          </table:table-cell>
          <table:table-cell table:number-columns-repeated="2" office:value-type="float" office:value="5.2475">
            <text:p>5.2475</text:p>
          </table:table-cell>
          <table:table-cell office:value-type="float" office:value="0.0176274416388755">
            <text:p>0.0176274416</text:p>
          </table:table-cell>
          <table:table-cell office:value-type="float" office:value="0.0220663718004117">
            <text:p>0.0220663718</text:p>
          </table:table-cell>
          <table:table-cell table:formula="of:=IF([.G266]&gt;0;1;0)" office:value-type="float" office:value="1">
            <text:p>1</text:p>
          </table:table-cell>
          <table:table-cell table:formula="of:=IF([.I265]&gt;=0;IF([.H266]=1;[.I265]+([.F266]*[.J266])-0;[.I265]);0)" office:value-type="float" office:value="9010.32746256531">
            <text:p>9010.3274625653</text:p>
          </table:table-cell>
          <table:table-cell table:formula="of:=IF([.I265]&gt;1000;[.I265]*0.5;1000)" office:value-type="float" office:value="4465.80338699518">
            <text:p>4465.8033869952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3-01-07 00:00:00</text:p>
          </table:table-cell>
          <table:table-cell table:number-columns-repeated="2" office:value-type="float" office:value="2.8475">
            <text:p>2.8475</text:p>
          </table:table-cell>
          <table:table-cell office:value-type="float" office:value="0.028094820017559">
            <text:p>0.02809482</text:p>
          </table:table-cell>
          <table:table-cell office:value-type="float" office:value="0.0112238976425051">
            <text:p>0.0112238976</text:p>
          </table:table-cell>
          <table:table-cell table:formula="of:=IF([.G267]&gt;0;1;0)" office:value-type="float" office:value="1">
            <text:p>1</text:p>
          </table:table-cell>
          <table:table-cell table:formula="of:=IF([.I266]&gt;=0;IF([.H267]=1;[.I266]+([.F267]*[.J267])-0;[.I266]);0)" office:value-type="float" office:value="9136.89922674533">
            <text:p>9136.8992267453</text:p>
          </table:table-cell>
          <table:table-cell table:formula="of:=IF([.I266]&gt;1000;[.I266]*0.5;1000)" office:value-type="float" office:value="4505.16373128265">
            <text:p>4505.1637312827</text:p>
          </table:table-cell>
          <table:table-cell table:number-columns-repeated="2"/>
        </table:table-row>
        <table:table-row table:style-name="ro1">
          <table:table-cell office:value-type="string">
            <text:p>ARAY</text:p>
          </table:table-cell>
          <table:table-cell office:value-type="float" office:value="1">
            <text:p>1</text:p>
          </table:table-cell>
          <table:table-cell office:value-type="string">
            <text:p>2013-01-08 00:00:00</text:p>
          </table:table-cell>
          <table:table-cell table:number-columns-repeated="2" office:value-type="float" office:value="5.17">
            <text:p>5.17</text:p>
          </table:table-cell>
          <table:table-cell office:value-type="float" office:value="-0.0372340425531915">
            <text:p>-0.0372340426</text:p>
          </table:table-cell>
          <table:table-cell office:value-type="float" office:value="0.0175375133907728">
            <text:p>0.0175375134</text:p>
          </table:table-cell>
          <table:table-cell table:formula="of:=IF([.G268]&gt;0;1;0)" office:value-type="float" office:value="1">
            <text:p>1</text:p>
          </table:table-cell>
          <table:table-cell table:formula="of:=IF([.I267]&gt;=0;IF([.H268]=1;[.I267]+([.F268]*[.J268])-0;[.I267]);0)" office:value-type="float" office:value="8966.7973794389">
            <text:p>8966.7973794389</text:p>
          </table:table-cell>
          <table:table-cell table:formula="of:=IF([.I267]&gt;1000;[.I267]*0.5;1000)" office:value-type="float" office:value="4568.44961337266">
            <text:p>4568.4496133727</text:p>
          </table:table-cell>
          <table:table-cell table:number-columns-repeated="2"/>
        </table:table-row>
        <table:table-row table:style-name="ro1">
          <table:table-cell office:value-type="string">
            <text:p>RLD</text:p>
          </table:table-cell>
          <table:table-cell office:value-type="float" office:value="1">
            <text:p>1</text:p>
          </table:table-cell>
          <table:table-cell office:value-type="string">
            <text:p>2013-01-09 00:00:00</text:p>
          </table:table-cell>
          <table:table-cell table:number-columns-repeated="2" office:value-type="float" office:value="11.105">
            <text:p>11.105</text:p>
          </table:table-cell>
          <table:table-cell office:value-type="float" office:value="-0.00697883836109869">
            <text:p>-0.0069788384</text:p>
          </table:table-cell>
          <table:table-cell office:value-type="float" office:value="0.0957527998217449">
            <text:p>0.0957527998</text:p>
          </table:table-cell>
          <table:table-cell table:formula="of:=IF([.G269]&gt;0;1;0)" office:value-type="float" office:value="1">
            <text:p>1</text:p>
          </table:table-cell>
          <table:table-cell table:formula="of:=IF([.I268]&gt;=0;IF([.H269]=1;[.I268]+([.F269]*[.J269])-0;[.I268]);0)" office:value-type="float" office:value="8935.50846467498">
            <text:p>8935.508464675</text:p>
          </table:table-cell>
          <table:table-cell table:formula="of:=IF([.I268]&gt;1000;[.I268]*0.5;1000)" office:value-type="float" office:value="4483.39868971945">
            <text:p>4483.3986897195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3-01-10 00:00:00</text:p>
          </table:table-cell>
          <table:table-cell table:number-columns-repeated="2" office:value-type="float" office:value="4.2225">
            <text:p>4.2225</text:p>
          </table:table-cell>
          <table:table-cell office:value-type="float" office:value="-0.00710479573712286">
            <text:p>-0.0071047957</text:p>
          </table:table-cell>
          <table:table-cell office:value-type="float" office:value="0.0157506660761622">
            <text:p>0.0157506661</text:p>
          </table:table-cell>
          <table:table-cell table:formula="of:=IF([.G270]&gt;0;1;0)" office:value-type="float" office:value="1">
            <text:p>1</text:p>
          </table:table-cell>
          <table:table-cell table:formula="of:=IF([.I269]&gt;=0;IF([.H270]=1;[.I269]+([.F270]*[.J270])-0;[.I269]);0)" office:value-type="float" office:value="8903.76598345056">
            <text:p>8903.7659834506</text:p>
          </table:table-cell>
          <table:table-cell table:formula="of:=IF([.I269]&gt;1000;[.I269]*0.5;1000)" office:value-type="float" office:value="4467.75423233749">
            <text:p>4467.7542323375</text:p>
          </table:table-cell>
          <table:table-cell table:number-columns-repeated="2"/>
        </table:table-row>
        <table:table-row table:style-name="ro1">
          <table:table-cell office:value-type="string">
            <text:p>PKE</text:p>
          </table:table-cell>
          <table:table-cell office:value-type="float" office:value="1.22135296824666">
            <text:p>1.2213529682</text:p>
          </table:table-cell>
          <table:table-cell office:value-type="string">
            <text:p>2013-01-11 00:00:00</text:p>
          </table:table-cell>
          <table:table-cell office:value-type="float" office:value="26.485">
            <text:p>26.485</text:p>
          </table:table-cell>
          <table:table-cell office:value-type="float" office:value="21.6849679728711">
            <text:p>21.6849679729</text:p>
          </table:table-cell>
          <table:table-cell office:value-type="float" office:value="-0.00126737925763598">
            <text:p>-0.0012673793</text:p>
          </table:table-cell>
          <table:table-cell office:value-type="float" office:value="0.0186578051522914">
            <text:p>0.0186578052</text:p>
          </table:table-cell>
          <table:table-cell table:formula="of:=IF([.G271]&gt;0;1;0)" office:value-type="float" office:value="1">
            <text:p>1</text:p>
          </table:table-cell>
          <table:table-cell table:formula="of:=IF([.I270]&gt;=0;IF([.H271]=1;[.I270]+([.F271]*[.J271])-0;[.I270]);0)" office:value-type="float" office:value="8898.12375928942">
            <text:p>8898.1237592894</text:p>
          </table:table-cell>
          <table:table-cell table:formula="of:=IF([.I270]&gt;1000;[.I270]*0.5;1000)" office:value-type="float" office:value="4451.88299172528">
            <text:p>4451.8829917253</text:p>
          </table:table-cell>
          <table:table-cell table:number-columns-repeated="2"/>
        </table:table-row>
        <table:table-row table:style-name="ro1">
          <table:table-cell office:value-type="string">
            <text:p>BPI</text:p>
          </table:table-cell>
          <table:table-cell office:value-type="float" office:value="1">
            <text:p>1</text:p>
          </table:table-cell>
          <table:table-cell office:value-type="string">
            <text:p>2013-01-14 00:00:00</text:p>
          </table:table-cell>
          <table:table-cell table:number-columns-repeated="2" office:value-type="float" office:value="10.0725">
            <text:p>10.0725</text:p>
          </table:table-cell>
          <table:table-cell office:value-type="float" office:value="0.0176222387689253">
            <text:p>0.0176222388</text:p>
          </table:table-cell>
          <table:table-cell office:value-type="float" office:value="0.00794742627607548">
            <text:p>0.0079474263</text:p>
          </table:table-cell>
          <table:table-cell table:formula="of:=IF([.G272]&gt;0;1;0)" office:value-type="float" office:value="1">
            <text:p>1</text:p>
          </table:table-cell>
          <table:table-cell table:formula="of:=IF([.I271]&gt;=0;IF([.H272]=1;[.I271]+([.F272]*[.J272])-0;[.I271]);0)" office:value-type="float" office:value="8976.52619003025">
            <text:p>8976.5261900303</text:p>
          </table:table-cell>
          <table:table-cell table:formula="of:=IF([.I271]&gt;1000;[.I271]*0.5;1000)" office:value-type="float" office:value="4449.06187964471">
            <text:p>4449.0618796447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1-15 00:00:00</text:p>
          </table:table-cell>
          <table:table-cell table:number-columns-repeated="2" office:value-type="float" office:value="0.5525">
            <text:p>0.5525</text:p>
          </table:table-cell>
          <table:table-cell office:value-type="float" office:value="-0.108597285067873">
            <text:p>-0.1085972851</text:p>
          </table:table-cell>
          <table:table-cell office:value-type="float" office:value="0.0327514998987431">
            <text:p>0.0327514999</text:p>
          </table:table-cell>
          <table:table-cell table:formula="of:=IF([.G273]&gt;0;1;0)" office:value-type="float" office:value="1">
            <text:p>1</text:p>
          </table:table-cell>
          <table:table-cell table:formula="of:=IF([.I272]&gt;=0;IF([.H273]=1;[.I272]+([.F273]*[.J273])-0;[.I272]);0)" office:value-type="float" office:value="8489.11300324128">
            <text:p>8489.1130032413</text:p>
          </table:table-cell>
          <table:table-cell table:formula="of:=IF([.I272]&gt;1000;[.I272]*0.5;1000)" office:value-type="float" office:value="4488.26309501512">
            <text:p>4488.2630950151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1-16 00:00:00</text:p>
          </table:table-cell>
          <table:table-cell table:number-columns-repeated="2" office:value-type="float" office:value="1.7375">
            <text:p>1.7375</text:p>
          </table:table-cell>
          <table:table-cell office:value-type="float" office:value="-0.0115107913669065">
            <text:p>-0.0115107914</text:p>
          </table:table-cell>
          <table:table-cell office:value-type="float" office:value="0.0203612336806523">
            <text:p>0.0203612337</text:p>
          </table:table-cell>
          <table:table-cell table:formula="of:=IF([.G274]&gt;0;1;0)" office:value-type="float" office:value="1">
            <text:p>1</text:p>
          </table:table-cell>
          <table:table-cell table:formula="of:=IF([.I273]&gt;=0;IF([.H274]=1;[.I273]+([.F274]*[.J274])-0;[.I273]);0)" office:value-type="float" office:value="8440.25479890608">
            <text:p>8440.2547989061</text:p>
          </table:table-cell>
          <table:table-cell table:formula="of:=IF([.I273]&gt;1000;[.I273]*0.5;1000)" office:value-type="float" office:value="4244.55650162064">
            <text:p>4244.5565016206</text:p>
          </table:table-cell>
          <table:table-cell table:number-columns-repeated="2"/>
        </table:table-row>
        <table:table-row table:style-name="ro1"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string">
            <text:p>2013-01-17 00:00:00</text:p>
          </table:table-cell>
          <table:table-cell table:number-columns-repeated="2" office:value-type="float" office:value="16.5625">
            <text:p>16.5625</text:p>
          </table:table-cell>
          <table:table-cell office:value-type="float" office:value="0.0134339622641511">
            <text:p>0.0134339623</text:p>
          </table:table-cell>
          <table:table-cell office:value-type="float" office:value="0.0200775048974665">
            <text:p>0.0200775049</text:p>
          </table:table-cell>
          <table:table-cell table:formula="of:=IF([.G275]&gt;0;1;0)" office:value-type="float" office:value="1">
            <text:p>1</text:p>
          </table:table-cell>
          <table:table-cell table:formula="of:=IF([.I274]&gt;=0;IF([.H275]=1;[.I274]+([.F275]*[.J275])-0;[.I274]);0)" office:value-type="float" office:value="8496.94783114024">
            <text:p>8496.9478311402</text:p>
          </table:table-cell>
          <table:table-cell table:formula="of:=IF([.I274]&gt;1000;[.I274]*0.5;1000)" office:value-type="float" office:value="4220.12739945304">
            <text:p>4220.127399453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01-18 00:00:00</text:p>
          </table:table-cell>
          <table:table-cell table:number-columns-repeated="2" office:value-type="float" office:value="2.96">
            <text:p>2.96</text:p>
          </table:table-cell>
          <table:table-cell office:value-type="float" office:value="-0.00168918918918914">
            <text:p>-0.0016891892</text:p>
          </table:table-cell>
          <table:table-cell office:value-type="float" office:value="0.0113538802513666">
            <text:p>0.0113538803</text:p>
          </table:table-cell>
          <table:table-cell table:formula="of:=IF([.G276]&gt;0;1;0)" office:value-type="float" office:value="1">
            <text:p>1</text:p>
          </table:table-cell>
          <table:table-cell table:formula="of:=IF([.I275]&gt;=0;IF([.H276]=1;[.I275]+([.F276]*[.J276])-0;[.I275]);0)" office:value-type="float" office:value="8489.7713549315">
            <text:p>8489.7713549315</text:p>
          </table:table-cell>
          <table:table-cell table:formula="of:=IF([.I275]&gt;1000;[.I275]*0.5;1000)" office:value-type="float" office:value="4248.47391557012">
            <text:p>4248.473915570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1-21 00:00:00</text:p>
          </table:table-cell>
          <table:table-cell table:number-columns-repeated="2" office:value-type="float" office:value="3.26">
            <text:p>3.26</text:p>
          </table:table-cell>
          <table:table-cell office:value-type="float" office:value="0">
            <text:p>0</text:p>
          </table:table-cell>
          <table:table-cell office:value-type="float" office:value="0.00431325700006442">
            <text:p>0.004313257</text:p>
          </table:table-cell>
          <table:table-cell table:formula="of:=IF([.G277]&gt;0;1;0)" office:value-type="float" office:value="1">
            <text:p>1</text:p>
          </table:table-cell>
          <table:table-cell table:formula="of:=IF([.I276]&gt;=0;IF([.H277]=1;[.I276]+([.F277]*[.J277])-0;[.I276]);0)" office:value-type="float" office:value="8489.7713549315">
            <text:p>8489.7713549315</text:p>
          </table:table-cell>
          <table:table-cell table:formula="of:=IF([.I276]&gt;1000;[.I276]*0.5;1000)" office:value-type="float" office:value="4244.88567746575">
            <text:p>4244.8856774658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1-22 00:00:00</text:p>
          </table:table-cell>
          <table:table-cell table:number-columns-repeated="2" office:value-type="float" office:value="0.465">
            <text:p>0.465</text:p>
          </table:table-cell>
          <table:table-cell office:value-type="float" office:value="-0.0161290322580645">
            <text:p>-0.0161290323</text:p>
          </table:table-cell>
          <table:table-cell office:value-type="float" office:value="0.0334189297847192">
            <text:p>0.0334189298</text:p>
          </table:table-cell>
          <table:table-cell table:formula="of:=IF([.G278]&gt;0;1;0)" office:value-type="float" office:value="1">
            <text:p>1</text:p>
          </table:table-cell>
          <table:table-cell table:formula="of:=IF([.I277]&gt;=0;IF([.H278]=1;[.I277]+([.F278]*[.J278])-0;[.I277]);0)" office:value-type="float" office:value="8421.30545690786">
            <text:p>8421.3054569079</text:p>
          </table:table-cell>
          <table:table-cell table:formula="of:=IF([.I277]&gt;1000;[.I277]*0.5;1000)" office:value-type="float" office:value="4244.88567746575">
            <text:p>4244.8856774658</text:p>
          </table:table-cell>
          <table:table-cell table:number-columns-repeated="2"/>
        </table:table-row>
        <table:table-row table:style-name="ro1">
          <table:table-cell office:value-type="string">
            <text:p>ENOC</text:p>
          </table:table-cell>
          <table:table-cell office:value-type="float" office:value="1">
            <text:p>1</text:p>
          </table:table-cell>
          <table:table-cell office:value-type="string">
            <text:p>2013-01-23 00:00:00</text:p>
          </table:table-cell>
          <table:table-cell table:number-columns-repeated="2" office:value-type="float" office:value="15.3025">
            <text:p>15.3025</text:p>
          </table:table-cell>
          <table:table-cell office:value-type="float" office:value="-0.00800522790393732">
            <text:p>-0.0080052279</text:p>
          </table:table-cell>
          <table:table-cell office:value-type="float" office:value="0.0192925708392467">
            <text:p>0.0192925708</text:p>
          </table:table-cell>
          <table:table-cell table:formula="of:=IF([.G279]&gt;0;1;0)" office:value-type="float" office:value="1">
            <text:p>1</text:p>
          </table:table-cell>
          <table:table-cell table:formula="of:=IF([.I278]&gt;=0;IF([.H279]=1;[.I278]+([.F279]*[.J279])-0;[.I278]);0)" office:value-type="float" office:value="8387.59822219225">
            <text:p>8387.5982221923</text:p>
          </table:table-cell>
          <table:table-cell table:formula="of:=IF([.I278]&gt;1000;[.I278]*0.5;1000)" office:value-type="float" office:value="4210.65272845393">
            <text:p>4210.6527284539</text:p>
          </table:table-cell>
          <table:table-cell table:number-columns-repeated="2"/>
        </table:table-row>
        <table:table-row table:style-name="ro1">
          <table:table-cell office:value-type="string">
            <text:p>VTG</text:p>
          </table:table-cell>
          <table:table-cell office:value-type="float" office:value="1">
            <text:p>1</text:p>
          </table:table-cell>
          <table:table-cell office:value-type="string">
            <text:p>2013-01-24 00:00:00</text:p>
          </table:table-cell>
          <table:table-cell table:number-columns-repeated="2" office:value-type="float" office:value="1.84">
            <text:p>1.84</text:p>
          </table:table-cell>
          <table:table-cell office:value-type="float" office:value="-0.00815217391304357">
            <text:p>-0.0081521739</text:p>
          </table:table-cell>
          <table:table-cell office:value-type="float" office:value="0.00724834450747583">
            <text:p>0.0072483445</text:p>
          </table:table-cell>
          <table:table-cell table:formula="of:=IF([.G280]&gt;0;1;0)" office:value-type="float" office:value="1">
            <text:p>1</text:p>
          </table:table-cell>
          <table:table-cell table:formula="of:=IF([.I279]&gt;=0;IF([.H280]=1;[.I279]+([.F280]*[.J280])-0;[.I279]);0)" office:value-type="float" office:value="8353.40964248223">
            <text:p>8353.4096424822</text:p>
          </table:table-cell>
          <table:table-cell table:formula="of:=IF([.I279]&gt;1000;[.I279]*0.5;1000)" office:value-type="float" office:value="4193.79911109613">
            <text:p>4193.7991110961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1-25 00:00:00</text:p>
          </table:table-cell>
          <table:table-cell table:number-columns-repeated="2" office:value-type="float" office:value="26.895">
            <text:p>26.895</text:p>
          </table:table-cell>
          <table:table-cell office:value-type="float" office:value="-0.0364379996281837">
            <text:p>-0.0364379996</text:p>
          </table:table-cell>
          <table:table-cell office:value-type="float" office:value="0.0245878594156379">
            <text:p>0.0245878594</text:p>
          </table:table-cell>
          <table:table-cell table:formula="of:=IF([.G281]&gt;0;1;0)" office:value-type="float" office:value="1">
            <text:p>1</text:p>
          </table:table-cell>
          <table:table-cell table:formula="of:=IF([.I280]&gt;=0;IF([.H281]=1;[.I280]+([.F281]*[.J281])-0;[.I280]);0)" office:value-type="float" office:value="8201.21887375881">
            <text:p>8201.2188737588</text:p>
          </table:table-cell>
          <table:table-cell table:formula="of:=IF([.I280]&gt;1000;[.I280]*0.5;1000)" office:value-type="float" office:value="4176.70482124111">
            <text:p>4176.7048212411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3-01-28 00:00:00</text:p>
          </table:table-cell>
          <table:table-cell table:number-columns-repeated="2"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0202870645924791">
            <text:p>0.0202870646</text:p>
          </table:table-cell>
          <table:table-cell table:formula="of:=IF([.G282]&gt;0;1;0)" office:value-type="float" office:value="1">
            <text:p>1</text:p>
          </table:table-cell>
          <table:table-cell table:formula="of:=IF([.I281]&gt;=0;IF([.H282]=1;[.I281]+([.F282]*[.J282])-0;[.I281]);0)" office:value-type="float" office:value="8201.21887375881">
            <text:p>8201.2188737588</text:p>
          </table:table-cell>
          <table:table-cell table:formula="of:=IF([.I281]&gt;1000;[.I281]*0.5;1000)" office:value-type="float" office:value="4100.60943687941">
            <text:p>4100.6094368794</text:p>
          </table:table-cell>
          <table:table-cell table:number-columns-repeated="2"/>
        </table:table-row>
        <table:table-row table:style-name="ro1">
          <table:table-cell office:value-type="string">
            <text:p>ANAC</text:p>
          </table:table-cell>
          <table:table-cell office:value-type="float" office:value="1">
            <text:p>1</text:p>
          </table:table-cell>
          <table:table-cell office:value-type="string">
            <text:p>2013-01-29 00:00:00</text:p>
          </table:table-cell>
          <table:table-cell table:number-columns-repeated="2" office:value-type="float" office:value="4.1125">
            <text:p>4.1125</text:p>
          </table:table-cell>
          <table:table-cell office:value-type="float" office:value="0.00243161094224931">
            <text:p>0.0024316109</text:p>
          </table:table-cell>
          <table:table-cell office:value-type="float" office:value="0.0338092475845156">
            <text:p>0.0338092476</text:p>
          </table:table-cell>
          <table:table-cell table:formula="of:=IF([.G283]&gt;0;1;0)" office:value-type="float" office:value="1">
            <text:p>1</text:p>
          </table:table-cell>
          <table:table-cell table:formula="of:=IF([.I282]&gt;=0;IF([.H283]=1;[.I282]+([.F283]*[.J283])-0;[.I282]);0)" office:value-type="float" office:value="8211.18996053542">
            <text:p>8211.1899605354</text:p>
          </table:table-cell>
          <table:table-cell table:formula="of:=IF([.I282]&gt;1000;[.I282]*0.5;1000)" office:value-type="float" office:value="4100.60943687941">
            <text:p>4100.6094368794</text:p>
          </table:table-cell>
          <table:table-cell table:number-columns-repeated="2"/>
        </table:table-row>
        <table:table-row table:style-name="ro1">
          <table:table-cell office:value-type="string">
            <text:p>ANAC</text:p>
          </table:table-cell>
          <table:table-cell office:value-type="float" office:value="1">
            <text:p>1</text:p>
          </table:table-cell>
          <table:table-cell office:value-type="string">
            <text:p>2013-01-30 00:00:00</text:p>
          </table:table-cell>
          <table:table-cell table:number-columns-repeated="2" office:value-type="float" office:value="4.1225">
            <text:p>4.1225</text:p>
          </table:table-cell>
          <table:table-cell office:value-type="float" office:value="-0.0266828380836872">
            <text:p>-0.0266828381</text:p>
          </table:table-cell>
          <table:table-cell office:value-type="float" office:value="0.0228474236910294">
            <text:p>0.0228474237</text:p>
          </table:table-cell>
          <table:table-cell table:formula="of:=IF([.G284]&gt;0;1;0)" office:value-type="float" office:value="1">
            <text:p>1</text:p>
          </table:table-cell>
          <table:table-cell table:formula="of:=IF([.I283]&gt;=0;IF([.H284]=1;[.I283]+([.F284]*[.J284])-0;[.I283]);0)" office:value-type="float" office:value="8101.64103443974">
            <text:p>8101.6410344397</text:p>
          </table:table-cell>
          <table:table-cell table:formula="of:=IF([.I283]&gt;1000;[.I283]*0.5;1000)" office:value-type="float" office:value="4105.59498026771">
            <text:p>4105.5949802677</text:p>
          </table:table-cell>
          <table:table-cell table:number-columns-repeated="2"/>
        </table:table-row>
        <table:table-row table:style-name="ro1">
          <table:table-cell office:value-type="string">
            <text:p>SDCJF</text:p>
          </table:table-cell>
          <table:table-cell office:value-type="float" office:value="1">
            <text:p>1</text:p>
          </table:table-cell>
          <table:table-cell office:value-type="string">
            <text:p>2013-01-31 00:00:00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0483870967741937">
            <text:p>0.0483870968</text:p>
          </table:table-cell>
          <table:table-cell office:value-type="float" office:value="0.0376435664674779">
            <text:p>0.0376435665</text:p>
          </table:table-cell>
          <table:table-cell table:formula="of:=IF([.G285]&gt;0;1;0)" office:value-type="float" office:value="1">
            <text:p>1</text:p>
          </table:table-cell>
          <table:table-cell table:formula="of:=IF([.I284]&gt;=0;IF([.H285]=1;[.I284]+([.F285]*[.J285])-0;[.I284]);0)" office:value-type="float" office:value="8297.64847882134">
            <text:p>8297.6484788214</text:p>
          </table:table-cell>
          <table:table-cell table:formula="of:=IF([.I284]&gt;1000;[.I284]*0.5;1000)" office:value-type="float" office:value="4050.82051721987">
            <text:p>4050.8205172199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2-01 00:00:00</text:p>
          </table:table-cell>
          <table:table-cell table:number-columns-repeated="2" office:value-type="float" office:value="22.565">
            <text:p>22.565</text:p>
          </table:table-cell>
          <table:table-cell office:value-type="float" office:value="-0.0589408375803235">
            <text:p>-0.0589408376</text:p>
          </table:table-cell>
          <table:table-cell office:value-type="float" office:value="0.0295941767354075">
            <text:p>0.0295941767</text:p>
          </table:table-cell>
          <table:table-cell table:formula="of:=IF([.G286]&gt;0;1;0)" office:value-type="float" office:value="1">
            <text:p>1</text:p>
          </table:table-cell>
          <table:table-cell table:formula="of:=IF([.I285]&gt;=0;IF([.H286]=1;[.I285]+([.F286]*[.J286])-0;[.I285]);0)" office:value-type="float" office:value="8053.11330317693">
            <text:p>8053.1133031769</text:p>
          </table:table-cell>
          <table:table-cell table:formula="of:=IF([.I285]&gt;1000;[.I285]*0.5;1000)" office:value-type="float" office:value="4148.82423941067">
            <text:p>4148.8242394107</text:p>
          </table:table-cell>
          <table:table-cell table:number-columns-repeated="2"/>
        </table:table-row>
        <table:table-row table:style-name="ro1">
          <table:table-cell office:value-type="string">
            <text:p>DNN</text:p>
          </table:table-cell>
          <table:table-cell office:value-type="float" office:value="1">
            <text:p>1</text:p>
          </table:table-cell>
          <table:table-cell office:value-type="string">
            <text:p>2013-02-04 00:00:00</text:p>
          </table:table-cell>
          <table:table-cell table:number-columns-repeated="2" office:value-type="float" office:value="1.45">
            <text:p>1.45</text:p>
          </table:table-cell>
          <table:table-cell office:value-type="float" office:value="-0.00172413793103465">
            <text:p>-0.0017241379</text:p>
          </table:table-cell>
          <table:table-cell office:value-type="float" office:value="0.0130782800907561">
            <text:p>0.0130782801</text:p>
          </table:table-cell>
          <table:table-cell table:formula="of:=IF([.G287]&gt;0;1;0)" office:value-type="float" office:value="1">
            <text:p>1</text:p>
          </table:table-cell>
          <table:table-cell table:formula="of:=IF([.I286]&gt;=0;IF([.H287]=1;[.I286]+([.F287]*[.J287])-0;[.I286]);0)" office:value-type="float" office:value="8046.17096412247">
            <text:p>8046.1709641225</text:p>
          </table:table-cell>
          <table:table-cell table:formula="of:=IF([.I286]&gt;1000;[.I286]*0.5;1000)" office:value-type="float" office:value="4026.55665158846">
            <text:p>4026.5566515885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3-02-05 00:00:00</text:p>
          </table:table-cell>
          <table:table-cell table:number-columns-repeated="2" office:value-type="float" office:value="3.38">
            <text:p>3.38</text:p>
          </table:table-cell>
          <table:table-cell office:value-type="float" office:value="-0.014792899408284">
            <text:p>-0.0147928994</text:p>
          </table:table-cell>
          <table:table-cell office:value-type="float" office:value="0.0221462525695786">
            <text:p>0.0221462526</text:p>
          </table:table-cell>
          <table:table-cell table:formula="of:=IF([.G288]&gt;0;1;0)" office:value-type="float" office:value="1">
            <text:p>1</text:p>
          </table:table-cell>
          <table:table-cell table:formula="of:=IF([.I287]&gt;=0;IF([.H288]=1;[.I287]+([.F288]*[.J288])-0;[.I287]);0)" office:value-type="float" office:value="7986.65786527541">
            <text:p>7986.6578652754</text:p>
          </table:table-cell>
          <table:table-cell table:formula="of:=IF([.I287]&gt;1000;[.I287]*0.5;1000)" office:value-type="float" office:value="4023.08548206123">
            <text:p>4023.085482061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02-06 00:00:00</text:p>
          </table:table-cell>
          <table:table-cell table:number-columns-repeated="2" office:value-type="float" office:value="2.655">
            <text:p>2.655</text:p>
          </table:table-cell>
          <table:table-cell office:value-type="float" office:value="0.0131826741996233">
            <text:p>0.0131826742</text:p>
          </table:table-cell>
          <table:table-cell office:value-type="float" office:value="0.0147853341334862">
            <text:p>0.0147853341</text:p>
          </table:table-cell>
          <table:table-cell table:formula="of:=IF([.G289]&gt;0;1;0)" office:value-type="float" office:value="1">
            <text:p>1</text:p>
          </table:table-cell>
          <table:table-cell table:formula="of:=IF([.I288]&gt;=0;IF([.H289]=1;[.I288]+([.F289]*[.J289])-0;[.I288]);0)" office:value-type="float" office:value="8039.3006195663">
            <text:p>8039.3006195663</text:p>
          </table:table-cell>
          <table:table-cell table:formula="of:=IF([.I288]&gt;1000;[.I288]*0.5;1000)" office:value-type="float" office:value="3993.3289326377">
            <text:p>3993.3289326377</text:p>
          </table:table-cell>
          <table:table-cell table:number-columns-repeated="2"/>
        </table:table-row>
        <table:table-row table:style-name="ro1">
          <table:table-cell office:value-type="string">
            <text:p>MNI</text:p>
          </table:table-cell>
          <table:table-cell office:value-type="float" office:value="1">
            <text:p>1</text:p>
          </table:table-cell>
          <table:table-cell office:value-type="string">
            <text:p>2013-02-07 00:00:00</text:p>
          </table:table-cell>
          <table:table-cell table:number-columns-repeated="2" office:value-type="float" office:value="2.53">
            <text:p>2.53</text:p>
          </table:table-cell>
          <table:table-cell office:value-type="float" office:value="0.101778656126482">
            <text:p>0.1017786561</text:p>
          </table:table-cell>
          <table:table-cell office:value-type="float" office:value="0.025241920928671">
            <text:p>0.0252419209</text:p>
          </table:table-cell>
          <table:table-cell table:formula="of:=IF([.G290]&gt;0;1;0)" office:value-type="float" office:value="1">
            <text:p>1</text:p>
          </table:table-cell>
          <table:table-cell table:formula="of:=IF([.I289]&gt;=0;IF([.H290]=1;[.I289]+([.F290]*[.J290])-0;[.I289]);0)" office:value-type="float" office:value="8448.41522619443">
            <text:p>8448.4152261944</text:p>
          </table:table-cell>
          <table:table-cell table:formula="of:=IF([.I289]&gt;1000;[.I289]*0.5;1000)" office:value-type="float" office:value="4019.65030978315">
            <text:p>4019.6503097832</text:p>
          </table:table-cell>
          <table:table-cell table:number-columns-repeated="2"/>
        </table:table-row>
        <table:table-row table:style-name="ro1">
          <table:table-cell office:value-type="string">
            <text:p>ANAC</text:p>
          </table:table-cell>
          <table:table-cell office:value-type="float" office:value="1">
            <text:p>1</text:p>
          </table:table-cell>
          <table:table-cell office:value-type="string">
            <text:p>2013-02-08 00:00:00</text:p>
          </table:table-cell>
          <table:table-cell table:number-columns-repeated="2" office:value-type="float" office:value="3.615">
            <text:p>3.615</text:p>
          </table:table-cell>
          <table:table-cell office:value-type="float" office:value="-0.0401106500691564">
            <text:p>-0.0401106501</text:p>
          </table:table-cell>
          <table:table-cell office:value-type="float" office:value="0.0162847796098885">
            <text:p>0.0162847796</text:p>
          </table:table-cell>
          <table:table-cell table:formula="of:=IF([.G291]&gt;0;1;0)" office:value-type="float" office:value="1">
            <text:p>1</text:p>
          </table:table-cell>
          <table:table-cell table:formula="of:=IF([.I290]&gt;=0;IF([.H291]=1;[.I290]+([.F291]*[.J291])-0;[.I290]);0)" office:value-type="float" office:value="8278.97951280602">
            <text:p>8278.979512806</text:p>
          </table:table-cell>
          <table:table-cell table:formula="of:=IF([.I290]&gt;1000;[.I290]*0.5;1000)" office:value-type="float" office:value="4224.20761309721">
            <text:p>4224.2076130972</text:p>
          </table:table-cell>
          <table:table-cell table:number-columns-repeated="2"/>
        </table:table-row>
        <table:table-row table:style-name="ro1">
          <table:table-cell office:value-type="string">
            <text:p>GTN</text:p>
          </table:table-cell>
          <table:table-cell office:value-type="float" office:value="1">
            <text:p>1</text:p>
          </table:table-cell>
          <table:table-cell office:value-type="string">
            <text:p>2013-02-11 00:00:00</text:p>
          </table:table-cell>
          <table:table-cell table:number-columns-repeated="2" office:value-type="float" office:value="4.485">
            <text:p>4.485</text:p>
          </table:table-cell>
          <table:table-cell office:value-type="float" office:value="0.0451505016722407">
            <text:p>0.0451505017</text:p>
          </table:table-cell>
          <table:table-cell office:value-type="float" office:value="0.0170404362430003">
            <text:p>0.0170404362</text:p>
          </table:table-cell>
          <table:table-cell table:formula="of:=IF([.G292]&gt;0;1;0)" office:value-type="float" office:value="1">
            <text:p>1</text:p>
          </table:table-cell>
          <table:table-cell table:formula="of:=IF([.I291]&gt;=0;IF([.H292]=1;[.I291]+([.F292]*[.J292])-0;[.I291]);0)" office:value-type="float" office:value="8465.87955197471">
            <text:p>8465.8795519747</text:p>
          </table:table-cell>
          <table:table-cell table:formula="of:=IF([.I291]&gt;1000;[.I291]*0.5;1000)" office:value-type="float" office:value="4139.48975640301">
            <text:p>4139.489756403</text:p>
          </table:table-cell>
          <table:table-cell table:number-columns-repeated="2"/>
        </table:table-row>
        <table:table-row table:style-name="ro1">
          <table:table-cell office:value-type="string">
            <text:p>PDFS</text:p>
          </table:table-cell>
          <table:table-cell office:value-type="float" office:value="1">
            <text:p>1</text:p>
          </table:table-cell>
          <table:table-cell office:value-type="string">
            <text:p>2013-02-12 00:00:00</text:p>
          </table:table-cell>
          <table:table-cell table:number-columns-repeated="2" office:value-type="float" office:value="15.895">
            <text:p>15.895</text:p>
          </table:table-cell>
          <table:table-cell office:value-type="float" office:value="-0.000157282164202521">
            <text:p>-0.0001572822</text:p>
          </table:table-cell>
          <table:table-cell office:value-type="float" office:value="0.0179073586752222">
            <text:p>0.0179073587</text:p>
          </table:table-cell>
          <table:table-cell table:formula="of:=IF([.G293]&gt;0;1;0)" office:value-type="float" office:value="1">
            <text:p>1</text:p>
          </table:table-cell>
          <table:table-cell table:formula="of:=IF([.I292]&gt;=0;IF([.H293]=1;[.I292]+([.F293]*[.J293])-0;[.I292]);0)" office:value-type="float" office:value="8465.21378604581">
            <text:p>8465.2137860458</text:p>
          </table:table-cell>
          <table:table-cell table:formula="of:=IF([.I292]&gt;1000;[.I292]*0.5;1000)" office:value-type="float" office:value="4232.93977598736">
            <text:p>4232.9397759874</text:p>
          </table:table-cell>
          <table:table-cell table:number-columns-repeated="2"/>
        </table:table-row>
        <table:table-row table:style-name="ro1">
          <table:table-cell office:value-type="string">
            <text:p>MNI</text:p>
          </table:table-cell>
          <table:table-cell office:value-type="float" office:value="1">
            <text:p>1</text:p>
          </table:table-cell>
          <table:table-cell office:value-type="string">
            <text:p>2013-02-13 00:00:00</text:p>
          </table:table-cell>
          <table:table-cell table:number-columns-repeated="2" office:value-type="float" office:value="2.6425">
            <text:p>2.6425</text:p>
          </table:table-cell>
          <table:table-cell office:value-type="float" office:value="-0.0264900662251657">
            <text:p>-0.0264900662</text:p>
          </table:table-cell>
          <table:table-cell office:value-type="float" office:value="0.0102571479450261">
            <text:p>0.0102571479</text:p>
          </table:table-cell>
          <table:table-cell table:formula="of:=IF([.G294]&gt;0;1;0)" office:value-type="float" office:value="1">
            <text:p>1</text:p>
          </table:table-cell>
          <table:table-cell table:formula="of:=IF([.I293]&gt;=0;IF([.H294]=1;[.I293]+([.F294]*[.J294])-0;[.I293]);0)" office:value-type="float" office:value="8353.09174914454">
            <text:p>8353.0917491445</text:p>
          </table:table-cell>
          <table:table-cell table:formula="of:=IF([.I293]&gt;1000;[.I293]*0.5;1000)" office:value-type="float" office:value="4232.6068930229">
            <text:p>4232.606893022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2-14 00:00:00</text:p>
          </table:table-cell>
          <table:table-cell table:number-columns-repeated="2" office:value-type="float" office:value="0.135">
            <text:p>0.135</text:p>
          </table:table-cell>
          <table:table-cell office:value-type="float" office:value="0">
            <text:p>0</text:p>
          </table:table-cell>
          <table:table-cell office:value-type="float" office:value="0.0916746883632572">
            <text:p>0.0916746884</text:p>
          </table:table-cell>
          <table:table-cell table:formula="of:=IF([.G295]&gt;0;1;0)" office:value-type="float" office:value="1">
            <text:p>1</text:p>
          </table:table-cell>
          <table:table-cell table:formula="of:=IF([.I294]&gt;=0;IF([.H295]=1;[.I294]+([.F295]*[.J295])-0;[.I294]);0)" office:value-type="float" office:value="8353.09174914454">
            <text:p>8353.0917491445</text:p>
          </table:table-cell>
          <table:table-cell table:formula="of:=IF([.I294]&gt;1000;[.I294]*0.5;1000)" office:value-type="float" office:value="4176.54587457227">
            <text:p>4176.5458745723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3-02-15 00:00:00</text:p>
          </table:table-cell>
          <table:table-cell table:number-columns-repeated="2" office:value-type="float" office:value="1.7975">
            <text:p>1.7975</text:p>
          </table:table-cell>
          <table:table-cell office:value-type="float" office:value="0.023643949930459">
            <text:p>0.0236439499</text:p>
          </table:table-cell>
          <table:table-cell office:value-type="float" office:value="0.014691672624054">
            <text:p>0.0146916726</text:p>
          </table:table-cell>
          <table:table-cell table:formula="of:=IF([.G296]&gt;0;1;0)" office:value-type="float" office:value="1">
            <text:p>1</text:p>
          </table:table-cell>
          <table:table-cell table:formula="of:=IF([.I295]&gt;=0;IF([.H296]=1;[.I295]+([.F296]*[.J296])-0;[.I295]);0)" office:value-type="float" office:value="8451.84179068519">
            <text:p>8451.8417906852</text:p>
          </table:table-cell>
          <table:table-cell table:formula="of:=IF([.I295]&gt;1000;[.I295]*0.5;1000)" office:value-type="float" office:value="4176.54587457227">
            <text:p>4176.5458745723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2-18 00:00:00</text:p>
          </table:table-cell>
          <table:table-cell table:number-columns-repeated="2" office:value-type="float" office:value="3.35">
            <text:p>3.35</text:p>
          </table:table-cell>
          <table:table-cell office:value-type="float" office:value="0.0194029850746269">
            <text:p>0.0194029851</text:p>
          </table:table-cell>
          <table:table-cell office:value-type="float" office:value="-0.00560073774155312">
            <text:p>-0.0056007377</text:p>
          </table:table-cell>
          <table:table-cell table:formula="of:=IF([.G297]&gt;0;1;0)" office:value-type="float" office:value="0">
            <text:p>0</text:p>
          </table:table-cell>
          <table:table-cell table:formula="of:=IF([.I296]&gt;=0;IF([.H297]=1;[.I296]+([.F297]*[.J297])-0;[.I296]);0)" office:value-type="float" office:value="8451.84179068519">
            <text:p>8451.8417906852</text:p>
          </table:table-cell>
          <table:table-cell table:formula="of:=IF([.I296]&gt;1000;[.I296]*0.5;1000)" office:value-type="float" office:value="4225.9208953426">
            <text:p>4225.920895342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2-19 00:00:00</text:p>
          </table:table-cell>
          <table:table-cell table:number-columns-repeated="2" office:value-type="float" office:value="0.1475">
            <text:p>0.1475</text:p>
          </table:table-cell>
          <table:table-cell office:value-type="float" office:value="2.22044604925031E-016">
            <text:p>2.22044604925031E-016</text:p>
          </table:table-cell>
          <table:table-cell office:value-type="float" office:value="0.0304083463504523">
            <text:p>0.0304083464</text:p>
          </table:table-cell>
          <table:table-cell table:formula="of:=IF([.G298]&gt;0;1;0)" office:value-type="float" office:value="1">
            <text:p>1</text:p>
          </table:table-cell>
          <table:table-cell table:formula="of:=IF([.I297]&gt;=0;IF([.H298]=1;[.I297]+([.F298]*[.J298])-0;[.I297]);0)" office:value-type="float" office:value="8451.84179068519">
            <text:p>8451.8417906852</text:p>
          </table:table-cell>
          <table:table-cell table:formula="of:=IF([.I297]&gt;1000;[.I297]*0.5;1000)" office:value-type="float" office:value="4225.9208953426">
            <text:p>4225.920895342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2-20 00:00:00</text:p>
          </table:table-cell>
          <table:table-cell table:number-columns-repeated="2" office:value-type="float" office:value="0.1475">
            <text:p>0.1475</text:p>
          </table:table-cell>
          <table:table-cell office:value-type="float" office:value="-0.0508474576271187">
            <text:p>-0.0508474576</text:p>
          </table:table-cell>
          <table:table-cell office:value-type="float" office:value="0.0184662431509397">
            <text:p>0.0184662432</text:p>
          </table:table-cell>
          <table:table-cell table:formula="of:=IF([.G299]&gt;0;1;0)" office:value-type="float" office:value="1">
            <text:p>1</text:p>
          </table:table-cell>
          <table:table-cell table:formula="of:=IF([.I298]&gt;=0;IF([.H299]=1;[.I298]+([.F299]*[.J299])-0;[.I298]);0)" office:value-type="float" office:value="8236.9644570237">
            <text:p>8236.9644570237</text:p>
          </table:table-cell>
          <table:table-cell table:formula="of:=IF([.I298]&gt;1000;[.I298]*0.5;1000)" office:value-type="float" office:value="4225.9208953426">
            <text:p>4225.9208953426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2-21 00:00:00</text:p>
          </table:table-cell>
          <table:table-cell table:number-columns-repeated="2" office:value-type="float" office:value="22.8275">
            <text:p>22.8275</text:p>
          </table:table-cell>
          <table:table-cell office:value-type="float" office:value="0.0295695980725004">
            <text:p>0.0295695981</text:p>
          </table:table-cell>
          <table:table-cell office:value-type="float" office:value="0.0130145609478595">
            <text:p>0.0130145609</text:p>
          </table:table-cell>
          <table:table-cell table:formula="of:=IF([.G300]&gt;0;1;0)" office:value-type="float" office:value="1">
            <text:p>1</text:p>
          </table:table-cell>
          <table:table-cell table:formula="of:=IF([.I299]&gt;=0;IF([.H300]=1;[.I299]+([.F300]*[.J300])-0;[.I299]);0)" office:value-type="float" office:value="8358.74632118953">
            <text:p>8358.7463211895</text:p>
          </table:table-cell>
          <table:table-cell table:formula="of:=IF([.I299]&gt;1000;[.I299]*0.5;1000)" office:value-type="float" office:value="4118.48222851185">
            <text:p>4118.4822285119</text:p>
          </table:table-cell>
          <table:table-cell table:number-columns-repeated="2"/>
        </table:table-row>
        <table:table-row table:style-name="ro1">
          <table:table-cell office:value-type="string">
            <text:p>EBIX</text:p>
          </table:table-cell>
          <table:table-cell office:value-type="float" office:value="1.00508351488744">
            <text:p>1.0050835149</text:p>
          </table:table-cell>
          <table:table-cell office:value-type="string">
            <text:p>2013-02-22 00:00:00</text:p>
          </table:table-cell>
          <table:table-cell office:value-type="float" office:value="13.76">
            <text:p>13.76</text:p>
          </table:table-cell>
          <table:table-cell office:value-type="float" office:value="13.6904046242775">
            <text:p>13.6904046243</text:p>
          </table:table-cell>
          <table:table-cell office:value-type="float" office:value="-0.0156820085333335">
            <text:p>-0.0156820085</text:p>
          </table:table-cell>
          <table:table-cell office:value-type="float" office:value="0.0218829795004589">
            <text:p>0.0218829795</text:p>
          </table:table-cell>
          <table:table-cell table:formula="of:=IF([.G301]&gt;0;1;0)" office:value-type="float" office:value="1">
            <text:p>1</text:p>
          </table:table-cell>
          <table:table-cell table:formula="of:=IF([.I300]&gt;=0;IF([.H301]=1;[.I300]+([.F301]*[.J301])-0;[.I300]);0)" office:value-type="float" office:value="8293.2053556211">
            <text:p>8293.2053556211</text:p>
          </table:table-cell>
          <table:table-cell table:formula="of:=IF([.I300]&gt;1000;[.I300]*0.5;1000)" office:value-type="float" office:value="4179.37316059477">
            <text:p>4179.3731605948</text:p>
          </table:table-cell>
          <table:table-cell table:number-columns-repeated="2"/>
        </table:table-row>
        <table:table-row table:style-name="ro1">
          <table:table-cell office:value-type="string">
            <text:p>MNI</text:p>
          </table:table-cell>
          <table:table-cell office:value-type="float" office:value="1">
            <text:p>1</text:p>
          </table:table-cell>
          <table:table-cell office:value-type="string">
            <text:p>2013-02-25 00:00:00</text:p>
          </table:table-cell>
          <table:table-cell table:number-columns-repeated="2" office:value-type="float" office:value="2.525">
            <text:p>2.525</text:p>
          </table:table-cell>
          <table:table-cell office:value-type="float" office:value="-0.0306930693069306">
            <text:p>-0.0306930693</text:p>
          </table:table-cell>
          <table:table-cell office:value-type="float" office:value="0.0844568384584442">
            <text:p>0.0844568385</text:p>
          </table:table-cell>
          <table:table-cell table:formula="of:=IF([.G302]&gt;0;1;0)" office:value-type="float" office:value="1">
            <text:p>1</text:p>
          </table:table-cell>
          <table:table-cell table:formula="of:=IF([.I301]&gt;=0;IF([.H302]=1;[.I301]+([.F302]*[.J302])-0;[.I301]);0)" office:value-type="float" office:value="8165.93339224276">
            <text:p>8165.9333922428</text:p>
          </table:table-cell>
          <table:table-cell table:formula="of:=IF([.I301]&gt;1000;[.I301]*0.5;1000)" office:value-type="float" office:value="4146.60267781055">
            <text:p>4146.6026778106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3-02-26 00:00:00</text:p>
          </table:table-cell>
          <table:table-cell table:number-columns-repeated="2" office:value-type="float" office:value="1.8025">
            <text:p>1.8025</text:p>
          </table:table-cell>
          <table:table-cell office:value-type="float" office:value="0.0374479889042996">
            <text:p>0.0374479889</text:p>
          </table:table-cell>
          <table:table-cell office:value-type="float" office:value="0.0248818734164027">
            <text:p>0.0248818734</text:p>
          </table:table-cell>
          <table:table-cell table:formula="of:=IF([.G303]&gt;0;1;0)" office:value-type="float" office:value="1">
            <text:p>1</text:p>
          </table:table-cell>
          <table:table-cell table:formula="of:=IF([.I302]&gt;=0;IF([.H303]=1;[.I302]+([.F303]*[.J303])-0;[.I302]);0)" office:value-type="float" office:value="8318.83228377574">
            <text:p>8318.8322837757</text:p>
          </table:table-cell>
          <table:table-cell table:formula="of:=IF([.I302]&gt;1000;[.I302]*0.5;1000)" office:value-type="float" office:value="4082.96669612138">
            <text:p>4082.9666961214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3-02-27 00:00:00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0.0289071865649862">
            <text:p>0.0289071866</text:p>
          </table:table-cell>
          <table:table-cell table:formula="of:=IF([.G304]&gt;0;1;0)" office:value-type="float" office:value="1">
            <text:p>1</text:p>
          </table:table-cell>
          <table:table-cell table:formula="of:=IF([.I303]&gt;=0;IF([.H304]=1;[.I303]+([.F304]*[.J304])-0;[.I303]);0)" office:value-type="float" office:value="8318.83228377574">
            <text:p>8318.8322837757</text:p>
          </table:table-cell>
          <table:table-cell table:formula="of:=IF([.I303]&gt;1000;[.I303]*0.5;1000)" office:value-type="float" office:value="4159.41614188787">
            <text:p>4159.4161418879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3-02-28 00:00:00</text:p>
          </table:table-cell>
          <table:table-cell table:number-columns-repeated="2" office:value-type="float" office:value="22.1875">
            <text:p>22.1875</text:p>
          </table:table-cell>
          <table:table-cell office:value-type="float" office:value="-0.0495774647887323">
            <text:p>-0.0495774648</text:p>
          </table:table-cell>
          <table:table-cell office:value-type="float" office:value="0.0541045404837167">
            <text:p>0.0541045405</text:p>
          </table:table-cell>
          <table:table-cell table:formula="of:=IF([.G305]&gt;0;1;0)" office:value-type="float" office:value="1">
            <text:p>1</text:p>
          </table:table-cell>
          <table:table-cell table:formula="of:=IF([.I304]&gt;=0;IF([.H305]=1;[.I304]+([.F305]*[.J305])-0;[.I304]);0)" office:value-type="float" office:value="8112.6189764596">
            <text:p>8112.6189764596</text:p>
          </table:table-cell>
          <table:table-cell table:formula="of:=IF([.I304]&gt;1000;[.I304]*0.5;1000)" office:value-type="float" office:value="4159.41614188787">
            <text:p>4159.4161418879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3-03-01 00:00:00</text:p>
          </table:table-cell>
          <table:table-cell table:number-columns-repeated="2" office:value-type="float" office:value="21.0875">
            <text:p>21.0875</text:p>
          </table:table-cell>
          <table:table-cell office:value-type="float" office:value="0.0285714285714285">
            <text:p>0.0285714286</text:p>
          </table:table-cell>
          <table:table-cell office:value-type="float" office:value="0.032739598752076">
            <text:p>0.0327395988</text:p>
          </table:table-cell>
          <table:table-cell table:formula="of:=IF([.G306]&gt;0;1;0)" office:value-type="float" office:value="1">
            <text:p>1</text:p>
          </table:table-cell>
          <table:table-cell table:formula="of:=IF([.I305]&gt;=0;IF([.H306]=1;[.I305]+([.F306]*[.J306])-0;[.I305]);0)" office:value-type="float" office:value="8228.51353326617">
            <text:p>8228.5135332662</text:p>
          </table:table-cell>
          <table:table-cell table:formula="of:=IF([.I305]&gt;1000;[.I305]*0.5;1000)" office:value-type="float" office:value="4056.3094882298">
            <text:p>4056.3094882298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3-03-04 00:00:00</text:p>
          </table:table-cell>
          <table:table-cell table:number-columns-repeated="2" office:value-type="float" office:value="21.69">
            <text:p>21.69</text:p>
          </table:table-cell>
          <table:table-cell office:value-type="float" office:value="0.0217842323651454">
            <text:p>0.0217842324</text:p>
          </table:table-cell>
          <table:table-cell office:value-type="float" office:value="0.0257640876995961">
            <text:p>0.0257640877</text:p>
          </table:table-cell>
          <table:table-cell table:formula="of:=IF([.G307]&gt;0;1;0)" office:value-type="float" office:value="1">
            <text:p>1</text:p>
          </table:table-cell>
          <table:table-cell table:formula="of:=IF([.I306]&gt;=0;IF([.H307]=1;[.I306]+([.F307]*[.J307])-0;[.I306]);0)" office:value-type="float" office:value="8318.13945868038">
            <text:p>8318.1394586804</text:p>
          </table:table-cell>
          <table:table-cell table:formula="of:=IF([.I306]&gt;1000;[.I306]*0.5;1000)" office:value-type="float" office:value="4114.25676663309">
            <text:p>4114.2567666331</text:p>
          </table:table-cell>
          <table:table-cell table:number-columns-repeated="2"/>
        </table:table-row>
        <table:table-row table:style-name="ro1">
          <table:table-cell office:value-type="string">
            <text:p>ELLI</text:p>
          </table:table-cell>
          <table:table-cell office:value-type="float" office:value="1">
            <text:p>1</text:p>
          </table:table-cell>
          <table:table-cell office:value-type="string">
            <text:p>2013-03-05 00:00:00</text:p>
          </table:table-cell>
          <table:table-cell table:number-columns-repeated="2" office:value-type="float" office:value="21.8475">
            <text:p>21.8475</text:p>
          </table:table-cell>
          <table:table-cell office:value-type="float" office:value="0.0104130907426481">
            <text:p>0.0104130907</text:p>
          </table:table-cell>
          <table:table-cell office:value-type="float" office:value="0.0269288834773823">
            <text:p>0.0269288835</text:p>
          </table:table-cell>
          <table:table-cell table:formula="of:=IF([.G308]&gt;0;1;0)" office:value-type="float" office:value="1">
            <text:p>1</text:p>
          </table:table-cell>
          <table:table-cell table:formula="of:=IF([.I307]&gt;=0;IF([.H308]=1;[.I307]+([.F308]*[.J308])-0;[.I307]);0)" office:value-type="float" office:value="8361.448229177">
            <text:p>8361.448229177</text:p>
          </table:table-cell>
          <table:table-cell table:formula="of:=IF([.I307]&gt;1000;[.I307]*0.5;1000)" office:value-type="float" office:value="4159.06972934019">
            <text:p>4159.0697293402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3-03-06 00:00:00</text:p>
          </table:table-cell>
          <table:table-cell table:number-columns-repeated="2" office:value-type="float" office:value="23.11">
            <text:p>23.11</text:p>
          </table:table-cell>
          <table:table-cell office:value-type="float" office:value="0.043271311120727">
            <text:p>0.0432713111</text:p>
          </table:table-cell>
          <table:table-cell office:value-type="float" office:value="0.0322171447488871">
            <text:p>0.0322171447</text:p>
          </table:table-cell>
          <table:table-cell table:formula="of:=IF([.G309]&gt;0;1;0)" office:value-type="float" office:value="1">
            <text:p>1</text:p>
          </table:table-cell>
          <table:table-cell table:formula="of:=IF([.I308]&gt;=0;IF([.H309]=1;[.I308]+([.F309]*[.J309])-0;[.I308]);0)" office:value-type="float" office:value="8542.35364304928">
            <text:p>8542.3536430493</text:p>
          </table:table-cell>
          <table:table-cell table:formula="of:=IF([.I308]&gt;1000;[.I308]*0.5;1000)" office:value-type="float" office:value="4180.7241145885">
            <text:p>4180.7241145885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3-07 00:00:00</text:p>
          </table:table-cell>
          <table:table-cell table:number-columns-repeated="2" office:value-type="float" office:value="0.5225">
            <text:p>0.5225</text:p>
          </table:table-cell>
          <table:table-cell office:value-type="float" office:value="0.0239234449760768">
            <text:p>0.023923445</text:p>
          </table:table-cell>
          <table:table-cell office:value-type="float" office:value="0.027853421904929">
            <text:p>0.0278534219</text:p>
          </table:table-cell>
          <table:table-cell table:formula="of:=IF([.G310]&gt;0;1;0)" office:value-type="float" office:value="1">
            <text:p>1</text:p>
          </table:table-cell>
          <table:table-cell table:formula="of:=IF([.I309]&gt;=0;IF([.H310]=1;[.I309]+([.F310]*[.J310])-0;[.I309]);0)" office:value-type="float" office:value="8644.53490672212">
            <text:p>8644.5349067221</text:p>
          </table:table-cell>
          <table:table-cell table:formula="of:=IF([.I309]&gt;1000;[.I309]*0.5;1000)" office:value-type="float" office:value="4271.17682152464">
            <text:p>4271.1768215246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3-08 00:00:00</text:p>
          </table:table-cell>
          <table:table-cell table:number-columns-repeated="2" office:value-type="float" office:value="0.535">
            <text:p>0.535</text:p>
          </table:table-cell>
          <table:table-cell office:value-type="float" office:value="0.014018691588785">
            <text:p>0.0140186916</text:p>
          </table:table-cell>
          <table:table-cell office:value-type="float" office:value="0.0140411501835256">
            <text:p>0.0140411502</text:p>
          </table:table-cell>
          <table:table-cell table:formula="of:=IF([.G311]&gt;0;1;0)" office:value-type="float" office:value="1">
            <text:p>1</text:p>
          </table:table-cell>
          <table:table-cell table:formula="of:=IF([.I310]&gt;=0;IF([.H311]=1;[.I310]+([.F311]*[.J311])-0;[.I310]);0)" office:value-type="float" office:value="8705.12744111503">
            <text:p>8705.127441115</text:p>
          </table:table-cell>
          <table:table-cell table:formula="of:=IF([.I310]&gt;1000;[.I310]*0.5;1000)" office:value-type="float" office:value="4322.26745336106">
            <text:p>4322.2674533611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3-03-11 00:00:00</text:p>
          </table:table-cell>
          <table:table-cell table:number-columns-repeated="2" office:value-type="float" office:value="1.04">
            <text:p>1.04</text:p>
          </table:table-cell>
          <table:table-cell office:value-type="float" office:value="-0.045673076923077">
            <text:p>-0.0456730769</text:p>
          </table:table-cell>
          <table:table-cell office:value-type="float" office:value="0.0918858448136984">
            <text:p>0.0918858448</text:p>
          </table:table-cell>
          <table:table-cell table:formula="of:=IF([.G312]&gt;0;1;0)" office:value-type="float" office:value="1">
            <text:p>1</text:p>
          </table:table-cell>
          <table:table-cell table:formula="of:=IF([.I311]&gt;=0;IF([.H312]=1;[.I311]+([.F312]*[.J312])-0;[.I311]);0)" office:value-type="float" office:value="8506.33246349342">
            <text:p>8506.3324634934</text:p>
          </table:table-cell>
          <table:table-cell table:formula="of:=IF([.I311]&gt;1000;[.I311]*0.5;1000)" office:value-type="float" office:value="4352.56372055752">
            <text:p>4352.5637205575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3-03-12 00:00:00</text:p>
          </table:table-cell>
          <table:table-cell table:number-columns-repeated="2" office:value-type="float" office:value="0.9925">
            <text:p>0.9925</text:p>
          </table:table-cell>
          <table:table-cell office:value-type="float" office:value="-0.0125944584382871">
            <text:p>-0.0125944584</text:p>
          </table:table-cell>
          <table:table-cell office:value-type="float" office:value="0.0176359683743691">
            <text:p>0.0176359684</text:p>
          </table:table-cell>
          <table:table-cell table:formula="of:=IF([.G313]&gt;0;1;0)" office:value-type="float" office:value="1">
            <text:p>1</text:p>
          </table:table-cell>
          <table:table-cell table:formula="of:=IF([.I312]&gt;=0;IF([.H313]=1;[.I312]+([.F313]*[.J313])-0;[.I312]);0)" office:value-type="float" office:value="8452.76613815655">
            <text:p>8452.7661381566</text:p>
          </table:table-cell>
          <table:table-cell table:formula="of:=IF([.I312]&gt;1000;[.I312]*0.5;1000)" office:value-type="float" office:value="4253.16623174671">
            <text:p>4253.1662317467</text:p>
          </table:table-cell>
          <table:table-cell table:number-columns-repeated="2"/>
        </table:table-row>
        <table:table-row table:style-name="ro1">
          <table:table-cell office:value-type="string">
            <text:p>NX</text:p>
          </table:table-cell>
          <table:table-cell office:value-type="float" office:value="1.00865551067513">
            <text:p>1.0086555107</text:p>
          </table:table-cell>
          <table:table-cell office:value-type="string">
            <text:p>2013-03-13 00:00:00</text:p>
          </table:table-cell>
          <table:table-cell office:value-type="float" office:value="17.455">
            <text:p>17.455</text:p>
          </table:table-cell>
          <table:table-cell office:value-type="float" office:value="17.3052145308924">
            <text:p>17.3052145309</text:p>
          </table:table-cell>
          <table:table-cell office:value-type="float" office:value="0.00636130597315532">
            <text:p>0.006361306</text:p>
          </table:table-cell>
          <table:table-cell office:value-type="float" office:value="0.0125857628756068">
            <text:p>0.0125857629</text:p>
          </table:table-cell>
          <table:table-cell table:formula="of:=IF([.G314]&gt;0;1;0)" office:value-type="float" office:value="1">
            <text:p>1</text:p>
          </table:table-cell>
          <table:table-cell table:formula="of:=IF([.I313]&gt;=0;IF([.H314]=1;[.I313]+([.F314]*[.J314])-0;[.I313]);0)" office:value-type="float" office:value="8479.65145401872">
            <text:p>8479.6514540187</text:p>
          </table:table-cell>
          <table:table-cell table:formula="of:=IF([.I313]&gt;1000;[.I313]*0.5;1000)" office:value-type="float" office:value="4226.38306907828">
            <text:p>4226.3830690783</text:p>
          </table:table-cell>
          <table:table-cell table:number-columns-repeated="2"/>
        </table:table-row>
        <table:table-row table:style-name="ro1">
          <table:table-cell office:value-type="string">
            <text:p>PLG</text:p>
          </table:table-cell>
          <table:table-cell office:value-type="float" office:value="1">
            <text:p>1</text:p>
          </table:table-cell>
          <table:table-cell office:value-type="string">
            <text:p>2013-03-14 00:00:00</text:p>
          </table:table-cell>
          <table:table-cell table:number-columns-repeated="2" office:value-type="float" office:value="1.395">
            <text:p>1.395</text:p>
          </table:table-cell>
          <table:table-cell office:value-type="float" office:value="-0.0053763440860215">
            <text:p>-0.0053763441</text:p>
          </table:table-cell>
          <table:table-cell office:value-type="float" office:value="0.0115096037154163">
            <text:p>0.0115096037</text:p>
          </table:table-cell>
          <table:table-cell table:formula="of:=IF([.G315]&gt;0;1;0)" office:value-type="float" office:value="1">
            <text:p>1</text:p>
          </table:table-cell>
          <table:table-cell table:formula="of:=IF([.I314]&gt;=0;IF([.H315]=1;[.I314]+([.F315]*[.J315])-0;[.I314]);0)" office:value-type="float" office:value="8456.85669204555">
            <text:p>8456.8566920456</text:p>
          </table:table-cell>
          <table:table-cell table:formula="of:=IF([.I314]&gt;1000;[.I314]*0.5;1000)" office:value-type="float" office:value="4239.82572700936">
            <text:p>4239.8257270094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3-03-15 00:00:00</text:p>
          </table:table-cell>
          <table:table-cell table:number-columns-repeated="2" office:value-type="float" office:value="1.8375">
            <text:p>1.8375</text:p>
          </table:table-cell>
          <table:table-cell office:value-type="float" office:value="-0.0639455782312927">
            <text:p>-0.0639455782</text:p>
          </table:table-cell>
          <table:table-cell office:value-type="float" office:value="0.117971112090271">
            <text:p>0.1179711121</text:p>
          </table:table-cell>
          <table:table-cell table:formula="of:=IF([.G316]&gt;0;1;0)" office:value-type="float" office:value="1">
            <text:p>1</text:p>
          </table:table-cell>
          <table:table-cell table:formula="of:=IF([.I315]&gt;=0;IF([.H316]=1;[.I315]+([.F316]*[.J316])-0;[.I315]);0)" office:value-type="float" office:value="8186.46739644954">
            <text:p>8186.4673964495</text:p>
          </table:table-cell>
          <table:table-cell table:formula="of:=IF([.I315]&gt;1000;[.I315]*0.5;1000)" office:value-type="float" office:value="4228.42834602278">
            <text:p>4228.4283460228</text:p>
          </table:table-cell>
          <table:table-cell table:number-columns-repeated="2"/>
        </table:table-row>
        <table:table-row table:style-name="ro1">
          <table:table-cell office:value-type="string">
            <text:p>IRS</text:p>
          </table:table-cell>
          <table:table-cell office:value-type="float" office:value="1.0650406504065">
            <text:p>1.0650406504</text:p>
          </table:table-cell>
          <table:table-cell office:value-type="string">
            <text:p>2013-03-18 00:00:00</text:p>
          </table:table-cell>
          <table:table-cell office:value-type="float" office:value="9.1625">
            <text:p>9.1625</text:p>
          </table:table-cell>
          <table:table-cell office:value-type="float" office:value="8.60295801526717">
            <text:p>8.6029580153</text:p>
          </table:table-cell>
          <table:table-cell office:value-type="float" office:value="-0.00459844452823321">
            <text:p>-0.0045984445</text:p>
          </table:table-cell>
          <table:table-cell office:value-type="float" office:value="0.104472369165756">
            <text:p>0.1044723692</text:p>
          </table:table-cell>
          <table:table-cell table:formula="of:=IF([.G317]&gt;0;1;0)" office:value-type="float" office:value="1">
            <text:p>1</text:p>
          </table:table-cell>
          <table:table-cell table:formula="of:=IF([.I316]&gt;=0;IF([.H317]=1;[.I316]+([.F317]*[.J317])-0;[.I316]);0)" office:value-type="float" office:value="8167.64488834716">
            <text:p>8167.6448883472</text:p>
          </table:table-cell>
          <table:table-cell table:formula="of:=IF([.I316]&gt;1000;[.I316]*0.5;1000)" office:value-type="float" office:value="4093.23369822477">
            <text:p>4093.2336982248</text:p>
          </table:table-cell>
          <table:table-cell table:number-columns-repeated="2"/>
        </table:table-row>
        <table:table-row table:style-name="ro1">
          <table:table-cell office:value-type="string">
            <text:p>AFFX</text:p>
          </table:table-cell>
          <table:table-cell office:value-type="float" office:value="1">
            <text:p>1</text:p>
          </table:table-cell>
          <table:table-cell office:value-type="string">
            <text:p>2013-03-19 00:00:00</text:p>
          </table:table-cell>
          <table:table-cell table:number-columns-repeated="2" office:value-type="float" office:value="4.675">
            <text:p>4.675</text:p>
          </table:table-cell>
          <table:table-cell office:value-type="float" office:value="0.00053475935828895">
            <text:p>0.0005347594</text:p>
          </table:table-cell>
          <table:table-cell office:value-type="float" office:value="0.0220011627612984">
            <text:p>0.0220011628</text:p>
          </table:table-cell>
          <table:table-cell table:formula="of:=IF([.G318]&gt;0;1;0)" office:value-type="float" office:value="1">
            <text:p>1</text:p>
          </table:table-cell>
          <table:table-cell table:formula="of:=IF([.I317]&gt;=0;IF([.H318]=1;[.I317]+([.F318]*[.J318])-0;[.I317]);0)" office:value-type="float" office:value="8169.82875061677">
            <text:p>8169.8287506168</text:p>
          </table:table-cell>
          <table:table-cell table:formula="of:=IF([.I317]&gt;1000;[.I317]*0.5;1000)" office:value-type="float" office:value="4083.82244417358">
            <text:p>4083.8224441736</text:p>
          </table:table-cell>
          <table:table-cell table:number-columns-repeated="2"/>
        </table:table-row>
        <table:table-row table:style-name="ro1">
          <table:table-cell office:value-type="string">
            <text:p>FOR</text:p>
          </table:table-cell>
          <table:table-cell office:value-type="float" office:value="1">
            <text:p>1</text:p>
          </table:table-cell>
          <table:table-cell office:value-type="string">
            <text:p>2013-03-20 00:00:00</text:p>
          </table:table-cell>
          <table:table-cell table:number-columns-repeated="2" office:value-type="float" office:value="22.525">
            <text:p>22.525</text:p>
          </table:table-cell>
          <table:table-cell office:value-type="float" office:value="0.00610432852386245">
            <text:p>0.0061043285</text:p>
          </table:table-cell>
          <table:table-cell office:value-type="float" office:value="0.15117913778441">
            <text:p>0.1511791378</text:p>
          </table:table-cell>
          <table:table-cell table:formula="of:=IF([.G319]&gt;0;1;0)" office:value-type="float" office:value="1">
            <text:p>1</text:p>
          </table:table-cell>
          <table:table-cell table:formula="of:=IF([.I318]&gt;=0;IF([.H319]=1;[.I318]+([.F319]*[.J319])-0;[.I318]);0)" office:value-type="float" office:value="8194.7644099555">
            <text:p>8194.7644099555</text:p>
          </table:table-cell>
          <table:table-cell table:formula="of:=IF([.I318]&gt;1000;[.I318]*0.5;1000)" office:value-type="float" office:value="4084.91437530839">
            <text:p>4084.9143753084</text:p>
          </table:table-cell>
          <table:table-cell table:number-columns-repeated="2"/>
        </table:table-row>
        <table:table-row table:style-name="ro1">
          <table:table-cell office:value-type="string">
            <text:p>POWR</text:p>
          </table:table-cell>
          <table:table-cell office:value-type="float" office:value="1">
            <text:p>1</text:p>
          </table:table-cell>
          <table:table-cell office:value-type="string">
            <text:p>2013-03-21 00:00:00</text:p>
          </table:table-cell>
          <table:table-cell table:number-columns-repeated="2" office:value-type="float" office:value="11.3225">
            <text:p>11.3225</text:p>
          </table:table-cell>
          <table:table-cell office:value-type="float" office:value="0.0170015455950541">
            <text:p>0.0170015456</text:p>
          </table:table-cell>
          <table:table-cell office:value-type="float" office:value="0.0225098734914991">
            <text:p>0.0225098735</text:p>
          </table:table-cell>
          <table:table-cell table:formula="of:=IF([.G320]&gt;0;1;0)" office:value-type="float" office:value="1">
            <text:p>1</text:p>
          </table:table-cell>
          <table:table-cell table:formula="of:=IF([.I319]&gt;=0;IF([.H320]=1;[.I319]+([.F320]*[.J320])-0;[.I319]);0)" office:value-type="float" office:value="8264.42624033379">
            <text:p>8264.4262403338</text:p>
          </table:table-cell>
          <table:table-cell table:formula="of:=IF([.I319]&gt;1000;[.I319]*0.5;1000)" office:value-type="float" office:value="4097.38220497775">
            <text:p>4097.3822049778</text:p>
          </table:table-cell>
          <table:table-cell table:number-columns-repeated="2"/>
        </table:table-row>
        <table:table-row table:style-name="ro1">
          <table:table-cell office:value-type="string">
            <text:p>FFNGY</text:p>
          </table:table-cell>
          <table:table-cell office:value-type="float" office:value="1.06364922206506">
            <text:p>1.0636492221</text:p>
          </table:table-cell>
          <table:table-cell office:value-type="string">
            <text:p>2013-03-22 00:00:00</text:p>
          </table:table-cell>
          <table:table-cell office:value-type="float" office:value="7.52">
            <text:p>7.52</text:p>
          </table:table-cell>
          <table:table-cell office:value-type="float" office:value="7.07">
            <text:p>7.07</text:p>
          </table:table-cell>
          <table:table-cell office:value-type="float" office:value="0">
            <text:p>0</text:p>
          </table:table-cell>
          <table:table-cell office:value-type="float" office:value="0.0173836669691187">
            <text:p>0.017383667</text:p>
          </table:table-cell>
          <table:table-cell table:formula="of:=IF([.G321]&gt;0;1;0)" office:value-type="float" office:value="1">
            <text:p>1</text:p>
          </table:table-cell>
          <table:table-cell table:formula="of:=IF([.I320]&gt;=0;IF([.H321]=1;[.I320]+([.F321]*[.J321])-0;[.I320]);0)" office:value-type="float" office:value="8264.42624033379">
            <text:p>8264.4262403338</text:p>
          </table:table-cell>
          <table:table-cell table:formula="of:=IF([.I320]&gt;1000;[.I320]*0.5;1000)" office:value-type="float" office:value="4132.2131201669">
            <text:p>4132.2131201669</text:p>
          </table:table-cell>
          <table:table-cell table:number-columns-repeated="2"/>
        </table:table-row>
        <table:table-row table:style-name="ro1">
          <table:table-cell office:value-type="string">
            <text:p>SGNT</text:p>
          </table:table-cell>
          <table:table-cell office:value-type="float" office:value="1">
            <text:p>1</text:p>
          </table:table-cell>
          <table:table-cell office:value-type="string">
            <text:p>2013-03-25 00:00:00</text:p>
          </table:table-cell>
          <table:table-cell table:number-columns-repeated="2" office:value-type="float" office:value="17.2475">
            <text:p>17.2475</text:p>
          </table:table-cell>
          <table:table-cell office:value-type="float" office:value="0.0194231047977966">
            <text:p>0.0194231048</text:p>
          </table:table-cell>
          <table:table-cell office:value-type="float" office:value="0.0353705659976104">
            <text:p>0.035370566</text:p>
          </table:table-cell>
          <table:table-cell table:formula="of:=IF([.G322]&gt;0;1;0)" office:value-type="float" office:value="1">
            <text:p>1</text:p>
          </table:table-cell>
          <table:table-cell table:formula="of:=IF([.I321]&gt;=0;IF([.H322]=1;[.I321]+([.F322]*[.J322])-0;[.I321]);0)" office:value-type="float" office:value="8344.68664881363">
            <text:p>8344.6866488136</text:p>
          </table:table-cell>
          <table:table-cell table:formula="of:=IF([.I321]&gt;1000;[.I321]*0.5;1000)" office:value-type="float" office:value="4132.2131201669">
            <text:p>4132.2131201669</text:p>
          </table:table-cell>
          <table:table-cell table:number-columns-repeated="2"/>
        </table:table-row>
        <table:table-row table:style-name="ro1">
          <table:table-cell office:value-type="string">
            <text:p>DGICB</text:p>
          </table:table-cell>
          <table:table-cell office:value-type="float" office:value="1.01990049751244">
            <text:p>1.0199004975</text:p>
          </table:table-cell>
          <table:table-cell office:value-type="string">
            <text:p>2013-03-26 00:00:00</text:p>
          </table:table-cell>
          <table:table-cell office:value-type="float" office:value="22.5925">
            <text:p>22.5925</text:p>
          </table:table-cell>
          <table:table-cell office:value-type="float" office:value="22.1516707317073">
            <text:p>22.1516707317</text:p>
          </table:table-cell>
          <table:table-cell office:value-type="float" office:value="0.0230895535460121">
            <text:p>0.0230895535</text:p>
          </table:table-cell>
          <table:table-cell office:value-type="float" office:value="0.0144456815231156">
            <text:p>0.0144456815</text:p>
          </table:table-cell>
          <table:table-cell table:formula="of:=IF([.G323]&gt;0;1;0)" office:value-type="float" office:value="1">
            <text:p>1</text:p>
          </table:table-cell>
          <table:table-cell table:formula="of:=IF([.I322]&gt;=0;IF([.H323]=1;[.I322]+([.F323]*[.J323])-0;[.I322]);0)" office:value-type="float" office:value="8441.02419341486">
            <text:p>8441.0241934149</text:p>
          </table:table-cell>
          <table:table-cell table:formula="of:=IF([.I322]&gt;1000;[.I322]*0.5;1000)" office:value-type="float" office:value="4172.34332440681">
            <text:p>4172.3433244068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3-27 00:00:00</text:p>
          </table:table-cell>
          <table:table-cell table:number-columns-repeated="2" office:value-type="float" office:value="0.2375">
            <text:p>0.2375</text:p>
          </table:table-cell>
          <table:table-cell office:value-type="float" office:value="-0.0421052631578948">
            <text:p>-0.0421052632</text:p>
          </table:table-cell>
          <table:table-cell office:value-type="float" office:value="0.0279581877566825">
            <text:p>0.0279581878</text:p>
          </table:table-cell>
          <table:table-cell table:formula="of:=IF([.G324]&gt;0;1;0)" office:value-type="float" office:value="1">
            <text:p>1</text:p>
          </table:table-cell>
          <table:table-cell table:formula="of:=IF([.I323]&gt;=0;IF([.H324]=1;[.I323]+([.F324]*[.J324])-0;[.I323]);0)" office:value-type="float" office:value="8263.31842092192">
            <text:p>8263.3184209219</text:p>
          </table:table-cell>
          <table:table-cell table:formula="of:=IF([.I323]&gt;1000;[.I323]*0.5;1000)" office:value-type="float" office:value="4220.51209670743">
            <text:p>4220.5120967074</text:p>
          </table:table-cell>
          <table:table-cell table:number-columns-repeated="2"/>
        </table:table-row>
        <table:table-row table:style-name="ro1">
          <table:table-cell office:value-type="string">
            <text:p>ANAC</text:p>
          </table:table-cell>
          <table:table-cell office:value-type="float" office:value="1">
            <text:p>1</text:p>
          </table:table-cell>
          <table:table-cell office:value-type="string">
            <text:p>2013-03-28 00:00:00</text:p>
          </table:table-cell>
          <table:table-cell table:number-columns-repeated="2" office:value-type="float" office:value="6.4525">
            <text:p>6.4525</text:p>
          </table:table-cell>
          <table:table-cell office:value-type="float" office:value="-0.0244091437427355">
            <text:p>-0.0244091437</text:p>
          </table:table-cell>
          <table:table-cell office:value-type="float" office:value="0.0166712522630629">
            <text:p>0.0166712523</text:p>
          </table:table-cell>
          <table:table-cell table:formula="of:=IF([.G325]&gt;0;1;0)" office:value-type="float" office:value="1">
            <text:p>1</text:p>
          </table:table-cell>
          <table:table-cell table:formula="of:=IF([.I324]&gt;=0;IF([.H325]=1;[.I324]+([.F325]*[.J325])-0;[.I324]);0)" office:value-type="float" office:value="8162.46815735778">
            <text:p>8162.4681573578</text:p>
          </table:table-cell>
          <table:table-cell table:formula="of:=IF([.I324]&gt;1000;[.I324]*0.5;1000)" office:value-type="float" office:value="4131.65921046096">
            <text:p>4131.659210461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3-29 00:00:00</text:p>
          </table:table-cell>
          <table:table-cell table:number-columns-repeated="2" office:value-type="float" office:value="3.21">
            <text:p>3.21</text:p>
          </table:table-cell>
          <table:table-cell office:value-type="float" office:value="-0.029595015576324">
            <text:p>-0.0295950156</text:p>
          </table:table-cell>
          <table:table-cell office:value-type="float" office:value="0.00215245018224921">
            <text:p>0.0021524502</text:p>
          </table:table-cell>
          <table:table-cell table:formula="of:=IF([.G326]&gt;0;1;0)" office:value-type="float" office:value="1">
            <text:p>1</text:p>
          </table:table-cell>
          <table:table-cell table:formula="of:=IF([.I325]&gt;=0;IF([.H326]=1;[.I325]+([.F326]*[.J326])-0;[.I325]);0)" office:value-type="float" office:value="8041.68397122865">
            <text:p>8041.6839712287</text:p>
          </table:table-cell>
          <table:table-cell table:formula="of:=IF([.I325]&gt;1000;[.I325]*0.5;1000)" office:value-type="float" office:value="4081.23407867889">
            <text:p>4081.2340786789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3-04-01 00:00:00</text:p>
          </table:table-cell>
          <table:table-cell table:number-columns-repeated="2" office:value-type="float" office:value="6.7075">
            <text:p>6.7075</text:p>
          </table:table-cell>
          <table:table-cell office:value-type="float" office:value="-0.064107342527022">
            <text:p>-0.0641073425</text:p>
          </table:table-cell>
          <table:table-cell office:value-type="float" office:value="0.046084837146068">
            <text:p>0.0460848371</text:p>
          </table:table-cell>
          <table:table-cell table:formula="of:=IF([.G327]&gt;0;1;0)" office:value-type="float" office:value="1">
            <text:p>1</text:p>
          </table:table-cell>
          <table:table-cell table:formula="of:=IF([.I326]&gt;=0;IF([.H327]=1;[.I326]+([.F327]*[.J327])-0;[.I326]);0)" office:value-type="float" office:value="7783.91847680984">
            <text:p>7783.9184768099</text:p>
          </table:table-cell>
          <table:table-cell table:formula="of:=IF([.I326]&gt;1000;[.I326]*0.5;1000)" office:value-type="float" office:value="4020.84198561433">
            <text:p>4020.8419856143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4-02 00:00:00</text:p>
          </table:table-cell>
          <table:table-cell table:number-columns-repeated="2" office:value-type="float" office:value="0.5125">
            <text:p>0.5125</text:p>
          </table:table-cell>
          <table:table-cell office:value-type="float" office:value="0.00487804878048781">
            <text:p>0.0048780488</text:p>
          </table:table-cell>
          <table:table-cell office:value-type="float" office:value="0.0283331596483949">
            <text:p>0.0283331596</text:p>
          </table:table-cell>
          <table:table-cell table:formula="of:=IF([.G328]&gt;0;1;0)" office:value-type="float" office:value="1">
            <text:p>1</text:p>
          </table:table-cell>
          <table:table-cell table:formula="of:=IF([.I327]&gt;=0;IF([.H328]=1;[.I327]+([.F328]*[.J328])-0;[.I327]);0)" office:value-type="float" office:value="7802.90364382645">
            <text:p>7802.9036438265</text:p>
          </table:table-cell>
          <table:table-cell table:formula="of:=IF([.I327]&gt;1000;[.I327]*0.5;1000)" office:value-type="float" office:value="3891.95923840492">
            <text:p>3891.959238404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4-03 00:00:00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-0.0266666666666667">
            <text:p>-0.0266666667</text:p>
          </table:table-cell>
          <table:table-cell office:value-type="float" office:value="0.0405316115634694">
            <text:p>0.0405316116</text:p>
          </table:table-cell>
          <table:table-cell table:formula="of:=IF([.G329]&gt;0;1;0)" office:value-type="float" office:value="1">
            <text:p>1</text:p>
          </table:table-cell>
          <table:table-cell table:formula="of:=IF([.I328]&gt;=0;IF([.H329]=1;[.I328]+([.F329]*[.J329])-0;[.I328]);0)" office:value-type="float" office:value="7698.86492857543">
            <text:p>7698.8649285754</text:p>
          </table:table-cell>
          <table:table-cell table:formula="of:=IF([.I328]&gt;1000;[.I328]*0.5;1000)" office:value-type="float" office:value="3901.45182191323">
            <text:p>3901.4518219132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3-04-04 00:00:00</text:p>
          </table:table-cell>
          <table:table-cell table:number-columns-repeated="2" office:value-type="float" office:value="2.41">
            <text:p>2.41</text:p>
          </table:table-cell>
          <table:table-cell office:value-type="float" office:value="0.00933609958506221">
            <text:p>0.0093360996</text:p>
          </table:table-cell>
          <table:table-cell office:value-type="float" office:value="0.024829455367459">
            <text:p>0.0248294554</text:p>
          </table:table-cell>
          <table:table-cell table:formula="of:=IF([.G330]&gt;0;1;0)" office:value-type="float" office:value="1">
            <text:p>1</text:p>
          </table:table-cell>
          <table:table-cell table:formula="of:=IF([.I329]&gt;=0;IF([.H330]=1;[.I329]+([.F330]*[.J330])-0;[.I329]);0)" office:value-type="float" office:value="7734.803613408">
            <text:p>7734.803613408</text:p>
          </table:table-cell>
          <table:table-cell table:formula="of:=IF([.I329]&gt;1000;[.I329]*0.5;1000)" office:value-type="float" office:value="3849.43246428772">
            <text:p>3849.4324642877</text:p>
          </table:table-cell>
          <table:table-cell table:number-columns-repeated="2"/>
        </table:table-row>
        <table:table-row table:style-name="ro1">
          <table:table-cell office:value-type="string">
            <text:p>PPP</text:p>
          </table:table-cell>
          <table:table-cell office:value-type="float" office:value="1">
            <text:p>1</text:p>
          </table:table-cell>
          <table:table-cell office:value-type="string">
            <text:p>2013-04-05 00:00:00</text:p>
          </table:table-cell>
          <table:table-cell table:number-columns-repeated="2" office:value-type="float" office:value="6.2525">
            <text:p>6.2525</text:p>
          </table:table-cell>
          <table:table-cell office:value-type="float" office:value="-0.0287884846061577">
            <text:p>-0.0287884846</text:p>
          </table:table-cell>
          <table:table-cell office:value-type="float" office:value="0.0395541321956583">
            <text:p>0.0395541322</text:p>
          </table:table-cell>
          <table:table-cell table:formula="of:=IF([.G331]&gt;0;1;0)" office:value-type="float" office:value="1">
            <text:p>1</text:p>
          </table:table-cell>
          <table:table-cell table:formula="of:=IF([.I330]&gt;=0;IF([.H331]=1;[.I330]+([.F331]*[.J331])-0;[.I330]);0)" office:value-type="float" office:value="7623.46697602987">
            <text:p>7623.4669760299</text:p>
          </table:table-cell>
          <table:table-cell table:formula="of:=IF([.I330]&gt;1000;[.I330]*0.5;1000)" office:value-type="float" office:value="3867.401806704">
            <text:p>3867.401806704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4-08 00:00:00</text:p>
          </table:table-cell>
          <table:table-cell table:number-columns-repeated="2" office:value-type="float" office:value="0.1825">
            <text:p>0.1825</text:p>
          </table:table-cell>
          <table:table-cell office:value-type="float" office:value="-0.0410958904109587">
            <text:p>-0.0410958904</text:p>
          </table:table-cell>
          <table:table-cell office:value-type="float" office:value="0.0318084235275132">
            <text:p>0.0318084235</text:p>
          </table:table-cell>
          <table:table-cell table:formula="of:=IF([.G332]&gt;0;1;0)" office:value-type="float" office:value="1">
            <text:p>1</text:p>
          </table:table-cell>
          <table:table-cell table:formula="of:=IF([.I331]&gt;=0;IF([.H332]=1;[.I331]+([.F332]*[.J332])-0;[.I331]);0)" office:value-type="float" office:value="7466.82039433063">
            <text:p>7466.8203943306</text:p>
          </table:table-cell>
          <table:table-cell table:formula="of:=IF([.I331]&gt;1000;[.I331]*0.5;1000)" office:value-type="float" office:value="3811.73348801493">
            <text:p>3811.7334880149</text:p>
          </table:table-cell>
          <table:table-cell table:number-columns-repeated="2"/>
        </table:table-row>
        <table:table-row table:style-name="ro1">
          <table:table-cell office:value-type="string">
            <text:p>RDWR</text:p>
          </table:table-cell>
          <table:table-cell office:value-type="float" office:value="1.99931926480599">
            <text:p>1.9993192648</text:p>
          </table:table-cell>
          <table:table-cell office:value-type="string">
            <text:p>2013-04-09 00:00:00</text:p>
          </table:table-cell>
          <table:table-cell office:value-type="float" office:value="29.215">
            <text:p>29.215</text:p>
          </table:table-cell>
          <table:table-cell office:value-type="float" office:value="14.6124736125298">
            <text:p>14.6124736125</text:p>
          </table:table-cell>
          <table:table-cell office:value-type="float" office:value="0.00727299089040478">
            <text:p>0.0072729909</text:p>
          </table:table-cell>
          <table:table-cell office:value-type="float" office:value="0.0150776136866098">
            <text:p>0.0150776137</text:p>
          </table:table-cell>
          <table:table-cell table:formula="of:=IF([.G333]&gt;0;1;0)" office:value-type="float" office:value="1">
            <text:p>1</text:p>
          </table:table-cell>
          <table:table-cell table:formula="of:=IF([.I332]&gt;=0;IF([.H333]=1;[.I332]+([.F333]*[.J333])-0;[.I332]);0)" office:value-type="float" office:value="7493.97345268476">
            <text:p>7493.9734526848</text:p>
          </table:table-cell>
          <table:table-cell table:formula="of:=IF([.I332]&gt;1000;[.I332]*0.5;1000)" office:value-type="float" office:value="3733.41019716531">
            <text:p>3733.4101971653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4-10 00:00:00</text:p>
          </table:table-cell>
          <table:table-cell table:number-columns-repeated="2" office:value-type="float" office:value="1.745">
            <text:p>1.745</text:p>
          </table:table-cell>
          <table:table-cell office:value-type="float" office:value="-0.0257879656160458">
            <text:p>-0.0257879656</text:p>
          </table:table-cell>
          <table:table-cell office:value-type="float" office:value="0.0477177273752373">
            <text:p>0.0477177274</text:p>
          </table:table-cell>
          <table:table-cell table:formula="of:=IF([.G334]&gt;0;1;0)" office:value-type="float" office:value="1">
            <text:p>1</text:p>
          </table:table-cell>
          <table:table-cell table:formula="of:=IF([.I333]&gt;=0;IF([.H334]=1;[.I333]+([.F334]*[.J334])-0;[.I333]);0)" office:value-type="float" office:value="7397.34628782206">
            <text:p>7397.3462878221</text:p>
          </table:table-cell>
          <table:table-cell table:formula="of:=IF([.I333]&gt;1000;[.I333]*0.5;1000)" office:value-type="float" office:value="3746.98672634238">
            <text:p>3746.9867263424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4-11 00:00:00</text:p>
          </table:table-cell>
          <table:table-cell table:number-columns-repeated="2" office:value-type="float" office:value="0.1725">
            <text:p>0.1725</text:p>
          </table:table-cell>
          <table:table-cell office:value-type="float" office:value="0.0289855072463767">
            <text:p>0.0289855072</text:p>
          </table:table-cell>
          <table:table-cell office:value-type="float" office:value="0.0160490314689954">
            <text:p>0.0160490315</text:p>
          </table:table-cell>
          <table:table-cell table:formula="of:=IF([.G335]&gt;0;1;0)" office:value-type="float" office:value="1">
            <text:p>1</text:p>
          </table:table-cell>
          <table:table-cell table:formula="of:=IF([.I334]&gt;=0;IF([.H335]=1;[.I334]+([.F335]*[.J335])-0;[.I334]);0)" office:value-type="float" office:value="7504.55420503687">
            <text:p>7504.5542050369</text:p>
          </table:table-cell>
          <table:table-cell table:formula="of:=IF([.I334]&gt;1000;[.I334]*0.5;1000)" office:value-type="float" office:value="3698.67314391103">
            <text:p>3698.673143911</text:p>
          </table:table-cell>
          <table:table-cell table:number-columns-repeated="2"/>
        </table:table-row>
        <table:table-row table:style-name="ro1">
          <table:table-cell office:value-type="string">
            <text:p>MTL</text:p>
          </table:table-cell>
          <table:table-cell office:value-type="float" office:value="1">
            <text:p>1</text:p>
          </table:table-cell>
          <table:table-cell office:value-type="string">
            <text:p>2013-04-12 00:00:00</text:p>
          </table:table-cell>
          <table:table-cell table:number-columns-repeated="2" office:value-type="float" office:value="4.3325">
            <text:p>4.3325</text:p>
          </table:table-cell>
          <table:table-cell office:value-type="float" office:value="-0.0732833237160992">
            <text:p>-0.0732833237</text:p>
          </table:table-cell>
          <table:table-cell office:value-type="float" office:value="0.01187273204729">
            <text:p>0.011872732</text:p>
          </table:table-cell>
          <table:table-cell table:formula="of:=IF([.G336]&gt;0;1;0)" office:value-type="float" office:value="1">
            <text:p>1</text:p>
          </table:table-cell>
          <table:table-cell table:formula="of:=IF([.I335]&gt;=0;IF([.H336]=1;[.I335]+([.F336]*[.J336])-0;[.I335]);0)" office:value-type="float" office:value="7229.57486746051">
            <text:p>7229.5748674605</text:p>
          </table:table-cell>
          <table:table-cell table:formula="of:=IF([.I335]&gt;1000;[.I335]*0.5;1000)" office:value-type="float" office:value="3752.27710251844">
            <text:p>3752.2771025184</text:p>
          </table:table-cell>
          <table:table-cell table:number-columns-repeated="2"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2013-04-15 00:00:00</text:p>
          </table:table-cell>
          <table:table-cell table:number-columns-repeated="2" office:value-type="float" office:value="2.0775">
            <text:p>2.0775</text:p>
          </table:table-cell>
          <table:table-cell office:value-type="float" office:value="-0.0156438026474128">
            <text:p>-0.0156438026</text:p>
          </table:table-cell>
          <table:table-cell office:value-type="float" office:value="0.0230070452038241">
            <text:p>0.0230070452</text:p>
          </table:table-cell>
          <table:table-cell table:formula="of:=IF([.G337]&gt;0;1;0)" office:value-type="float" office:value="1">
            <text:p>1</text:p>
          </table:table-cell>
          <table:table-cell table:formula="of:=IF([.I336]&gt;=0;IF([.H337]=1;[.I336]+([.F337]*[.J337])-0;[.I336]);0)" office:value-type="float" office:value="7173.02584623488">
            <text:p>7173.0258462349</text:p>
          </table:table-cell>
          <table:table-cell table:formula="of:=IF([.I336]&gt;1000;[.I336]*0.5;1000)" office:value-type="float" office:value="3614.78743373025">
            <text:p>3614.7874337303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3478260869565">
            <text:p>2.4347826087</text:p>
          </table:table-cell>
          <table:table-cell office:value-type="string">
            <text:p>2013-04-16 00:00:00</text:p>
          </table:table-cell>
          <table:table-cell office:value-type="float" office:value="0.575">
            <text:p>0.575</text:p>
          </table:table-cell>
          <table:table-cell office:value-type="float" office:value="0.236160714285714">
            <text:p>0.2361607143</text:p>
          </table:table-cell>
          <table:table-cell office:value-type="float" office:value="-0.0217391304347825">
            <text:p>-0.0217391304</text:p>
          </table:table-cell>
          <table:table-cell office:value-type="float" office:value="0.0347607827303964">
            <text:p>0.0347607827</text:p>
          </table:table-cell>
          <table:table-cell table:formula="of:=IF([.G338]&gt;0;1;0)" office:value-type="float" office:value="1">
            <text:p>1</text:p>
          </table:table-cell>
          <table:table-cell table:formula="of:=IF([.I337]&gt;=0;IF([.H338]=1;[.I337]+([.F338]*[.J338])-0;[.I337]);0)" office:value-type="float" office:value="7095.0581739932">
            <text:p>7095.0581739932</text:p>
          </table:table-cell>
          <table:table-cell table:formula="of:=IF([.I337]&gt;1000;[.I337]*0.5;1000)" office:value-type="float" office:value="3586.51292311744">
            <text:p>3586.5129231174</text:p>
          </table:table-cell>
          <table:table-cell table:number-columns-repeated="2"/>
        </table:table-row>
        <table:table-row table:style-name="ro1"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office:value-type="string">
            <text:p>2013-04-17 00:00:00</text:p>
          </table:table-cell>
          <table:table-cell table:number-columns-repeated="2" office:value-type="float" office:value="6.6075">
            <text:p>6.6075</text:p>
          </table:table-cell>
          <table:table-cell office:value-type="float" office:value="0.0147559591373438">
            <text:p>0.0147559591</text:p>
          </table:table-cell>
          <table:table-cell office:value-type="float" office:value="0.0334390835126526">
            <text:p>0.0334390835</text:p>
          </table:table-cell>
          <table:table-cell table:formula="of:=IF([.G339]&gt;0;1;0)" office:value-type="float" office:value="1">
            <text:p>1</text:p>
          </table:table-cell>
          <table:table-cell table:formula="of:=IF([.I338]&gt;=0;IF([.H339]=1;[.I338]+([.F339]*[.J339])-0;[.I338]);0)" office:value-type="float" office:value="7147.40536823946">
            <text:p>7147.4053682395</text:p>
          </table:table-cell>
          <table:table-cell table:formula="of:=IF([.I338]&gt;1000;[.I338]*0.5;1000)" office:value-type="float" office:value="3547.5290869966">
            <text:p>3547.5290869966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4-18 00:00:00</text:p>
          </table:table-cell>
          <table:table-cell table:number-columns-repeated="2" office:value-type="float" office:value="2.035">
            <text:p>2.035</text:p>
          </table:table-cell>
          <table:table-cell office:value-type="float" office:value="0.0184275184275184">
            <text:p>0.0184275184</text:p>
          </table:table-cell>
          <table:table-cell office:value-type="float" office:value="0.0476833494497863">
            <text:p>0.0476833494</text:p>
          </table:table-cell>
          <table:table-cell table:formula="of:=IF([.G340]&gt;0;1;0)" office:value-type="float" office:value="1">
            <text:p>1</text:p>
          </table:table-cell>
          <table:table-cell table:formula="of:=IF([.I339]&gt;=0;IF([.H340]=1;[.I339]+([.F340]*[.J340])-0;[.I339]);0)" office:value-type="float" office:value="7213.25984030555">
            <text:p>7213.2598403056</text:p>
          </table:table-cell>
          <table:table-cell table:formula="of:=IF([.I339]&gt;1000;[.I339]*0.5;1000)" office:value-type="float" office:value="3573.70268411973">
            <text:p>3573.7026841197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3-04-19 00:00:00</text:p>
          </table:table-cell>
          <table:table-cell table:number-columns-repeated="2" office:value-type="float" office:value="3.35">
            <text:p>3.35</text:p>
          </table:table-cell>
          <table:table-cell office:value-type="float" office:value="0">
            <text:p>0</text:p>
          </table:table-cell>
          <table:table-cell office:value-type="float" office:value="0.0153466511670374">
            <text:p>0.0153466512</text:p>
          </table:table-cell>
          <table:table-cell table:formula="of:=IF([.G341]&gt;0;1;0)" office:value-type="float" office:value="1">
            <text:p>1</text:p>
          </table:table-cell>
          <table:table-cell table:formula="of:=IF([.I340]&gt;=0;IF([.H341]=1;[.I340]+([.F341]*[.J341])-0;[.I340]);0)" office:value-type="float" office:value="7213.25984030555">
            <text:p>7213.2598403056</text:p>
          </table:table-cell>
          <table:table-cell table:formula="of:=IF([.I340]&gt;1000;[.I340]*0.5;1000)" office:value-type="float" office:value="3606.62992015277">
            <text:p>3606.6299201528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3-04-22 00:00:00</text:p>
          </table:table-cell>
          <table:table-cell table:number-columns-repeated="2" office:value-type="float" office:value="3.35">
            <text:p>3.35</text:p>
          </table:table-cell>
          <table:table-cell office:value-type="float" office:value="-0.0164179104477612">
            <text:p>-0.0164179104</text:p>
          </table:table-cell>
          <table:table-cell office:value-type="float" office:value="0.0158958155553731">
            <text:p>0.0158958156</text:p>
          </table:table-cell>
          <table:table-cell table:formula="of:=IF([.G342]&gt;0;1;0)" office:value-type="float" office:value="1">
            <text:p>1</text:p>
          </table:table-cell>
          <table:table-cell table:formula="of:=IF([.I341]&gt;=0;IF([.H342]=1;[.I341]+([.F342]*[.J342])-0;[.I341]);0)" office:value-type="float" office:value="7154.04651325826">
            <text:p>7154.0465132583</text:p>
          </table:table-cell>
          <table:table-cell table:formula="of:=IF([.I341]&gt;1000;[.I341]*0.5;1000)" office:value-type="float" office:value="3606.62992015277">
            <text:p>3606.6299201528</text:p>
          </table:table-cell>
          <table:table-cell table:number-columns-repeated="2"/>
        </table:table-row>
        <table:table-row table:style-name="ro1">
          <table:table-cell office:value-type="string">
            <text:p>SREV</text:p>
          </table:table-cell>
          <table:table-cell office:value-type="float" office:value="1">
            <text:p>1</text:p>
          </table:table-cell>
          <table:table-cell office:value-type="string">
            <text:p>2013-04-23 00:00:00</text:p>
          </table:table-cell>
          <table:table-cell table:number-columns-repeated="2" office:value-type="float" office:value="5.6475">
            <text:p>5.6475</text:p>
          </table:table-cell>
          <table:table-cell office:value-type="float" office:value="0.0212483399734398">
            <text:p>0.02124834</text:p>
          </table:table-cell>
          <table:table-cell office:value-type="float" office:value="0.0199962749137925">
            <text:p>0.0199962749</text:p>
          </table:table-cell>
          <table:table-cell table:formula="of:=IF([.G343]&gt;0;1;0)" office:value-type="float" office:value="1">
            <text:p>1</text:p>
          </table:table-cell>
          <table:table-cell table:formula="of:=IF([.I342]&gt;=0;IF([.H343]=1;[.I342]+([.F343]*[.J343])-0;[.I342]);0)" office:value-type="float" office:value="7230.05231950802">
            <text:p>7230.052319508</text:p>
          </table:table-cell>
          <table:table-cell table:formula="of:=IF([.I342]&gt;1000;[.I342]*0.5;1000)" office:value-type="float" office:value="3577.02325662913">
            <text:p>3577.0232566291</text:p>
          </table:table-cell>
          <table:table-cell table:number-columns-repeated="2"/>
        </table:table-row>
        <table:table-row table:style-name="ro1">
          <table:table-cell office:value-type="string">
            <text:p>ARRY</text:p>
          </table:table-cell>
          <table:table-cell office:value-type="float" office:value="1">
            <text:p>1</text:p>
          </table:table-cell>
          <table:table-cell office:value-type="string">
            <text:p>2013-04-24 00:00:00</text:p>
          </table:table-cell>
          <table:table-cell table:number-columns-repeated="2" office:value-type="float" office:value="6.2">
            <text:p>6.2</text:p>
          </table:table-cell>
          <table:table-cell office:value-type="float" office:value="0.00846774193548394">
            <text:p>0.0084677419</text:p>
          </table:table-cell>
          <table:table-cell office:value-type="float" office:value="0.023426062911562">
            <text:p>0.0234260629</text:p>
          </table:table-cell>
          <table:table-cell table:formula="of:=IF([.G344]&gt;0;1;0)" office:value-type="float" office:value="1">
            <text:p>1</text:p>
          </table:table-cell>
          <table:table-cell table:formula="of:=IF([.I343]&gt;=0;IF([.H344]=1;[.I343]+([.F344]*[.J344])-0;[.I343]);0)" office:value-type="float" office:value="7260.66342811884">
            <text:p>7260.6634281188</text:p>
          </table:table-cell>
          <table:table-cell table:formula="of:=IF([.I343]&gt;1000;[.I343]*0.5;1000)" office:value-type="float" office:value="3615.02615975401">
            <text:p>3615.026159754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3-04-25 00:00:00</text:p>
          </table:table-cell>
          <table:table-cell table:number-columns-repeated="2" office:value-type="float" office:value="1.0525">
            <text:p>1.0525</text:p>
          </table:table-cell>
          <table:table-cell office:value-type="float" office:value="-0.0142517814726842">
            <text:p>-0.0142517815</text:p>
          </table:table-cell>
          <table:table-cell office:value-type="float" office:value="0.559271884164734">
            <text:p>0.5592718842</text:p>
          </table:table-cell>
          <table:table-cell table:formula="of:=IF([.G345]&gt;0;1;0)" office:value-type="float" office:value="1">
            <text:p>1</text:p>
          </table:table-cell>
          <table:table-cell table:formula="of:=IF([.I344]&gt;=0;IF([.H345]=1;[.I344]+([.F345]*[.J345])-0;[.I344]);0)" office:value-type="float" office:value="7208.92473385671">
            <text:p>7208.9247338567</text:p>
          </table:table-cell>
          <table:table-cell table:formula="of:=IF([.I344]&gt;1000;[.I344]*0.5;1000)" office:value-type="float" office:value="3630.33171405942">
            <text:p>3630.3317140594</text:p>
          </table:table-cell>
          <table:table-cell table:number-columns-repeated="2"/>
        </table:table-row>
        <table:table-row table:style-name="ro1">
          <table:table-cell office:value-type="string">
            <text:p>SONS</text:p>
          </table:table-cell>
          <table:table-cell office:value-type="float" office:value="1">
            <text:p>1</text:p>
          </table:table-cell>
          <table:table-cell office:value-type="string">
            <text:p>2013-04-26 00:00:00</text:p>
          </table:table-cell>
          <table:table-cell table:number-columns-repeated="2" office:value-type="float" office:value="2.0775">
            <text:p>2.0775</text:p>
          </table:table-cell>
          <table:table-cell office:value-type="float" office:value="-0.0096269554753311">
            <text:p>-0.0096269555</text:p>
          </table:table-cell>
          <table:table-cell office:value-type="float" office:value="0.168302363509976">
            <text:p>0.1683023635</text:p>
          </table:table-cell>
          <table:table-cell table:formula="of:=IF([.G346]&gt;0;1;0)" office:value-type="float" office:value="1">
            <text:p>1</text:p>
          </table:table-cell>
          <table:table-cell table:formula="of:=IF([.I345]&gt;=0;IF([.H346]=1;[.I345]+([.F346]*[.J346])-0;[.I345]);0)" office:value-type="float" office:value="7174.22473513778">
            <text:p>7174.2247351378</text:p>
          </table:table-cell>
          <table:table-cell table:formula="of:=IF([.I345]&gt;1000;[.I345]*0.5;1000)" office:value-type="float" office:value="3604.46236692835">
            <text:p>3604.4623669284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5454545454545">
            <text:p>2.4545454545</text:p>
          </table:table-cell>
          <table:table-cell office:value-type="string">
            <text:p>2013-04-29 00:00:00</text:p>
          </table:table-cell>
          <table:table-cell office:value-type="float" office:value="0.5525">
            <text:p>0.5525</text:p>
          </table:table-cell>
          <table:table-cell office:value-type="float" office:value="0.225092592592593">
            <text:p>0.2250925926</text:p>
          </table:table-cell>
          <table:table-cell office:value-type="float" office:value="-0.0180995475113123">
            <text:p>-0.0180995475</text:p>
          </table:table-cell>
          <table:table-cell office:value-type="float" office:value="0.0116278809383682">
            <text:p>0.0116278809</text:p>
          </table:table-cell>
          <table:table-cell table:formula="of:=IF([.G347]&gt;0;1;0)" office:value-type="float" office:value="1">
            <text:p>1</text:p>
          </table:table-cell>
          <table:table-cell table:formula="of:=IF([.I346]&gt;=0;IF([.H347]=1;[.I346]+([.F347]*[.J347])-0;[.I346]);0)" office:value-type="float" office:value="7109.29962441255">
            <text:p>7109.2996244126</text:p>
          </table:table-cell>
          <table:table-cell table:formula="of:=IF([.I346]&gt;1000;[.I346]*0.5;1000)" office:value-type="float" office:value="3587.11236756889">
            <text:p>3587.1123675689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3-04-30 00:00:00</text:p>
          </table:table-cell>
          <table:table-cell table:number-columns-repeated="2" office:value-type="float" office:value="3.2225">
            <text:p>3.2225</text:p>
          </table:table-cell>
          <table:table-cell office:value-type="float" office:value="-0.0232738557020946">
            <text:p>-0.0232738557</text:p>
          </table:table-cell>
          <table:table-cell office:value-type="float" office:value="0.0296821474240656">
            <text:p>0.0296821474</text:p>
          </table:table-cell>
          <table:table-cell table:formula="of:=IF([.G348]&gt;0;1;0)" office:value-type="float" office:value="1">
            <text:p>1</text:p>
          </table:table-cell>
          <table:table-cell table:formula="of:=IF([.I347]&gt;=0;IF([.H348]=1;[.I347]+([.F348]*[.J348])-0;[.I347]);0)" office:value-type="float" office:value="7026.56921761179">
            <text:p>7026.5692176118</text:p>
          </table:table-cell>
          <table:table-cell table:formula="of:=IF([.I347]&gt;1000;[.I347]*0.5;1000)" office:value-type="float" office:value="3554.64981220628">
            <text:p>3554.6498122063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3-05-01 00:00:00</text:p>
          </table:table-cell>
          <table:table-cell table:number-columns-repeated="2" office:value-type="float" office:value="3.1475">
            <text:p>3.1475</text:p>
          </table:table-cell>
          <table:table-cell office:value-type="float" office:value="-0.0166799046862589">
            <text:p>-0.0166799047</text:p>
          </table:table-cell>
          <table:table-cell office:value-type="float" office:value="0.0159301478643586">
            <text:p>0.0159301479</text:p>
          </table:table-cell>
          <table:table-cell table:formula="of:=IF([.G349]&gt;0;1;0)" office:value-type="float" office:value="1">
            <text:p>1</text:p>
          </table:table-cell>
          <table:table-cell table:formula="of:=IF([.I348]&gt;=0;IF([.H349]=1;[.I348]+([.F349]*[.J349])-0;[.I348]);0)" office:value-type="float" office:value="6967.96796520121">
            <text:p>6967.9679652012</text:p>
          </table:table-cell>
          <table:table-cell table:formula="of:=IF([.I348]&gt;1000;[.I348]*0.5;1000)" office:value-type="float" office:value="3513.28460880589">
            <text:p>3513.2846088059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3-05-02 00:00:00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0.123969500301635">
            <text:p>0.1239695003</text:p>
          </table:table-cell>
          <table:table-cell table:formula="of:=IF([.G350]&gt;0;1;0)" office:value-type="float" office:value="1">
            <text:p>1</text:p>
          </table:table-cell>
          <table:table-cell table:formula="of:=IF([.I349]&gt;=0;IF([.H350]=1;[.I349]+([.F350]*[.J350])-0;[.I349]);0)" office:value-type="float" office:value="6967.96796520121">
            <text:p>6967.9679652012</text:p>
          </table:table-cell>
          <table:table-cell table:formula="of:=IF([.I349]&gt;1000;[.I349]*0.5;1000)" office:value-type="float" office:value="3483.9839826006">
            <text:p>3483.9839826006</text:p>
          </table:table-cell>
          <table:table-cell table:number-columns-repeated="2"/>
        </table:table-row>
        <table:table-row table:style-name="ro1">
          <table:table-cell office:value-type="string">
            <text:p>MDXG</text:p>
          </table:table-cell>
          <table:table-cell office:value-type="float" office:value="1">
            <text:p>1</text:p>
          </table:table-cell>
          <table:table-cell office:value-type="string">
            <text:p>2013-05-03 00:00:00</text:p>
          </table:table-cell>
          <table:table-cell table:number-columns-repeated="2" office:value-type="float" office:value="6.8">
            <text:p>6.8</text:p>
          </table:table-cell>
          <table:table-cell office:value-type="float" office:value="-0.0227941176470587">
            <text:p>-0.0227941176</text:p>
          </table:table-cell>
          <table:table-cell office:value-type="float" office:value="0.0187546950151863">
            <text:p>0.018754695</text:p>
          </table:table-cell>
          <table:table-cell table:formula="of:=IF([.G351]&gt;0;1;0)" office:value-type="float" office:value="1">
            <text:p>1</text:p>
          </table:table-cell>
          <table:table-cell table:formula="of:=IF([.I350]&gt;=0;IF([.H351]=1;[.I350]+([.F351]*[.J351])-0;[.I350]);0)" office:value-type="float" office:value="6888.55362442134">
            <text:p>6888.5536244213</text:p>
          </table:table-cell>
          <table:table-cell table:formula="of:=IF([.I350]&gt;1000;[.I350]*0.5;1000)" office:value-type="float" office:value="3483.9839826006">
            <text:p>3483.9839826006</text:p>
          </table:table-cell>
          <table:table-cell table:number-columns-repeated="2"/>
        </table:table-row>
        <table:table-row table:style-name="ro1">
          <table:table-cell office:value-type="string">
            <text:p>WGO</text:p>
          </table:table-cell>
          <table:table-cell office:value-type="float" office:value="1">
            <text:p>1</text:p>
          </table:table-cell>
          <table:table-cell office:value-type="string">
            <text:p>2013-05-06 00:00:00</text:p>
          </table:table-cell>
          <table:table-cell table:number-columns-repeated="2" office:value-type="float" office:value="19.1875">
            <text:p>19.1875</text:p>
          </table:table-cell>
          <table:table-cell office:value-type="float" office:value="0.0196742671009771">
            <text:p>0.0196742671</text:p>
          </table:table-cell>
          <table:table-cell office:value-type="float" office:value="0.039083604604816">
            <text:p>0.0390836046</text:p>
          </table:table-cell>
          <table:table-cell table:formula="of:=IF([.G352]&gt;0;1;0)" office:value-type="float" office:value="1">
            <text:p>1</text:p>
          </table:table-cell>
          <table:table-cell table:formula="of:=IF([.I351]&gt;=0;IF([.H352]=1;[.I351]+([.F352]*[.J352])-0;[.I351]);0)" office:value-type="float" office:value="6956.31724639447">
            <text:p>6956.3172463945</text:p>
          </table:table-cell>
          <table:table-cell table:formula="of:=IF([.I351]&gt;1000;[.I351]*0.5;1000)" office:value-type="float" office:value="3444.27681221067">
            <text:p>3444.2768122107</text:p>
          </table:table-cell>
          <table:table-cell table:number-columns-repeated="2"/>
        </table:table-row>
        <table:table-row table:style-name="ro1">
          <table:table-cell office:value-type="string">
            <text:p>EXTR</text:p>
          </table:table-cell>
          <table:table-cell office:value-type="float" office:value="1">
            <text:p>1</text:p>
          </table:table-cell>
          <table:table-cell office:value-type="string">
            <text:p>2013-05-07 00:00:00</text:p>
          </table:table-cell>
          <table:table-cell table:number-columns-repeated="2" office:value-type="float" office:value="3.295">
            <text:p>3.295</text:p>
          </table:table-cell>
          <table:table-cell office:value-type="float" office:value="-0.00455235204855831">
            <text:p>-0.004552352</text:p>
          </table:table-cell>
          <table:table-cell office:value-type="float" office:value="0.0952691235917548">
            <text:p>0.0952691236</text:p>
          </table:table-cell>
          <table:table-cell table:formula="of:=IF([.G353]&gt;0;1;0)" office:value-type="float" office:value="1">
            <text:p>1</text:p>
          </table:table-cell>
          <table:table-cell table:formula="of:=IF([.I352]&gt;=0;IF([.H353]=1;[.I352]+([.F353]*[.J353])-0;[.I352]);0)" office:value-type="float" office:value="6940.48344386095">
            <text:p>6940.483443861</text:p>
          </table:table-cell>
          <table:table-cell table:formula="of:=IF([.I352]&gt;1000;[.I352]*0.5;1000)" office:value-type="float" office:value="3478.15862319724">
            <text:p>3478.1586231972</text:p>
          </table:table-cell>
          <table:table-cell table:number-columns-repeated="2"/>
        </table:table-row>
        <table:table-row table:style-name="ro1">
          <table:table-cell office:value-type="string">
            <text:p>BSFT</text:p>
          </table:table-cell>
          <table:table-cell office:value-type="float" office:value="1">
            <text:p>1</text:p>
          </table:table-cell>
          <table:table-cell office:value-type="string">
            <text:p>2013-05-08 00:00:00</text:p>
          </table:table-cell>
          <table:table-cell table:number-columns-repeated="2" office:value-type="float" office:value="26.8375">
            <text:p>26.8375</text:p>
          </table:table-cell>
          <table:table-cell office:value-type="float" office:value="-0.00409874243129949">
            <text:p>-0.0040987424</text:p>
          </table:table-cell>
          <table:table-cell office:value-type="float" office:value="0.0137981525974386">
            <text:p>0.0137981526</text:p>
          </table:table-cell>
          <table:table-cell table:formula="of:=IF([.G354]&gt;0;1;0)" office:value-type="float" office:value="1">
            <text:p>1</text:p>
          </table:table-cell>
          <table:table-cell table:formula="of:=IF([.I353]&gt;=0;IF([.H354]=1;[.I353]+([.F354]*[.J354])-0;[.I353]);0)" office:value-type="float" office:value="6926.25981686841">
            <text:p>6926.2598168684</text:p>
          </table:table-cell>
          <table:table-cell table:formula="of:=IF([.I353]&gt;1000;[.I353]*0.5;1000)" office:value-type="float" office:value="3470.24172193047">
            <text:p>3470.2417219305</text:p>
          </table:table-cell>
          <table:table-cell table:number-columns-repeated="2"/>
        </table:table-row>
        <table:table-row table:style-name="ro1">
          <table:table-cell office:value-type="string">
            <text:p>LPSN</text:p>
          </table:table-cell>
          <table:table-cell office:value-type="float" office:value="1">
            <text:p>1</text:p>
          </table:table-cell>
          <table:table-cell office:value-type="string">
            <text:p>2013-05-09 00:00:00</text:p>
          </table:table-cell>
          <table:table-cell table:number-columns-repeated="2" office:value-type="float" office:value="8.96">
            <text:p>8.96</text:p>
          </table:table-cell>
          <table:table-cell office:value-type="float" office:value="-0.0689174107142855">
            <text:p>-0.0689174107</text:p>
          </table:table-cell>
          <table:table-cell office:value-type="float" office:value="0.024581794797861">
            <text:p>0.0245817948</text:p>
          </table:table-cell>
          <table:table-cell table:formula="of:=IF([.G355]&gt;0;1;0)" office:value-type="float" office:value="1">
            <text:p>1</text:p>
          </table:table-cell>
          <table:table-cell table:formula="of:=IF([.I354]&gt;=0;IF([.H355]=1;[.I354]+([.F355]*[.J355])-0;[.I354]);0)" office:value-type="float" office:value="6687.58987061192">
            <text:p>6687.5898706119</text:p>
          </table:table-cell>
          <table:table-cell table:formula="of:=IF([.I354]&gt;1000;[.I354]*0.5;1000)" office:value-type="float" office:value="3463.1299084342">
            <text:p>3463.1299084342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5-10 00:00:00</text:p>
          </table:table-cell>
          <table:table-cell table:number-columns-repeated="2" office:value-type="float" office:value="0.255">
            <text:p>0.255</text:p>
          </table:table-cell>
          <table:table-cell office:value-type="float" office:value="-0.0490196078431373">
            <text:p>-0.0490196078</text:p>
          </table:table-cell>
          <table:table-cell office:value-type="float" office:value="0.0400775412926134">
            <text:p>0.0400775413</text:p>
          </table:table-cell>
          <table:table-cell table:formula="of:=IF([.G356]&gt;0;1;0)" office:value-type="float" office:value="1">
            <text:p>1</text:p>
          </table:table-cell>
          <table:table-cell table:formula="of:=IF([.I355]&gt;=0;IF([.H356]=1;[.I355]+([.F356]*[.J356])-0;[.I355]);0)" office:value-type="float" office:value="6523.67835417536">
            <text:p>6523.6783541754</text:p>
          </table:table-cell>
          <table:table-cell table:formula="of:=IF([.I355]&gt;1000;[.I355]*0.5;1000)" office:value-type="float" office:value="3343.79493530596">
            <text:p>3343.794935306</text:p>
          </table:table-cell>
          <table:table-cell table:number-columns-repeated="2"/>
        </table:table-row>
        <table:table-row table:style-name="ro1">
          <table:table-cell office:value-type="string">
            <text:p>MGI</text:p>
          </table:table-cell>
          <table:table-cell office:value-type="float" office:value="1">
            <text:p>1</text:p>
          </table:table-cell>
          <table:table-cell office:value-type="string">
            <text:p>2013-05-13 00:00:00</text:p>
          </table:table-cell>
          <table:table-cell table:number-columns-repeated="2" office:value-type="float" office:value="19.155">
            <text:p>19.155</text:p>
          </table:table-cell>
          <table:table-cell office:value-type="float" office:value="0.00378491255546876">
            <text:p>0.0037849126</text:p>
          </table:table-cell>
          <table:table-cell office:value-type="float" office:value="0.0217435356092377">
            <text:p>0.0217435356</text:p>
          </table:table-cell>
          <table:table-cell table:formula="of:=IF([.G357]&gt;0;1;0)" office:value-type="float" office:value="1">
            <text:p>1</text:p>
          </table:table-cell>
          <table:table-cell table:formula="of:=IF([.I356]&gt;=0;IF([.H357]=1;[.I356]+([.F357]*[.J357])-0;[.I356]);0)" office:value-type="float" office:value="6536.02413023063">
            <text:p>6536.0241302306</text:p>
          </table:table-cell>
          <table:table-cell table:formula="of:=IF([.I356]&gt;1000;[.I356]*0.5;1000)" office:value-type="float" office:value="3261.83917708768">
            <text:p>3261.8391770877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3-05-14 00:00:00</text:p>
          </table:table-cell>
          <table:table-cell table:number-columns-repeated="2" office:value-type="float" office:value="2.255">
            <text:p>2.255</text:p>
          </table:table-cell>
          <table:table-cell office:value-type="float" office:value="-0.00332594235033268">
            <text:p>-0.0033259424</text:p>
          </table:table-cell>
          <table:table-cell office:value-type="float" office:value="0.0218998053520319">
            <text:p>0.0218998054</text:p>
          </table:table-cell>
          <table:table-cell table:formula="of:=IF([.G358]&gt;0;1;0)" office:value-type="float" office:value="1">
            <text:p>1</text:p>
          </table:table-cell>
          <table:table-cell table:formula="of:=IF([.I357]&gt;=0;IF([.H358]=1;[.I357]+([.F358]*[.J358])-0;[.I357]);0)" office:value-type="float" office:value="6525.15491050187">
            <text:p>6525.1549105019</text:p>
          </table:table-cell>
          <table:table-cell table:formula="of:=IF([.I357]&gt;1000;[.I357]*0.5;1000)" office:value-type="float" office:value="3268.01206511532">
            <text:p>3268.012065115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5-15 00:00:00</text:p>
          </table:table-cell>
          <table:table-cell table:number-columns-repeated="2" office:value-type="float" office:value="17.9425">
            <text:p>17.9425</text:p>
          </table:table-cell>
          <table:table-cell office:value-type="float" office:value="0.0675769820259162">
            <text:p>0.067576982</text:p>
          </table:table-cell>
          <table:table-cell office:value-type="float" office:value="0.0479625748864828">
            <text:p>0.0479625749</text:p>
          </table:table-cell>
          <table:table-cell table:formula="of:=IF([.G359]&gt;0;1;0)" office:value-type="float" office:value="1">
            <text:p>1</text:p>
          </table:table-cell>
          <table:table-cell table:formula="of:=IF([.I358]&gt;=0;IF([.H359]=1;[.I358]+([.F359]*[.J359])-0;[.I358]);0)" office:value-type="float" office:value="6745.63004855352">
            <text:p>6745.6300485535</text:p>
          </table:table-cell>
          <table:table-cell table:formula="of:=IF([.I358]&gt;1000;[.I358]*0.5;1000)" office:value-type="float" office:value="3262.57745525093">
            <text:p>3262.5774552509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5-16 00:00:00</text:p>
          </table:table-cell>
          <table:table-cell table:number-columns-repeated="2" office:value-type="float" office:value="19.155">
            <text:p>19.155</text:p>
          </table:table-cell>
          <table:table-cell office:value-type="float" office:value="-0.00365439832941794">
            <text:p>-0.0036543983</text:p>
          </table:table-cell>
          <table:table-cell office:value-type="float" office:value="0.0782376013444007">
            <text:p>0.0782376013</text:p>
          </table:table-cell>
          <table:table-cell table:formula="of:=IF([.G360]&gt;0;1;0)" office:value-type="float" office:value="1">
            <text:p>1</text:p>
          </table:table-cell>
          <table:table-cell table:formula="of:=IF([.I359]&gt;=0;IF([.H360]=1;[.I359]+([.F360]*[.J360])-0;[.I359]);0)" office:value-type="float" office:value="6733.30443896337">
            <text:p>6733.3044389634</text:p>
          </table:table-cell>
          <table:table-cell table:formula="of:=IF([.I359]&gt;1000;[.I359]*0.5;1000)" office:value-type="float" office:value="3372.81502427676">
            <text:p>3372.8150242768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5-17 00:00:00</text:p>
          </table:table-cell>
          <table:table-cell table:number-columns-repeated="2" office:value-type="float" office:value="19.085">
            <text:p>19.085</text:p>
          </table:table-cell>
          <table:table-cell office:value-type="float" office:value="0.0837044799580822">
            <text:p>0.08370448</text:p>
          </table:table-cell>
          <table:table-cell office:value-type="float" office:value="0.114411253371312">
            <text:p>0.1144112534</text:p>
          </table:table-cell>
          <table:table-cell table:formula="of:=IF([.G361]&gt;0;1;0)" office:value-type="float" office:value="1">
            <text:p>1</text:p>
          </table:table-cell>
          <table:table-cell table:formula="of:=IF([.I360]&gt;=0;IF([.H361]=1;[.I360]+([.F361]*[.J361])-0;[.I360]);0)" office:value-type="float" office:value="7015.10831219481">
            <text:p>7015.1083121948</text:p>
          </table:table-cell>
          <table:table-cell table:formula="of:=IF([.I360]&gt;1000;[.I360]*0.5;1000)" office:value-type="float" office:value="3366.65221948168">
            <text:p>3366.6522194817</text:p>
          </table:table-cell>
          <table:table-cell table:number-columns-repeated="2"/>
        </table:table-row>
        <table:table-row table:style-name="ro1">
          <table:table-cell office:value-type="string">
            <text:p>SGNT</text:p>
          </table:table-cell>
          <table:table-cell office:value-type="float" office:value="1">
            <text:p>1</text:p>
          </table:table-cell>
          <table:table-cell office:value-type="string">
            <text:p>2013-05-20 00:00:00</text:p>
          </table:table-cell>
          <table:table-cell table:number-columns-repeated="2" office:value-type="float" office:value="16.45">
            <text:p>16.45</text:p>
          </table:table-cell>
          <table:table-cell office:value-type="float" office:value="0.0343465045592704">
            <text:p>0.0343465046</text:p>
          </table:table-cell>
          <table:table-cell office:value-type="float" office:value="0.0123395979944633">
            <text:p>0.012339598</text:p>
          </table:table-cell>
          <table:table-cell table:formula="of:=IF([.G362]&gt;0;1;0)" office:value-type="float" office:value="1">
            <text:p>1</text:p>
          </table:table-cell>
          <table:table-cell table:formula="of:=IF([.I361]&gt;=0;IF([.H362]=1;[.I361]+([.F362]*[.J362])-0;[.I361]);0)" office:value-type="float" office:value="7135.58053700909">
            <text:p>7135.5805370091</text:p>
          </table:table-cell>
          <table:table-cell table:formula="of:=IF([.I361]&gt;1000;[.I361]*0.5;1000)" office:value-type="float" office:value="3507.5541560974">
            <text:p>3507.5541560974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3-05-21 00:00:00</text:p>
          </table:table-cell>
          <table:table-cell table:number-columns-repeated="2" office:value-type="float" office:value="4.26">
            <text:p>4.26</text:p>
          </table:table-cell>
          <table:table-cell office:value-type="float" office:value="0">
            <text:p>0</text:p>
          </table:table-cell>
          <table:table-cell office:value-type="float" office:value="0.0151212444902833">
            <text:p>0.0151212445</text:p>
          </table:table-cell>
          <table:table-cell table:formula="of:=IF([.G363]&gt;0;1;0)" office:value-type="float" office:value="1">
            <text:p>1</text:p>
          </table:table-cell>
          <table:table-cell table:formula="of:=IF([.I362]&gt;=0;IF([.H363]=1;[.I362]+([.F363]*[.J363])-0;[.I362]);0)" office:value-type="float" office:value="7135.58053700909">
            <text:p>7135.5805370091</text:p>
          </table:table-cell>
          <table:table-cell table:formula="of:=IF([.I362]&gt;1000;[.I362]*0.5;1000)" office:value-type="float" office:value="3567.79026850455">
            <text:p>3567.7902685046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5-22 00:00:00</text:p>
          </table:table-cell>
          <table:table-cell table:number-columns-repeated="2" office:value-type="float" office:value="22.9275">
            <text:p>22.9275</text:p>
          </table:table-cell>
          <table:table-cell office:value-type="float" office:value="-0.0997710173372587">
            <text:p>-0.0997710173</text:p>
          </table:table-cell>
          <table:table-cell office:value-type="float" office:value="0.0157144175646698">
            <text:p>0.0157144176</text:p>
          </table:table-cell>
          <table:table-cell table:formula="of:=IF([.G364]&gt;0;1;0)" office:value-type="float" office:value="1">
            <text:p>1</text:p>
          </table:table-cell>
          <table:table-cell table:formula="of:=IF([.I363]&gt;=0;IF([.H364]=1;[.I363]+([.F364]*[.J364])-0;[.I363]);0)" office:value-type="float" office:value="6779.61847227442">
            <text:p>6779.6184722744</text:p>
          </table:table-cell>
          <table:table-cell table:formula="of:=IF([.I363]&gt;1000;[.I363]*0.5;1000)" office:value-type="float" office:value="3567.79026850455">
            <text:p>3567.7902685046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5-23 00:00:00</text:p>
          </table:table-cell>
          <table:table-cell table:number-columns-repeated="2" office:value-type="float" office:value="2.9525">
            <text:p>2.9525</text:p>
          </table:table-cell>
          <table:table-cell office:value-type="float" office:value="0.116003386960203">
            <text:p>0.116003387</text:p>
          </table:table-cell>
          <table:table-cell office:value-type="float" office:value="0.0561870927690003">
            <text:p>0.0561870928</text:p>
          </table:table-cell>
          <table:table-cell table:formula="of:=IF([.G365]&gt;0;1;0)" office:value-type="float" office:value="1">
            <text:p>1</text:p>
          </table:table-cell>
          <table:table-cell table:formula="of:=IF([.I364]&gt;=0;IF([.H365]=1;[.I364]+([.F365]*[.J365])-0;[.I364]);0)" office:value-type="float" office:value="7172.84782481532">
            <text:p>7172.8478248153</text:p>
          </table:table-cell>
          <table:table-cell table:formula="of:=IF([.I364]&gt;1000;[.I364]*0.5;1000)" office:value-type="float" office:value="3389.80923613721">
            <text:p>3389.8092361372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5-24 00:00:00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32">
            <text:p>0.32</text:p>
          </table:table-cell>
          <table:table-cell office:value-type="float" office:value="0.020513983818224">
            <text:p>0.0205139838</text:p>
          </table:table-cell>
          <table:table-cell table:formula="of:=IF([.G366]&gt;0;1;0)" office:value-type="float" office:value="1">
            <text:p>1</text:p>
          </table:table-cell>
          <table:table-cell table:formula="of:=IF([.I365]&gt;=0;IF([.H366]=1;[.I365]+([.F366]*[.J366])-0;[.I365]);0)" office:value-type="float" office:value="8320.50347678577">
            <text:p>8320.5034767858</text:p>
          </table:table-cell>
          <table:table-cell table:formula="of:=IF([.I365]&gt;1000;[.I365]*0.5;1000)" office:value-type="float" office:value="3586.42391240766">
            <text:p>3586.4239124077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5-27 00:00:00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.0375000000000001">
            <text:p>0.0375</text:p>
          </table:table-cell>
          <table:table-cell office:value-type="float" office:value="-0.00239967400015837">
            <text:p>-0.002399674</text:p>
          </table:table-cell>
          <table:table-cell table:formula="of:=IF([.G367]&gt;0;1;0)" office:value-type="float" office:value="0">
            <text:p>0</text:p>
          </table:table-cell>
          <table:table-cell table:formula="of:=IF([.I366]&gt;=0;IF([.H367]=1;[.I366]+([.F367]*[.J367])-0;[.I366]);0)" office:value-type="float" office:value="8320.50347678577">
            <text:p>8320.5034767858</text:p>
          </table:table-cell>
          <table:table-cell table:formula="of:=IF([.I366]&gt;1000;[.I366]*0.5;1000)" office:value-type="float" office:value="4160.25173839288">
            <text:p>4160.2517383929</text:p>
          </table:table-cell>
          <table:table-cell table:number-columns-repeated="2"/>
        </table:table-row>
        <table:table-row table:style-name="ro1">
          <table:table-cell office:value-type="string">
            <text:p>TC</text:p>
          </table:table-cell>
          <table:table-cell office:value-type="float" office:value="1">
            <text:p>1</text:p>
          </table:table-cell>
          <table:table-cell office:value-type="string">
            <text:p>2013-05-28 00:00:00</text:p>
          </table:table-cell>
          <table:table-cell table:number-columns-repeated="2" office:value-type="float" office:value="3.6775">
            <text:p>3.6775</text:p>
          </table:table-cell>
          <table:table-cell office:value-type="float" office:value="-0.0231135282121004">
            <text:p>-0.0231135282</text:p>
          </table:table-cell>
          <table:table-cell office:value-type="float" office:value="0.075769730598027">
            <text:p>0.0757697306</text:p>
          </table:table-cell>
          <table:table-cell table:formula="of:=IF([.G368]&gt;0;1;0)" office:value-type="float" office:value="1">
            <text:p>1</text:p>
          </table:table-cell>
          <table:table-cell table:formula="of:=IF([.I367]&gt;=0;IF([.H368]=1;[.I367]+([.F368]*[.J368])-0;[.I367]);0)" office:value-type="float" office:value="8224.34538086099">
            <text:p>8224.345380861</text:p>
          </table:table-cell>
          <table:table-cell table:formula="of:=IF([.I367]&gt;1000;[.I367]*0.5;1000)" office:value-type="float" office:value="4160.25173839288">
            <text:p>4160.2517383929</text:p>
          </table:table-cell>
          <table:table-cell table:number-columns-repeated="2"/>
        </table:table-row>
        <table:table-row table:style-name="ro1">
          <table:table-cell office:value-type="string">
            <text:p>TC</text:p>
          </table:table-cell>
          <table:table-cell office:value-type="float" office:value="1">
            <text:p>1</text:p>
          </table:table-cell>
          <table:table-cell office:value-type="string">
            <text:p>2013-05-29 00:00:00</text:p>
          </table:table-cell>
          <table:table-cell table:number-columns-repeated="2" office:value-type="float" office:value="3.5925">
            <text:p>3.5925</text:p>
          </table:table-cell>
          <table:table-cell office:value-type="float" office:value="0.00556715379262363">
            <text:p>0.0055671538</text:p>
          </table:table-cell>
          <table:table-cell office:value-type="float" office:value="0.0343182132609485">
            <text:p>0.0343182133</text:p>
          </table:table-cell>
          <table:table-cell table:formula="of:=IF([.G369]&gt;0;1;0)" office:value-type="float" office:value="1">
            <text:p>1</text:p>
          </table:table-cell>
          <table:table-cell table:formula="of:=IF([.I368]&gt;=0;IF([.H369]=1;[.I368]+([.F369]*[.J369])-0;[.I368]);0)" office:value-type="float" office:value="8247.23847865044">
            <text:p>8247.2384786504</text:p>
          </table:table-cell>
          <table:table-cell table:formula="of:=IF([.I368]&gt;1000;[.I368]*0.5;1000)" office:value-type="float" office:value="4112.17269043049">
            <text:p>4112.1726904305</text:p>
          </table:table-cell>
          <table:table-cell table:number-columns-repeated="2"/>
        </table:table-row>
        <table:table-row table:style-name="ro1">
          <table:table-cell office:value-type="string">
            <text:p>KWK</text:p>
          </table:table-cell>
          <table:table-cell office:value-type="float" office:value="1">
            <text:p>1</text:p>
          </table:table-cell>
          <table:table-cell office:value-type="string">
            <text:p>2013-05-30 00:00:00</text:p>
          </table:table-cell>
          <table:table-cell table:number-columns-repeated="2" office:value-type="float" office:value="2.3675">
            <text:p>2.3675</text:p>
          </table:table-cell>
          <table:table-cell office:value-type="float" office:value="-0.0359028511087643">
            <text:p>-0.0359028511</text:p>
          </table:table-cell>
          <table:table-cell office:value-type="float" office:value="0.0150299931285358">
            <text:p>0.0150299931</text:p>
          </table:table-cell>
          <table:table-cell table:formula="of:=IF([.G370]&gt;0;1;0)" office:value-type="float" office:value="1">
            <text:p>1</text:p>
          </table:table-cell>
          <table:table-cell table:formula="of:=IF([.I369]&gt;=0;IF([.H370]=1;[.I369]+([.F370]*[.J370])-0;[.I369]);0)" office:value-type="float" office:value="8099.18879107171">
            <text:p>8099.1887910717</text:p>
          </table:table-cell>
          <table:table-cell table:formula="of:=IF([.I369]&gt;1000;[.I369]*0.5;1000)" office:value-type="float" office:value="4123.61923932522">
            <text:p>4123.619239325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05-31 00:00:00</text:p>
          </table:table-cell>
          <table:table-cell table:number-columns-repeated="2" office:value-type="float" office:value="6.1125">
            <text:p>6.1125</text:p>
          </table:table-cell>
          <table:table-cell office:value-type="float" office:value="0.0143149284253579">
            <text:p>0.0143149284</text:p>
          </table:table-cell>
          <table:table-cell office:value-type="float" office:value="0.0311069538164621">
            <text:p>0.0311069538</text:p>
          </table:table-cell>
          <table:table-cell table:formula="of:=IF([.G371]&gt;0;1;0)" office:value-type="float" office:value="1">
            <text:p>1</text:p>
          </table:table-cell>
          <table:table-cell table:formula="of:=IF([.I370]&gt;=0;IF([.H371]=1;[.I370]+([.F371]*[.J371])-0;[.I370]);0)" office:value-type="float" office:value="8157.15844499553">
            <text:p>8157.1584449955</text:p>
          </table:table-cell>
          <table:table-cell table:formula="of:=IF([.I370]&gt;1000;[.I370]*0.5;1000)" office:value-type="float" office:value="4049.59439553585">
            <text:p>4049.5943955359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6-03 00:00:00</text:p>
          </table:table-cell>
          <table:table-cell table:number-columns-repeated="2" office:value-type="float" office:value="14.335">
            <text:p>14.335</text:p>
          </table:table-cell>
          <table:table-cell office:value-type="float" office:value="-0.0345308685036623">
            <text:p>-0.0345308685</text:p>
          </table:table-cell>
          <table:table-cell office:value-type="float" office:value="0.014699045829363">
            <text:p>0.0146990458</text:p>
          </table:table-cell>
          <table:table-cell table:formula="of:=IF([.G372]&gt;0;1;0)" office:value-type="float" office:value="1">
            <text:p>1</text:p>
          </table:table-cell>
          <table:table-cell table:formula="of:=IF([.I371]&gt;=0;IF([.H372]=1;[.I371]+([.F372]*[.J372])-0;[.I371]);0)" office:value-type="float" office:value="8016.3215621817">
            <text:p>8016.3215621817</text:p>
          </table:table-cell>
          <table:table-cell table:formula="of:=IF([.I371]&gt;1000;[.I371]*0.5;1000)" office:value-type="float" office:value="4078.57922249777">
            <text:p>4078.5792224978</text:p>
          </table:table-cell>
          <table:table-cell table:number-columns-repeated="2"/>
        </table:table-row>
        <table:table-row table:style-name="ro1">
          <table:table-cell office:value-type="string">
            <text:p>REX</text:p>
          </table:table-cell>
          <table:table-cell office:value-type="float" office:value="1">
            <text:p>1</text:p>
          </table:table-cell>
          <table:table-cell office:value-type="string">
            <text:p>2013-06-04 00:00:00</text:p>
          </table:table-cell>
          <table:table-cell table:number-columns-repeated="2" office:value-type="float" office:value="29.71">
            <text:p>29.71</text:p>
          </table:table-cell>
          <table:table-cell office:value-type="float" office:value="-0.0132951868057895">
            <text:p>-0.0132951868</text:p>
          </table:table-cell>
          <table:table-cell office:value-type="float" office:value="0.0223147028208256">
            <text:p>0.0223147028</text:p>
          </table:table-cell>
          <table:table-cell table:formula="of:=IF([.G373]&gt;0;1;0)" office:value-type="float" office:value="1">
            <text:p>1</text:p>
          </table:table-cell>
          <table:table-cell table:formula="of:=IF([.I372]&gt;=0;IF([.H373]=1;[.I372]+([.F373]*[.J373])-0;[.I372]);0)" office:value-type="float" office:value="7963.03231584946">
            <text:p>7963.0323158495</text:p>
          </table:table-cell>
          <table:table-cell table:formula="of:=IF([.I372]&gt;1000;[.I372]*0.5;1000)" office:value-type="float" office:value="4008.16078109085">
            <text:p>4008.1607810909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6-05 00:00:00</text:p>
          </table:table-cell>
          <table:table-cell table:number-columns-repeated="2" office:value-type="float" office:value="2.83">
            <text:p>2.83</text:p>
          </table:table-cell>
          <table:table-cell office:value-type="float" office:value="-0.0265017667844524">
            <text:p>-0.0265017668</text:p>
          </table:table-cell>
          <table:table-cell office:value-type="float" office:value="0.0387159125197474">
            <text:p>0.0387159125</text:p>
          </table:table-cell>
          <table:table-cell table:formula="of:=IF([.G374]&gt;0;1;0)" office:value-type="float" office:value="1">
            <text:p>1</text:p>
          </table:table-cell>
          <table:table-cell table:formula="of:=IF([.I373]&gt;=0;IF([.H374]=1;[.I373]+([.F374]*[.J374])-0;[.I373]);0)" office:value-type="float" office:value="7857.51510318361">
            <text:p>7857.5151031836</text:p>
          </table:table-cell>
          <table:table-cell table:formula="of:=IF([.I373]&gt;1000;[.I373]*0.5;1000)" office:value-type="float" office:value="3981.51615792473">
            <text:p>3981.5161579247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6-06 00:00:00</text:p>
          </table:table-cell>
          <table:table-cell table:number-columns-repeated="2" office:value-type="float" office:value="2.755">
            <text:p>2.755</text:p>
          </table:table-cell>
          <table:table-cell office:value-type="float" office:value="0.029038112522686">
            <text:p>0.0290381125</text:p>
          </table:table-cell>
          <table:table-cell office:value-type="float" office:value="0.0229497581086757">
            <text:p>0.0229497581</text:p>
          </table:table-cell>
          <table:table-cell table:formula="of:=IF([.G375]&gt;0;1;0)" office:value-type="float" office:value="1">
            <text:p>1</text:p>
          </table:table-cell>
          <table:table-cell table:formula="of:=IF([.I374]&gt;=0;IF([.H375]=1;[.I374]+([.F375]*[.J375])-0;[.I374]);0)" office:value-type="float" office:value="7971.59880704108">
            <text:p>7971.5988070411</text:p>
          </table:table-cell>
          <table:table-cell table:formula="of:=IF([.I374]&gt;1000;[.I374]*0.5;1000)" office:value-type="float" office:value="3928.7575515918">
            <text:p>3928.7575515918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6-07 00:00:00</text:p>
          </table:table-cell>
          <table:table-cell table:number-columns-repeated="2" office:value-type="float" office:value="0.68">
            <text:p>0.68</text:p>
          </table:table-cell>
          <table:table-cell office:value-type="float" office:value="-0.0183823529411763">
            <text:p>-0.0183823529</text:p>
          </table:table-cell>
          <table:table-cell office:value-type="float" office:value="0.022731969760321">
            <text:p>0.0227319698</text:p>
          </table:table-cell>
          <table:table-cell table:formula="of:=IF([.G376]&gt;0;1;0)" office:value-type="float" office:value="1">
            <text:p>1</text:p>
          </table:table-cell>
          <table:table-cell table:formula="of:=IF([.I375]&gt;=0;IF([.H376]=1;[.I375]+([.F376]*[.J376])-0;[.I375]);0)" office:value-type="float" office:value="7898.33043565284">
            <text:p>7898.3304356528</text:p>
          </table:table-cell>
          <table:table-cell table:formula="of:=IF([.I375]&gt;1000;[.I375]*0.5;1000)" office:value-type="float" office:value="3985.79940352054">
            <text:p>3985.7994035205</text:p>
          </table:table-cell>
          <table:table-cell table:number-columns-repeated="2"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2013-06-10 00:00:00</text:p>
          </table:table-cell>
          <table:table-cell table:number-columns-repeated="2" office:value-type="float" office:value="2.45">
            <text:p>2.45</text:p>
          </table:table-cell>
          <table:table-cell office:value-type="float" office:value="-0.0448979591836736">
            <text:p>-0.0448979592</text:p>
          </table:table-cell>
          <table:table-cell office:value-type="float" office:value="0.0163448506135759">
            <text:p>0.0163448506</text:p>
          </table:table-cell>
          <table:table-cell table:formula="of:=IF([.G377]&gt;0;1;0)" office:value-type="float" office:value="1">
            <text:p>1</text:p>
          </table:table-cell>
          <table:table-cell table:formula="of:=IF([.I376]&gt;=0;IF([.H377]=1;[.I376]+([.F377]*[.J377])-0;[.I376]);0)" office:value-type="float" office:value="7721.02097689328">
            <text:p>7721.0209768933</text:p>
          </table:table-cell>
          <table:table-cell table:formula="of:=IF([.I376]&gt;1000;[.I376]*0.5;1000)" office:value-type="float" office:value="3949.16521782642">
            <text:p>3949.1652178264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6-11 00:00:00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.0357142857142858">
            <text:p>0.0357142857</text:p>
          </table:table-cell>
          <table:table-cell office:value-type="float" office:value="0.0156479619412129">
            <text:p>0.0156479619</text:p>
          </table:table-cell>
          <table:table-cell table:formula="of:=IF([.G378]&gt;0;1;0)" office:value-type="float" office:value="1">
            <text:p>1</text:p>
          </table:table-cell>
          <table:table-cell table:formula="of:=IF([.I377]&gt;=0;IF([.H378]=1;[.I377]+([.F378]*[.J378])-0;[.I377]);0)" office:value-type="float" office:value="7858.89635148066">
            <text:p>7858.8963514807</text:p>
          </table:table-cell>
          <table:table-cell table:formula="of:=IF([.I377]&gt;1000;[.I377]*0.5;1000)" office:value-type="float" office:value="3860.51048844664">
            <text:p>3860.510488446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6-12 00:00:00</text:p>
          </table:table-cell>
          <table:table-cell table:number-columns-repeated="2" office:value-type="float" office:value="0.5075">
            <text:p>0.5075</text:p>
          </table:table-cell>
          <table:table-cell office:value-type="float" office:value="-0.0886699507389165">
            <text:p>-0.0886699507</text:p>
          </table:table-cell>
          <table:table-cell office:value-type="float" office:value="0.0874054876610105">
            <text:p>0.0874054877</text:p>
          </table:table-cell>
          <table:table-cell table:formula="of:=IF([.G379]&gt;0;1;0)" office:value-type="float" office:value="1">
            <text:p>1</text:p>
          </table:table-cell>
          <table:table-cell table:formula="of:=IF([.I378]&gt;=0;IF([.H379]=1;[.I378]+([.F379]*[.J379])-0;[.I378]);0)" office:value-type="float" office:value="7510.47237530664">
            <text:p>7510.4723753066</text:p>
          </table:table-cell>
          <table:table-cell table:formula="of:=IF([.I378]&gt;1000;[.I378]*0.5;1000)" office:value-type="float" office:value="3929.44817574033">
            <text:p>3929.4481757403</text:p>
          </table:table-cell>
          <table:table-cell table:number-columns-repeated="2"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2013-06-13 00:00:00</text:p>
          </table:table-cell>
          <table:table-cell table:number-columns-repeated="2" office:value-type="float" office:value="2.245">
            <text:p>2.245</text:p>
          </table:table-cell>
          <table:table-cell office:value-type="float" office:value="-0.0300668151447663">
            <text:p>-0.0300668151</text:p>
          </table:table-cell>
          <table:table-cell office:value-type="float" office:value="0.0134933943339911">
            <text:p>0.0134933943</text:p>
          </table:table-cell>
          <table:table-cell table:formula="of:=IF([.G380]&gt;0;1;0)" office:value-type="float" office:value="1">
            <text:p>1</text:p>
          </table:table-cell>
          <table:table-cell table:formula="of:=IF([.I379]&gt;=0;IF([.H380]=1;[.I379]+([.F380]*[.J380])-0;[.I379]);0)" office:value-type="float" office:value="7397.56438302753">
            <text:p>7397.5643830275</text:p>
          </table:table-cell>
          <table:table-cell table:formula="of:=IF([.I379]&gt;1000;[.I379]*0.5;1000)" office:value-type="float" office:value="3755.23618765332">
            <text:p>3755.2361876533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6-14 00:00:00</text:p>
          </table:table-cell>
          <table:table-cell table:number-columns-repeated="2" office:value-type="float" office:value="6.3925">
            <text:p>6.3925</text:p>
          </table:table-cell>
          <table:table-cell office:value-type="float" office:value="0.18928431755964">
            <text:p>0.1892843176</text:p>
          </table:table-cell>
          <table:table-cell office:value-type="float" office:value="0.0235543176957305">
            <text:p>0.0235543177</text:p>
          </table:table-cell>
          <table:table-cell table:formula="of:=IF([.G381]&gt;0;1;0)" office:value-type="float" office:value="1">
            <text:p>1</text:p>
          </table:table-cell>
          <table:table-cell table:formula="of:=IF([.I380]&gt;=0;IF([.H381]=1;[.I380]+([.F381]*[.J381])-0;[.I380]);0)" office:value-type="float" office:value="8097.68584594996">
            <text:p>8097.68584595</text:p>
          </table:table-cell>
          <table:table-cell table:formula="of:=IF([.I380]&gt;1000;[.I380]*0.5;1000)" office:value-type="float" office:value="3698.78219151377">
            <text:p>3698.7821915138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6-17 00:00:00</text:p>
          </table:table-cell>
          <table:table-cell table:number-columns-repeated="2" office:value-type="float" office:value="7.6025">
            <text:p>7.6025</text:p>
          </table:table-cell>
          <table:table-cell office:value-type="float" office:value="-0.0388030253206182">
            <text:p>-0.0388030253</text:p>
          </table:table-cell>
          <table:table-cell office:value-type="float" office:value="0.014607293490985">
            <text:p>0.0146072935</text:p>
          </table:table-cell>
          <table:table-cell table:formula="of:=IF([.G382]&gt;0;1;0)" office:value-type="float" office:value="1">
            <text:p>1</text:p>
          </table:table-cell>
          <table:table-cell table:formula="of:=IF([.I381]&gt;=0;IF([.H382]=1;[.I381]+([.F382]*[.J382])-0;[.I381]);0)" office:value-type="float" office:value="7940.57849149056">
            <text:p>7940.5784914906</text:p>
          </table:table-cell>
          <table:table-cell table:formula="of:=IF([.I381]&gt;1000;[.I381]*0.5;1000)" office:value-type="float" office:value="4048.84292297498">
            <text:p>4048.842922975</text:p>
          </table:table-cell>
          <table:table-cell table:number-columns-repeated="2"/>
        </table:table-row>
        <table:table-row table:style-name="ro1">
          <table:table-cell office:value-type="string">
            <text:p>ANAC</text:p>
          </table:table-cell>
          <table:table-cell office:value-type="float" office:value="1">
            <text:p>1</text:p>
          </table:table-cell>
          <table:table-cell office:value-type="string">
            <text:p>2013-06-18 00:00:00</text:p>
          </table:table-cell>
          <table:table-cell table:number-columns-repeated="2" office:value-type="float" office:value="5.1075">
            <text:p>5.1075</text:p>
          </table:table-cell>
          <table:table-cell office:value-type="float" office:value="0.0308370044052864">
            <text:p>0.0308370044</text:p>
          </table:table-cell>
          <table:table-cell office:value-type="float" office:value="0.0176933089045147">
            <text:p>0.0176933089</text:p>
          </table:table-cell>
          <table:table-cell table:formula="of:=IF([.G383]&gt;0;1;0)" office:value-type="float" office:value="1">
            <text:p>1</text:p>
          </table:table-cell>
          <table:table-cell table:formula="of:=IF([.I382]&gt;=0;IF([.H383]=1;[.I382]+([.F383]*[.J383])-0;[.I382]);0)" office:value-type="float" office:value="8063.01031845187">
            <text:p>8063.0103184519</text:p>
          </table:table-cell>
          <table:table-cell table:formula="of:=IF([.I382]&gt;1000;[.I382]*0.5;1000)" office:value-type="float" office:value="3970.28924574528">
            <text:p>3970.2892457453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6-19 00:00:00</text:p>
          </table:table-cell>
          <table:table-cell table:number-columns-repeated="2" office:value-type="float" office:value="7.1025">
            <text:p>7.1025</text:p>
          </table:table-cell>
          <table:table-cell office:value-type="float" office:value="-0.00844772967265039">
            <text:p>-0.0084477297</text:p>
          </table:table-cell>
          <table:table-cell office:value-type="float" office:value="0.0400984361686395">
            <text:p>0.0400984362</text:p>
          </table:table-cell>
          <table:table-cell table:formula="of:=IF([.G384]&gt;0;1;0)" office:value-type="float" office:value="1">
            <text:p>1</text:p>
          </table:table-cell>
          <table:table-cell table:formula="of:=IF([.I383]&gt;=0;IF([.H384]=1;[.I383]+([.F384]*[.J384])-0;[.I383]);0)" office:value-type="float" office:value="8028.95325269283">
            <text:p>8028.9532526928</text:p>
          </table:table-cell>
          <table:table-cell table:formula="of:=IF([.I383]&gt;1000;[.I383]*0.5;1000)" office:value-type="float" office:value="4031.50515922594">
            <text:p>4031.5051592259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6-20 00:00:00</text:p>
          </table:table-cell>
          <table:table-cell table:number-columns-repeated="2" office:value-type="float" office:value="7.0425">
            <text:p>7.0425</text:p>
          </table:table-cell>
          <table:table-cell office:value-type="float" office:value="-0.0461483848065318">
            <text:p>-0.0461483848</text:p>
          </table:table-cell>
          <table:table-cell office:value-type="float" office:value="0.0431399952941824">
            <text:p>0.0431399953</text:p>
          </table:table-cell>
          <table:table-cell table:formula="of:=IF([.G385]&gt;0;1;0)" office:value-type="float" office:value="1">
            <text:p>1</text:p>
          </table:table-cell>
          <table:table-cell table:formula="of:=IF([.I384]&gt;=0;IF([.H385]=1;[.I384]+([.F385]*[.J385])-0;[.I384]);0)" office:value-type="float" office:value="7843.69164054337">
            <text:p>7843.6916405434</text:p>
          </table:table-cell>
          <table:table-cell table:formula="of:=IF([.I384]&gt;1000;[.I384]*0.5;1000)" office:value-type="float" office:value="4014.47662634642">
            <text:p>4014.4766263464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6-21 00:00:00</text:p>
          </table:table-cell>
          <table:table-cell table:number-columns-repeated="2" office:value-type="float" office:value="2.97">
            <text:p>2.97</text:p>
          </table:table-cell>
          <table:table-cell office:value-type="float" office:value="-0.0252525252525253">
            <text:p>-0.0252525253</text:p>
          </table:table-cell>
          <table:table-cell office:value-type="float" office:value="0.0207550434438414">
            <text:p>0.0207550434</text:p>
          </table:table-cell>
          <table:table-cell table:formula="of:=IF([.G386]&gt;0;1;0)" office:value-type="float" office:value="1">
            <text:p>1</text:p>
          </table:table-cell>
          <table:table-cell table:formula="of:=IF([.I385]&gt;=0;IF([.H386]=1;[.I385]+([.F386]*[.J386])-0;[.I385]);0)" office:value-type="float" office:value="7744.65512993045">
            <text:p>7744.6551299305</text:p>
          </table:table-cell>
          <table:table-cell table:formula="of:=IF([.I385]&gt;1000;[.I385]*0.5;1000)" office:value-type="float" office:value="3921.84582027169">
            <text:p>3921.8458202717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6-24 00:00:00</text:p>
          </table:table-cell>
          <table:table-cell table:number-columns-repeated="2" office:value-type="float" office:value="9.14">
            <text:p>9.14</text:p>
          </table:table-cell>
          <table:table-cell office:value-type="float" office:value="-0.0782275711159737">
            <text:p>-0.0782275711</text:p>
          </table:table-cell>
          <table:table-cell office:value-type="float" office:value="0.0242348037954402">
            <text:p>0.0242348038</text:p>
          </table:table-cell>
          <table:table-cell table:formula="of:=IF([.G387]&gt;0;1;0)" office:value-type="float" office:value="1">
            <text:p>1</text:p>
          </table:table-cell>
          <table:table-cell table:formula="of:=IF([.I386]&gt;=0;IF([.H387]=1;[.I386]+([.F387]*[.J387])-0;[.I386]);0)" office:value-type="float" office:value="7441.73234995779">
            <text:p>7441.7323499578</text:p>
          </table:table-cell>
          <table:table-cell table:formula="of:=IF([.I386]&gt;1000;[.I386]*0.5;1000)" office:value-type="float" office:value="3872.32756496523">
            <text:p>3872.3275649652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06-25 00:00:00</text:p>
          </table:table-cell>
          <table:table-cell table:number-columns-repeated="2" office:value-type="float" office:value="3.01">
            <text:p>3.01</text:p>
          </table:table-cell>
          <table:table-cell office:value-type="float" office:value="0.048172757475083">
            <text:p>0.0481727575</text:p>
          </table:table-cell>
          <table:table-cell office:value-type="float" office:value="0.0164662377440491">
            <text:p>0.0164662377</text:p>
          </table:table-cell>
          <table:table-cell table:formula="of:=IF([.G388]&gt;0;1;0)" office:value-type="float" office:value="1">
            <text:p>1</text:p>
          </table:table-cell>
          <table:table-cell table:formula="of:=IF([.I387]&gt;=0;IF([.H388]=1;[.I387]+([.F388]*[.J388])-0;[.I387]);0)" office:value-type="float" office:value="7620.97673380229">
            <text:p>7620.9767338023</text:p>
          </table:table-cell>
          <table:table-cell table:formula="of:=IF([.I387]&gt;1000;[.I387]*0.5;1000)" office:value-type="float" office:value="3720.86617497889">
            <text:p>3720.8661749789</text:p>
          </table:table-cell>
          <table:table-cell table:number-columns-repeated="2"/>
        </table:table-row>
        <table:table-row table:style-name="ro1">
          <table:table-cell office:value-type="string">
            <text:p>SDCJF</text:p>
          </table:table-cell>
          <table:table-cell office:value-type="float" office:value="1">
            <text:p>1</text:p>
          </table:table-cell>
          <table:table-cell office:value-type="string">
            <text:p>2013-06-26 00:00:00</text:p>
          </table:table-cell>
          <table:table-cell table:number-columns-repeated="2" office:value-type="float" office:value="0.785">
            <text:p>0.785</text:p>
          </table:table-cell>
          <table:table-cell office:value-type="float" office:value="0.00636942675159235">
            <text:p>0.0063694268</text:p>
          </table:table-cell>
          <table:table-cell office:value-type="float" office:value="0.246771070998845">
            <text:p>0.246771071</text:p>
          </table:table-cell>
          <table:table-cell table:formula="of:=IF([.G389]&gt;0;1;0)" office:value-type="float" office:value="1">
            <text:p>1</text:p>
          </table:table-cell>
          <table:table-cell table:formula="of:=IF([.I388]&gt;=0;IF([.H389]=1;[.I388]+([.F389]*[.J389])-0;[.I388]);0)" office:value-type="float" office:value="7645.24736034306">
            <text:p>7645.2473603431</text:p>
          </table:table-cell>
          <table:table-cell table:formula="of:=IF([.I388]&gt;1000;[.I388]*0.5;1000)" office:value-type="float" office:value="3810.48836690114">
            <text:p>3810.4883669012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6-27 00:00:00</text:p>
          </table:table-cell>
          <table:table-cell table:number-columns-repeated="2" office:value-type="float" office:value="6.1525">
            <text:p>6.1525</text:p>
          </table:table-cell>
          <table:table-cell office:value-type="float" office:value="-0.0511986997155628">
            <text:p>-0.0511986997</text:p>
          </table:table-cell>
          <table:table-cell office:value-type="float" office:value="0.0134348413219743">
            <text:p>0.0134348413</text:p>
          </table:table-cell>
          <table:table-cell table:formula="of:=IF([.G390]&gt;0;1;0)" office:value-type="float" office:value="1">
            <text:p>1</text:p>
          </table:table-cell>
          <table:table-cell table:formula="of:=IF([.I389]&gt;=0;IF([.H390]=1;[.I389]+([.F390]*[.J390])-0;[.I389]);0)" office:value-type="float" office:value="7449.53399841636">
            <text:p>7449.5339984164</text:p>
          </table:table-cell>
          <table:table-cell table:formula="of:=IF([.I389]&gt;1000;[.I389]*0.5;1000)" office:value-type="float" office:value="3822.62368017153">
            <text:p>3822.623680171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6-28 00:00:00</text:p>
          </table:table-cell>
          <table:table-cell table:number-columns-repeated="2" office:value-type="float" office:value="0.3725">
            <text:p>0.3725</text:p>
          </table:table-cell>
          <table:table-cell office:value-type="float" office:value="0.0268456375838926">
            <text:p>0.0268456376</text:p>
          </table:table-cell>
          <table:table-cell office:value-type="float" office:value="0.0130362023849923">
            <text:p>0.0130362024</text:p>
          </table:table-cell>
          <table:table-cell table:formula="of:=IF([.G391]&gt;0;1;0)" office:value-type="float" office:value="1">
            <text:p>1</text:p>
          </table:table-cell>
          <table:table-cell table:formula="of:=IF([.I390]&gt;=0;IF([.H391]=1;[.I390]+([.F391]*[.J391])-0;[.I390]);0)" office:value-type="float" office:value="7549.52774336154">
            <text:p>7549.5277433615</text:p>
          </table:table-cell>
          <table:table-cell table:formula="of:=IF([.I390]&gt;1000;[.I390]*0.5;1000)" office:value-type="float" office:value="3724.76699920818">
            <text:p>3724.7669992082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7-01 00:00:00</text:p>
          </table:table-cell>
          <table:table-cell table:number-columns-repeated="2" office:value-type="float" office:value="2.79">
            <text:p>2.79</text:p>
          </table:table-cell>
          <table:table-cell office:value-type="float" office:value="-0.0367383512544803">
            <text:p>-0.0367383513</text:p>
          </table:table-cell>
          <table:table-cell office:value-type="float" office:value="0.0118477905589232">
            <text:p>0.0118477906</text:p>
          </table:table-cell>
          <table:table-cell table:formula="of:=IF([.G392]&gt;0;1;0)" office:value-type="float" office:value="1">
            <text:p>1</text:p>
          </table:table-cell>
          <table:table-cell table:formula="of:=IF([.I391]&gt;=0;IF([.H392]=1;[.I391]+([.F392]*[.J392])-0;[.I391]);0)" office:value-type="float" office:value="7410.84914234101">
            <text:p>7410.849142341</text:p>
          </table:table-cell>
          <table:table-cell table:formula="of:=IF([.I391]&gt;1000;[.I391]*0.5;1000)" office:value-type="float" office:value="3774.76387168077">
            <text:p>3774.7638716808</text:p>
          </table:table-cell>
          <table:table-cell table:number-columns-repeated="2"/>
        </table:table-row>
        <table:table-row table:style-name="ro1">
          <table:table-cell office:value-type="string">
            <text:p>EBIX</text:p>
          </table:table-cell>
          <table:table-cell office:value-type="float" office:value="1.00529661016949">
            <text:p>1.0052966102</text:p>
          </table:table-cell>
          <table:table-cell office:value-type="string">
            <text:p>2013-07-02 00:00:00</text:p>
          </table:table-cell>
          <table:table-cell office:value-type="float" office:value="9.6025">
            <text:p>9.6025</text:p>
          </table:table-cell>
          <table:table-cell office:value-type="float" office:value="9.55190727081138">
            <text:p>9.5519072708</text:p>
          </table:table-cell>
          <table:table-cell office:value-type="float" office:value="-0.00666581189360305">
            <text:p>-0.0066658119</text:p>
          </table:table-cell>
          <table:table-cell office:value-type="float" office:value="0.0199750424321611">
            <text:p>0.0199750424</text:p>
          </table:table-cell>
          <table:table-cell table:formula="of:=IF([.G393]&gt;0;1;0)" office:value-type="float" office:value="1">
            <text:p>1</text:p>
          </table:table-cell>
          <table:table-cell table:formula="of:=IF([.I392]&gt;=0;IF([.H393]=1;[.I392]+([.F393]*[.J393])-0;[.I392]);0)" office:value-type="float" office:value="7386.14947916365">
            <text:p>7386.1494791637</text:p>
          </table:table-cell>
          <table:table-cell table:formula="of:=IF([.I392]&gt;1000;[.I392]*0.5;1000)" office:value-type="float" office:value="3705.42457117051">
            <text:p>3705.424571170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7-03 00:00:00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107142857142857">
            <text:p>0.1071428571</text:p>
          </table:table-cell>
          <table:table-cell office:value-type="float" office:value="0.0398017739075">
            <text:p>0.0398017739</text:p>
          </table:table-cell>
          <table:table-cell table:formula="of:=IF([.G394]&gt;0;1;0)" office:value-type="float" office:value="1">
            <text:p>1</text:p>
          </table:table-cell>
          <table:table-cell table:formula="of:=IF([.I393]&gt;=0;IF([.H394]=1;[.I393]+([.F394]*[.J394])-0;[.I393]);0)" office:value-type="float" office:value="7781.83605840456">
            <text:p>7781.8360584046</text:p>
          </table:table-cell>
          <table:table-cell table:formula="of:=IF([.I393]&gt;1000;[.I393]*0.5;1000)" office:value-type="float" office:value="3693.07473958183">
            <text:p>3693.0747395818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7-04 00:00:00</text:p>
          </table:table-cell>
          <table:table-cell table:number-columns-repeated="2" office:value-type="float" office:value="2.64">
            <text:p>2.64</text:p>
          </table:table-cell>
          <table:table-cell office:value-type="float" office:value="0.0757575757575757">
            <text:p>0.0757575758</text:p>
          </table:table-cell>
          <table:table-cell office:value-type="float" office:value="-0.00648467684716699">
            <text:p>-0.0064846768</text:p>
          </table:table-cell>
          <table:table-cell table:formula="of:=IF([.G395]&gt;0;1;0)" office:value-type="float" office:value="0">
            <text:p>0</text:p>
          </table:table-cell>
          <table:table-cell table:formula="of:=IF([.I394]&gt;=0;IF([.H395]=1;[.I394]+([.F395]*[.J395])-0;[.I394]);0)" office:value-type="float" office:value="7781.83605840456">
            <text:p>7781.8360584046</text:p>
          </table:table-cell>
          <table:table-cell table:formula="of:=IF([.I394]&gt;1000;[.I394]*0.5;1000)" office:value-type="float" office:value="3890.91802920228">
            <text:p>3890.9180292023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3-07-05 00:00:00</text:p>
          </table:table-cell>
          <table:table-cell table:number-columns-repeated="2" office:value-type="float" office:value="6.4775">
            <text:p>6.4775</text:p>
          </table:table-cell>
          <table:table-cell office:value-type="float" office:value="-0.000385951370127424">
            <text:p>-0.0003859514</text:p>
          </table:table-cell>
          <table:table-cell office:value-type="float" office:value="0.0104147500119733">
            <text:p>0.01041475</text:p>
          </table:table-cell>
          <table:table-cell table:formula="of:=IF([.G396]&gt;0;1;0)" office:value-type="float" office:value="1">
            <text:p>1</text:p>
          </table:table-cell>
          <table:table-cell table:formula="of:=IF([.I395]&gt;=0;IF([.H396]=1;[.I395]+([.F396]*[.J396])-0;[.I395]);0)" office:value-type="float" office:value="7780.33435326014">
            <text:p>7780.3343532601</text:p>
          </table:table-cell>
          <table:table-cell table:formula="of:=IF([.I395]&gt;1000;[.I395]*0.5;1000)" office:value-type="float" office:value="3890.91802920228">
            <text:p>3890.918029202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7-08 00:00:00</text:p>
          </table:table-cell>
          <table:table-cell table:number-columns-repeated="2" office:value-type="float" office:value="31.5525">
            <text:p>31.5525</text:p>
          </table:table-cell>
          <table:table-cell office:value-type="float" office:value="0.0664765074082878">
            <text:p>0.0664765074</text:p>
          </table:table-cell>
          <table:table-cell office:value-type="float" office:value="0.00923293335251876">
            <text:p>0.0092329334</text:p>
          </table:table-cell>
          <table:table-cell table:formula="of:=IF([.G397]&gt;0;1;0)" office:value-type="float" office:value="1">
            <text:p>1</text:p>
          </table:table-cell>
          <table:table-cell table:formula="of:=IF([.I396]&gt;=0;IF([.H397]=1;[.I396]+([.F397]*[.J397])-0;[.I396]);0)" office:value-type="float" office:value="8038.93908039687">
            <text:p>8038.9390803969</text:p>
          </table:table-cell>
          <table:table-cell table:formula="of:=IF([.I396]&gt;1000;[.I396]*0.5;1000)" office:value-type="float" office:value="3890.16717663007">
            <text:p>3890.1671766301</text:p>
          </table:table-cell>
          <table:table-cell table:number-columns-repeated="2"/>
        </table:table-row>
        <table:table-row table:style-name="ro1">
          <table:table-cell office:value-type="string">
            <text:p>MHO</text:p>
          </table:table-cell>
          <table:table-cell office:value-type="float" office:value="1">
            <text:p>1</text:p>
          </table:table-cell>
          <table:table-cell office:value-type="string">
            <text:p>2013-07-09 00:00:00</text:p>
          </table:table-cell>
          <table:table-cell table:number-columns-repeated="2" office:value-type="float" office:value="22.6525">
            <text:p>22.6525</text:p>
          </table:table-cell>
          <table:table-cell office:value-type="float" office:value="0.0239487915241143">
            <text:p>0.0239487915</text:p>
          </table:table-cell>
          <table:table-cell office:value-type="float" office:value="0.0151047307919289">
            <text:p>0.0151047308</text:p>
          </table:table-cell>
          <table:table-cell table:formula="of:=IF([.G398]&gt;0;1;0)" office:value-type="float" office:value="1">
            <text:p>1</text:p>
          </table:table-cell>
          <table:table-cell table:formula="of:=IF([.I397]&gt;=0;IF([.H398]=1;[.I397]+([.F398]*[.J398])-0;[.I397]);0)" office:value-type="float" office:value="8135.2005184526">
            <text:p>8135.2005184526</text:p>
          </table:table-cell>
          <table:table-cell table:formula="of:=IF([.I397]&gt;1000;[.I397]*0.5;1000)" office:value-type="float" office:value="4019.46954019843">
            <text:p>4019.4695401984</text:p>
          </table:table-cell>
          <table:table-cell table:number-columns-repeated="2"/>
        </table:table-row>
        <table:table-row table:style-name="ro1">
          <table:table-cell office:value-type="string">
            <text:p>EZPW</text:p>
          </table:table-cell>
          <table:table-cell office:value-type="float" office:value="1">
            <text:p>1</text:p>
          </table:table-cell>
          <table:table-cell office:value-type="string">
            <text:p>2013-07-10 00:00:00</text:p>
          </table:table-cell>
          <table:table-cell table:number-columns-repeated="2" office:value-type="float" office:value="18.7725">
            <text:p>18.7725</text:p>
          </table:table-cell>
          <table:table-cell office:value-type="float" office:value="0.00253029697696094">
            <text:p>0.002530297</text:p>
          </table:table-cell>
          <table:table-cell office:value-type="float" office:value="0.0148033874078159">
            <text:p>0.0148033874</text:p>
          </table:table-cell>
          <table:table-cell table:formula="of:=IF([.G399]&gt;0;1;0)" office:value-type="float" office:value="1">
            <text:p>1</text:p>
          </table:table-cell>
          <table:table-cell table:formula="of:=IF([.I398]&gt;=0;IF([.H399]=1;[.I398]+([.F399]*[.J399])-0;[.I398]);0)" office:value-type="float" office:value="8145.49275509201">
            <text:p>8145.492755092</text:p>
          </table:table-cell>
          <table:table-cell table:formula="of:=IF([.I398]&gt;1000;[.I398]*0.5;1000)" office:value-type="float" office:value="4067.6002592263">
            <text:p>4067.6002592263</text:p>
          </table:table-cell>
          <table:table-cell table:number-columns-repeated="2"/>
        </table:table-row>
        <table:table-row table:style-name="ro1">
          <table:table-cell office:value-type="string">
            <text:p>PRFT</text:p>
          </table:table-cell>
          <table:table-cell office:value-type="float" office:value="1">
            <text:p>1</text:p>
          </table:table-cell>
          <table:table-cell office:value-type="string">
            <text:p>2013-07-11 00:00:00</text:p>
          </table:table-cell>
          <table:table-cell table:number-columns-repeated="2" office:value-type="float" office:value="13.1475">
            <text:p>13.1475</text:p>
          </table:table-cell>
          <table:table-cell office:value-type="float" office:value="0.0249096786461302">
            <text:p>0.0249096786</text:p>
          </table:table-cell>
          <table:table-cell office:value-type="float" office:value="0.0190563179527305">
            <text:p>0.019056318</text:p>
          </table:table-cell>
          <table:table-cell table:formula="of:=IF([.G400]&gt;0;1;0)" office:value-type="float" office:value="1">
            <text:p>1</text:p>
          </table:table-cell>
          <table:table-cell table:formula="of:=IF([.I399]&gt;=0;IF([.H400]=1;[.I399]+([.F400]*[.J400])-0;[.I399]);0)" office:value-type="float" office:value="8246.94355856387">
            <text:p>8246.9435585639</text:p>
          </table:table-cell>
          <table:table-cell table:formula="of:=IF([.I399]&gt;1000;[.I399]*0.5;1000)" office:value-type="float" office:value="4072.74637754601">
            <text:p>4072.746377546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3-07-12 00:00:00</text:p>
          </table:table-cell>
          <table:table-cell table:number-columns-repeated="2" office:value-type="float" office:value="1.275">
            <text:p>1.275</text:p>
          </table:table-cell>
          <table:table-cell office:value-type="float" office:value="-0.0156862745098038">
            <text:p>-0.0156862745</text:p>
          </table:table-cell>
          <table:table-cell office:value-type="float" office:value="0.025180975786114">
            <text:p>0.0251809758</text:p>
          </table:table-cell>
          <table:table-cell table:formula="of:=IF([.G401]&gt;0;1;0)" office:value-type="float" office:value="1">
            <text:p>1</text:p>
          </table:table-cell>
          <table:table-cell table:formula="of:=IF([.I400]&gt;=0;IF([.H401]=1;[.I400]+([.F401]*[.J401])-0;[.I400]);0)" office:value-type="float" office:value="8182.26164830063">
            <text:p>8182.2616483006</text:p>
          </table:table-cell>
          <table:table-cell table:formula="of:=IF([.I400]&gt;1000;[.I400]*0.5;1000)" office:value-type="float" office:value="4123.47177928194">
            <text:p>4123.4717792819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7-15 00:00:00</text:p>
          </table:table-cell>
          <table:table-cell table:number-columns-repeated="2" office:value-type="float" office:value="1.23">
            <text:p>1.23</text:p>
          </table:table-cell>
          <table:table-cell office:value-type="float" office:value="0.0345528455284552">
            <text:p>0.0345528455</text:p>
          </table:table-cell>
          <table:table-cell office:value-type="float" office:value="0.0123504133973566">
            <text:p>0.0123504134</text:p>
          </table:table-cell>
          <table:table-cell table:formula="of:=IF([.G402]&gt;0;1;0)" office:value-type="float" office:value="1">
            <text:p>1</text:p>
          </table:table-cell>
          <table:table-cell table:formula="of:=IF([.I401]&gt;=0;IF([.H402]=1;[.I401]+([.F402]*[.J402])-0;[.I401]);0)" office:value-type="float" office:value="8323.6218597042">
            <text:p>8323.6218597042</text:p>
          </table:table-cell>
          <table:table-cell table:formula="of:=IF([.I401]&gt;1000;[.I401]*0.5;1000)" office:value-type="float" office:value="4091.13082415031">
            <text:p>4091.1308241503</text:p>
          </table:table-cell>
          <table:table-cell table:number-columns-repeated="2"/>
        </table:table-row>
        <table:table-row table:style-name="ro1">
          <table:table-cell office:value-type="string">
            <text:p>PKOH</text:p>
          </table:table-cell>
          <table:table-cell office:value-type="float" office:value="1">
            <text:p>1</text:p>
          </table:table-cell>
          <table:table-cell office:value-type="string">
            <text:p>2013-07-16 00:00:00</text:p>
          </table:table-cell>
          <table:table-cell table:number-columns-repeated="2" office:value-type="float" office:value="35.9975">
            <text:p>35.9975</text:p>
          </table:table-cell>
          <table:table-cell office:value-type="float" office:value="0.0102784915619139">
            <text:p>0.0102784916</text:p>
          </table:table-cell>
          <table:table-cell office:value-type="float" office:value="0.167435002975034">
            <text:p>0.167435003</text:p>
          </table:table-cell>
          <table:table-cell table:formula="of:=IF([.G403]&gt;0;1;0)" office:value-type="float" office:value="1">
            <text:p>1</text:p>
          </table:table-cell>
          <table:table-cell table:formula="of:=IF([.I402]&gt;=0;IF([.H403]=1;[.I402]+([.F403]*[.J403])-0;[.I402]);0)" office:value-type="float" office:value="8366.39899822896">
            <text:p>8366.398998229</text:p>
          </table:table-cell>
          <table:table-cell table:formula="of:=IF([.I402]&gt;1000;[.I402]*0.5;1000)" office:value-type="float" office:value="4161.8109298521">
            <text:p>4161.8109298521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7-17 00:00:00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0.0491803278688525">
            <text:p>0.0491803279</text:p>
          </table:table-cell>
          <table:table-cell office:value-type="float" office:value="0.0281960157895392">
            <text:p>0.0281960158</text:p>
          </table:table-cell>
          <table:table-cell table:formula="of:=IF([.G404]&gt;0;1;0)" office:value-type="float" office:value="1">
            <text:p>1</text:p>
          </table:table-cell>
          <table:table-cell table:formula="of:=IF([.I403]&gt;=0;IF([.H404]=1;[.I403]+([.F404]*[.J404])-0;[.I403]);0)" office:value-type="float" office:value="8572.13012113623">
            <text:p>8572.1301211362</text:p>
          </table:table-cell>
          <table:table-cell table:formula="of:=IF([.I403]&gt;1000;[.I403]*0.5;1000)" office:value-type="float" office:value="4183.19949911448">
            <text:p>4183.1994991145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7-18 00:00:00</text:p>
          </table:table-cell>
          <table:table-cell table:number-columns-repeated="2" office:value-type="float" office:value="1.28">
            <text:p>1.28</text:p>
          </table:table-cell>
          <table:table-cell office:value-type="float" office:value="-0.03125">
            <text:p>-0.03125</text:p>
          </table:table-cell>
          <table:table-cell office:value-type="float" office:value="0.0126497738108992">
            <text:p>0.0126497738</text:p>
          </table:table-cell>
          <table:table-cell table:formula="of:=IF([.G405]&gt;0;1;0)" office:value-type="float" office:value="1">
            <text:p>1</text:p>
          </table:table-cell>
          <table:table-cell table:formula="of:=IF([.I404]&gt;=0;IF([.H405]=1;[.I404]+([.F405]*[.J405])-0;[.I404]);0)" office:value-type="float" office:value="8438.19058799348">
            <text:p>8438.1905879935</text:p>
          </table:table-cell>
          <table:table-cell table:formula="of:=IF([.I404]&gt;1000;[.I404]*0.5;1000)" office:value-type="float" office:value="4286.06506056812">
            <text:p>4286.0650605681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3-07-19 00:00:00</text:p>
          </table:table-cell>
          <table:table-cell table:number-columns-repeated="2" office:value-type="float" office:value="19.23">
            <text:p>19.23</text:p>
          </table:table-cell>
          <table:table-cell office:value-type="float" office:value="0.0243109724388972">
            <text:p>0.0243109724</text:p>
          </table:table-cell>
          <table:table-cell office:value-type="float" office:value="0.0295472531701204">
            <text:p>0.0295472532</text:p>
          </table:table-cell>
          <table:table-cell table:formula="of:=IF([.G406]&gt;0;1;0)" office:value-type="float" office:value="1">
            <text:p>1</text:p>
          </table:table-cell>
          <table:table-cell table:formula="of:=IF([.I405]&gt;=0;IF([.H406]=1;[.I405]+([.F406]*[.J406])-0;[.I405]);0)" office:value-type="float" office:value="8540.76089740291">
            <text:p>8540.7608974029</text:p>
          </table:table-cell>
          <table:table-cell table:formula="of:=IF([.I405]&gt;1000;[.I405]*0.5;1000)" office:value-type="float" office:value="4219.09529399674">
            <text:p>4219.0952939967</text:p>
          </table:table-cell>
          <table:table-cell table:number-columns-repeated="2"/>
        </table:table-row>
        <table:table-row table:style-name="ro1">
          <table:table-cell office:value-type="string">
            <text:p>PGI</text:p>
          </table:table-cell>
          <table:table-cell office:value-type="float" office:value="1">
            <text:p>1</text:p>
          </table:table-cell>
          <table:table-cell office:value-type="string">
            <text:p>2013-07-22 00:00:00</text:p>
          </table:table-cell>
          <table:table-cell table:number-columns-repeated="2" office:value-type="float" office:value="10.89">
            <text:p>10.89</text:p>
          </table:table-cell>
          <table:table-cell office:value-type="float" office:value="-0.00734618916437102">
            <text:p>-0.0073461892</text:p>
          </table:table-cell>
          <table:table-cell office:value-type="float" office:value="0.0108902936706148">
            <text:p>0.0108902937</text:p>
          </table:table-cell>
          <table:table-cell table:formula="of:=IF([.G407]&gt;0;1;0)" office:value-type="float" office:value="1">
            <text:p>1</text:p>
          </table:table-cell>
          <table:table-cell table:formula="of:=IF([.I406]&gt;=0;IF([.H407]=1;[.I406]+([.F407]*[.J407])-0;[.I406]);0)" office:value-type="float" office:value="8509.38987482292">
            <text:p>8509.3898748229</text:p>
          </table:table-cell>
          <table:table-cell table:formula="of:=IF([.I406]&gt;1000;[.I406]*0.5;1000)" office:value-type="float" office:value="4270.38044870146">
            <text:p>4270.3804487015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7-23 00:00:00</text:p>
          </table:table-cell>
          <table:table-cell table:number-columns-repeated="2" office:value-type="float" office:value="4.0325">
            <text:p>4.0325</text:p>
          </table:table-cell>
          <table:table-cell office:value-type="float" office:value="0.133911965282083">
            <text:p>0.1339119653</text:p>
          </table:table-cell>
          <table:table-cell office:value-type="float" office:value="0.108201431224924">
            <text:p>0.1082014312</text:p>
          </table:table-cell>
          <table:table-cell table:formula="of:=IF([.G408]&gt;0;1;0)" office:value-type="float" office:value="1">
            <text:p>1</text:p>
          </table:table-cell>
          <table:table-cell table:formula="of:=IF([.I407]&gt;=0;IF([.H408]=1;[.I407]+([.F408]*[.J408])-0;[.I407]);0)" office:value-type="float" office:value="9079.14443556742">
            <text:p>9079.1444355674</text:p>
          </table:table-cell>
          <table:table-cell table:formula="of:=IF([.I407]&gt;1000;[.I407]*0.5;1000)" office:value-type="float" office:value="4254.69493741146">
            <text:p>4254.6949374115</text:p>
          </table:table-cell>
          <table:table-cell table:number-columns-repeated="2"/>
        </table:table-row>
        <table:table-row table:style-name="ro1">
          <table:table-cell office:value-type="string">
            <text:p>TC</text:p>
          </table:table-cell>
          <table:table-cell office:value-type="float" office:value="1">
            <text:p>1</text:p>
          </table:table-cell>
          <table:table-cell office:value-type="string">
            <text:p>2013-07-24 00:00:00</text:p>
          </table:table-cell>
          <table:table-cell table:number-columns-repeated="2" office:value-type="float" office:value="3.095">
            <text:p>3.095</text:p>
          </table:table-cell>
          <table:table-cell office:value-type="float" office:value="-0.0177705977382875">
            <text:p>-0.0177705977</text:p>
          </table:table-cell>
          <table:table-cell office:value-type="float" office:value="0.371295406577768">
            <text:p>0.3712954066</text:p>
          </table:table-cell>
          <table:table-cell table:formula="of:=IF([.G409]&gt;0;1;0)" office:value-type="float" office:value="1">
            <text:p>1</text:p>
          </table:table-cell>
          <table:table-cell table:formula="of:=IF([.I408]&gt;=0;IF([.H409]=1;[.I408]+([.F409]*[.J409])-0;[.I408]);0)" office:value-type="float" office:value="8998.47352378128">
            <text:p>8998.4735237813</text:p>
          </table:table-cell>
          <table:table-cell table:formula="of:=IF([.I408]&gt;1000;[.I408]*0.5;1000)" office:value-type="float" office:value="4539.57221778371">
            <text:p>4539.5722177837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07-25 00:00:00</text:p>
          </table:table-cell>
          <table:table-cell table:number-columns-repeated="2" office:value-type="float" office:value="16.22">
            <text:p>16.22</text:p>
          </table:table-cell>
          <table:table-cell office:value-type="float" office:value="0.00200369913686793">
            <text:p>0.0020036991</text:p>
          </table:table-cell>
          <table:table-cell office:value-type="float" office:value="0.0226966012148172">
            <text:p>0.0226966012</text:p>
          </table:table-cell>
          <table:table-cell table:formula="of:=IF([.G410]&gt;0;1;0)" office:value-type="float" office:value="1">
            <text:p>1</text:p>
          </table:table-cell>
          <table:table-cell table:formula="of:=IF([.I409]&gt;=0;IF([.H410]=1;[.I409]+([.F410]*[.J410])-0;[.I409]);0)" office:value-type="float" office:value="9007.48864059764">
            <text:p>9007.4886405976</text:p>
          </table:table-cell>
          <table:table-cell table:formula="of:=IF([.I409]&gt;1000;[.I409]*0.5;1000)" office:value-type="float" office:value="4499.23676189064">
            <text:p>4499.2367618906</text:p>
          </table:table-cell>
          <table:table-cell table:number-columns-repeated="2"/>
        </table:table-row>
        <table:table-row table:style-name="ro1">
          <table:table-cell office:value-type="string">
            <text:p>WG</text:p>
          </table:table-cell>
          <table:table-cell office:value-type="float" office:value="1">
            <text:p>1</text:p>
          </table:table-cell>
          <table:table-cell office:value-type="string">
            <text:p>2013-07-26 00:00:00</text:p>
          </table:table-cell>
          <table:table-cell table:number-columns-repeated="2" office:value-type="float" office:value="7.4275">
            <text:p>7.4275</text:p>
          </table:table-cell>
          <table:table-cell office:value-type="float" office:value="-0.0249074385728709">
            <text:p>-0.0249074386</text:p>
          </table:table-cell>
          <table:table-cell office:value-type="float" office:value="0.0128744275781755">
            <text:p>0.0128744276</text:p>
          </table:table-cell>
          <table:table-cell table:formula="of:=IF([.G411]&gt;0;1;0)" office:value-type="float" office:value="1">
            <text:p>1</text:p>
          </table:table-cell>
          <table:table-cell table:formula="of:=IF([.I410]&gt;=0;IF([.H411]=1;[.I410]+([.F411]*[.J411])-0;[.I410]);0)" office:value-type="float" office:value="8895.31190559188">
            <text:p>8895.3119055919</text:p>
          </table:table-cell>
          <table:table-cell table:formula="of:=IF([.I410]&gt;1000;[.I410]*0.5;1000)" office:value-type="float" office:value="4503.74432029882">
            <text:p>4503.7443202988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6875">
            <text:p>2.46875</text:p>
          </table:table-cell>
          <table:table-cell office:value-type="string">
            <text:p>2013-07-29 00:00:00</text:p>
          </table:table-cell>
          <table:table-cell office:value-type="float" office:value="0.78">
            <text:p>0.78</text:p>
          </table:table-cell>
          <table:table-cell office:value-type="float" office:value="0.315949367088608">
            <text:p>0.3159493671</text:p>
          </table:table-cell>
          <table:table-cell office:value-type="float" office:value="0.031415264423077">
            <text:p>0.0314152644</text:p>
          </table:table-cell>
          <table:table-cell office:value-type="float" office:value="0.0325253194158161">
            <text:p>0.0325253194</text:p>
          </table:table-cell>
          <table:table-cell table:formula="of:=IF([.G412]&gt;0;1;0)" office:value-type="float" office:value="1">
            <text:p>1</text:p>
          </table:table-cell>
          <table:table-cell table:formula="of:=IF([.I411]&gt;=0;IF([.H412]=1;[.I411]+([.F412]*[.J412])-0;[.I411]);0)" office:value-type="float" office:value="9035.03619341184">
            <text:p>9035.0361934118</text:p>
          </table:table-cell>
          <table:table-cell table:formula="of:=IF([.I411]&gt;1000;[.I411]*0.5;1000)" office:value-type="float" office:value="4447.65595279594">
            <text:p>4447.6559527959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7-30 00:00:00</text:p>
          </table:table-cell>
          <table:table-cell table:number-columns-repeated="2" office:value-type="float" office:value="4.1475">
            <text:p>4.1475</text:p>
          </table:table-cell>
          <table:table-cell office:value-type="float" office:value="-0.00904159132007221">
            <text:p>-0.0090415913</text:p>
          </table:table-cell>
          <table:table-cell office:value-type="float" office:value="0.0299917238452357">
            <text:p>0.0299917238</text:p>
          </table:table-cell>
          <table:table-cell table:formula="of:=IF([.G413]&gt;0;1;0)" office:value-type="float" office:value="1">
            <text:p>1</text:p>
          </table:table-cell>
          <table:table-cell table:formula="of:=IF([.I412]&gt;=0;IF([.H413]=1;[.I412]+([.F413]*[.J413])-0;[.I412]);0)" office:value-type="float" office:value="8994.19064100039">
            <text:p>8994.1906410004</text:p>
          </table:table-cell>
          <table:table-cell table:formula="of:=IF([.I412]&gt;1000;[.I412]*0.5;1000)" office:value-type="float" office:value="4517.51809670592">
            <text:p>4517.5180967059</text:p>
          </table:table-cell>
          <table:table-cell table:number-columns-repeated="2"/>
        </table:table-row>
        <table:table-row table:style-name="ro1">
          <table:table-cell office:value-type="string">
            <text:p>LQDT</text:p>
          </table:table-cell>
          <table:table-cell office:value-type="float" office:value="1">
            <text:p>1</text:p>
          </table:table-cell>
          <table:table-cell office:value-type="string">
            <text:p>2013-07-31 00:00:00</text:p>
          </table:table-cell>
          <table:table-cell table:number-columns-repeated="2" office:value-type="float" office:value="28.5075">
            <text:p>28.5075</text:p>
          </table:table-cell>
          <table:table-cell office:value-type="float" office:value="0.0152591423309656">
            <text:p>0.0152591423</text:p>
          </table:table-cell>
          <table:table-cell office:value-type="float" office:value="0.0446883171629661">
            <text:p>0.0446883172</text:p>
          </table:table-cell>
          <table:table-cell table:formula="of:=IF([.G414]&gt;0;1;0)" office:value-type="float" office:value="1">
            <text:p>1</text:p>
          </table:table-cell>
          <table:table-cell table:formula="of:=IF([.I413]&gt;=0;IF([.H414]=1;[.I413]+([.F414]*[.J414])-0;[.I413]);0)" office:value-type="float" office:value="9062.81245857182">
            <text:p>9062.8124585718</text:p>
          </table:table-cell>
          <table:table-cell table:formula="of:=IF([.I413]&gt;1000;[.I413]*0.5;1000)" office:value-type="float" office:value="4497.0953205002">
            <text:p>4497.0953205002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8-01 00:00:00</text:p>
          </table:table-cell>
          <table:table-cell table:number-columns-repeated="2" office:value-type="float" office:value="5.195">
            <text:p>5.195</text:p>
          </table:table-cell>
          <table:table-cell office:value-type="float" office:value="0.0649663137632339">
            <text:p>0.0649663138</text:p>
          </table:table-cell>
          <table:table-cell office:value-type="float" office:value="0.0313056605706571">
            <text:p>0.0313056606</text:p>
          </table:table-cell>
          <table:table-cell table:formula="of:=IF([.G415]&gt;0;1;0)" office:value-type="float" office:value="1">
            <text:p>1</text:p>
          </table:table-cell>
          <table:table-cell table:formula="of:=IF([.I414]&gt;=0;IF([.H415]=1;[.I414]+([.F415]*[.J415])-0;[.I414]);0)" office:value-type="float" office:value="9357.20121745228">
            <text:p>9357.2012174523</text:p>
          </table:table-cell>
          <table:table-cell table:formula="of:=IF([.I414]&gt;1000;[.I414]*0.5;1000)" office:value-type="float" office:value="4531.40622928591">
            <text:p>4531.4062292859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8-02 00:00:00</text:p>
          </table:table-cell>
          <table:table-cell table:number-columns-repeated="2" office:value-type="float" office:value="5.5325">
            <text:p>5.5325</text:p>
          </table:table-cell>
          <table:table-cell office:value-type="float" office:value="0.0804338002711249">
            <text:p>0.0804338003</text:p>
          </table:table-cell>
          <table:table-cell office:value-type="float" office:value="0.0543412452293972">
            <text:p>0.0543412452</text:p>
          </table:table-cell>
          <table:table-cell table:formula="of:=IF([.G416]&gt;0;1;0)" office:value-type="float" office:value="1">
            <text:p>1</text:p>
          </table:table-cell>
          <table:table-cell table:formula="of:=IF([.I415]&gt;=0;IF([.H416]=1;[.I415]+([.F416]*[.J416])-0;[.I415]);0)" office:value-type="float" office:value="9733.51884436293">
            <text:p>9733.5188443629</text:p>
          </table:table-cell>
          <table:table-cell table:formula="of:=IF([.I415]&gt;1000;[.I415]*0.5;1000)" office:value-type="float" office:value="4678.60060872614">
            <text:p>4678.6006087262</text:p>
          </table:table-cell>
          <table:table-cell table:number-columns-repeated="2"/>
        </table:table-row>
        <table:table-row table:style-name="ro1">
          <table:table-cell office:value-type="string">
            <text:p>SQI</text:p>
          </table:table-cell>
          <table:table-cell office:value-type="float" office:value="1">
            <text:p>1</text:p>
          </table:table-cell>
          <table:table-cell office:value-type="string">
            <text:p>2013-08-05 00:00:00</text:p>
          </table:table-cell>
          <table:table-cell table:number-columns-repeated="2" office:value-type="float" office:value="20.4425">
            <text:p>20.4425</text:p>
          </table:table-cell>
          <table:table-cell office:value-type="float" office:value="-0.00330194447841514">
            <text:p>-0.0033019445</text:p>
          </table:table-cell>
          <table:table-cell office:value-type="float" office:value="0.0118296634927294">
            <text:p>0.0118296635</text:p>
          </table:table-cell>
          <table:table-cell table:formula="of:=IF([.G417]&gt;0;1;0)" office:value-type="float" office:value="1">
            <text:p>1</text:p>
          </table:table-cell>
          <table:table-cell table:formula="of:=IF([.I416]&gt;=0;IF([.H417]=1;[.I416]+([.F417]*[.J417])-0;[.I416]);0)" office:value-type="float" office:value="9717.44907496108">
            <text:p>9717.4490749611</text:p>
          </table:table-cell>
          <table:table-cell table:formula="of:=IF([.I416]&gt;1000;[.I416]*0.5;1000)" office:value-type="float" office:value="4866.75942218146">
            <text:p>4866.7594221815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08-06 00:00:00</text:p>
          </table:table-cell>
          <table:table-cell table:number-columns-repeated="2" office:value-type="float" office:value="4.775">
            <text:p>4.775</text:p>
          </table:table-cell>
          <table:table-cell office:value-type="float" office:value="-0.0230366492146598">
            <text:p>-0.0230366492</text:p>
          </table:table-cell>
          <table:table-cell office:value-type="float" office:value="0.0369816952147041">
            <text:p>0.0369816952</text:p>
          </table:table-cell>
          <table:table-cell table:formula="of:=IF([.G418]&gt;0;1;0)" office:value-type="float" office:value="1">
            <text:p>1</text:p>
          </table:table-cell>
          <table:table-cell table:formula="of:=IF([.I417]&gt;=0;IF([.H418]=1;[.I417]+([.F418]*[.J418])-0;[.I417]);0)" office:value-type="float" office:value="9605.52034216048">
            <text:p>9605.5203421605</text:p>
          </table:table-cell>
          <table:table-cell table:formula="of:=IF([.I417]&gt;1000;[.I417]*0.5;1000)" office:value-type="float" office:value="4858.72453748054">
            <text:p>4858.7245374805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3-08-07 00:00:00</text:p>
          </table:table-cell>
          <table:table-cell table:number-columns-repeated="2" office:value-type="float" office:value="6.0575">
            <text:p>6.0575</text:p>
          </table:table-cell>
          <table:table-cell office:value-type="float" office:value="-0.0647957078002477">
            <text:p>-0.0647957078</text:p>
          </table:table-cell>
          <table:table-cell office:value-type="float" office:value="0.0224071133241662">
            <text:p>0.0224071133</text:p>
          </table:table-cell>
          <table:table-cell table:formula="of:=IF([.G419]&gt;0;1;0)" office:value-type="float" office:value="1">
            <text:p>1</text:p>
          </table:table-cell>
          <table:table-cell table:formula="of:=IF([.I418]&gt;=0;IF([.H419]=1;[.I418]+([.F419]*[.J419])-0;[.I418]);0)" office:value-type="float" office:value="9294.3220974805">
            <text:p>9294.3220974805</text:p>
          </table:table-cell>
          <table:table-cell table:formula="of:=IF([.I418]&gt;1000;[.I418]*0.5;1000)" office:value-type="float" office:value="4802.76017108024">
            <text:p>4802.7601710802</text:p>
          </table:table-cell>
          <table:table-cell table:number-columns-repeated="2"/>
        </table:table-row>
        <table:table-row table:style-name="ro1">
          <table:table-cell office:value-type="string">
            <text:p>STC</text:p>
          </table:table-cell>
          <table:table-cell office:value-type="float" office:value="1.00318066157761">
            <text:p>1.0031806616</text:p>
          </table:table-cell>
          <table:table-cell office:value-type="string">
            <text:p>2013-08-08 00:00:00</text:p>
          </table:table-cell>
          <table:table-cell office:value-type="float" office:value="31.39">
            <text:p>31.39</text:p>
          </table:table-cell>
          <table:table-cell office:value-type="float" office:value="31.2904755865568">
            <text:p>31.2904755866</text:p>
          </table:table-cell>
          <table:table-cell office:value-type="float" office:value="-0.00972935342107528">
            <text:p>-0.0097293534</text:p>
          </table:table-cell>
          <table:table-cell office:value-type="float" office:value="0.0416595713410745">
            <text:p>0.0416595713</text:p>
          </table:table-cell>
          <table:table-cell table:formula="of:=IF([.G420]&gt;0;1;0)" office:value-type="float" office:value="1">
            <text:p>1</text:p>
          </table:table-cell>
          <table:table-cell table:formula="of:=IF([.I419]&gt;=0;IF([.H420]=1;[.I419]+([.F420]*[.J420])-0;[.I419]);0)" office:value-type="float" office:value="9249.10822523265">
            <text:p>9249.1082252327</text:p>
          </table:table-cell>
          <table:table-cell table:formula="of:=IF([.I419]&gt;1000;[.I419]*0.5;1000)" office:value-type="float" office:value="4647.16104874025">
            <text:p>4647.1610487403</text:p>
          </table:table-cell>
          <table:table-cell table:number-columns-repeated="2"/>
        </table:table-row>
        <table:table-row table:style-name="ro1">
          <table:table-cell office:value-type="string">
            <text:p>CPST</text:p>
          </table:table-cell>
          <table:table-cell office:value-type="float" office:value="1">
            <text:p>1</text:p>
          </table:table-cell>
          <table:table-cell office:value-type="string">
            <text:p>2013-08-09 00:00:00</text:p>
          </table:table-cell>
          <table:table-cell table:number-columns-repeated="2" office:value-type="float" office:value="1.17">
            <text:p>1.17</text:p>
          </table:table-cell>
          <table:table-cell office:value-type="float" office:value="-0.00213675213675213">
            <text:p>-0.0021367521</text:p>
          </table:table-cell>
          <table:table-cell office:value-type="float" office:value="0.0277198363886234">
            <text:p>0.0277198364</text:p>
          </table:table-cell>
          <table:table-cell table:formula="of:=IF([.G421]&gt;0;1;0)" office:value-type="float" office:value="1">
            <text:p>1</text:p>
          </table:table-cell>
          <table:table-cell table:formula="of:=IF([.I420]&gt;=0;IF([.H421]=1;[.I420]+([.F421]*[.J421])-0;[.I420]);0)" office:value-type="float" office:value="9239.22669935099">
            <text:p>9239.226699351</text:p>
          </table:table-cell>
          <table:table-cell table:formula="of:=IF([.I420]&gt;1000;[.I420]*0.5;1000)" office:value-type="float" office:value="4624.55411261632">
            <text:p>4624.554112616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8-12 00:00:00</text:p>
          </table:table-cell>
          <table:table-cell table:number-columns-repeated="2" office:value-type="float" office:value="18.255">
            <text:p>18.255</text:p>
          </table:table-cell>
          <table:table-cell office:value-type="float" office:value="-0.0234182415776498">
            <text:p>-0.0234182416</text:p>
          </table:table-cell>
          <table:table-cell office:value-type="float" office:value="0.0407165003587792">
            <text:p>0.0407165004</text:p>
          </table:table-cell>
          <table:table-cell table:formula="of:=IF([.G422]&gt;0;1;0)" office:value-type="float" office:value="1">
            <text:p>1</text:p>
          </table:table-cell>
          <table:table-cell table:formula="of:=IF([.I421]&gt;=0;IF([.H422]=1;[.I421]+([.F422]*[.J422])-0;[.I421]);0)" office:value-type="float" office:value="9131.04347793295">
            <text:p>9131.043477933</text:p>
          </table:table-cell>
          <table:table-cell table:formula="of:=IF([.I421]&gt;1000;[.I421]*0.5;1000)" office:value-type="float" office:value="4619.6133496755">
            <text:p>4619.6133496755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08-13 00:00:00</text:p>
          </table:table-cell>
          <table:table-cell table:number-columns-repeated="2" office:value-type="float" office:value="17.8275">
            <text:p>17.8275</text:p>
          </table:table-cell>
          <table:table-cell office:value-type="float" office:value="0.000420698359276495">
            <text:p>0.0004206984</text:p>
          </table:table-cell>
          <table:table-cell office:value-type="float" office:value="0.0391190058147317">
            <text:p>0.0391190058</text:p>
          </table:table-cell>
          <table:table-cell table:formula="of:=IF([.G423]&gt;0;1;0)" office:value-type="float" office:value="1">
            <text:p>1</text:p>
          </table:table-cell>
          <table:table-cell table:formula="of:=IF([.I422]&gt;=0;IF([.H423]=1;[.I422]+([.F423]*[.J423])-0;[.I422]);0)" office:value-type="float" office:value="9132.96418543778">
            <text:p>9132.9641854378</text:p>
          </table:table-cell>
          <table:table-cell table:formula="of:=IF([.I422]&gt;1000;[.I422]*0.5;1000)" office:value-type="float" office:value="4565.52173896648">
            <text:p>4565.5217389665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8-14 00:00:00</text:p>
          </table:table-cell>
          <table:table-cell table:number-columns-repeated="2" office:value-type="float" office:value="1.525">
            <text:p>1.525</text:p>
          </table:table-cell>
          <table:table-cell office:value-type="float" office:value="0.0950819672131147">
            <text:p>0.0950819672</text:p>
          </table:table-cell>
          <table:table-cell office:value-type="float" office:value="0.0199554568876741">
            <text:p>0.0199554569</text:p>
          </table:table-cell>
          <table:table-cell table:formula="of:=IF([.G424]&gt;0;1;0)" office:value-type="float" office:value="1">
            <text:p>1</text:p>
          </table:table-cell>
          <table:table-cell table:formula="of:=IF([.I423]&gt;=0;IF([.H424]=1;[.I423]+([.F424]*[.J424])-0;[.I423]);0)" office:value-type="float" office:value="9567.15428605695">
            <text:p>9567.154286057</text:p>
          </table:table-cell>
          <table:table-cell table:formula="of:=IF([.I423]&gt;1000;[.I423]*0.5;1000)" office:value-type="float" office:value="4566.48209271889">
            <text:p>4566.4820927189</text:p>
          </table:table-cell>
          <table:table-cell table:number-columns-repeated="2"/>
        </table:table-row>
        <table:table-row table:style-name="ro1">
          <table:table-cell office:value-type="string">
            <text:p>ZLTQ</text:p>
          </table:table-cell>
          <table:table-cell office:value-type="float" office:value="1">
            <text:p>1</text:p>
          </table:table-cell>
          <table:table-cell office:value-type="string">
            <text:p>2013-08-15 00:00:00</text:p>
          </table:table-cell>
          <table:table-cell table:number-columns-repeated="2" office:value-type="float" office:value="6.95">
            <text:p>6.95</text:p>
          </table:table-cell>
          <table:table-cell office:value-type="float" office:value="-0.0223021582733811">
            <text:p>-0.0223021583</text:p>
          </table:table-cell>
          <table:table-cell office:value-type="float" office:value="0.0472808444102044">
            <text:p>0.0472808444</text:p>
          </table:table-cell>
          <table:table-cell table:formula="of:=IF([.G425]&gt;0;1;0)" office:value-type="float" office:value="1">
            <text:p>1</text:p>
          </table:table-cell>
          <table:table-cell table:formula="of:=IF([.I424]&gt;=0;IF([.H425]=1;[.I424]+([.F425]*[.J425])-0;[.I424]);0)" office:value-type="float" office:value="9460.4701915002">
            <text:p>9460.4701915002</text:p>
          </table:table-cell>
          <table:table-cell table:formula="of:=IF([.I424]&gt;1000;[.I424]*0.5;1000)" office:value-type="float" office:value="4783.57714302847">
            <text:p>4783.5771430285</text:p>
          </table:table-cell>
          <table:table-cell table:number-columns-repeated="2"/>
        </table:table-row>
        <table:table-row table:style-name="ro1">
          <table:table-cell office:value-type="string">
            <text:p>ARX</text:p>
          </table:table-cell>
          <table:table-cell office:value-type="float" office:value="1">
            <text:p>1</text:p>
          </table:table-cell>
          <table:table-cell office:value-type="string">
            <text:p>2013-08-16 00:00:00</text:p>
          </table:table-cell>
          <table:table-cell table:number-columns-repeated="2" office:value-type="float" office:value="7.6025">
            <text:p>7.6025</text:p>
          </table:table-cell>
          <table:table-cell office:value-type="float" office:value="-0.0318974021703387">
            <text:p>-0.0318974022</text:p>
          </table:table-cell>
          <table:table-cell office:value-type="float" office:value="0.033508267513039">
            <text:p>0.0335082675</text:p>
          </table:table-cell>
          <table:table-cell table:formula="of:=IF([.G426]&gt;0;1;0)" office:value-type="float" office:value="1">
            <text:p>1</text:p>
          </table:table-cell>
          <table:table-cell table:formula="of:=IF([.I425]&gt;=0;IF([.H426]=1;[.I425]+([.F426]*[.J426])-0;[.I425]);0)" office:value-type="float" office:value="9309.58798029081">
            <text:p>9309.5879802908</text:p>
          </table:table-cell>
          <table:table-cell table:formula="of:=IF([.I425]&gt;1000;[.I425]*0.5;1000)" office:value-type="float" office:value="4730.2350957501">
            <text:p>4730.2350957501</text:p>
          </table:table-cell>
          <table:table-cell table:number-columns-repeated="2"/>
        </table:table-row>
        <table:table-row table:style-name="ro1">
          <table:table-cell office:value-type="string">
            <text:p>IRDM</text:p>
          </table:table-cell>
          <table:table-cell office:value-type="float" office:value="1">
            <text:p>1</text:p>
          </table:table-cell>
          <table:table-cell office:value-type="string">
            <text:p>2013-08-19 00:00:00</text:p>
          </table:table-cell>
          <table:table-cell table:number-columns-repeated="2" office:value-type="float" office:value="6.9775">
            <text:p>6.9775</text:p>
          </table:table-cell>
          <table:table-cell office:value-type="float" office:value="-0.00501612325331413">
            <text:p>-0.0050161233</text:p>
          </table:table-cell>
          <table:table-cell office:value-type="float" office:value="0.0140219421194932">
            <text:p>0.0140219421</text:p>
          </table:table-cell>
          <table:table-cell table:formula="of:=IF([.G427]&gt;0;1;0)" office:value-type="float" office:value="1">
            <text:p>1</text:p>
          </table:table-cell>
          <table:table-cell table:formula="of:=IF([.I426]&gt;=0;IF([.H427]=1;[.I426]+([.F427]*[.J427])-0;[.I426]);0)" office:value-type="float" office:value="9286.23895991746">
            <text:p>9286.2389599175</text:p>
          </table:table-cell>
          <table:table-cell table:formula="of:=IF([.I426]&gt;1000;[.I426]*0.5;1000)" office:value-type="float" office:value="4654.7939901454">
            <text:p>4654.7939901454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8-20 00:00:00</text:p>
          </table:table-cell>
          <table:table-cell table:number-columns-repeated="2" office:value-type="float" office:value="0.395">
            <text:p>0.395</text:p>
          </table:table-cell>
          <table:table-cell office:value-type="float" office:value="0.0506329113924049">
            <text:p>0.0506329114</text:p>
          </table:table-cell>
          <table:table-cell office:value-type="float" office:value="0.0151191240143409">
            <text:p>0.015119124</text:p>
          </table:table-cell>
          <table:table-cell table:formula="of:=IF([.G428]&gt;0;1;0)" office:value-type="float" office:value="1">
            <text:p>1</text:p>
          </table:table-cell>
          <table:table-cell table:formula="of:=IF([.I427]&gt;=0;IF([.H428]=1;[.I427]+([.F428]*[.J428])-0;[.I427]);0)" office:value-type="float" office:value="9521.33361713056">
            <text:p>9521.3336171306</text:p>
          </table:table-cell>
          <table:table-cell table:formula="of:=IF([.I427]&gt;1000;[.I427]*0.5;1000)" office:value-type="float" office:value="4643.11947995873">
            <text:p>4643.1194799587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8-21 00:00:00</text:p>
          </table:table-cell>
          <table:table-cell table:number-columns-repeated="2" office:value-type="float" office:value="0.415">
            <text:p>0.415</text:p>
          </table:table-cell>
          <table:table-cell office:value-type="float" office:value="0.0240963855421688">
            <text:p>0.0240963855</text:p>
          </table:table-cell>
          <table:table-cell office:value-type="float" office:value="0.0237006885117517">
            <text:p>0.0237006885</text:p>
          </table:table-cell>
          <table:table-cell table:formula="of:=IF([.G429]&gt;0;1;0)" office:value-type="float" office:value="1">
            <text:p>1</text:p>
          </table:table-cell>
          <table:table-cell table:formula="of:=IF([.I428]&gt;=0;IF([.H429]=1;[.I428]+([.F429]*[.J429])-0;[.I428]);0)" office:value-type="float" office:value="9636.04847998755">
            <text:p>9636.0484799876</text:p>
          </table:table-cell>
          <table:table-cell table:formula="of:=IF([.I428]&gt;1000;[.I428]*0.5;1000)" office:value-type="float" office:value="4760.66680856528">
            <text:p>4760.6668085653</text:p>
          </table:table-cell>
          <table:table-cell table:number-columns-repeated="2"/>
        </table:table-row>
        <table:table-row table:style-name="ro1">
          <table:table-cell office:value-type="string">
            <text:p>SSRI</text:p>
          </table:table-cell>
          <table:table-cell office:value-type="float" office:value="1">
            <text:p>1</text:p>
          </table:table-cell>
          <table:table-cell office:value-type="string">
            <text:p>2013-08-22 00:00:00</text:p>
          </table:table-cell>
          <table:table-cell table:number-columns-repeated="2" office:value-type="float" office:value="9.1775">
            <text:p>9.1775</text:p>
          </table:table-cell>
          <table:table-cell office:value-type="float" office:value="0.0256061018795968">
            <text:p>0.0256061019</text:p>
          </table:table-cell>
          <table:table-cell office:value-type="float" office:value="0.0118246812240199">
            <text:p>0.0118246812</text:p>
          </table:table-cell>
          <table:table-cell table:formula="of:=IF([.G430]&gt;0;1;0)" office:value-type="float" office:value="1">
            <text:p>1</text:p>
          </table:table-cell>
          <table:table-cell table:formula="of:=IF([.I429]&gt;=0;IF([.H430]=1;[.I429]+([.F430]*[.J430])-0;[.I429]);0)" office:value-type="float" office:value="9759.4192995352">
            <text:p>9759.4192995352</text:p>
          </table:table-cell>
          <table:table-cell table:formula="of:=IF([.I429]&gt;1000;[.I429]*0.5;1000)" office:value-type="float" office:value="4818.02423999378">
            <text:p>4818.0242399938</text:p>
          </table:table-cell>
          <table:table-cell table:number-columns-repeated="2"/>
        </table:table-row>
        <table:table-row table:style-name="ro1">
          <table:table-cell office:value-type="string">
            <text:p>GLDD</text:p>
          </table:table-cell>
          <table:table-cell office:value-type="float" office:value="1">
            <text:p>1</text:p>
          </table:table-cell>
          <table:table-cell office:value-type="string">
            <text:p>2013-08-23 00:00:00</text:p>
          </table:table-cell>
          <table:table-cell table:number-columns-repeated="2" office:value-type="float" office:value="6.7825">
            <text:p>6.7825</text:p>
          </table:table-cell>
          <table:table-cell office:value-type="float" office:value="0.00884629561371186">
            <text:p>0.0088462956</text:p>
          </table:table-cell>
          <table:table-cell office:value-type="float" office:value="0.0272735583439528">
            <text:p>0.0272735583</text:p>
          </table:table-cell>
          <table:table-cell table:formula="of:=IF([.G431]&gt;0;1;0)" office:value-type="float" office:value="1">
            <text:p>1</text:p>
          </table:table-cell>
          <table:table-cell table:formula="of:=IF([.I430]&gt;=0;IF([.H431]=1;[.I430]+([.F431]*[.J431])-0;[.I430]);0)" office:value-type="float" office:value="9802.58665360613">
            <text:p>9802.5866536061</text:p>
          </table:table-cell>
          <table:table-cell table:formula="of:=IF([.I430]&gt;1000;[.I430]*0.5;1000)" office:value-type="float" office:value="4879.7096497676">
            <text:p>4879.7096497676</text:p>
          </table:table-cell>
          <table:table-cell table:number-columns-repeated="2"/>
        </table:table-row>
        <table:table-row table:style-name="ro1">
          <table:table-cell office:value-type="string">
            <text:p>CPST</text:p>
          </table:table-cell>
          <table:table-cell office:value-type="float" office:value="1">
            <text:p>1</text:p>
          </table:table-cell>
          <table:table-cell office:value-type="string">
            <text:p>2013-08-26 00:00:00</text:p>
          </table:table-cell>
          <table:table-cell table:number-columns-repeated="2" office:value-type="float" office:value="1.1275">
            <text:p>1.1275</text:p>
          </table:table-cell>
          <table:table-cell office:value-type="float" office:value="-0.00443458980044331">
            <text:p>-0.0044345898</text:p>
          </table:table-cell>
          <table:table-cell office:value-type="float" office:value="0.0717723653262424">
            <text:p>0.0717723653</text:p>
          </table:table-cell>
          <table:table-cell table:formula="of:=IF([.G432]&gt;0;1;0)" office:value-type="float" office:value="1">
            <text:p>1</text:p>
          </table:table-cell>
          <table:table-cell table:formula="of:=IF([.I431]&gt;=0;IF([.H432]=1;[.I431]+([.F432]*[.J432])-0;[.I431]);0)" office:value-type="float" office:value="9780.8514282101">
            <text:p>9780.8514282101</text:p>
          </table:table-cell>
          <table:table-cell table:formula="of:=IF([.I431]&gt;1000;[.I431]*0.5;1000)" office:value-type="float" office:value="4901.29332680306">
            <text:p>4901.2933268031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3-08-27 00:00:00</text:p>
          </table:table-cell>
          <table:table-cell table:number-columns-repeated="2" office:value-type="float" office:value="5.015">
            <text:p>5.015</text:p>
          </table:table-cell>
          <table:table-cell office:value-type="float" office:value="0.00947158524426706">
            <text:p>0.0094715852</text:p>
          </table:table-cell>
          <table:table-cell office:value-type="float" office:value="0.0202337109451043">
            <text:p>0.0202337109</text:p>
          </table:table-cell>
          <table:table-cell table:formula="of:=IF([.G433]&gt;0;1;0)" office:value-type="float" office:value="1">
            <text:p>1</text:p>
          </table:table-cell>
          <table:table-cell table:formula="of:=IF([.I432]&gt;=0;IF([.H433]=1;[.I432]+([.F433]*[.J433])-0;[.I432]);0)" office:value-type="float" office:value="9827.17151224201">
            <text:p>9827.171512242</text:p>
          </table:table-cell>
          <table:table-cell table:formula="of:=IF([.I432]&gt;1000;[.I432]*0.5;1000)" office:value-type="float" office:value="4890.42571410505">
            <text:p>4890.4257141051</text:p>
          </table:table-cell>
          <table:table-cell table:number-columns-repeated="2"/>
        </table:table-row>
        <table:table-row table:style-name="ro1">
          <table:table-cell office:value-type="string">
            <text:p>FN</text:p>
          </table:table-cell>
          <table:table-cell office:value-type="float" office:value="1">
            <text:p>1</text:p>
          </table:table-cell>
          <table:table-cell office:value-type="string">
            <text:p>2013-08-28 00:00:00</text:p>
          </table:table-cell>
          <table:table-cell table:number-columns-repeated="2" office:value-type="float" office:value="14.925">
            <text:p>14.925</text:p>
          </table:table-cell>
          <table:table-cell office:value-type="float" office:value="-0.0113902847571188">
            <text:p>-0.0113902848</text:p>
          </table:table-cell>
          <table:table-cell office:value-type="float" office:value="0.0210435873322737">
            <text:p>0.0210435873</text:p>
          </table:table-cell>
          <table:table-cell table:formula="of:=IF([.G434]&gt;0;1;0)" office:value-type="float" office:value="1">
            <text:p>1</text:p>
          </table:table-cell>
          <table:table-cell table:formula="of:=IF([.I433]&gt;=0;IF([.H434]=1;[.I433]+([.F434]*[.J434])-0;[.I433]);0)" office:value-type="float" office:value="9771.20437130127">
            <text:p>9771.2043713013</text:p>
          </table:table-cell>
          <table:table-cell table:formula="of:=IF([.I433]&gt;1000;[.I433]*0.5;1000)" office:value-type="float" office:value="4913.585756121">
            <text:p>4913.585756121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08-29 00:00:00</text:p>
          </table:table-cell>
          <table:table-cell table:number-columns-repeated="2" office:value-type="float" office:value="1.7125">
            <text:p>1.7125</text:p>
          </table:table-cell>
          <table:table-cell office:value-type="float" office:value="0.00875912408759127">
            <text:p>0.0087591241</text:p>
          </table:table-cell>
          <table:table-cell office:value-type="float" office:value="0.015180993694737">
            <text:p>0.0151809937</text:p>
          </table:table-cell>
          <table:table-cell table:formula="of:=IF([.G435]&gt;0;1;0)" office:value-type="float" office:value="1">
            <text:p>1</text:p>
          </table:table-cell>
          <table:table-cell table:formula="of:=IF([.I434]&gt;=0;IF([.H435]=1;[.I434]+([.F435]*[.J435])-0;[.I434]);0)" office:value-type="float" office:value="9813.99796708799">
            <text:p>9813.997967088</text:p>
          </table:table-cell>
          <table:table-cell table:formula="of:=IF([.I434]&gt;1000;[.I434]*0.5;1000)" office:value-type="float" office:value="4885.60218565063">
            <text:p>4885.6021856506</text:p>
          </table:table-cell>
          <table:table-cell table:number-columns-repeated="2"/>
        </table:table-row>
        <table:table-row table:style-name="ro1">
          <table:table-cell office:value-type="string">
            <text:p>ANGGY</text:p>
          </table:table-cell>
          <table:table-cell office:value-type="float" office:value="1">
            <text:p>1</text:p>
          </table:table-cell>
          <table:table-cell office:value-type="string">
            <text:p>2013-08-30 00:00:00</text:p>
          </table:table-cell>
          <table:table-cell table:number-columns-repeated="2" office:value-type="float" office:value="25.2">
            <text:p>25.2</text:p>
          </table:table-cell>
          <table:table-cell office:value-type="float" office:value="0.0551587301587302">
            <text:p>0.0551587302</text:p>
          </table:table-cell>
          <table:table-cell office:value-type="float" office:value="0.0128455933697435">
            <text:p>0.0128455934</text:p>
          </table:table-cell>
          <table:table-cell table:formula="of:=IF([.G436]&gt;0;1;0)" office:value-type="float" office:value="1">
            <text:p>1</text:p>
          </table:table-cell>
          <table:table-cell table:formula="of:=IF([.I435]&gt;=0;IF([.H436]=1;[.I435]+([.F436]*[.J436])-0;[.I435]);0)" office:value-type="float" office:value="10084.6617999105">
            <text:p>10084.6617999105</text:p>
          </table:table-cell>
          <table:table-cell table:formula="of:=IF([.I435]&gt;1000;[.I435]*0.5;1000)" office:value-type="float" office:value="4906.99898354399">
            <text:p>4906.998983544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09-02 00:00:00</text:p>
          </table:table-cell>
          <table:table-cell table:number-columns-repeated="2" office:value-type="float" office:value="3.69">
            <text:p>3.69</text:p>
          </table:table-cell>
          <table:table-cell office:value-type="float" office:value="-0.00813008130081294">
            <text:p>-0.0081300813</text:p>
          </table:table-cell>
          <table:table-cell office:value-type="float" office:value="-0.000144101214274467">
            <text:p>-0.0001441012</text:p>
          </table:table-cell>
          <table:table-cell table:formula="of:=IF([.G437]&gt;0;1;0)" office:value-type="float" office:value="0">
            <text:p>0</text:p>
          </table:table-cell>
          <table:table-cell table:formula="of:=IF([.I436]&gt;=0;IF([.H437]=1;[.I436]+([.F437]*[.J437])-0;[.I436]);0)" office:value-type="float" office:value="10084.6617999105">
            <text:p>10084.6617999105</text:p>
          </table:table-cell>
          <table:table-cell table:formula="of:=IF([.I436]&gt;1000;[.I436]*0.5;1000)" office:value-type="float" office:value="5042.33089995523">
            <text:p>5042.3308999552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09-03 00:00:00</text:p>
          </table:table-cell>
          <table:table-cell table:number-columns-repeated="2" office:value-type="float" office:value="3.75">
            <text:p>3.75</text:p>
          </table:table-cell>
          <table:table-cell office:value-type="float" office:value="0.1">
            <text:p>0.1</text:p>
          </table:table-cell>
          <table:table-cell office:value-type="float" office:value="0.0137133699153274">
            <text:p>0.0137133699</text:p>
          </table:table-cell>
          <table:table-cell table:formula="of:=IF([.G438]&gt;0;1;0)" office:value-type="float" office:value="1">
            <text:p>1</text:p>
          </table:table-cell>
          <table:table-cell table:formula="of:=IF([.I437]&gt;=0;IF([.H438]=1;[.I437]+([.F438]*[.J438])-0;[.I437]);0)" office:value-type="float" office:value="10588.894889906">
            <text:p>10588.894889906</text:p>
          </table:table-cell>
          <table:table-cell table:formula="of:=IF([.I437]&gt;1000;[.I437]*0.5;1000)" office:value-type="float" office:value="5042.33089995523">
            <text:p>5042.3308999552</text:p>
          </table:table-cell>
          <table:table-cell table:number-columns-repeated="2"/>
        </table:table-row>
        <table:table-row table:style-name="ro1">
          <table:table-cell office:value-type="string">
            <text:p>ANGGY</text:p>
          </table:table-cell>
          <table:table-cell office:value-type="float" office:value="1">
            <text:p>1</text:p>
          </table:table-cell>
          <table:table-cell office:value-type="string">
            <text:p>2013-09-04 00:00:00</text:p>
          </table:table-cell>
          <table:table-cell table:number-columns-repeated="2" office:value-type="float" office:value="26.59">
            <text:p>26.59</text:p>
          </table:table-cell>
          <table:table-cell office:value-type="float" office:value="0">
            <text:p>0</text:p>
          </table:table-cell>
          <table:table-cell office:value-type="float" office:value="0.0250873460067228">
            <text:p>0.025087346</text:p>
          </table:table-cell>
          <table:table-cell table:formula="of:=IF([.G439]&gt;0;1;0)" office:value-type="float" office:value="1">
            <text:p>1</text:p>
          </table:table-cell>
          <table:table-cell table:formula="of:=IF([.I438]&gt;=0;IF([.H439]=1;[.I438]+([.F439]*[.J439])-0;[.I438]);0)" office:value-type="float" office:value="10588.894889906">
            <text:p>10588.894889906</text:p>
          </table:table-cell>
          <table:table-cell table:formula="of:=IF([.I438]&gt;1000;[.I438]*0.5;1000)" office:value-type="float" office:value="5294.44744495299">
            <text:p>5294.447444953</text:p>
          </table:table-cell>
          <table:table-cell table:number-columns-repeated="2"/>
        </table:table-row>
        <table:table-row table:style-name="ro1">
          <table:table-cell office:value-type="string">
            <text:p>GFA</text:p>
          </table:table-cell>
          <table:table-cell office:value-type="float" office:value="1.08333333333333">
            <text:p>1.0833333333</text:p>
          </table:table-cell>
          <table:table-cell office:value-type="string">
            <text:p>2013-09-05 00:00:00</text:p>
          </table:table-cell>
          <table:table-cell office:value-type="float" office:value="2.54">
            <text:p>2.54</text:p>
          </table:table-cell>
          <table:table-cell office:value-type="float" office:value="2.34461538461538">
            <text:p>2.3446153846</text:p>
          </table:table-cell>
          <table:table-cell office:value-type="float" office:value="0.0688806986762525">
            <text:p>0.0688806987</text:p>
          </table:table-cell>
          <table:table-cell office:value-type="float" office:value="0.804675625420727">
            <text:p>0.8046756254</text:p>
          </table:table-cell>
          <table:table-cell table:formula="of:=IF([.G440]&gt;0;1;0)" office:value-type="float" office:value="1">
            <text:p>1</text:p>
          </table:table-cell>
          <table:table-cell table:formula="of:=IF([.I439]&gt;=0;IF([.H440]=1;[.I439]+([.F440]*[.J440])-0;[.I439]);0)" office:value-type="float" office:value="10953.580129019">
            <text:p>10953.580129019</text:p>
          </table:table-cell>
          <table:table-cell table:formula="of:=IF([.I439]&gt;1000;[.I439]*0.5;1000)" office:value-type="float" office:value="5294.44744495299">
            <text:p>5294.447444953</text:p>
          </table:table-cell>
          <table:table-cell table:number-columns-repeated="2"/>
        </table:table-row>
        <table:table-row table:style-name="ro1">
          <table:table-cell office:value-type="string">
            <text:p>FRAN</text:p>
          </table:table-cell>
          <table:table-cell office:value-type="float" office:value="1">
            <text:p>1</text:p>
          </table:table-cell>
          <table:table-cell office:value-type="string">
            <text:p>2013-09-06 00:00:00</text:p>
          </table:table-cell>
          <table:table-cell table:number-columns-repeated="2" office:value-type="float" office:value="18.2175">
            <text:p>18.2175</text:p>
          </table:table-cell>
          <table:table-cell office:value-type="float" office:value="0.00631261149993123">
            <text:p>0.0063126115</text:p>
          </table:table-cell>
          <table:table-cell office:value-type="float" office:value="0.0105553750703472">
            <text:p>0.0105553751</text:p>
          </table:table-cell>
          <table:table-cell table:formula="of:=IF([.G441]&gt;0;1;0)" office:value-type="float" office:value="1">
            <text:p>1</text:p>
          </table:table-cell>
          <table:table-cell table:formula="of:=IF([.I440]&gt;=0;IF([.H441]=1;[.I440]+([.F441]*[.J441])-0;[.I440]);0)" office:value-type="float" office:value="10988.152976963">
            <text:p>10988.152976963</text:p>
          </table:table-cell>
          <table:table-cell table:formula="of:=IF([.I440]&gt;1000;[.I440]*0.5;1000)" office:value-type="float" office:value="5476.79006450952">
            <text:p>5476.7900645095</text:p>
          </table:table-cell>
          <table:table-cell table:number-columns-repeated="2"/>
        </table:table-row>
        <table:table-row table:style-name="ro1">
          <table:table-cell office:value-type="string">
            <text:p>MTL</text:p>
          </table:table-cell>
          <table:table-cell office:value-type="float" office:value="1">
            <text:p>1</text:p>
          </table:table-cell>
          <table:table-cell office:value-type="string">
            <text:p>2013-09-09 00:00:00</text:p>
          </table:table-cell>
          <table:table-cell table:number-columns-repeated="2" office:value-type="float" office:value="3.4025">
            <text:p>3.4025</text:p>
          </table:table-cell>
          <table:table-cell office:value-type="float" office:value="0.0536370315944159">
            <text:p>0.0536370316</text:p>
          </table:table-cell>
          <table:table-cell office:value-type="float" office:value="0.00881634908466233">
            <text:p>0.0088163491</text:p>
          </table:table-cell>
          <table:table-cell table:formula="of:=IF([.G442]&gt;0;1;0)" office:value-type="float" office:value="1">
            <text:p>1</text:p>
          </table:table-cell>
          <table:table-cell table:formula="of:=IF([.I441]&gt;=0;IF([.H442]=1;[.I441]+([.F442]*[.J442])-0;[.I441]);0)" office:value-type="float" office:value="11282.8389311578">
            <text:p>11282.8389311578</text:p>
          </table:table-cell>
          <table:table-cell table:formula="of:=IF([.I441]&gt;1000;[.I441]*0.5;1000)" office:value-type="float" office:value="5494.07648848149">
            <text:p>5494.0764884815</text:p>
          </table:table-cell>
          <table:table-cell table:number-columns-repeated="2"/>
        </table:table-row>
        <table:table-row table:style-name="ro1">
          <table:table-cell office:value-type="string">
            <text:p>MDXG</text:p>
          </table:table-cell>
          <table:table-cell office:value-type="float" office:value="1">
            <text:p>1</text:p>
          </table:table-cell>
          <table:table-cell office:value-type="string">
            <text:p>2013-09-10 00:00:00</text:p>
          </table:table-cell>
          <table:table-cell table:number-columns-repeated="2" office:value-type="float" office:value="3.9825">
            <text:p>3.9825</text:p>
          </table:table-cell>
          <table:table-cell office:value-type="float" office:value="-0.0112994350282486">
            <text:p>-0.011299435</text:p>
          </table:table-cell>
          <table:table-cell office:value-type="float" office:value="0.0147897089080162">
            <text:p>0.0147897089</text:p>
          </table:table-cell>
          <table:table-cell table:formula="of:=IF([.G443]&gt;0;1;0)" office:value-type="float" office:value="1">
            <text:p>1</text:p>
          </table:table-cell>
          <table:table-cell table:formula="of:=IF([.I442]&gt;=0;IF([.H443]=1;[.I442]+([.F443]*[.J443])-0;[.I442]);0)" office:value-type="float" office:value="11219.0940784394">
            <text:p>11219.0940784394</text:p>
          </table:table-cell>
          <table:table-cell table:formula="of:=IF([.I442]&gt;1000;[.I442]*0.5;1000)" office:value-type="float" office:value="5641.4194655789">
            <text:p>5641.419465578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11 00:00:00</text:p>
          </table:table-cell>
          <table:table-cell table:number-columns-repeated="2" office:value-type="float" office:value="0.5575">
            <text:p>0.5575</text:p>
          </table:table-cell>
          <table:table-cell office:value-type="float" office:value="0.00896860986547088">
            <text:p>0.0089686099</text:p>
          </table:table-cell>
          <table:table-cell office:value-type="float" office:value="0.104491625758462">
            <text:p>0.1044916258</text:p>
          </table:table-cell>
          <table:table-cell table:formula="of:=IF([.G444]&gt;0;1;0)" office:value-type="float" office:value="1">
            <text:p>1</text:p>
          </table:table-cell>
          <table:table-cell table:formula="of:=IF([.I443]&gt;=0;IF([.H444]=1;[.I443]+([.F444]*[.J444])-0;[.I443]);0)" office:value-type="float" office:value="11269.4039173562">
            <text:p>11269.4039173562</text:p>
          </table:table-cell>
          <table:table-cell table:formula="of:=IF([.I443]&gt;1000;[.I443]*0.5;1000)" office:value-type="float" office:value="5609.54703921969">
            <text:p>5609.5470392197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12 00:00:00</text:p>
          </table:table-cell>
          <table:table-cell table:number-columns-repeated="2" office:value-type="float" office:value="0.5625">
            <text:p>0.5625</text:p>
          </table:table-cell>
          <table:table-cell office:value-type="float" office:value="0.00888888888888895">
            <text:p>0.0088888889</text:p>
          </table:table-cell>
          <table:table-cell office:value-type="float" office:value="0.025950859922873">
            <text:p>0.0259508599</text:p>
          </table:table-cell>
          <table:table-cell table:formula="of:=IF([.G445]&gt;0;1;0)" office:value-type="float" office:value="1">
            <text:p>1</text:p>
          </table:table-cell>
          <table:table-cell table:formula="of:=IF([.I444]&gt;=0;IF([.H445]=1;[.I444]+([.F445]*[.J445])-0;[.I444]);0)" office:value-type="float" office:value="11319.4901569888">
            <text:p>11319.4901569888</text:p>
          </table:table-cell>
          <table:table-cell table:formula="of:=IF([.I444]&gt;1000;[.I444]*0.5;1000)" office:value-type="float" office:value="5634.70195867808">
            <text:p>5634.7019586781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13 00:00:00</text:p>
          </table:table-cell>
          <table:table-cell table:number-columns-repeated="2" office:value-type="float" office:value="0.5675">
            <text:p>0.5675</text:p>
          </table:table-cell>
          <table:table-cell office:value-type="float" office:value="0.0440528634361235">
            <text:p>0.0440528634</text:p>
          </table:table-cell>
          <table:table-cell office:value-type="float" office:value="0.0214745115498919">
            <text:p>0.0214745115</text:p>
          </table:table-cell>
          <table:table-cell table:formula="of:=IF([.G446]&gt;0;1;0)" office:value-type="float" office:value="1">
            <text:p>1</text:p>
          </table:table-cell>
          <table:table-cell table:formula="of:=IF([.I445]&gt;=0;IF([.H446]=1;[.I445]+([.F446]*[.J446])-0;[.I445]);0)" office:value-type="float" office:value="11568.818134015">
            <text:p>11568.818134015</text:p>
          </table:table-cell>
          <table:table-cell table:formula="of:=IF([.I445]&gt;1000;[.I445]*0.5;1000)" office:value-type="float" office:value="5659.74507849442">
            <text:p>5659.7450784944</text:p>
          </table:table-cell>
          <table:table-cell table:number-columns-repeated="2"/>
        </table:table-row>
        <table:table-row table:style-name="ro1">
          <table:table-cell office:value-type="string">
            <text:p>GBLI</text:p>
          </table:table-cell>
          <table:table-cell office:value-type="float" office:value="1">
            <text:p>1</text:p>
          </table:table-cell>
          <table:table-cell office:value-type="string">
            <text:p>2013-09-16 00:00:00</text:p>
          </table:table-cell>
          <table:table-cell table:number-columns-repeated="2" office:value-type="float" office:value="23.86">
            <text:p>23.86</text:p>
          </table:table-cell>
          <table:table-cell office:value-type="float" office:value="0.00251466890192775">
            <text:p>0.0025146689</text:p>
          </table:table-cell>
          <table:table-cell office:value-type="float" office:value="0.0119417144488651">
            <text:p>0.0119417144</text:p>
          </table:table-cell>
          <table:table-cell table:formula="of:=IF([.G447]&gt;0;1;0)" office:value-type="float" office:value="1">
            <text:p>1</text:p>
          </table:table-cell>
          <table:table-cell table:formula="of:=IF([.I446]&gt;=0;IF([.H447]=1;[.I446]+([.F447]*[.J447])-0;[.I446]);0)" office:value-type="float" office:value="11583.3640076119">
            <text:p>11583.3640076119</text:p>
          </table:table-cell>
          <table:table-cell table:formula="of:=IF([.I446]&gt;1000;[.I446]*0.5;1000)" office:value-type="float" office:value="5784.40906700752">
            <text:p>5784.409067007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17 00:00:00</text:p>
          </table:table-cell>
          <table:table-cell table:number-columns-repeated="2" office:value-type="float" office:value="0.595">
            <text:p>0.595</text:p>
          </table:table-cell>
          <table:table-cell office:value-type="float" office:value="-0.0126050420168068">
            <text:p>-0.012605042</text:p>
          </table:table-cell>
          <table:table-cell office:value-type="float" office:value="0.019420065967743">
            <text:p>0.019420066</text:p>
          </table:table-cell>
          <table:table-cell table:formula="of:=IF([.G448]&gt;0;1;0)" office:value-type="float" office:value="1">
            <text:p>1</text:p>
          </table:table-cell>
          <table:table-cell table:formula="of:=IF([.I447]&gt;=0;IF([.H448]=1;[.I447]+([.F448]*[.J448])-0;[.I447]);0)" office:value-type="float" office:value="11510.3596126059">
            <text:p>11510.3596126059</text:p>
          </table:table-cell>
          <table:table-cell table:formula="of:=IF([.I447]&gt;1000;[.I447]*0.5;1000)" office:value-type="float" office:value="5791.68200380593">
            <text:p>5791.682003805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18 00:00:00</text:p>
          </table:table-cell>
          <table:table-cell table:number-columns-repeated="2" office:value-type="float" office:value="0.5875">
            <text:p>0.5875</text:p>
          </table:table-cell>
          <table:table-cell office:value-type="float" office:value="0.042553191489362">
            <text:p>0.0425531915</text:p>
          </table:table-cell>
          <table:table-cell office:value-type="float" office:value="0.0205093330813178">
            <text:p>0.0205093331</text:p>
          </table:table-cell>
          <table:table-cell table:formula="of:=IF([.G449]&gt;0;1;0)" office:value-type="float" office:value="1">
            <text:p>1</text:p>
          </table:table-cell>
          <table:table-cell table:formula="of:=IF([.I448]&gt;=0;IF([.H449]=1;[.I448]+([.F449]*[.J449])-0;[.I448]);0)" office:value-type="float" office:value="11755.2608809592">
            <text:p>11755.2608809592</text:p>
          </table:table-cell>
          <table:table-cell table:formula="of:=IF([.I448]&gt;1000;[.I448]*0.5;1000)" office:value-type="float" office:value="5755.17980630295">
            <text:p>5755.179806303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3-09-19 00:00:00</text:p>
          </table:table-cell>
          <table:table-cell table:number-columns-repeated="2" office:value-type="float" office:value="14.8025">
            <text:p>14.8025</text:p>
          </table:table-cell>
          <table:table-cell office:value-type="float" office:value="-0.0202668468164162">
            <text:p>-0.0202668468</text:p>
          </table:table-cell>
          <table:table-cell office:value-type="float" office:value="0.0214400711129403">
            <text:p>0.0214400711</text:p>
          </table:table-cell>
          <table:table-cell table:formula="of:=IF([.G450]&gt;0;1;0)" office:value-type="float" office:value="1">
            <text:p>1</text:p>
          </table:table-cell>
          <table:table-cell table:formula="of:=IF([.I449]&gt;=0;IF([.H450]=1;[.I449]+([.F450]*[.J450])-0;[.I449]);0)" office:value-type="float" office:value="11636.1398451785">
            <text:p>11636.1398451785</text:p>
          </table:table-cell>
          <table:table-cell table:formula="of:=IF([.I449]&gt;1000;[.I449]*0.5;1000)" office:value-type="float" office:value="5877.63044047961">
            <text:p>5877.6304404796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1.03154574132492">
            <text:p>1.0315457413</text:p>
          </table:table-cell>
          <table:table-cell office:value-type="string">
            <text:p>2013-09-20 00:00:00</text:p>
          </table:table-cell>
          <table:table-cell office:value-type="float" office:value="3.2875">
            <text:p>3.2875</text:p>
          </table:table-cell>
          <table:table-cell office:value-type="float" office:value="3.18696483180428">
            <text:p>3.1869648318</text:p>
          </table:table-cell>
          <table:table-cell office:value-type="float" office:value="-0.0202926111792374">
            <text:p>-0.0202926112</text:p>
          </table:table-cell>
          <table:table-cell office:value-type="float" office:value="0.0165199884871188">
            <text:p>0.0165199885</text:p>
          </table:table-cell>
          <table:table-cell table:formula="of:=IF([.G451]&gt;0;1;0)" office:value-type="float" office:value="1">
            <text:p>1</text:p>
          </table:table-cell>
          <table:table-cell table:formula="of:=IF([.I450]&gt;=0;IF([.H451]=1;[.I450]+([.F451]*[.J451])-0;[.I450]);0)" office:value-type="float" office:value="11518.0760144258">
            <text:p>11518.0760144258</text:p>
          </table:table-cell>
          <table:table-cell table:formula="of:=IF([.I450]&gt;1000;[.I450]*0.5;1000)" office:value-type="float" office:value="5818.06992258926">
            <text:p>5818.0699225893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09-23 00:00:00</text:p>
          </table:table-cell>
          <table:table-cell table:number-columns-repeated="2" office:value-type="float" office:value="0.5875">
            <text:p>0.5875</text:p>
          </table:table-cell>
          <table:table-cell office:value-type="float" office:value="0.00425531914893606">
            <text:p>0.0042553191</text:p>
          </table:table-cell>
          <table:table-cell office:value-type="float" office:value="0.0194744312849139">
            <text:p>0.0194744313</text:p>
          </table:table-cell>
          <table:table-cell table:formula="of:=IF([.G452]&gt;0;1;0)" office:value-type="float" office:value="1">
            <text:p>1</text:p>
          </table:table-cell>
          <table:table-cell table:formula="of:=IF([.I451]&gt;=0;IF([.H452]=1;[.I451]+([.F452]*[.J452])-0;[.I451]);0)" office:value-type="float" office:value="11542.5825591373">
            <text:p>11542.5825591373</text:p>
          </table:table-cell>
          <table:table-cell table:formula="of:=IF([.I451]&gt;1000;[.I451]*0.5;1000)" office:value-type="float" office:value="5759.0380072129">
            <text:p>5759.0380072129</text:p>
          </table:table-cell>
          <table:table-cell table:number-columns-repeated="2"/>
        </table:table-row>
        <table:table-row table:style-name="ro1">
          <table:table-cell office:value-type="string">
            <text:p>CHEF</text:p>
          </table:table-cell>
          <table:table-cell office:value-type="float" office:value="1">
            <text:p>1</text:p>
          </table:table-cell>
          <table:table-cell office:value-type="string">
            <text:p>2013-09-24 00:00:00</text:p>
          </table:table-cell>
          <table:table-cell table:number-columns-repeated="2" office:value-type="float" office:value="23.5975">
            <text:p>23.5975</text:p>
          </table:table-cell>
          <table:table-cell office:value-type="float" office:value="-0.00434368047462663">
            <text:p>-0.0043436805</text:p>
          </table:table-cell>
          <table:table-cell office:value-type="float" office:value="0.0107523802167445">
            <text:p>0.0107523802</text:p>
          </table:table-cell>
          <table:table-cell table:formula="of:=IF([.G453]&gt;0;1;0)" office:value-type="float" office:value="1">
            <text:p>1</text:p>
          </table:table-cell>
          <table:table-cell table:formula="of:=IF([.I452]&gt;=0;IF([.H453]=1;[.I452]+([.F453]*[.J453])-0;[.I452]);0)" office:value-type="float" office:value="11517.5139138929">
            <text:p>11517.5139138929</text:p>
          </table:table-cell>
          <table:table-cell table:formula="of:=IF([.I452]&gt;1000;[.I452]*0.5;1000)" office:value-type="float" office:value="5771.29127956867">
            <text:p>5771.2912795687</text:p>
          </table:table-cell>
          <table:table-cell table:number-columns-repeated="2"/>
        </table:table-row>
        <table:table-row table:style-name="ro1">
          <table:table-cell office:value-type="string">
            <text:p>BIOS</text:p>
          </table:table-cell>
          <table:table-cell office:value-type="float" office:value="1">
            <text:p>1</text:p>
          </table:table-cell>
          <table:table-cell office:value-type="string">
            <text:p>2013-09-25 00:00:00</text:p>
          </table:table-cell>
          <table:table-cell table:number-columns-repeated="2" office:value-type="float" office:value="8.825">
            <text:p>8.825</text:p>
          </table:table-cell>
          <table:table-cell office:value-type="float" office:value="0.0178470254957508">
            <text:p>0.0178470255</text:p>
          </table:table-cell>
          <table:table-cell office:value-type="float" office:value="0.0214937493783371">
            <text:p>0.0214937494</text:p>
          </table:table-cell>
          <table:table-cell table:formula="of:=IF([.G454]&gt;0;1;0)" office:value-type="float" office:value="1">
            <text:p>1</text:p>
          </table:table-cell>
          <table:table-cell table:formula="of:=IF([.I453]&gt;=0;IF([.H454]=1;[.I453]+([.F454]*[.J454])-0;[.I453]);0)" office:value-type="float" office:value="11620.2905961274">
            <text:p>11620.2905961274</text:p>
          </table:table-cell>
          <table:table-cell table:formula="of:=IF([.I453]&gt;1000;[.I453]*0.5;1000)" office:value-type="float" office:value="5758.75695694645">
            <text:p>5758.7569569465</text:p>
          </table:table-cell>
          <table:table-cell table:number-columns-repeated="2"/>
        </table:table-row>
        <table:table-row table:style-name="ro1">
          <table:table-cell office:value-type="string">
            <text:p>CAK</text:p>
          </table:table-cell>
          <table:table-cell office:value-type="float" office:value="2.42424242424242">
            <text:p>2.4242424242</text:p>
          </table:table-cell>
          <table:table-cell office:value-type="string">
            <text:p>2013-09-26 00:00:00</text:p>
          </table:table-cell>
          <table:table-cell office:value-type="float" office:value="0.78">
            <text:p>0.78</text:p>
          </table:table-cell>
          <table:table-cell office:value-type="float" office:value="0.32175">
            <text:p>0.32175</text:p>
          </table:table-cell>
          <table:table-cell office:value-type="float" office:value="0.0470559251047056">
            <text:p>0.0470559251</text:p>
          </table:table-cell>
          <table:table-cell office:value-type="float" office:value="0.0188883882663064">
            <text:p>0.0188883883</text:p>
          </table:table-cell>
          <table:table-cell table:formula="of:=IF([.G455]&gt;0;1;0)" office:value-type="float" office:value="1">
            <text:p>1</text:p>
          </table:table-cell>
          <table:table-cell table:formula="of:=IF([.I454]&gt;=0;IF([.H455]=1;[.I454]+([.F455]*[.J455])-0;[.I454]);0)" office:value-type="float" office:value="11893.6923581205">
            <text:p>11893.6923581205</text:p>
          </table:table-cell>
          <table:table-cell table:formula="of:=IF([.I454]&gt;1000;[.I454]*0.5;1000)" office:value-type="float" office:value="5810.14529806368">
            <text:p>5810.1452980637</text:p>
          </table:table-cell>
          <table:table-cell table:number-columns-repeated="2"/>
        </table:table-row>
        <table:table-row table:style-name="ro1">
          <table:table-cell office:value-type="string">
            <text:p>ZLTQ</text:p>
          </table:table-cell>
          <table:table-cell office:value-type="float" office:value="1">
            <text:p>1</text:p>
          </table:table-cell>
          <table:table-cell office:value-type="string">
            <text:p>2013-09-27 00:00:00</text:p>
          </table:table-cell>
          <table:table-cell table:number-columns-repeated="2" office:value-type="float" office:value="9.08">
            <text:p>9.08</text:p>
          </table:table-cell>
          <table:table-cell office:value-type="float" office:value="-0.016795154185022">
            <text:p>-0.0167951542</text:p>
          </table:table-cell>
          <table:table-cell office:value-type="float" office:value="0.623222931478429">
            <text:p>0.6232229315</text:p>
          </table:table-cell>
          <table:table-cell table:formula="of:=IF([.G456]&gt;0;1;0)" office:value-type="float" office:value="1">
            <text:p>1</text:p>
          </table:table-cell>
          <table:table-cell table:formula="of:=IF([.I455]&gt;=0;IF([.H456]=1;[.I455]+([.F456]*[.J456])-0;[.I455]);0)" office:value-type="float" office:value="11793.8141596286">
            <text:p>11793.8141596286</text:p>
          </table:table-cell>
          <table:table-cell table:formula="of:=IF([.I455]&gt;1000;[.I455]*0.5;1000)" office:value-type="float" office:value="5946.84617906025">
            <text:p>5946.8461790603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3-09-30 00:00:00</text:p>
          </table:table-cell>
          <table:table-cell table:number-columns-repeated="2" office:value-type="float" office:value="7.8175">
            <text:p>7.8175</text:p>
          </table:table-cell>
          <table:table-cell office:value-type="float" office:value="-0.00607611128877528">
            <text:p>-0.0060761113</text:p>
          </table:table-cell>
          <table:table-cell office:value-type="float" office:value="0.0318895620087906">
            <text:p>0.031889562</text:p>
          </table:table-cell>
          <table:table-cell table:formula="of:=IF([.G457]&gt;0;1;0)" office:value-type="float" office:value="1">
            <text:p>1</text:p>
          </table:table-cell>
          <table:table-cell table:formula="of:=IF([.I456]&gt;=0;IF([.H457]=1;[.I456]+([.F457]*[.J457])-0;[.I456]);0)" office:value-type="float" office:value="11757.9838959521">
            <text:p>11757.9838959521</text:p>
          </table:table-cell>
          <table:table-cell table:formula="of:=IF([.I456]&gt;1000;[.I456]*0.5;1000)" office:value-type="float" office:value="5896.90707981428">
            <text:p>5896.9070798143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10-01 00:00:00</text:p>
          </table:table-cell>
          <table:table-cell table:number-columns-repeated="2" office:value-type="float" office:value="13.3625">
            <text:p>13.3625</text:p>
          </table:table-cell>
          <table:table-cell office:value-type="float" office:value="-0.0969130028063611">
            <text:p>-0.0969130028</text:p>
          </table:table-cell>
          <table:table-cell office:value-type="float" office:value="0.0124697275672165">
            <text:p>0.0124697276</text:p>
          </table:table-cell>
          <table:table-cell table:formula="of:=IF([.G458]&gt;0;1;0)" office:value-type="float" office:value="1">
            <text:p>1</text:p>
          </table:table-cell>
          <table:table-cell table:formula="of:=IF([.I457]&gt;=0;IF([.H458]=1;[.I457]+([.F458]*[.J458])-0;[.I457]);0)" office:value-type="float" office:value="11188.2331327993">
            <text:p>11188.2331327993</text:p>
          </table:table-cell>
          <table:table-cell table:formula="of:=IF([.I457]&gt;1000;[.I457]*0.5;1000)" office:value-type="float" office:value="5878.99194797603">
            <text:p>5878.991947976</text:p>
          </table:table-cell>
          <table:table-cell table:number-columns-repeated="2"/>
        </table:table-row>
        <table:table-row table:style-name="ro1">
          <table:table-cell office:value-type="string">
            <text:p>NX</text:p>
          </table:table-cell>
          <table:table-cell office:value-type="float" office:value="1.00431965442765">
            <text:p>1.0043196544</text:p>
          </table:table-cell>
          <table:table-cell office:value-type="string">
            <text:p>2013-10-02 00:00:00</text:p>
          </table:table-cell>
          <table:table-cell office:value-type="float" office:value="18.7075">
            <text:p>18.7075</text:p>
          </table:table-cell>
          <table:table-cell office:value-type="float" office:value="18.6270376344086">
            <text:p>18.6270376344</text:p>
          </table:table-cell>
          <table:table-cell office:value-type="float" office:value="-0.0196039764992166">
            <text:p>-0.0196039765</text:p>
          </table:table-cell>
          <table:table-cell office:value-type="float" office:value="0.0166907066914014">
            <text:p>0.0166907067</text:p>
          </table:table-cell>
          <table:table-cell table:formula="of:=IF([.G459]&gt;0;1;0)" office:value-type="float" office:value="1">
            <text:p>1</text:p>
          </table:table-cell>
          <table:table-cell table:formula="of:=IF([.I458]&gt;=0;IF([.H459]=1;[.I458]+([.F459]*[.J459])-0;[.I458]);0)" office:value-type="float" office:value="11078.5662030977">
            <text:p>11078.5662030977</text:p>
          </table:table-cell>
          <table:table-cell table:formula="of:=IF([.I458]&gt;1000;[.I458]*0.5;1000)" office:value-type="float" office:value="5594.11656639964">
            <text:p>5594.1165663996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10-03 00:00:00</text:p>
          </table:table-cell>
          <table:table-cell table:number-columns-repeated="2" office:value-type="float" office:value="11.9175">
            <text:p>11.9175</text:p>
          </table:table-cell>
          <table:table-cell office:value-type="float" office:value="0.0127963079504929">
            <text:p>0.012796308</text:p>
          </table:table-cell>
          <table:table-cell office:value-type="float" office:value="0.0196529522369538">
            <text:p>0.0196529522</text:p>
          </table:table-cell>
          <table:table-cell table:formula="of:=IF([.G460]&gt;0;1;0)" office:value-type="float" office:value="1">
            <text:p>1</text:p>
          </table:table-cell>
          <table:table-cell table:formula="of:=IF([.I459]&gt;=0;IF([.H460]=1;[.I459]+([.F460]*[.J460])-0;[.I459]);0)" office:value-type="float" office:value="11149.4485754901">
            <text:p>11149.4485754901</text:p>
          </table:table-cell>
          <table:table-cell table:formula="of:=IF([.I459]&gt;1000;[.I459]*0.5;1000)" office:value-type="float" office:value="5539.28310154885">
            <text:p>5539.2831015489</text:p>
          </table:table-cell>
          <table:table-cell table:number-columns-repeated="2"/>
        </table:table-row>
        <table:table-row table:style-name="ro1"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office:value-type="string">
            <text:p>2013-10-04 00:00:00</text:p>
          </table:table-cell>
          <table:table-cell table:number-columns-repeated="2" office:value-type="float" office:value="5.1125">
            <text:p>5.1125</text:p>
          </table:table-cell>
          <table:table-cell office:value-type="float" office:value="-0.00342298288508558">
            <text:p>-0.0034229829</text:p>
          </table:table-cell>
          <table:table-cell office:value-type="float" office:value="0.0130105863808285">
            <text:p>0.0130105864</text:p>
          </table:table-cell>
          <table:table-cell table:formula="of:=IF([.G461]&gt;0;1;0)" office:value-type="float" office:value="1">
            <text:p>1</text:p>
          </table:table-cell>
          <table:table-cell table:formula="of:=IF([.I460]&gt;=0;IF([.H461]=1;[.I460]+([.F461]*[.J461])-0;[.I460]);0)" office:value-type="float" office:value="11130.3663896641">
            <text:p>11130.3663896641</text:p>
          </table:table-cell>
          <table:table-cell table:formula="of:=IF([.I460]&gt;1000;[.I460]*0.5;1000)" office:value-type="float" office:value="5574.72428774504">
            <text:p>5574.724287745</text:p>
          </table:table-cell>
          <table:table-cell table:number-columns-repeated="2"/>
        </table:table-row>
        <table:table-row table:style-name="ro1">
          <table:table-cell office:value-type="string">
            <text:p>ANGI</text:p>
          </table:table-cell>
          <table:table-cell office:value-type="float" office:value="1">
            <text:p>1</text:p>
          </table:table-cell>
          <table:table-cell office:value-type="string">
            <text:p>2013-10-07 00:00:00</text:p>
          </table:table-cell>
          <table:table-cell table:number-columns-repeated="2" office:value-type="float" office:value="16.3525">
            <text:p>16.3525</text:p>
          </table:table-cell>
          <table:table-cell office:value-type="float" office:value="-0.0461703103500993">
            <text:p>-0.0461703104</text:p>
          </table:table-cell>
          <table:table-cell office:value-type="float" office:value="0.0264673495728454">
            <text:p>0.0264673496</text:p>
          </table:table-cell>
          <table:table-cell table:formula="of:=IF([.G462]&gt;0;1;0)" office:value-type="float" office:value="1">
            <text:p>1</text:p>
          </table:table-cell>
          <table:table-cell table:formula="of:=IF([.I461]&gt;=0;IF([.H462]=1;[.I461]+([.F462]*[.J462])-0;[.I461]);0)" office:value-type="float" office:value="10873.4201544035">
            <text:p>10873.4201544035</text:p>
          </table:table-cell>
          <table:table-cell table:formula="of:=IF([.I461]&gt;1000;[.I461]*0.5;1000)" office:value-type="float" office:value="5565.18319483203">
            <text:p>5565.183194832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3-10-08 00:00:00</text:p>
          </table:table-cell>
          <table:table-cell table:number-columns-repeated="2" office:value-type="float" office:value="12.425">
            <text:p>12.425</text:p>
          </table:table-cell>
          <table:table-cell office:value-type="float" office:value="0.00583501006036191">
            <text:p>0.0058350101</text:p>
          </table:table-cell>
          <table:table-cell office:value-type="float" office:value="0.0302971613252783">
            <text:p>0.0302971613</text:p>
          </table:table-cell>
          <table:table-cell table:formula="of:=IF([.G463]&gt;0;1;0)" office:value-type="float" office:value="1">
            <text:p>1</text:p>
          </table:table-cell>
          <table:table-cell table:formula="of:=IF([.I462]&gt;=0;IF([.H463]=1;[.I462]+([.F463]*[.J463])-0;[.I462]);0)" office:value-type="float" office:value="10905.1434123992">
            <text:p>10905.1434123992</text:p>
          </table:table-cell>
          <table:table-cell table:formula="of:=IF([.I462]&gt;1000;[.I462]*0.5;1000)" office:value-type="float" office:value="5436.71007720175">
            <text:p>5436.7100772018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3-10-09 00:00:00</text:p>
          </table:table-cell>
          <table:table-cell table:number-columns-repeated="2" office:value-type="float" office:value="5.2175">
            <text:p>5.2175</text:p>
          </table:table-cell>
          <table:table-cell office:value-type="float" office:value="-0.028270244369909">
            <text:p>-0.0282702444</text:p>
          </table:table-cell>
          <table:table-cell office:value-type="float" office:value="0.022993359485855">
            <text:p>0.0229933595</text:p>
          </table:table-cell>
          <table:table-cell table:formula="of:=IF([.G464]&gt;0;1;0)" office:value-type="float" office:value="1">
            <text:p>1</text:p>
          </table:table-cell>
          <table:table-cell table:formula="of:=IF([.I463]&gt;=0;IF([.H464]=1;[.I463]+([.F464]*[.J464])-0;[.I463]);0)" office:value-type="float" office:value="10750.9978778205">
            <text:p>10750.9978778205</text:p>
          </table:table-cell>
          <table:table-cell table:formula="of:=IF([.I463]&gt;1000;[.I463]*0.5;1000)" office:value-type="float" office:value="5452.57170619962">
            <text:p>5452.5717061996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3-10-10 00:00:00</text:p>
          </table:table-cell>
          <table:table-cell table:number-columns-repeated="2" office:value-type="float" office:value="5.07">
            <text:p>5.07</text:p>
          </table:table-cell>
          <table:table-cell office:value-type="float" office:value="-0.0493096646942801">
            <text:p>-0.0493096647</text:p>
          </table:table-cell>
          <table:table-cell office:value-type="float" office:value="0.0263083431708179">
            <text:p>0.0263083432</text:p>
          </table:table-cell>
          <table:table-cell table:formula="of:=IF([.G465]&gt;0;1;0)" office:value-type="float" office:value="1">
            <text:p>1</text:p>
          </table:table-cell>
          <table:table-cell table:formula="of:=IF([.I464]&gt;=0;IF([.H465]=1;[.I464]+([.F465]*[.J465])-0;[.I464]);0)" office:value-type="float" office:value="10485.9338275784">
            <text:p>10485.9338275784</text:p>
          </table:table-cell>
          <table:table-cell table:formula="of:=IF([.I464]&gt;1000;[.I464]*0.5;1000)" office:value-type="float" office:value="5375.49893891027">
            <text:p>5375.4989389103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3-10-11 00:00:00</text:p>
          </table:table-cell>
          <table:table-cell table:number-columns-repeated="2" office:value-type="float" office:value="2.085">
            <text:p>2.085</text:p>
          </table:table-cell>
          <table:table-cell office:value-type="float" office:value="-0.0671462829736211">
            <text:p>-0.067146283</text:p>
          </table:table-cell>
          <table:table-cell office:value-type="float" office:value="0.0193730681290783">
            <text:p>0.0193730681</text:p>
          </table:table-cell>
          <table:table-cell table:formula="of:=IF([.G466]&gt;0;1;0)" office:value-type="float" office:value="1">
            <text:p>1</text:p>
          </table:table-cell>
          <table:table-cell table:formula="of:=IF([.I465]&gt;=0;IF([.H466]=1;[.I465]+([.F466]*[.J466])-0;[.I465]);0)" office:value-type="float" office:value="10133.8880875638">
            <text:p>10133.8880875638</text:p>
          </table:table-cell>
          <table:table-cell table:formula="of:=IF([.I465]&gt;1000;[.I465]*0.5;1000)" office:value-type="float" office:value="5242.96691378921">
            <text:p>5242.9669137892</text:p>
          </table:table-cell>
          <table:table-cell table:number-columns-repeated="2"/>
        </table:table-row>
        <table:table-row table:style-name="ro1">
          <table:table-cell office:value-type="string">
            <text:p>ANGI</text:p>
          </table:table-cell>
          <table:table-cell office:value-type="float" office:value="1">
            <text:p>1</text:p>
          </table:table-cell>
          <table:table-cell office:value-type="string">
            <text:p>2013-10-14 00:00:00</text:p>
          </table:table-cell>
          <table:table-cell table:number-columns-repeated="2" office:value-type="float" office:value="15.3225">
            <text:p>15.3225</text:p>
          </table:table-cell>
          <table:table-cell office:value-type="float" office:value="-0.00114211127426989">
            <text:p>-0.0011421113</text:p>
          </table:table-cell>
          <table:table-cell office:value-type="float" office:value="0.0161552181728973">
            <text:p>0.0161552182</text:p>
          </table:table-cell>
          <table:table-cell table:formula="of:=IF([.G467]&gt;0;1;0)" office:value-type="float" office:value="1">
            <text:p>1</text:p>
          </table:table-cell>
          <table:table-cell table:formula="of:=IF([.I466]&gt;=0;IF([.H467]=1;[.I466]+([.F467]*[.J467])-0;[.I466]);0)" office:value-type="float" office:value="10128.1010736453">
            <text:p>10128.1010736453</text:p>
          </table:table-cell>
          <table:table-cell table:formula="of:=IF([.I466]&gt;1000;[.I466]*0.5;1000)" office:value-type="float" office:value="5066.94404378189">
            <text:p>5066.9440437819</text:p>
          </table:table-cell>
          <table:table-cell table:number-columns-repeated="2"/>
        </table:table-row>
        <table:table-row table:style-name="ro1">
          <table:table-cell office:value-type="string">
            <text:p>INSM</text:p>
          </table:table-cell>
          <table:table-cell office:value-type="float" office:value="1">
            <text:p>1</text:p>
          </table:table-cell>
          <table:table-cell office:value-type="string">
            <text:p>2013-10-15 00:00:00</text:p>
          </table:table-cell>
          <table:table-cell table:number-columns-repeated="2" office:value-type="float" office:value="13.9775">
            <text:p>13.9775</text:p>
          </table:table-cell>
          <table:table-cell office:value-type="float" office:value="0.0622428903595065">
            <text:p>0.0622428904</text:p>
          </table:table-cell>
          <table:table-cell office:value-type="float" office:value="0.0112402517284298">
            <text:p>0.0112402517</text:p>
          </table:table-cell>
          <table:table-cell table:formula="of:=IF([.G468]&gt;0;1;0)" office:value-type="float" office:value="1">
            <text:p>1</text:p>
          </table:table-cell>
          <table:table-cell table:formula="of:=IF([.I467]&gt;=0;IF([.H468]=1;[.I467]+([.F468]*[.J468])-0;[.I467]);0)" office:value-type="float" office:value="10443.3022159837">
            <text:p>10443.3022159837</text:p>
          </table:table-cell>
          <table:table-cell table:formula="of:=IF([.I467]&gt;1000;[.I467]*0.5;1000)" office:value-type="float" office:value="5064.05053682265">
            <text:p>5064.0505368227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3-10-16 00:00:0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87321405410148">
            <text:p>0.0287321405</text:p>
          </table:table-cell>
          <table:table-cell table:formula="of:=IF([.G469]&gt;0;1;0)" office:value-type="float" office:value="1">
            <text:p>1</text:p>
          </table:table-cell>
          <table:table-cell table:formula="of:=IF([.I468]&gt;=0;IF([.H469]=1;[.I468]+([.F469]*[.J469])-0;[.I468]);0)" office:value-type="float" office:value="10443.3022159837">
            <text:p>10443.3022159837</text:p>
          </table:table-cell>
          <table:table-cell table:formula="of:=IF([.I468]&gt;1000;[.I468]*0.5;1000)" office:value-type="float" office:value="5221.65110799187">
            <text:p>5221.6511079919</text:p>
          </table:table-cell>
          <table:table-cell table:number-columns-repeated="2"/>
        </table:table-row>
        <table:table-row table:style-name="ro1">
          <table:table-cell office:value-type="string">
            <text:p>ARWR</text:p>
          </table:table-cell>
          <table:table-cell office:value-type="float" office:value="1">
            <text:p>1</text:p>
          </table:table-cell>
          <table:table-cell office:value-type="string">
            <text:p>2013-10-17 00:00:00</text:p>
          </table:table-cell>
          <table:table-cell table:number-columns-repeated="2" office:value-type="float" office:value="8.135">
            <text:p>8.135</text:p>
          </table:table-cell>
          <table:table-cell office:value-type="float" office:value="-0.0212046711739396">
            <text:p>-0.0212046712</text:p>
          </table:table-cell>
          <table:table-cell office:value-type="float" office:value="0.0150706642077968">
            <text:p>0.0150706642</text:p>
          </table:table-cell>
          <table:table-cell table:formula="of:=IF([.G470]&gt;0;1;0)" office:value-type="float" office:value="1">
            <text:p>1</text:p>
          </table:table-cell>
          <table:table-cell table:formula="of:=IF([.I469]&gt;=0;IF([.H470]=1;[.I469]+([.F470]*[.J470])-0;[.I469]);0)" office:value-type="float" office:value="10332.5788212537">
            <text:p>10332.5788212537</text:p>
          </table:table-cell>
          <table:table-cell table:formula="of:=IF([.I469]&gt;1000;[.I469]*0.5;1000)" office:value-type="float" office:value="5221.65110799187">
            <text:p>5221.6511079919</text:p>
          </table:table-cell>
          <table:table-cell table:number-columns-repeated="2"/>
        </table:table-row>
        <table:table-row table:style-name="ro1">
          <table:table-cell office:value-type="string">
            <text:p>MYRG</text:p>
          </table:table-cell>
          <table:table-cell office:value-type="float" office:value="1">
            <text:p>1</text:p>
          </table:table-cell>
          <table:table-cell office:value-type="string">
            <text:p>2013-10-18 00:00:00</text:p>
          </table:table-cell>
          <table:table-cell table:number-columns-repeated="2" office:value-type="float" office:value="26.25">
            <text:p>26.25</text:p>
          </table:table-cell>
          <table:table-cell office:value-type="float" office:value="0.0120952380952382">
            <text:p>0.0120952381</text:p>
          </table:table-cell>
          <table:table-cell office:value-type="float" office:value="1.43809920331891">
            <text:p>1.4380992033</text:p>
          </table:table-cell>
          <table:table-cell table:formula="of:=IF([.G471]&gt;0;1;0)" office:value-type="float" office:value="1">
            <text:p>1</text:p>
          </table:table-cell>
          <table:table-cell table:formula="of:=IF([.I470]&gt;=0;IF([.H471]=1;[.I470]+([.F471]*[.J471])-0;[.I470]);0)" office:value-type="float" office:value="10395.0663217442">
            <text:p>10395.0663217442</text:p>
          </table:table-cell>
          <table:table-cell table:formula="of:=IF([.I470]&gt;1000;[.I470]*0.5;1000)" office:value-type="float" office:value="5166.28941062687">
            <text:p>5166.2894106269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10-21 00:00:00</text:p>
          </table:table-cell>
          <table:table-cell table:number-columns-repeated="2" office:value-type="float" office:value="17.04">
            <text:p>17.04</text:p>
          </table:table-cell>
          <table:table-cell office:value-type="float" office:value="-0.0272887323943662">
            <text:p>-0.0272887324</text:p>
          </table:table-cell>
          <table:table-cell office:value-type="float" office:value="0.0159877058708184">
            <text:p>0.0159877059</text:p>
          </table:table-cell>
          <table:table-cell table:formula="of:=IF([.G472]&gt;0;1;0)" office:value-type="float" office:value="1">
            <text:p>1</text:p>
          </table:table-cell>
          <table:table-cell table:formula="of:=IF([.I471]&gt;=0;IF([.H472]=1;[.I471]+([.F472]*[.J472])-0;[.I471]);0)" office:value-type="float" office:value="10253.2322302063">
            <text:p>10253.2322302063</text:p>
          </table:table-cell>
          <table:table-cell table:formula="of:=IF([.I471]&gt;1000;[.I471]*0.5;1000)" office:value-type="float" office:value="5197.53316087209">
            <text:p>5197.5331608721</text:p>
          </table:table-cell>
          <table:table-cell table:number-columns-repeated="2"/>
        </table:table-row>
        <table:table-row table:style-name="ro1">
          <table:table-cell office:value-type="string">
            <text:p>SRCE</text:p>
          </table:table-cell>
          <table:table-cell office:value-type="float" office:value="1.01119272472893">
            <text:p>1.0111927247</text:p>
          </table:table-cell>
          <table:table-cell office:value-type="string">
            <text:p>2013-10-22 00:00:00</text:p>
          </table:table-cell>
          <table:table-cell office:value-type="float" office:value="28.765">
            <text:p>28.765</text:p>
          </table:table-cell>
          <table:table-cell office:value-type="float" office:value="28.4466049809754">
            <text:p>28.446604981</text:p>
          </table:table-cell>
          <table:table-cell office:value-type="float" office:value="0.00665568556492535">
            <text:p>0.0066556856</text:p>
          </table:table-cell>
          <table:table-cell office:value-type="float" office:value="0.185518821598492">
            <text:p>0.1855188216</text:p>
          </table:table-cell>
          <table:table-cell table:formula="of:=IF([.G473]&gt;0;1;0)" office:value-type="float" office:value="1">
            <text:p>1</text:p>
          </table:table-cell>
          <table:table-cell table:formula="of:=IF([.I472]&gt;=0;IF([.H473]=1;[.I472]+([.F473]*[.J473])-0;[.I472]);0)" office:value-type="float" office:value="10287.3533750805">
            <text:p>10287.3533750805</text:p>
          </table:table-cell>
          <table:table-cell table:formula="of:=IF([.I472]&gt;1000;[.I472]*0.5;1000)" office:value-type="float" office:value="5126.61611510315">
            <text:p>5126.6161151032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3-10-23 00:00:00</text:p>
          </table:table-cell>
          <table:table-cell table:number-columns-repeated="2" office:value-type="float" office:value="3.2475">
            <text:p>3.2475</text:p>
          </table:table-cell>
          <table:table-cell office:value-type="float" office:value="0.0993071593533488">
            <text:p>0.0993071594</text:p>
          </table:table-cell>
          <table:table-cell office:value-type="float" office:value="0.0762264732084855">
            <text:p>0.0762264732</text:p>
          </table:table-cell>
          <table:table-cell table:formula="of:=IF([.G474]&gt;0;1;0)" office:value-type="float" office:value="1">
            <text:p>1</text:p>
          </table:table-cell>
          <table:table-cell table:formula="of:=IF([.I473]&gt;=0;IF([.H474]=1;[.I473]+([.F474]*[.J474])-0;[.I473]);0)" office:value-type="float" office:value="10798.1572955522">
            <text:p>10798.1572955522</text:p>
          </table:table-cell>
          <table:table-cell table:formula="of:=IF([.I473]&gt;1000;[.I473]*0.5;1000)" office:value-type="float" office:value="5143.67668754025">
            <text:p>5143.6766875403</text:p>
          </table:table-cell>
          <table:table-cell table:number-columns-repeated="2"/>
        </table:table-row>
        <table:table-row table:style-name="ro1">
          <table:table-cell office:value-type="string">
            <text:p>LNCGY</text:p>
          </table:table-cell>
          <table:table-cell office:value-type="float" office:value="1">
            <text:p>1</text:p>
          </table:table-cell>
          <table:table-cell office:value-type="string">
            <text:p>2013-10-24 00:00:00</text:p>
          </table:table-cell>
          <table:table-cell table:number-columns-repeated="2" office:value-type="float" office:value="13.9775">
            <text:p>13.9775</text:p>
          </table:table-cell>
          <table:table-cell office:value-type="float" office:value="-0.0384546592738328">
            <text:p>-0.0384546593</text:p>
          </table:table-cell>
          <table:table-cell office:value-type="float" office:value="0.0291558767539228">
            <text:p>0.0291558768</text:p>
          </table:table-cell>
          <table:table-cell table:formula="of:=IF([.G475]&gt;0;1;0)" office:value-type="float" office:value="1">
            <text:p>1</text:p>
          </table:table-cell>
          <table:table-cell table:formula="of:=IF([.I474]&gt;=0;IF([.H475]=1;[.I474]+([.F475]*[.J475])-0;[.I474]);0)" office:value-type="float" office:value="10590.5375657593">
            <text:p>10590.5375657593</text:p>
          </table:table-cell>
          <table:table-cell table:formula="of:=IF([.I474]&gt;1000;[.I474]*0.5;1000)" office:value-type="float" office:value="5399.07864777608">
            <text:p>5399.0786477761</text:p>
          </table:table-cell>
          <table:table-cell table:number-columns-repeated="2"/>
        </table:table-row>
        <table:table-row table:style-name="ro1">
          <table:table-cell office:value-type="string">
            <text:p>HWAY</text:p>
          </table:table-cell>
          <table:table-cell office:value-type="float" office:value="1">
            <text:p>1</text:p>
          </table:table-cell>
          <table:table-cell office:value-type="string">
            <text:p>2013-10-25 00:00:00</text:p>
          </table:table-cell>
          <table:table-cell table:number-columns-repeated="2" office:value-type="float" office:value="11.7125">
            <text:p>11.7125</text:p>
          </table:table-cell>
          <table:table-cell office:value-type="float" office:value="-0.0503735325506937">
            <text:p>-0.0503735326</text:p>
          </table:table-cell>
          <table:table-cell office:value-type="float" office:value="0.0205100871345675">
            <text:p>0.0205100871</text:p>
          </table:table-cell>
          <table:table-cell table:formula="of:=IF([.G476]&gt;0;1;0)" office:value-type="float" office:value="1">
            <text:p>1</text:p>
          </table:table-cell>
          <table:table-cell table:formula="of:=IF([.I475]&gt;=0;IF([.H476]=1;[.I475]+([.F476]*[.J476])-0;[.I475]);0)" office:value-type="float" office:value="10323.7961713602">
            <text:p>10323.7961713602</text:p>
          </table:table-cell>
          <table:table-cell table:formula="of:=IF([.I475]&gt;1000;[.I475]*0.5;1000)" office:value-type="float" office:value="5295.26878287965">
            <text:p>5295.2687828797</text:p>
          </table:table-cell>
          <table:table-cell table:number-columns-repeated="2"/>
        </table:table-row>
        <table:table-row table:style-name="ro1">
          <table:table-cell office:value-type="string">
            <text:p>RNF</text:p>
          </table:table-cell>
          <table:table-cell office:value-type="float" office:value="1.01708217913204">
            <text:p>1.0170821791</text:p>
          </table:table-cell>
          <table:table-cell office:value-type="string">
            <text:p>2013-10-28 00:00:00</text:p>
          </table:table-cell>
          <table:table-cell office:value-type="float" office:value="21.3025">
            <text:p>21.3025</text:p>
          </table:table-cell>
          <table:table-cell office:value-type="float" office:value="20.9447185655924">
            <text:p>20.9447185656</text:p>
          </table:table-cell>
          <table:table-cell office:value-type="float" office:value="0.0643345255254664">
            <text:p>0.0643345255</text:p>
          </table:table-cell>
          <table:table-cell office:value-type="float" office:value="0.0327689618565138">
            <text:p>0.0327689619</text:p>
          </table:table-cell>
          <table:table-cell table:formula="of:=IF([.G477]&gt;0;1;0)" office:value-type="float" office:value="1">
            <text:p>1</text:p>
          </table:table-cell>
          <table:table-cell table:formula="of:=IF([.I476]&gt;=0;IF([.H477]=1;[.I476]+([.F477]*[.J477])-0;[.I476]);0)" office:value-type="float" office:value="10655.8844355133">
            <text:p>10655.8844355133</text:p>
          </table:table-cell>
          <table:table-cell table:formula="of:=IF([.I476]&gt;1000;[.I476]*0.5;1000)" office:value-type="float" office:value="5161.89808568012">
            <text:p>5161.8980856801</text:p>
          </table:table-cell>
          <table:table-cell table:number-columns-repeated="2"/>
        </table:table-row>
        <table:table-row table:style-name="ro1">
          <table:table-cell office:value-type="string">
            <text:p>HWAY</text:p>
          </table:table-cell>
          <table:table-cell office:value-type="float" office:value="1">
            <text:p>1</text:p>
          </table:table-cell>
          <table:table-cell office:value-type="string">
            <text:p>2013-10-29 00:00:00</text:p>
          </table:table-cell>
          <table:table-cell table:number-columns-repeated="2" office:value-type="float" office:value="10.7725">
            <text:p>10.7725</text:p>
          </table:table-cell>
          <table:table-cell office:value-type="float" office:value="-0.0143884892086332">
            <text:p>-0.0143884892</text:p>
          </table:table-cell>
          <table:table-cell office:value-type="float" office:value="0.0209415400565037">
            <text:p>0.0209415401</text:p>
          </table:table-cell>
          <table:table-cell table:formula="of:=IF([.G478]&gt;0;1;0)" office:value-type="float" office:value="1">
            <text:p>1</text:p>
          </table:table-cell>
          <table:table-cell table:formula="of:=IF([.I477]&gt;=0;IF([.H478]=1;[.I477]+([.F478]*[.J478])-0;[.I477]);0)" office:value-type="float" office:value="10579.2233964089">
            <text:p>10579.2233964089</text:p>
          </table:table-cell>
          <table:table-cell table:formula="of:=IF([.I477]&gt;1000;[.I477]*0.5;1000)" office:value-type="float" office:value="5327.94221775665">
            <text:p>5327.9422177567</text:p>
          </table:table-cell>
          <table:table-cell table:number-columns-repeated="2"/>
        </table:table-row>
        <table:table-row table:style-name="ro1">
          <table:table-cell office:value-type="string">
            <text:p>TOWR</text:p>
          </table:table-cell>
          <table:table-cell office:value-type="float" office:value="1">
            <text:p>1</text:p>
          </table:table-cell>
          <table:table-cell office:value-type="string">
            <text:p>2013-10-30 00:00:00</text:p>
          </table:table-cell>
          <table:table-cell table:number-columns-repeated="2" office:value-type="float" office:value="22.2425">
            <text:p>22.2425</text:p>
          </table:table-cell>
          <table:table-cell office:value-type="float" office:value="-0.0310216927054063">
            <text:p>-0.0310216927</text:p>
          </table:table-cell>
          <table:table-cell office:value-type="float" office:value="0.0180860977408793">
            <text:p>0.0180860977</text:p>
          </table:table-cell>
          <table:table-cell table:formula="of:=IF([.G479]&gt;0;1;0)" office:value-type="float" office:value="1">
            <text:p>1</text:p>
          </table:table-cell>
          <table:table-cell table:formula="of:=IF([.I478]&gt;=0;IF([.H479]=1;[.I478]+([.F479]*[.J479])-0;[.I478]);0)" office:value-type="float" office:value="10415.1306877763">
            <text:p>10415.1306877763</text:p>
          </table:table-cell>
          <table:table-cell table:formula="of:=IF([.I478]&gt;1000;[.I478]*0.5;1000)" office:value-type="float" office:value="5289.61169820444">
            <text:p>5289.6116982044</text:p>
          </table:table-cell>
          <table:table-cell table:number-columns-repeated="2"/>
        </table:table-row>
        <table:table-row table:style-name="ro1">
          <table:table-cell office:value-type="string">
            <text:p>YGE</text:p>
          </table:table-cell>
          <table:table-cell office:value-type="float" office:value="1">
            <text:p>1</text:p>
          </table:table-cell>
          <table:table-cell office:value-type="string">
            <text:p>2013-10-31 00:00:00</text:p>
          </table:table-cell>
          <table:table-cell table:number-columns-repeated="2" office:value-type="float" office:value="5.895">
            <text:p>5.895</text:p>
          </table:table-cell>
          <table:table-cell office:value-type="float" office:value="0.0670059372349447">
            <text:p>0.0670059372</text:p>
          </table:table-cell>
          <table:table-cell office:value-type="float" office:value="0.0368004536495513">
            <text:p>0.0368004536</text:p>
          </table:table-cell>
          <table:table-cell table:formula="of:=IF([.G480]&gt;0;1;0)" office:value-type="float" office:value="1">
            <text:p>1</text:p>
          </table:table-cell>
          <table:table-cell table:formula="of:=IF([.I479]&gt;=0;IF([.H480]=1;[.I479]+([.F480]*[.J480])-0;[.I479]);0)" office:value-type="float" office:value="10764.0684843557">
            <text:p>10764.0684843557</text:p>
          </table:table-cell>
          <table:table-cell table:formula="of:=IF([.I479]&gt;1000;[.I479]*0.5;1000)" office:value-type="float" office:value="5207.56534388813">
            <text:p>5207.5653438881</text:p>
          </table:table-cell>
          <table:table-cell table:number-columns-repeated="2"/>
        </table:table-row>
        <table:table-row table:style-name="ro1">
          <table:table-cell office:value-type="string">
            <text:p>HWAY</text:p>
          </table:table-cell>
          <table:table-cell office:value-type="float" office:value="1">
            <text:p>1</text:p>
          </table:table-cell>
          <table:table-cell office:value-type="string">
            <text:p>2013-11-01 00:00:00</text:p>
          </table:table-cell>
          <table:table-cell table:number-columns-repeated="2" office:value-type="float" office:value="10.0575">
            <text:p>10.0575</text:p>
          </table:table-cell>
          <table:table-cell office:value-type="float" office:value="0.0760626398210289">
            <text:p>0.0760626398</text:p>
          </table:table-cell>
          <table:table-cell office:value-type="float" office:value="0.01440790354693">
            <text:p>0.0144079035</text:p>
          </table:table-cell>
          <table:table-cell table:formula="of:=IF([.G481]&gt;0;1;0)" office:value-type="float" office:value="1">
            <text:p>1</text:p>
          </table:table-cell>
          <table:table-cell table:formula="of:=IF([.I480]&gt;=0;IF([.H481]=1;[.I480]+([.F481]*[.J481])-0;[.I480]);0)" office:value-type="float" office:value="11173.4402164229">
            <text:p>11173.4402164229</text:p>
          </table:table-cell>
          <table:table-cell table:formula="of:=IF([.I480]&gt;1000;[.I480]*0.5;1000)" office:value-type="float" office:value="5382.03424217785">
            <text:p>5382.0342421779</text:p>
          </table:table-cell>
          <table:table-cell table:number-columns-repeated="2"/>
        </table:table-row>
        <table:table-row table:style-name="ro1">
          <table:table-cell office:value-type="string">
            <text:p>ELLI</text:p>
          </table:table-cell>
          <table:table-cell office:value-type="float" office:value="1">
            <text:p>1</text:p>
          </table:table-cell>
          <table:table-cell office:value-type="string">
            <text:p>2013-11-04 00:00:00</text:p>
          </table:table-cell>
          <table:table-cell table:number-columns-repeated="2" office:value-type="float" office:value="23.885">
            <text:p>23.885</text:p>
          </table:table-cell>
          <table:table-cell office:value-type="float" office:value="-0.00669876491521892">
            <text:p>-0.0066987649</text:p>
          </table:table-cell>
          <table:table-cell office:value-type="float" office:value="0.0229784542705241">
            <text:p>0.0229784543</text:p>
          </table:table-cell>
          <table:table-cell table:formula="of:=IF([.G482]&gt;0;1;0)" office:value-type="float" office:value="1">
            <text:p>1</text:p>
          </table:table-cell>
          <table:table-cell table:formula="of:=IF([.I481]&gt;=0;IF([.H482]=1;[.I481]+([.F482]*[.J482])-0;[.I481]);0)" office:value-type="float" office:value="11136.0160917709">
            <text:p>11136.0160917709</text:p>
          </table:table-cell>
          <table:table-cell table:formula="of:=IF([.I481]&gt;1000;[.I481]*0.5;1000)" office:value-type="float" office:value="5586.72010821146">
            <text:p>5586.7201082115</text:p>
          </table:table-cell>
          <table:table-cell table:number-columns-repeated="2"/>
        </table:table-row>
        <table:table-row table:style-name="ro1">
          <table:table-cell office:value-type="string">
            <text:p>IO</text:p>
          </table:table-cell>
          <table:table-cell office:value-type="float" office:value="1">
            <text:p>1</text:p>
          </table:table-cell>
          <table:table-cell office:value-type="string">
            <text:p>2013-11-05 00:00:00</text:p>
          </table:table-cell>
          <table:table-cell table:number-columns-repeated="2" office:value-type="float" office:value="4.555">
            <text:p>4.555</text:p>
          </table:table-cell>
          <table:table-cell office:value-type="float" office:value="-0.00548847420417109">
            <text:p>-0.0054884742</text:p>
          </table:table-cell>
          <table:table-cell office:value-type="float" office:value="1.83716273080848">
            <text:p>1.8371627308</text:p>
          </table:table-cell>
          <table:table-cell table:formula="of:=IF([.G483]&gt;0;1;0)" office:value-type="float" office:value="1">
            <text:p>1</text:p>
          </table:table-cell>
          <table:table-cell table:formula="of:=IF([.I482]&gt;=0;IF([.H483]=1;[.I482]+([.F483]*[.J483])-0;[.I482]);0)" office:value-type="float" office:value="11105.4562232424">
            <text:p>11105.4562232424</text:p>
          </table:table-cell>
          <table:table-cell table:formula="of:=IF([.I482]&gt;1000;[.I482]*0.5;1000)" office:value-type="float" office:value="5568.00804588544">
            <text:p>5568.0080458855</text:p>
          </table:table-cell>
          <table:table-cell table:number-columns-repeated="2"/>
        </table:table-row>
        <table:table-row table:style-name="ro1">
          <table:table-cell office:value-type="string">
            <text:p>RNF</text:p>
          </table:table-cell>
          <table:table-cell office:value-type="float" office:value="1.00306435137896">
            <text:p>1.0030643514</text:p>
          </table:table-cell>
          <table:table-cell office:value-type="string">
            <text:p>2013-11-06 00:00:00</text:p>
          </table:table-cell>
          <table:table-cell office:value-type="float" office:value="19.39">
            <text:p>19.39</text:p>
          </table:table-cell>
          <table:table-cell office:value-type="float" office:value="19.3307637474542">
            <text:p>19.3307637475</text:p>
          </table:table-cell>
          <table:table-cell office:value-type="float" office:value="0.00474839483317169">
            <text:p>0.0047483948</text:p>
          </table:table-cell>
          <table:table-cell office:value-type="float" office:value="0.0206809199042546">
            <text:p>0.0206809199</text:p>
          </table:table-cell>
          <table:table-cell table:formula="of:=IF([.G484]&gt;0;1;0)" office:value-type="float" office:value="1">
            <text:p>1</text:p>
          </table:table-cell>
          <table:table-cell table:formula="of:=IF([.I483]&gt;=0;IF([.H484]=1;[.I483]+([.F484]*[.J484])-0;[.I483]);0)" office:value-type="float" office:value="11131.8227687177">
            <text:p>11131.8227687177</text:p>
          </table:table-cell>
          <table:table-cell table:formula="of:=IF([.I483]&gt;1000;[.I483]*0.5;1000)" office:value-type="float" office:value="5552.72811162121">
            <text:p>5552.7281116212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1-07 00:00:00</text:p>
          </table:table-cell>
          <table:table-cell table:number-columns-repeated="2" office:value-type="float" office:value="0.5025">
            <text:p>0.5025</text:p>
          </table:table-cell>
          <table:table-cell office:value-type="float" office:value="0.029850746268657">
            <text:p>0.0298507463</text:p>
          </table:table-cell>
          <table:table-cell office:value-type="float" office:value="0.0248840226280387">
            <text:p>0.0248840226</text:p>
          </table:table-cell>
          <table:table-cell table:formula="of:=IF([.G485]&gt;0;1;0)" office:value-type="float" office:value="1">
            <text:p>1</text:p>
          </table:table-cell>
          <table:table-cell table:formula="of:=IF([.I484]&gt;=0;IF([.H485]=1;[.I484]+([.F485]*[.J485])-0;[.I484]);0)" office:value-type="float" office:value="11297.969377206">
            <text:p>11297.969377206</text:p>
          </table:table-cell>
          <table:table-cell table:formula="of:=IF([.I484]&gt;1000;[.I484]*0.5;1000)" office:value-type="float" office:value="5565.91138435883">
            <text:p>5565.9113843588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1-08 00:00:00</text:p>
          </table:table-cell>
          <table:table-cell table:number-columns-repeated="2" office:value-type="float" office:value="9.04">
            <text:p>9.04</text:p>
          </table:table-cell>
          <table:table-cell office:value-type="float" office:value="0.0763274336283189">
            <text:p>0.0763274336</text:p>
          </table:table-cell>
          <table:table-cell office:value-type="float" office:value="0.0226944472194006">
            <text:p>0.0226944472</text:p>
          </table:table-cell>
          <table:table-cell table:formula="of:=IF([.G486]&gt;0;1;0)" office:value-type="float" office:value="1">
            <text:p>1</text:p>
          </table:table-cell>
          <table:table-cell table:formula="of:=IF([.I485]&gt;=0;IF([.H486]=1;[.I485]+([.F486]*[.J486])-0;[.I485]);0)" office:value-type="float" office:value="11729.1418810927">
            <text:p>11729.1418810927</text:p>
          </table:table-cell>
          <table:table-cell table:formula="of:=IF([.I485]&gt;1000;[.I485]*0.5;1000)" office:value-type="float" office:value="5648.98468860299">
            <text:p>5648.984688603</text:p>
          </table:table-cell>
          <table:table-cell table:number-columns-repeated="2"/>
        </table:table-row>
        <table:table-row table:style-name="ro1">
          <table:table-cell office:value-type="string">
            <text:p>CKP</text:p>
          </table:table-cell>
          <table:table-cell office:value-type="float" office:value="1">
            <text:p>1</text:p>
          </table:table-cell>
          <table:table-cell office:value-type="string">
            <text:p>2013-11-11 00:00:00</text:p>
          </table:table-cell>
          <table:table-cell table:number-columns-repeated="2" office:value-type="float" office:value="13.8625">
            <text:p>13.8625</text:p>
          </table:table-cell>
          <table:table-cell office:value-type="float" office:value="0.00396753832281327">
            <text:p>0.0039675383</text:p>
          </table:table-cell>
          <table:table-cell office:value-type="float" office:value="0.0154962054204625">
            <text:p>0.0154962054</text:p>
          </table:table-cell>
          <table:table-cell table:formula="of:=IF([.G487]&gt;0;1;0)" office:value-type="float" office:value="1">
            <text:p>1</text:p>
          </table:table-cell>
          <table:table-cell table:formula="of:=IF([.I486]&gt;=0;IF([.H487]=1;[.I486]+([.F487]*[.J487])-0;[.I486]);0)" office:value-type="float" office:value="11752.4097910462">
            <text:p>11752.4097910462</text:p>
          </table:table-cell>
          <table:table-cell table:formula="of:=IF([.I486]&gt;1000;[.I486]*0.5;1000)" office:value-type="float" office:value="5864.57094054636">
            <text:p>5864.5709405464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3-11-12 00:00:00</text:p>
          </table:table-cell>
          <table:table-cell table:number-columns-repeated="2"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0.0200900842464779">
            <text:p>0.0200900842</text:p>
          </table:table-cell>
          <table:table-cell table:formula="of:=IF([.G488]&gt;0;1;0)" office:value-type="float" office:value="1">
            <text:p>1</text:p>
          </table:table-cell>
          <table:table-cell table:formula="of:=IF([.I487]&gt;=0;IF([.H488]=1;[.I487]+([.F488]*[.J488])-0;[.I487]);0)" office:value-type="float" office:value="11752.4097910462">
            <text:p>11752.4097910462</text:p>
          </table:table-cell>
          <table:table-cell table:formula="of:=IF([.I487]&gt;1000;[.I487]*0.5;1000)" office:value-type="float" office:value="5876.20489552309">
            <text:p>5876.2048955231</text:p>
          </table:table-cell>
          <table:table-cell table:number-columns-repeated="2"/>
        </table:table-row>
        <table:table-row table:style-name="ro1">
          <table:table-cell office:value-type="string">
            <text:p>MTL</text:p>
          </table:table-cell>
          <table:table-cell office:value-type="float" office:value="1">
            <text:p>1</text:p>
          </table:table-cell>
          <table:table-cell office:value-type="string">
            <text:p>2013-11-13 00:00:00</text:p>
          </table:table-cell>
          <table:table-cell table:number-columns-repeated="2" office:value-type="float" office:value="2.015">
            <text:p>2.015</text:p>
          </table:table-cell>
          <table:table-cell office:value-type="float" office:value="0.160049627791564">
            <text:p>0.1600496278</text:p>
          </table:table-cell>
          <table:table-cell office:value-type="float" office:value="0.152320502528377">
            <text:p>0.1523205025</text:p>
          </table:table-cell>
          <table:table-cell table:formula="of:=IF([.G489]&gt;0;1;0)" office:value-type="float" office:value="1">
            <text:p>1</text:p>
          </table:table-cell>
          <table:table-cell table:formula="of:=IF([.I488]&gt;=0;IF([.H489]=1;[.I488]+([.F489]*[.J489])-0;[.I488]);0)" office:value-type="float" office:value="12692.8941974016">
            <text:p>12692.8941974016</text:p>
          </table:table-cell>
          <table:table-cell table:formula="of:=IF([.I488]&gt;1000;[.I488]*0.5;1000)" office:value-type="float" office:value="5876.20489552309">
            <text:p>5876.2048955231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">
            <text:p>1</text:p>
          </table:table-cell>
          <table:table-cell office:value-type="string">
            <text:p>2013-11-14 00:00:00</text:p>
          </table:table-cell>
          <table:table-cell table:number-columns-repeated="2" office:value-type="float" office:value="18.93">
            <text:p>18.93</text:p>
          </table:table-cell>
          <table:table-cell office:value-type="float" office:value="0.0298468040147915">
            <text:p>0.029846804</text:p>
          </table:table-cell>
          <table:table-cell office:value-type="float" office:value="0.148446655788585">
            <text:p>0.1484466558</text:p>
          </table:table-cell>
          <table:table-cell table:formula="of:=IF([.G490]&gt;0;1;0)" office:value-type="float" office:value="1">
            <text:p>1</text:p>
          </table:table-cell>
          <table:table-cell table:formula="of:=IF([.I489]&gt;=0;IF([.H490]=1;[.I489]+([.F490]*[.J490])-0;[.I489]);0)" office:value-type="float" office:value="12882.3153601468">
            <text:p>12882.3153601468</text:p>
          </table:table-cell>
          <table:table-cell table:formula="of:=IF([.I489]&gt;1000;[.I489]*0.5;1000)" office:value-type="float" office:value="6346.44709870081">
            <text:p>6346.4470987008</text:p>
          </table:table-cell>
          <table:table-cell table:number-columns-repeated="2"/>
        </table:table-row>
        <table:table-row table:style-name="ro1">
          <table:table-cell office:value-type="string">
            <text:p>MTL</text:p>
          </table:table-cell>
          <table:table-cell office:value-type="float" office:value="1">
            <text:p>1</text:p>
          </table:table-cell>
          <table:table-cell office:value-type="string">
            <text:p>2013-11-15 00:00:00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.0260416666666667">
            <text:p>0.0260416667</text:p>
          </table:table-cell>
          <table:table-cell office:value-type="float" office:value="0.031807929566827">
            <text:p>0.0318079296</text:p>
          </table:table-cell>
          <table:table-cell table:formula="of:=IF([.G491]&gt;0;1;0)" office:value-type="float" office:value="1">
            <text:p>1</text:p>
          </table:table-cell>
          <table:table-cell table:formula="of:=IF([.I490]&gt;=0;IF([.H491]=1;[.I490]+([.F491]*[.J491])-0;[.I490]);0)" office:value-type="float" office:value="13050.0538413987">
            <text:p>13050.0538413987</text:p>
          </table:table-cell>
          <table:table-cell table:formula="of:=IF([.I490]&gt;1000;[.I490]*0.5;1000)" office:value-type="float" office:value="6441.15768007339">
            <text:p>6441.1576800734</text:p>
          </table:table-cell>
          <table:table-cell table:number-columns-repeated="2"/>
        </table:table-row>
        <table:table-row table:style-name="ro1">
          <table:table-cell office:value-type="string">
            <text:p>AMLZF</text:p>
          </table:table-cell>
          <table:table-cell office:value-type="float" office:value="1">
            <text:p>1</text:p>
          </table:table-cell>
          <table:table-cell office:value-type="string">
            <text:p>2013-11-18 00:00:00</text:p>
          </table:table-cell>
          <table:table-cell table:number-columns-repeated="2"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0.019250513407126">
            <text:p>0.0192505134</text:p>
          </table:table-cell>
          <table:table-cell table:formula="of:=IF([.G492]&gt;0;1;0)" office:value-type="float" office:value="1">
            <text:p>1</text:p>
          </table:table-cell>
          <table:table-cell table:formula="of:=IF([.I491]&gt;=0;IF([.H492]=1;[.I491]+([.F492]*[.J492])-0;[.I491]);0)" office:value-type="float" office:value="13050.0538413987">
            <text:p>13050.0538413987</text:p>
          </table:table-cell>
          <table:table-cell table:formula="of:=IF([.I491]&gt;1000;[.I491]*0.5;1000)" office:value-type="float" office:value="6525.02692069935">
            <text:p>6525.0269206994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1-19 00:00:00</text:p>
          </table:table-cell>
          <table:table-cell table:number-columns-repeated="2" office:value-type="float" office:value="7.4675">
            <text:p>7.4675</text:p>
          </table:table-cell>
          <table:table-cell office:value-type="float" office:value="0.00167392032139291">
            <text:p>0.0016739203</text:p>
          </table:table-cell>
          <table:table-cell office:value-type="float" office:value="0.0261539312823575">
            <text:p>0.0261539313</text:p>
          </table:table-cell>
          <table:table-cell table:formula="of:=IF([.G493]&gt;0;1;0)" office:value-type="float" office:value="1">
            <text:p>1</text:p>
          </table:table-cell>
          <table:table-cell table:formula="of:=IF([.I492]&gt;=0;IF([.H493]=1;[.I492]+([.F493]*[.J493])-0;[.I492]);0)" office:value-type="float" office:value="13060.9762165589">
            <text:p>13060.9762165589</text:p>
          </table:table-cell>
          <table:table-cell table:formula="of:=IF([.I492]&gt;1000;[.I492]*0.5;1000)" office:value-type="float" office:value="6525.02692069935">
            <text:p>6525.0269206994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1-20 00:00:00</text:p>
          </table:table-cell>
          <table:table-cell table:number-columns-repeated="2" office:value-type="float" office:value="7.48">
            <text:p>7.48</text:p>
          </table:table-cell>
          <table:table-cell office:value-type="float" office:value="-0.00868983957219261">
            <text:p>-0.0086898396</text:p>
          </table:table-cell>
          <table:table-cell office:value-type="float" office:value="0.0182472037020065">
            <text:p>0.0182472037</text:p>
          </table:table-cell>
          <table:table-cell table:formula="of:=IF([.G494]&gt;0;1;0)" office:value-type="float" office:value="1">
            <text:p>1</text:p>
          </table:table-cell>
          <table:table-cell table:formula="of:=IF([.I493]&gt;=0;IF([.H494]=1;[.I493]+([.F494]*[.J494])-0;[.I493]);0)" office:value-type="float" office:value="13004.2273225698">
            <text:p>13004.2273225698</text:p>
          </table:table-cell>
          <table:table-cell table:formula="of:=IF([.I493]&gt;1000;[.I493]*0.5;1000)" office:value-type="float" office:value="6530.48810827945">
            <text:p>6530.4881082795</text:p>
          </table:table-cell>
          <table:table-cell table:number-columns-repeated="2"/>
        </table:table-row>
        <table:table-row table:style-name="ro1">
          <table:table-cell office:value-type="string">
            <text:p>RENT</text:p>
          </table:table-cell>
          <table:table-cell office:value-type="float" office:value="1">
            <text:p>1</text:p>
          </table:table-cell>
          <table:table-cell office:value-type="string">
            <text:p>2013-11-21 00:00:00</text:p>
          </table:table-cell>
          <table:table-cell table:number-columns-repeated="2" office:value-type="float" office:value="35.9575">
            <text:p>35.9575</text:p>
          </table:table-cell>
          <table:table-cell office:value-type="float" office:value="0.00959466036292866">
            <text:p>0.0095946604</text:p>
          </table:table-cell>
          <table:table-cell office:value-type="float" office:value="0.0155699879509742">
            <text:p>0.015569988</text:p>
          </table:table-cell>
          <table:table-cell table:formula="of:=IF([.G495]&gt;0;1;0)" office:value-type="float" office:value="1">
            <text:p>1</text:p>
          </table:table-cell>
          <table:table-cell table:formula="of:=IF([.I494]&gt;=0;IF([.H495]=1;[.I494]+([.F495]*[.J495])-0;[.I494]);0)" office:value-type="float" office:value="13066.612894791">
            <text:p>13066.612894791</text:p>
          </table:table-cell>
          <table:table-cell table:formula="of:=IF([.I494]&gt;1000;[.I494]*0.5;1000)" office:value-type="float" office:value="6502.11366128492">
            <text:p>6502.1136612849</text:p>
          </table:table-cell>
          <table:table-cell table:number-columns-repeated="2"/>
        </table:table-row>
        <table:table-row table:style-name="ro1">
          <table:table-cell office:value-type="string">
            <text:p>BIOS</text:p>
          </table:table-cell>
          <table:table-cell office:value-type="float" office:value="1">
            <text:p>1</text:p>
          </table:table-cell>
          <table:table-cell office:value-type="string">
            <text:p>2013-11-22 00:00:00</text:p>
          </table:table-cell>
          <table:table-cell table:number-columns-repeated="2" office:value-type="float" office:value="6">
            <text:p>6</text:p>
          </table:table-cell>
          <table:table-cell office:value-type="float" office:value="-0.0108333333333333">
            <text:p>-0.0108333333</text:p>
          </table:table-cell>
          <table:table-cell office:value-type="float" office:value="0.133257255103114">
            <text:p>0.1332572551</text:p>
          </table:table-cell>
          <table:table-cell table:formula="of:=IF([.G496]&gt;0;1;0)" office:value-type="float" office:value="1">
            <text:p>1</text:p>
          </table:table-cell>
          <table:table-cell table:formula="of:=IF([.I495]&gt;=0;IF([.H496]=1;[.I495]+([.F496]*[.J496])-0;[.I495]);0)" office:value-type="float" office:value="12995.8354082776">
            <text:p>12995.8354082776</text:p>
          </table:table-cell>
          <table:table-cell table:formula="of:=IF([.I495]&gt;1000;[.I495]*0.5;1000)" office:value-type="float" office:value="6533.30644739551">
            <text:p>6533.3064473955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1-25 00:00:00</text:p>
          </table:table-cell>
          <table:table-cell table:number-columns-repeated="2" office:value-type="float" office:value="8.17">
            <text:p>8.17</text:p>
          </table:table-cell>
          <table:table-cell office:value-type="float" office:value="0.0798653610771116">
            <text:p>0.0798653611</text:p>
          </table:table-cell>
          <table:table-cell office:value-type="float" office:value="0.0727043638923152">
            <text:p>0.0727043639</text:p>
          </table:table-cell>
          <table:table-cell table:formula="of:=IF([.G497]&gt;0;1;0)" office:value-type="float" office:value="1">
            <text:p>1</text:p>
          </table:table-cell>
          <table:table-cell table:formula="of:=IF([.I496]&gt;=0;IF([.H497]=1;[.I496]+([.F497]*[.J497])-0;[.I496]);0)" office:value-type="float" office:value="13514.793951968">
            <text:p>13514.793951968</text:p>
          </table:table-cell>
          <table:table-cell table:formula="of:=IF([.I496]&gt;1000;[.I496]*0.5;1000)" office:value-type="float" office:value="6497.91770413879">
            <text:p>6497.9177041388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1">
            <text:p>1</text:p>
          </table:table-cell>
          <table:table-cell office:value-type="string">
            <text:p>2013-11-26 00:00:00</text:p>
          </table:table-cell>
          <table:table-cell table:number-columns-repeated="2" office:value-type="float" office:value="5.3625">
            <text:p>5.3625</text:p>
          </table:table-cell>
          <table:table-cell office:value-type="float" office:value="-0.0205128205128206">
            <text:p>-0.0205128205</text:p>
          </table:table-cell>
          <table:table-cell office:value-type="float" office:value="0.069002197977607">
            <text:p>0.069002198</text:p>
          </table:table-cell>
          <table:table-cell table:formula="of:=IF([.G498]&gt;0;1;0)" office:value-type="float" office:value="1">
            <text:p>1</text:p>
          </table:table-cell>
          <table:table-cell table:formula="of:=IF([.I497]&gt;=0;IF([.H498]=1;[.I497]+([.F498]*[.J498])-0;[.I497]);0)" office:value-type="float" office:value="13376.1806806657">
            <text:p>13376.1806806657</text:p>
          </table:table-cell>
          <table:table-cell table:formula="of:=IF([.I497]&gt;1000;[.I497]*0.5;1000)" office:value-type="float" office:value="6757.39697598399">
            <text:p>6757.396975984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1-27 00:00:00</text:p>
          </table:table-cell>
          <table:table-cell table:number-columns-repeated="2" office:value-type="float" office:value="8.995">
            <text:p>8.995</text:p>
          </table:table-cell>
          <table:table-cell office:value-type="float" office:value="0.00111172873818788">
            <text:p>0.0011117287</text:p>
          </table:table-cell>
          <table:table-cell office:value-type="float" office:value="0.00969634603018233">
            <text:p>0.009696346</text:p>
          </table:table-cell>
          <table:table-cell table:formula="of:=IF([.G499]&gt;0;1;0)" office:value-type="float" office:value="1">
            <text:p>1</text:p>
          </table:table-cell>
          <table:table-cell table:formula="of:=IF([.I498]&gt;=0;IF([.H499]=1;[.I498]+([.F499]*[.J499])-0;[.I498]);0)" office:value-type="float" office:value="13383.6160229007">
            <text:p>13383.6160229007</text:p>
          </table:table-cell>
          <table:table-cell table:formula="of:=IF([.I498]&gt;1000;[.I498]*0.5;1000)" office:value-type="float" office:value="6688.09034033287">
            <text:p>6688.0903403329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11-28 00:00:00</text:p>
          </table:table-cell>
          <table:table-cell table:number-columns-repeated="2" office:value-type="float" office:value="4.55">
            <text:p>4.55</text:p>
          </table:table-cell>
          <table:table-cell office:value-type="float" office:value="0.0263736263736265">
            <text:p>0.0263736264</text:p>
          </table:table-cell>
          <table:table-cell office:value-type="float" office:value="-0.00519671889432002">
            <text:p>-0.0051967189</text:p>
          </table:table-cell>
          <table:table-cell table:formula="of:=IF([.G500]&gt;0;1;0)" office:value-type="float" office:value="0">
            <text:p>0</text:p>
          </table:table-cell>
          <table:table-cell table:formula="of:=IF([.I499]&gt;=0;IF([.H500]=1;[.I499]+([.F500]*[.J500])-0;[.I499]);0)" office:value-type="float" office:value="13383.6160229007">
            <text:p>13383.6160229007</text:p>
          </table:table-cell>
          <table:table-cell table:formula="of:=IF([.I499]&gt;1000;[.I499]*0.5;1000)" office:value-type="float" office:value="6691.80801145034">
            <text:p>6691.8080114503</text:p>
          </table:table-cell>
          <table:table-cell table:number-columns-repeated="2"/>
        </table:table-row>
        <table:table-row table:style-name="ro1">
          <table:table-cell office:value-type="string">
            <text:p>CHRYY</text:p>
          </table:table-cell>
          <table:table-cell office:value-type="float" office:value="1">
            <text:p>1</text:p>
          </table:table-cell>
          <table:table-cell office:value-type="string">
            <text:p>2013-11-29 00:00:00</text:p>
          </table:table-cell>
          <table:table-cell table:number-columns-repeated="2" office:value-type="float" office:value="6.2375">
            <text:p>6.2375</text:p>
          </table:table-cell>
          <table:table-cell office:value-type="float" office:value="-0.0456913827655311">
            <text:p>-0.0456913828</text:p>
          </table:table-cell>
          <table:table-cell office:value-type="float" office:value="0.0118975709867218">
            <text:p>0.011897571</text:p>
          </table:table-cell>
          <table:table-cell table:formula="of:=IF([.G501]&gt;0;1;0)" office:value-type="float" office:value="1">
            <text:p>1</text:p>
          </table:table-cell>
          <table:table-cell table:formula="of:=IF([.I500]&gt;=0;IF([.H501]=1;[.I500]+([.F501]*[.J501])-0;[.I500]);0)" office:value-type="float" office:value="13077.8580616561">
            <text:p>13077.8580616561</text:p>
          </table:table-cell>
          <table:table-cell table:formula="of:=IF([.I500]&gt;1000;[.I500]*0.5;1000)" office:value-type="float" office:value="6691.80801145034">
            <text:p>6691.8080114503</text:p>
          </table:table-cell>
          <table:table-cell table:number-columns-repeated="2"/>
        </table:table-row>
        <table:table-row table:style-name="ro1">
          <table:table-cell office:value-type="string">
            <text:p>BRLI</text:p>
          </table:table-cell>
          <table:table-cell office:value-type="float" office:value="1">
            <text:p>1</text:p>
          </table:table-cell>
          <table:table-cell office:value-type="string">
            <text:p>2013-12-02 00:00:00</text:p>
          </table:table-cell>
          <table:table-cell table:number-columns-repeated="2" office:value-type="float" office:value="29.1575">
            <text:p>29.1575</text:p>
          </table:table-cell>
          <table:table-cell office:value-type="float" office:value="-0.00197204835805542">
            <text:p>-0.0019720484</text:p>
          </table:table-cell>
          <table:table-cell office:value-type="float" office:value="0.0278704859542094">
            <text:p>0.027870486</text:p>
          </table:table-cell>
          <table:table-cell table:formula="of:=IF([.G502]&gt;0;1;0)" office:value-type="float" office:value="1">
            <text:p>1</text:p>
          </table:table-cell>
          <table:table-cell table:formula="of:=IF([.I501]&gt;=0;IF([.H502]=1;[.I501]+([.F502]*[.J502])-0;[.I501]);0)" office:value-type="float" office:value="13064.9629773974">
            <text:p>13064.9629773974</text:p>
          </table:table-cell>
          <table:table-cell table:formula="of:=IF([.I501]&gt;1000;[.I501]*0.5;1000)" office:value-type="float" office:value="6538.92903082803">
            <text:p>6538.929030828</text:p>
          </table:table-cell>
          <table:table-cell table:number-columns-repeated="2"/>
        </table:table-row>
        <table:table-row table:style-name="ro1">
          <table:table-cell office:value-type="string">
            <text:p>COR</text:p>
          </table:table-cell>
          <table:table-cell office:value-type="float" office:value="1.02289538569919">
            <text:p>1.0228953857</text:p>
          </table:table-cell>
          <table:table-cell office:value-type="string">
            <text:p>2013-12-03 00:00:00</text:p>
          </table:table-cell>
          <table:table-cell office:value-type="float" office:value="29.3775">
            <text:p>29.3775</text:p>
          </table:table-cell>
          <table:table-cell office:value-type="float" office:value="28.7199457644628">
            <text:p>28.7199457645</text:p>
          </table:table-cell>
          <table:table-cell office:value-type="float" office:value="-0.00129807676640936">
            <text:p>-0.0012980768</text:p>
          </table:table-cell>
          <table:table-cell office:value-type="float" office:value="0.010014719931826">
            <text:p>0.0100147199</text:p>
          </table:table-cell>
          <table:table-cell table:formula="of:=IF([.G503]&gt;0;1;0)" office:value-type="float" office:value="1">
            <text:p>1</text:p>
          </table:table-cell>
          <table:table-cell table:formula="of:=IF([.I502]&gt;=0;IF([.H503]=1;[.I502]+([.F503]*[.J503])-0;[.I502]);0)" office:value-type="float" office:value="13056.4833149499">
            <text:p>13056.4833149499</text:p>
          </table:table-cell>
          <table:table-cell table:formula="of:=IF([.I502]&gt;1000;[.I502]*0.5;1000)" office:value-type="float" office:value="6532.48148869869">
            <text:p>6532.4814886987</text:p>
          </table:table-cell>
          <table:table-cell table:number-columns-repeated="2"/>
        </table:table-row>
        <table:table-row table:style-name="ro1">
          <table:table-cell office:value-type="string">
            <text:p>EROC</text:p>
          </table:table-cell>
          <table:table-cell office:value-type="float" office:value="1.02788104089219">
            <text:p>1.0278810409</text:p>
          </table:table-cell>
          <table:table-cell office:value-type="string">
            <text:p>2013-12-04 00:00:00</text:p>
          </table:table-cell>
          <table:table-cell office:value-type="float" office:value="5.5525">
            <text:p>5.5525</text:p>
          </table:table-cell>
          <table:table-cell office:value-type="float" office:value="5.40188969258589">
            <text:p>5.4018896926</text:p>
          </table:table-cell>
          <table:table-cell office:value-type="float" office:value="-0.0171127454344366">
            <text:p>-0.0171127454</text:p>
          </table:table-cell>
          <table:table-cell office:value-type="float" office:value="0.0163994297927525">
            <text:p>0.0163994298</text:p>
          </table:table-cell>
          <table:table-cell table:formula="of:=IF([.G504]&gt;0;1;0)" office:value-type="float" office:value="1">
            <text:p>1</text:p>
          </table:table-cell>
          <table:table-cell table:formula="of:=IF([.I503]&gt;=0;IF([.H504]=1;[.I503]+([.F504]*[.J504])-0;[.I503]);0)" office:value-type="float" office:value="12944.767177331">
            <text:p>12944.767177331</text:p>
          </table:table-cell>
          <table:table-cell table:formula="of:=IF([.I503]&gt;1000;[.I503]*0.5;1000)" office:value-type="float" office:value="6528.24165747495">
            <text:p>6528.24165747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05 00:00:00</text:p>
          </table:table-cell>
          <table:table-cell table:number-columns-repeated="2" office:value-type="float" office:value="1.6625">
            <text:p>1.6625</text:p>
          </table:table-cell>
          <table:table-cell office:value-type="float" office:value="0.23609022556391">
            <text:p>0.2360902256</text:p>
          </table:table-cell>
          <table:table-cell office:value-type="float" office:value="0.0563266188176331">
            <text:p>0.0563266188</text:p>
          </table:table-cell>
          <table:table-cell table:formula="of:=IF([.G505]&gt;0;1;0)" office:value-type="float" office:value="1">
            <text:p>1</text:p>
          </table:table-cell>
          <table:table-cell table:formula="of:=IF([.I504]&gt;=0;IF([.H505]=1;[.I504]+([.F505]*[.J505])-0;[.I504]);0)" office:value-type="float" office:value="14472.8336787152">
            <text:p>14472.8336787152</text:p>
          </table:table-cell>
          <table:table-cell table:formula="of:=IF([.I504]&gt;1000;[.I504]*0.5;1000)" office:value-type="float" office:value="6472.38358866552">
            <text:p>6472.383588665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06 00:00:00</text:p>
          </table:table-cell>
          <table:table-cell table:number-columns-repeated="2" office:value-type="float" office:value="2.055">
            <text:p>2.055</text:p>
          </table:table-cell>
          <table:table-cell office:value-type="float" office:value="-0.130170316301703">
            <text:p>-0.1301703163</text:p>
          </table:table-cell>
          <table:table-cell office:value-type="float" office:value="0.0751097574341601">
            <text:p>0.0751097574</text:p>
          </table:table-cell>
          <table:table-cell table:formula="of:=IF([.G506]&gt;0;1;0)" office:value-type="float" office:value="1">
            <text:p>1</text:p>
          </table:table-cell>
          <table:table-cell table:formula="of:=IF([.I505]&gt;=0;IF([.H506]=1;[.I505]+([.F506]*[.J506])-0;[.I505]);0)" office:value-type="float" office:value="13530.8670098451">
            <text:p>13530.8670098451</text:p>
          </table:table-cell>
          <table:table-cell table:formula="of:=IF([.I505]&gt;1000;[.I505]*0.5;1000)" office:value-type="float" office:value="7236.41683935762">
            <text:p>7236.416839357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09 00:00:00</text:p>
          </table:table-cell>
          <table:table-cell table:number-columns-repeated="2" office:value-type="float" office:value="1.7875">
            <text:p>1.7875</text:p>
          </table:table-cell>
          <table:table-cell office:value-type="float" office:value="-0.0377622377622378">
            <text:p>-0.0377622378</text:p>
          </table:table-cell>
          <table:table-cell office:value-type="float" office:value="0.0349486265481807">
            <text:p>0.0349486265</text:p>
          </table:table-cell>
          <table:table-cell table:formula="of:=IF([.G507]&gt;0;1;0)" office:value-type="float" office:value="1">
            <text:p>1</text:p>
          </table:table-cell>
          <table:table-cell table:formula="of:=IF([.I506]&gt;=0;IF([.H507]=1;[.I506]+([.F507]*[.J507])-0;[.I506]);0)" office:value-type="float" office:value="13275.3891012676">
            <text:p>13275.3891012676</text:p>
          </table:table-cell>
          <table:table-cell table:formula="of:=IF([.I506]&gt;1000;[.I506]*0.5;1000)" office:value-type="float" office:value="6765.43350492254">
            <text:p>6765.433504922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10 00:00:00</text:p>
          </table:table-cell>
          <table:table-cell table:number-columns-repeated="2" office:value-type="float" office:value="1.72">
            <text:p>1.72</text:p>
          </table:table-cell>
          <table:table-cell office:value-type="float" office:value="0.0450581395348837">
            <text:p>0.0450581395</text:p>
          </table:table-cell>
          <table:table-cell office:value-type="float" office:value="0.0874804114401792">
            <text:p>0.0874804114</text:p>
          </table:table-cell>
          <table:table-cell table:formula="of:=IF([.G508]&gt;0;1;0)" office:value-type="float" office:value="1">
            <text:p>1</text:p>
          </table:table-cell>
          <table:table-cell table:formula="of:=IF([.I507]&gt;=0;IF([.H508]=1;[.I507]+([.F508]*[.J508])-0;[.I507]);0)" office:value-type="float" office:value="13574.47126852">
            <text:p>13574.47126852</text:p>
          </table:table-cell>
          <table:table-cell table:formula="of:=IF([.I507]&gt;1000;[.I507]*0.5;1000)" office:value-type="float" office:value="6637.69455063379">
            <text:p>6637.6945506338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3-12-11 00:00:00</text:p>
          </table:table-cell>
          <table:table-cell table:number-columns-repeated="2" office:value-type="float" office:value="3.28">
            <text:p>3.28</text:p>
          </table:table-cell>
          <table:table-cell office:value-type="float" office:value="-0.0251524390243901">
            <text:p>-0.025152439</text:p>
          </table:table-cell>
          <table:table-cell office:value-type="float" office:value="0.0156831369042195">
            <text:p>0.0156831369</text:p>
          </table:table-cell>
          <table:table-cell table:formula="of:=IF([.G509]&gt;0;1;0)" office:value-type="float" office:value="1">
            <text:p>1</text:p>
          </table:table-cell>
          <table:table-cell table:formula="of:=IF([.I508]&gt;=0;IF([.H509]=1;[.I508]+([.F509]*[.J509])-0;[.I508]);0)" office:value-type="float" office:value="13403.7557380851">
            <text:p>13403.7557380851</text:p>
          </table:table-cell>
          <table:table-cell table:formula="of:=IF([.I508]&gt;1000;[.I508]*0.5;1000)" office:value-type="float" office:value="6787.23563425999">
            <text:p>6787.23563426</text:p>
          </table:table-cell>
          <table:table-cell table:number-columns-repeated="2"/>
        </table:table-row>
        <table:table-row table:style-name="ro1">
          <table:table-cell office:value-type="string">
            <text:p>AMTG</text:p>
          </table:table-cell>
          <table:table-cell office:value-type="float" office:value="1.05222300635145">
            <text:p>1.0522230064</text:p>
          </table:table-cell>
          <table:table-cell office:value-type="string">
            <text:p>2013-12-12 00:00:00</text:p>
          </table:table-cell>
          <table:table-cell office:value-type="float" office:value="14.92">
            <text:p>14.92</text:p>
          </table:table-cell>
          <table:table-cell office:value-type="float" office:value="14.1795036887995">
            <text:p>14.1795036888</text:p>
          </table:table-cell>
          <table:table-cell office:value-type="float" office:value="0.000440693814034887">
            <text:p>0.0004406938</text:p>
          </table:table-cell>
          <table:table-cell office:value-type="float" office:value="0.0104182652346698">
            <text:p>0.0104182652</text:p>
          </table:table-cell>
          <table:table-cell table:formula="of:=IF([.G510]&gt;0;1;0)" office:value-type="float" office:value="1">
            <text:p>1</text:p>
          </table:table-cell>
          <table:table-cell table:formula="of:=IF([.I509]&gt;=0;IF([.H510]=1;[.I509]+([.F510]*[.J510])-0;[.I509]);0)" office:value-type="float" office:value="13406.7092142044">
            <text:p>13406.7092142044</text:p>
          </table:table-cell>
          <table:table-cell table:formula="of:=IF([.I509]&gt;1000;[.I509]*0.5;1000)" office:value-type="float" office:value="6701.87786904254">
            <text:p>6701.877869042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13 00:00:00</text:p>
          </table:table-cell>
          <table:table-cell table:number-columns-repeated="2" office:value-type="float" office:value="2.0825">
            <text:p>2.0825</text:p>
          </table:table-cell>
          <table:table-cell office:value-type="float" office:value="-0.0516206482593038">
            <text:p>-0.0516206483</text:p>
          </table:table-cell>
          <table:table-cell office:value-type="float" office:value="0.0216539443571873">
            <text:p>0.0216539444</text:p>
          </table:table-cell>
          <table:table-cell table:formula="of:=IF([.G511]&gt;0;1;0)" office:value-type="float" office:value="1">
            <text:p>1</text:p>
          </table:table-cell>
          <table:table-cell table:formula="of:=IF([.I510]&gt;=0;IF([.H511]=1;[.I510]+([.F511]*[.J511])-0;[.I510]);0)" office:value-type="float" office:value="13060.6777038738">
            <text:p>13060.6777038738</text:p>
          </table:table-cell>
          <table:table-cell table:formula="of:=IF([.I510]&gt;1000;[.I510]*0.5;1000)" office:value-type="float" office:value="6703.35460710219">
            <text:p>6703.3546071022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16 00:00:00</text:p>
          </table:table-cell>
          <table:table-cell table:number-columns-repeated="2" office:value-type="float" office:value="1.975">
            <text:p>1.975</text:p>
          </table:table-cell>
          <table:table-cell office:value-type="float" office:value="-0.0645569620253164">
            <text:p>-0.064556962</text:p>
          </table:table-cell>
          <table:table-cell office:value-type="float" office:value="0.022726004124565">
            <text:p>0.0227260041</text:p>
          </table:table-cell>
          <table:table-cell table:formula="of:=IF([.G512]&gt;0;1;0)" office:value-type="float" office:value="1">
            <text:p>1</text:p>
          </table:table-cell>
          <table:table-cell table:formula="of:=IF([.I511]&gt;=0;IF([.H512]=1;[.I511]+([.F512]*[.J512])-0;[.I511]);0)" office:value-type="float" office:value="12639.0988665968">
            <text:p>12639.0988665968</text:p>
          </table:table-cell>
          <table:table-cell table:formula="of:=IF([.I511]&gt;1000;[.I511]*0.5;1000)" office:value-type="float" office:value="6530.33885193689">
            <text:p>6530.338851936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17 00:00:00</text:p>
          </table:table-cell>
          <table:table-cell table:number-columns-repeated="2" office:value-type="float" office:value="1.8475">
            <text:p>1.8475</text:p>
          </table:table-cell>
          <table:table-cell office:value-type="float" office:value="-0.00270635994587287">
            <text:p>-0.0027063599</text:p>
          </table:table-cell>
          <table:table-cell office:value-type="float" office:value="0.0412303923071533">
            <text:p>0.0412303923</text:p>
          </table:table-cell>
          <table:table-cell table:formula="of:=IF([.G513]&gt;0;1;0)" office:value-type="float" office:value="1">
            <text:p>1</text:p>
          </table:table-cell>
          <table:table-cell table:formula="of:=IF([.I512]&gt;=0;IF([.H513]=1;[.I512]+([.F513]*[.J513])-0;[.I512]);0)" office:value-type="float" office:value="12621.9958911346">
            <text:p>12621.9958911346</text:p>
          </table:table-cell>
          <table:table-cell table:formula="of:=IF([.I512]&gt;1000;[.I512]*0.5;1000)" office:value-type="float" office:value="6319.54943329842">
            <text:p>6319.5494332984</text:p>
          </table:table-cell>
          <table:table-cell table:number-columns-repeated="2"/>
        </table:table-row>
        <table:table-row table:style-name="ro1">
          <table:table-cell office:value-type="string">
            <text:p>TC</text:p>
          </table:table-cell>
          <table:table-cell office:value-type="float" office:value="1">
            <text:p>1</text:p>
          </table:table-cell>
          <table:table-cell office:value-type="string">
            <text:p>2013-12-18 00:00:00</text:p>
          </table:table-cell>
          <table:table-cell table:number-columns-repeated="2" office:value-type="float" office:value="1.8525">
            <text:p>1.8525</text:p>
          </table:table-cell>
          <table:table-cell office:value-type="float" office:value="-0.0134952766531714">
            <text:p>-0.0134952767</text:p>
          </table:table-cell>
          <table:table-cell office:value-type="float" office:value="0.018385824850093">
            <text:p>0.0183858249</text:p>
          </table:table-cell>
          <table:table-cell table:formula="of:=IF([.G514]&gt;0;1;0)" office:value-type="float" office:value="1">
            <text:p>1</text:p>
          </table:table-cell>
          <table:table-cell table:formula="of:=IF([.I513]&gt;=0;IF([.H514]=1;[.I513]+([.F514]*[.J514])-0;[.I513]);0)" office:value-type="float" office:value="12536.8272279016">
            <text:p>12536.8272279016</text:p>
          </table:table-cell>
          <table:table-cell table:formula="of:=IF([.I513]&gt;1000;[.I513]*0.5;1000)" office:value-type="float" office:value="6310.9979455673">
            <text:p>6310.9979455673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3-12-19 00:00:00</text:p>
          </table:table-cell>
          <table:table-cell table:number-columns-repeated="2" office:value-type="float" office:value="1.805">
            <text:p>1.805</text:p>
          </table:table-cell>
          <table:table-cell office:value-type="float" office:value="0.0124653739612188">
            <text:p>0.012465374</text:p>
          </table:table-cell>
          <table:table-cell office:value-type="float" office:value="0.0174610623375048">
            <text:p>0.0174610623</text:p>
          </table:table-cell>
          <table:table-cell table:formula="of:=IF([.G515]&gt;0;1;0)" office:value-type="float" office:value="1">
            <text:p>1</text:p>
          </table:table-cell>
          <table:table-cell table:formula="of:=IF([.I514]&gt;=0;IF([.H515]=1;[.I514]+([.F515]*[.J515])-0;[.I514]);0)" office:value-type="float" office:value="12614.9653477431">
            <text:p>12614.9653477431</text:p>
          </table:table-cell>
          <table:table-cell table:formula="of:=IF([.I514]&gt;1000;[.I514]*0.5;1000)" office:value-type="float" office:value="6268.41361395079">
            <text:p>6268.4136139508</text:p>
          </table:table-cell>
          <table:table-cell table:number-columns-repeated="2"/>
        </table:table-row>
        <table:table-row table:style-name="ro1">
          <table:table-cell office:value-type="string">
            <text:p>MDXG</text:p>
          </table:table-cell>
          <table:table-cell office:value-type="float" office:value="1">
            <text:p>1</text:p>
          </table:table-cell>
          <table:table-cell office:value-type="string">
            <text:p>2013-12-20 00:00:00</text:p>
          </table:table-cell>
          <table:table-cell table:number-columns-repeated="2" office:value-type="float" office:value="8.085">
            <text:p>8.085</text:p>
          </table:table-cell>
          <table:table-cell office:value-type="float" office:value="0.025974025974026">
            <text:p>0.025974026</text:p>
          </table:table-cell>
          <table:table-cell office:value-type="float" office:value="0.00921451026399872">
            <text:p>0.0092145103</text:p>
          </table:table-cell>
          <table:table-cell table:formula="of:=IF([.G516]&gt;0;1;0)" office:value-type="float" office:value="1">
            <text:p>1</text:p>
          </table:table-cell>
          <table:table-cell table:formula="of:=IF([.I515]&gt;=0;IF([.H516]=1;[.I515]+([.F516]*[.J516])-0;[.I515]);0)" office:value-type="float" office:value="12778.7960665449">
            <text:p>12778.7960665449</text:p>
          </table:table-cell>
          <table:table-cell table:formula="of:=IF([.I515]&gt;1000;[.I515]*0.5;1000)" office:value-type="float" office:value="6307.48267387153">
            <text:p>6307.4826738715</text:p>
          </table:table-cell>
          <table:table-cell table:number-columns-repeated="2"/>
        </table:table-row>
        <table:table-row table:style-name="ro1">
          <table:table-cell office:value-type="string">
            <text:p>PLAB</text:p>
          </table:table-cell>
          <table:table-cell office:value-type="float" office:value="1">
            <text:p>1</text:p>
          </table:table-cell>
          <table:table-cell office:value-type="string">
            <text:p>2013-12-23 00:00:00</text:p>
          </table:table-cell>
          <table:table-cell table:number-columns-repeated="2" office:value-type="float" office:value="8.9975">
            <text:p>8.9975</text:p>
          </table:table-cell>
          <table:table-cell office:value-type="float" office:value="0.00916921367046419">
            <text:p>0.0091692137</text:p>
          </table:table-cell>
          <table:table-cell office:value-type="float" office:value="0.0176938758415752">
            <text:p>0.0176938758</text:p>
          </table:table-cell>
          <table:table-cell table:formula="of:=IF([.G517]&gt;0;1;0)" office:value-type="float" office:value="1">
            <text:p>1</text:p>
          </table:table-cell>
          <table:table-cell table:formula="of:=IF([.I516]&gt;=0;IF([.H517]=1;[.I516]+([.F517]*[.J517])-0;[.I516]);0)" office:value-type="float" office:value="12837.3818223376">
            <text:p>12837.3818223376</text:p>
          </table:table-cell>
          <table:table-cell table:formula="of:=IF([.I516]&gt;1000;[.I516]*0.5;1000)" office:value-type="float" office:value="6389.39803327246">
            <text:p>6389.3980332725</text:p>
          </table:table-cell>
          <table:table-cell table:number-columns-repeated="2"/>
        </table:table-row>
        <table:table-row table:style-name="ro1">
          <table:table-cell office:value-type="string">
            <text:p>PRSC</text:p>
          </table:table-cell>
          <table:table-cell office:value-type="float" office:value="1">
            <text:p>1</text:p>
          </table:table-cell>
          <table:table-cell office:value-type="string">
            <text:p>2013-12-24 00:00:00</text:p>
          </table:table-cell>
          <table:table-cell table:number-columns-repeated="2" office:value-type="float" office:value="25.415">
            <text:p>25.415</text:p>
          </table:table-cell>
          <table:table-cell office:value-type="float" office:value="0.0267558528428096">
            <text:p>0.0267558528</text:p>
          </table:table-cell>
          <table:table-cell office:value-type="float" office:value="0.0117439800350153">
            <text:p>0.01174398</text:p>
          </table:table-cell>
          <table:table-cell table:formula="of:=IF([.G518]&gt;0;1;0)" office:value-type="float" office:value="1">
            <text:p>1</text:p>
          </table:table-cell>
          <table:table-cell table:formula="of:=IF([.I517]&gt;=0;IF([.H518]=1;[.I517]+([.F518]*[.J518])-0;[.I517]);0)" office:value-type="float" office:value="13009.1193718004">
            <text:p>13009.1193718004</text:p>
          </table:table-cell>
          <table:table-cell table:formula="of:=IF([.I517]&gt;1000;[.I517]*0.5;1000)" office:value-type="float" office:value="6418.69091116882">
            <text:p>6418.6909111688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3-12-25 00:00:00</text:p>
          </table:table-cell>
          <table:table-cell table:number-columns-repeated="2" office:value-type="float" office:value="6.64">
            <text:p>6.64</text:p>
          </table:table-cell>
          <table:table-cell office:value-type="float" office:value="-0.00564759036144569">
            <text:p>-0.0056475904</text:p>
          </table:table-cell>
          <table:table-cell office:value-type="float" office:value="-0.0018969847819092">
            <text:p>-0.0018969848</text:p>
          </table:table-cell>
          <table:table-cell table:formula="of:=IF([.G519]&gt;0;1;0)" office:value-type="float" office:value="0">
            <text:p>0</text:p>
          </table:table-cell>
          <table:table-cell table:formula="of:=IF([.I518]&gt;=0;IF([.H519]=1;[.I518]+([.F519]*[.J519])-0;[.I518]);0)" office:value-type="float" office:value="13009.1193718004">
            <text:p>13009.1193718004</text:p>
          </table:table-cell>
          <table:table-cell table:formula="of:=IF([.I518]&gt;1000;[.I518]*0.5;1000)" office:value-type="float" office:value="6504.55968590018">
            <text:p>6504.5596859002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2-26 00:00:00</text:p>
          </table:table-cell>
          <table:table-cell table:number-columns-repeated="2" office:value-type="float" office:value="17.5375">
            <text:p>17.5375</text:p>
          </table:table-cell>
          <table:table-cell office:value-type="float" office:value="0.000142551674982228">
            <text:p>0.0001425517</text:p>
          </table:table-cell>
          <table:table-cell office:value-type="float" office:value="0.018650844633072">
            <text:p>0.0186508446</text:p>
          </table:table-cell>
          <table:table-cell table:formula="of:=IF([.G520]&gt;0;1;0)" office:value-type="float" office:value="1">
            <text:p>1</text:p>
          </table:table-cell>
          <table:table-cell table:formula="of:=IF([.I519]&gt;=0;IF([.H520]=1;[.I519]+([.F520]*[.J520])-0;[.I519]);0)" office:value-type="float" office:value="13010.0466076786">
            <text:p>13010.0466076786</text:p>
          </table:table-cell>
          <table:table-cell table:formula="of:=IF([.I519]&gt;1000;[.I519]*0.5;1000)" office:value-type="float" office:value="6504.55968590018">
            <text:p>6504.5596859002</text:p>
          </table:table-cell>
          <table:table-cell table:number-columns-repeated="2"/>
        </table:table-row>
        <table:table-row table:style-name="ro1">
          <table:table-cell office:value-type="string">
            <text:p>REX</text:p>
          </table:table-cell>
          <table:table-cell office:value-type="float" office:value="1">
            <text:p>1</text:p>
          </table:table-cell>
          <table:table-cell office:value-type="string">
            <text:p>2013-12-27 00:00:00</text:p>
          </table:table-cell>
          <table:table-cell table:number-columns-repeated="2" office:value-type="float" office:value="45.785">
            <text:p>45.785</text:p>
          </table:table-cell>
          <table:table-cell office:value-type="float" office:value="-0.00742601288631639">
            <text:p>-0.0074260129</text:p>
          </table:table-cell>
          <table:table-cell office:value-type="float" office:value="0.862294565654648">
            <text:p>0.8622945657</text:p>
          </table:table-cell>
          <table:table-cell table:formula="of:=IF([.G521]&gt;0;1;0)" office:value-type="float" office:value="1">
            <text:p>1</text:p>
          </table:table-cell>
          <table:table-cell table:formula="of:=IF([.I520]&gt;=0;IF([.H521]=1;[.I520]+([.F521]*[.J521])-0;[.I520]);0)" office:value-type="float" office:value="12961.7402207985">
            <text:p>12961.7402207985</text:p>
          </table:table-cell>
          <table:table-cell table:formula="of:=IF([.I520]&gt;1000;[.I520]*0.5;1000)" office:value-type="float" office:value="6505.0233038393">
            <text:p>6505.023303839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2-30 00:00:00</text:p>
          </table:table-cell>
          <table:table-cell table:number-columns-repeated="2" office:value-type="float" office:value="17.3175">
            <text:p>17.3175</text:p>
          </table:table-cell>
          <table:table-cell office:value-type="float" office:value="0.00173235166738861">
            <text:p>0.0017323517</text:p>
          </table:table-cell>
          <table:table-cell office:value-type="float" office:value="0.0190564598352015">
            <text:p>0.0190564598</text:p>
          </table:table-cell>
          <table:table-cell table:formula="of:=IF([.G522]&gt;0;1;0)" office:value-type="float" office:value="1">
            <text:p>1</text:p>
          </table:table-cell>
          <table:table-cell table:formula="of:=IF([.I521]&gt;=0;IF([.H522]=1;[.I521]+([.F522]*[.J522])-0;[.I521]);0)" office:value-type="float" office:value="12972.9673669404">
            <text:p>12972.9673669404</text:p>
          </table:table-cell>
          <table:table-cell table:formula="of:=IF([.I521]&gt;1000;[.I521]*0.5;1000)" office:value-type="float" office:value="6480.87011039925">
            <text:p>6480.870110399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3-12-31 00:00:00</text:p>
          </table:table-cell>
          <table:table-cell table:number-columns-repeated="2" office:value-type="float" office:value="17.3475">
            <text:p>17.3475</text:p>
          </table:table-cell>
          <table:table-cell office:value-type="float" office:value="0.0730652831820147">
            <text:p>0.0730652832</text:p>
          </table:table-cell>
          <table:table-cell office:value-type="float" office:value="0.0391757384059708">
            <text:p>0.0391757384</text:p>
          </table:table-cell>
          <table:table-cell table:formula="of:=IF([.G523]&gt;0;1;0)" office:value-type="float" office:value="1">
            <text:p>1</text:p>
          </table:table-cell>
          <table:table-cell table:formula="of:=IF([.I522]&gt;=0;IF([.H523]=1;[.I522]+([.F523]*[.J523])-0;[.I522]);0)" office:value-type="float" office:value="13446.9041341286">
            <text:p>13446.9041341286</text:p>
          </table:table-cell>
          <table:table-cell table:formula="of:=IF([.I522]&gt;1000;[.I522]*0.5;1000)" office:value-type="float" office:value="6486.48368347019">
            <text:p>6486.4836834702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4-01-01 00:00:00</text:p>
          </table:table-cell>
          <table:table-cell table:number-columns-repeated="2" office:value-type="float" office:value="6.69">
            <text:p>6.69</text:p>
          </table:table-cell>
          <table:table-cell office:value-type="float" office:value="0.00859491778774291">
            <text:p>0.0085949178</text:p>
          </table:table-cell>
          <table:table-cell office:value-type="float" office:value="-0.000133203909609051">
            <text:p>-0.0001332039</text:p>
          </table:table-cell>
          <table:table-cell table:formula="of:=IF([.G524]&gt;0;1;0)" office:value-type="float" office:value="0">
            <text:p>0</text:p>
          </table:table-cell>
          <table:table-cell table:formula="of:=IF([.I523]&gt;=0;IF([.H524]=1;[.I523]+([.F524]*[.J524])-0;[.I523]);0)" office:value-type="float" office:value="13446.9041341286">
            <text:p>13446.9041341286</text:p>
          </table:table-cell>
          <table:table-cell table:formula="of:=IF([.I523]&gt;1000;[.I523]*0.5;1000)" office:value-type="float" office:value="6723.45206706432">
            <text:p>6723.4520670643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4-01-02 00:00:00</text:p>
          </table:table-cell>
          <table:table-cell table:number-columns-repeated="2" office:value-type="float" office:value="18.615">
            <text:p>18.615</text:p>
          </table:table-cell>
          <table:table-cell office:value-type="float" office:value="0.0433789954337898">
            <text:p>0.0433789954</text:p>
          </table:table-cell>
          <table:table-cell office:value-type="float" office:value="0.0220185903310934">
            <text:p>0.0220185903</text:p>
          </table:table-cell>
          <table:table-cell table:formula="of:=IF([.G525]&gt;0;1;0)" office:value-type="float" office:value="1">
            <text:p>1</text:p>
          </table:table-cell>
          <table:table-cell table:formula="of:=IF([.I524]&gt;=0;IF([.H525]=1;[.I524]+([.F525]*[.J525])-0;[.I524]);0)" office:value-type="float" office:value="13738.5607306451">
            <text:p>13738.5607306451</text:p>
          </table:table-cell>
          <table:table-cell table:formula="of:=IF([.I524]&gt;1000;[.I524]*0.5;1000)" office:value-type="float" office:value="6723.45206706432">
            <text:p>6723.4520670643</text:p>
          </table:table-cell>
          <table:table-cell table:number-columns-repeated="2"/>
        </table:table-row>
        <table:table-row table:style-name="ro1">
          <table:table-cell office:value-type="string">
            <text:p>DGICB</text:p>
          </table:table-cell>
          <table:table-cell office:value-type="float" office:value="1.00478053020426">
            <text:p>1.0047805302</text:p>
          </table:table-cell>
          <table:table-cell office:value-type="string">
            <text:p>2014-01-03 00:00:00</text:p>
          </table:table-cell>
          <table:table-cell office:value-type="float" office:value="23.12">
            <text:p>23.12</text:p>
          </table:table-cell>
          <table:table-cell office:value-type="float" office:value="23.01">
            <text:p>23.01</text:p>
          </table:table-cell>
          <table:table-cell office:value-type="float" office:value="0">
            <text:p>0</text:p>
          </table:table-cell>
          <table:table-cell office:value-type="float" office:value="0.0124841247873252">
            <text:p>0.0124841248</text:p>
          </table:table-cell>
          <table:table-cell table:formula="of:=IF([.G526]&gt;0;1;0)" office:value-type="float" office:value="1">
            <text:p>1</text:p>
          </table:table-cell>
          <table:table-cell table:formula="of:=IF([.I525]&gt;=0;IF([.H526]=1;[.I525]+([.F526]*[.J526])-0;[.I525]);0)" office:value-type="float" office:value="13738.5607306451">
            <text:p>13738.5607306451</text:p>
          </table:table-cell>
          <table:table-cell table:formula="of:=IF([.I525]&gt;1000;[.I525]*0.5;1000)" office:value-type="float" office:value="6869.28036532257">
            <text:p>6869.2803653226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4-01-06 00:00:00</text:p>
          </table:table-cell>
          <table:table-cell table:number-columns-repeated="2" office:value-type="float" office:value="2.53">
            <text:p>2.53</text:p>
          </table:table-cell>
          <table:table-cell office:value-type="float" office:value="-0.023715415019763">
            <text:p>-0.023715415</text:p>
          </table:table-cell>
          <table:table-cell office:value-type="float" office:value="0.0408055840765277">
            <text:p>0.0408055841</text:p>
          </table:table-cell>
          <table:table-cell table:formula="of:=IF([.G527]&gt;0;1;0)" office:value-type="float" office:value="1">
            <text:p>1</text:p>
          </table:table-cell>
          <table:table-cell table:formula="of:=IF([.I526]&gt;=0;IF([.H527]=1;[.I526]+([.F527]*[.J527])-0;[.I526]);0)" office:value-type="float" office:value="13575.6528958944">
            <text:p>13575.6528958944</text:p>
          </table:table-cell>
          <table:table-cell table:formula="of:=IF([.I526]&gt;1000;[.I526]*0.5;1000)" office:value-type="float" office:value="6869.28036532257">
            <text:p>6869.2803653226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4-01-07 00:00:00</text:p>
          </table:table-cell>
          <table:table-cell table:number-columns-repeated="2" office:value-type="float" office:value="12.645">
            <text:p>12.645</text:p>
          </table:table-cell>
          <table:table-cell office:value-type="float" office:value="0.0395413206801107">
            <text:p>0.0395413207</text:p>
          </table:table-cell>
          <table:table-cell office:value-type="float" office:value="0.0356799167416156">
            <text:p>0.0356799167</text:p>
          </table:table-cell>
          <table:table-cell table:formula="of:=IF([.G528]&gt;0;1;0)" office:value-type="float" office:value="1">
            <text:p>1</text:p>
          </table:table-cell>
          <table:table-cell table:formula="of:=IF([.I527]&gt;=0;IF([.H528]=1;[.I527]+([.F528]*[.J528])-0;[.I527]);0)" office:value-type="float" office:value="13844.0525181936">
            <text:p>13844.0525181936</text:p>
          </table:table-cell>
          <table:table-cell table:formula="of:=IF([.I527]&gt;1000;[.I527]*0.5;1000)" office:value-type="float" office:value="6787.8264479472">
            <text:p>6787.8264479472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4-01-08 00:00:00</text:p>
          </table:table-cell>
          <table:table-cell table:number-columns-repeated="2" office:value-type="float" office:value="12.5975">
            <text:p>12.5975</text:p>
          </table:table-cell>
          <table:table-cell office:value-type="float" office:value="0.0140900972415161">
            <text:p>0.0140900972</text:p>
          </table:table-cell>
          <table:table-cell office:value-type="float" office:value="0.0208931476441727">
            <text:p>0.0208931476</text:p>
          </table:table-cell>
          <table:table-cell table:formula="of:=IF([.G529]&gt;0;1;0)" office:value-type="float" office:value="1">
            <text:p>1</text:p>
          </table:table-cell>
          <table:table-cell table:formula="of:=IF([.I528]&gt;=0;IF([.H529]=1;[.I528]+([.F529]*[.J529])-0;[.I528]);0)" office:value-type="float" office:value="13941.5845412926">
            <text:p>13941.5845412926</text:p>
          </table:table-cell>
          <table:table-cell table:formula="of:=IF([.I528]&gt;1000;[.I528]*0.5;1000)" office:value-type="float" office:value="6922.02625909681">
            <text:p>6922.0262590968</text:p>
          </table:table-cell>
          <table:table-cell table:number-columns-repeated="2"/>
        </table:table-row>
        <table:table-row table:style-name="ro1">
          <table:table-cell office:value-type="string">
            <text:p>TRIB</text:p>
          </table:table-cell>
          <table:table-cell office:value-type="float" office:value="1">
            <text:p>1</text:p>
          </table:table-cell>
          <table:table-cell office:value-type="string">
            <text:p>2014-01-09 00:00:00</text:p>
          </table:table-cell>
          <table:table-cell table:number-columns-repeated="2" office:value-type="float" office:value="26.67">
            <text:p>26.67</text:p>
          </table:table-cell>
          <table:table-cell office:value-type="float" office:value="0.0208098987626546">
            <text:p>0.0208098988</text:p>
          </table:table-cell>
          <table:table-cell office:value-type="float" office:value="0.0205725892414618">
            <text:p>0.0205725892</text:p>
          </table:table-cell>
          <table:table-cell table:formula="of:=IF([.G530]&gt;0;1;0)" office:value-type="float" office:value="1">
            <text:p>1</text:p>
          </table:table-cell>
          <table:table-cell table:formula="of:=IF([.I529]&gt;=0;IF([.H530]=1;[.I529]+([.F530]*[.J530])-0;[.I529]);0)" office:value-type="float" office:value="14086.6460227403">
            <text:p>14086.6460227403</text:p>
          </table:table-cell>
          <table:table-cell table:formula="of:=IF([.I529]&gt;1000;[.I529]*0.5;1000)" office:value-type="float" office:value="6970.79227064631">
            <text:p>6970.7922706463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4-01-10 00:00:00</text:p>
          </table:table-cell>
          <table:table-cell table:number-columns-repeated="2" office:value-type="float" office:value="12.9075">
            <text:p>12.9075</text:p>
          </table:table-cell>
          <table:table-cell office:value-type="float" office:value="-0.0108464071276393">
            <text:p>-0.0108464071</text:p>
          </table:table-cell>
          <table:table-cell office:value-type="float" office:value="0.0348675235242942">
            <text:p>0.0348675235</text:p>
          </table:table-cell>
          <table:table-cell table:formula="of:=IF([.G531]&gt;0;1;0)" office:value-type="float" office:value="1">
            <text:p>1</text:p>
          </table:table-cell>
          <table:table-cell table:formula="of:=IF([.I530]&gt;=0;IF([.H531]=1;[.I530]+([.F531]*[.J531])-0;[.I530]);0)" office:value-type="float" office:value="14010.2512738275">
            <text:p>14010.2512738275</text:p>
          </table:table-cell>
          <table:table-cell table:formula="of:=IF([.I530]&gt;1000;[.I530]*0.5;1000)" office:value-type="float" office:value="7043.32301137013">
            <text:p>7043.3230113701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4-01-13 00:00:00</text:p>
          </table:table-cell>
          <table:table-cell table:number-columns-repeated="2" office:value-type="float" office:value="36.7575">
            <text:p>36.7575</text:p>
          </table:table-cell>
          <table:table-cell office:value-type="float" office:value="0.00414881316738081">
            <text:p>0.0041488132</text:p>
          </table:table-cell>
          <table:table-cell office:value-type="float" office:value="0.0222987176268016">
            <text:p>0.0222987176</text:p>
          </table:table-cell>
          <table:table-cell table:formula="of:=IF([.G532]&gt;0;1;0)" office:value-type="float" office:value="1">
            <text:p>1</text:p>
          </table:table-cell>
          <table:table-cell table:formula="of:=IF([.I531]&gt;=0;IF([.H532]=1;[.I531]+([.F532]*[.J532])-0;[.I531]);0)" office:value-type="float" office:value="14039.3142313091">
            <text:p>14039.3142313091</text:p>
          </table:table-cell>
          <table:table-cell table:formula="of:=IF([.I531]&gt;1000;[.I531]*0.5;1000)" office:value-type="float" office:value="7005.12563691374">
            <text:p>7005.1256369137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4-01-14 00:00:00</text:p>
          </table:table-cell>
          <table:table-cell table:number-columns-repeated="2" office:value-type="float" office:value="12.65">
            <text:p>12.65</text:p>
          </table:table-cell>
          <table:table-cell office:value-type="float" office:value="0.0197628458498025">
            <text:p>0.0197628458</text:p>
          </table:table-cell>
          <table:table-cell office:value-type="float" office:value="0.0300837934514329">
            <text:p>0.0300837935</text:p>
          </table:table-cell>
          <table:table-cell table:formula="of:=IF([.G533]&gt;0;1;0)" office:value-type="float" office:value="1">
            <text:p>1</text:p>
          </table:table-cell>
          <table:table-cell table:formula="of:=IF([.I532]&gt;=0;IF([.H533]=1;[.I532]+([.F533]*[.J533])-0;[.I532]);0)" office:value-type="float" office:value="14178.0426328042">
            <text:p>14178.0426328042</text:p>
          </table:table-cell>
          <table:table-cell table:formula="of:=IF([.I532]&gt;1000;[.I532]*0.5;1000)" office:value-type="float" office:value="7019.65711565453">
            <text:p>7019.657115654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1-15 00:00:00</text:p>
          </table:table-cell>
          <table:table-cell table:number-columns-repeated="2" office:value-type="float" office:value="3.7025">
            <text:p>3.7025</text:p>
          </table:table-cell>
          <table:table-cell office:value-type="float" office:value="0.0202565833896016">
            <text:p>0.0202565834</text:p>
          </table:table-cell>
          <table:table-cell office:value-type="float" office:value="0.0357038844264545">
            <text:p>0.0357038844</text:p>
          </table:table-cell>
          <table:table-cell table:formula="of:=IF([.G534]&gt;0;1;0)" office:value-type="float" office:value="1">
            <text:p>1</text:p>
          </table:table-cell>
          <table:table-cell table:formula="of:=IF([.I533]&gt;=0;IF([.H534]=1;[.I533]+([.F534]*[.J534])-0;[.I533]);0)" office:value-type="float" office:value="14321.6419842506">
            <text:p>14321.6419842506</text:p>
          </table:table-cell>
          <table:table-cell table:formula="of:=IF([.I533]&gt;1000;[.I533]*0.5;1000)" office:value-type="float" office:value="7089.0213164021">
            <text:p>7089.0213164021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1-16 00:00:00</text:p>
          </table:table-cell>
          <table:table-cell table:number-columns-repeated="2" office:value-type="float" office:value="3.7775">
            <text:p>3.7775</text:p>
          </table:table-cell>
          <table:table-cell office:value-type="float" office:value="-0.0655195234943745">
            <text:p>-0.0655195235</text:p>
          </table:table-cell>
          <table:table-cell office:value-type="float" office:value="0.0182369066310215">
            <text:p>0.0182369066</text:p>
          </table:table-cell>
          <table:table-cell table:formula="of:=IF([.G535]&gt;0;1;0)" office:value-type="float" office:value="1">
            <text:p>1</text:p>
          </table:table-cell>
          <table:table-cell table:formula="of:=IF([.I534]&gt;=0;IF([.H535]=1;[.I534]+([.F535]*[.J535])-0;[.I534]);0)" office:value-type="float" office:value="13852.468405018">
            <text:p>13852.468405018</text:p>
          </table:table-cell>
          <table:table-cell table:formula="of:=IF([.I534]&gt;1000;[.I534]*0.5;1000)" office:value-type="float" office:value="7160.82099212529">
            <text:p>7160.8209921253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1-17 00:00:00</text:p>
          </table:table-cell>
          <table:table-cell table:number-columns-repeated="2" office:value-type="float" office:value="3.53">
            <text:p>3.53</text:p>
          </table:table-cell>
          <table:table-cell office:value-type="float" office:value="0.0035410764872521">
            <text:p>0.0035410765</text:p>
          </table:table-cell>
          <table:table-cell office:value-type="float" office:value="0.0347722736658247">
            <text:p>0.0347722737</text:p>
          </table:table-cell>
          <table:table-cell table:formula="of:=IF([.G536]&gt;0;1;0)" office:value-type="float" office:value="1">
            <text:p>1</text:p>
          </table:table-cell>
          <table:table-cell table:formula="of:=IF([.I535]&gt;=0;IF([.H536]=1;[.I535]+([.F536]*[.J536])-0;[.I535]);0)" office:value-type="float" office:value="13876.9947300977">
            <text:p>13876.9947300977</text:p>
          </table:table-cell>
          <table:table-cell table:formula="of:=IF([.I535]&gt;1000;[.I535]*0.5;1000)" office:value-type="float" office:value="6926.234202509">
            <text:p>6926.234202509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4-01-20 00:00:00</text:p>
          </table:table-cell>
          <table:table-cell table:number-columns-repeated="2" office:value-type="float" office:value="6.02">
            <text:p>6.02</text:p>
          </table:table-cell>
          <table:table-cell office:value-type="float" office:value="0.00290697674418605">
            <text:p>0.0029069767</text:p>
          </table:table-cell>
          <table:table-cell office:value-type="float" office:value="0.00629612618072679">
            <text:p>0.0062961262</text:p>
          </table:table-cell>
          <table:table-cell table:formula="of:=IF([.G537]&gt;0;1;0)" office:value-type="float" office:value="1">
            <text:p>1</text:p>
          </table:table-cell>
          <table:table-cell table:formula="of:=IF([.I536]&gt;=0;IF([.H537]=1;[.I536]+([.F537]*[.J537])-0;[.I536]);0)" office:value-type="float" office:value="13897.1647805775">
            <text:p>13897.1647805775</text:p>
          </table:table-cell>
          <table:table-cell table:formula="of:=IF([.I536]&gt;1000;[.I536]*0.5;1000)" office:value-type="float" office:value="6938.49736504886">
            <text:p>6938.497365048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1-21 00:00:00</text:p>
          </table:table-cell>
          <table:table-cell table:number-columns-repeated="2" office:value-type="float" office:value="3.5425">
            <text:p>3.5425</text:p>
          </table:table-cell>
          <table:table-cell office:value-type="float" office:value="-0.0331686661961892">
            <text:p>-0.0331686662</text:p>
          </table:table-cell>
          <table:table-cell office:value-type="float" office:value="0.0211770678312549">
            <text:p>0.0211770678</text:p>
          </table:table-cell>
          <table:table-cell table:formula="of:=IF([.G538]&gt;0;1;0)" office:value-type="float" office:value="1">
            <text:p>1</text:p>
          </table:table-cell>
          <table:table-cell table:formula="of:=IF([.I537]&gt;=0;IF([.H538]=1;[.I537]+([.F538]*[.J538])-0;[.I537]);0)" office:value-type="float" office:value="13666.6895707373">
            <text:p>13666.6895707373</text:p>
          </table:table-cell>
          <table:table-cell table:formula="of:=IF([.I537]&gt;1000;[.I537]*0.5;1000)" office:value-type="float" office:value="6948.58239028875">
            <text:p>6948.5823902888</text:p>
          </table:table-cell>
          <table:table-cell table:number-columns-repeated="2"/>
        </table:table-row>
        <table:table-row table:style-name="ro1">
          <table:table-cell office:value-type="string">
            <text:p>CHRYY</text:p>
          </table:table-cell>
          <table:table-cell office:value-type="float" office:value="1">
            <text:p>1</text:p>
          </table:table-cell>
          <table:table-cell office:value-type="string">
            <text:p>2014-01-22 00:00:00</text:p>
          </table:table-cell>
          <table:table-cell table:number-columns-repeated="2" office:value-type="float" office:value="5.91">
            <text:p>5.91</text:p>
          </table:table-cell>
          <table:table-cell office:value-type="float" office:value="-0.0025380710659898">
            <text:p>-0.0025380711</text:p>
          </table:table-cell>
          <table:table-cell office:value-type="float" office:value="0.0157316186882479">
            <text:p>0.0157316187</text:p>
          </table:table-cell>
          <table:table-cell table:formula="of:=IF([.G539]&gt;0;1;0)" office:value-type="float" office:value="1">
            <text:p>1</text:p>
          </table:table-cell>
          <table:table-cell table:formula="of:=IF([.I538]&gt;=0;IF([.H539]=1;[.I538]+([.F539]*[.J539])-0;[.I538]);0)" office:value-type="float" office:value="13649.3460560536">
            <text:p>13649.3460560536</text:p>
          </table:table-cell>
          <table:table-cell table:formula="of:=IF([.I538]&gt;1000;[.I538]*0.5;1000)" office:value-type="float" office:value="6833.34478536865">
            <text:p>6833.3447853687</text:p>
          </table:table-cell>
          <table:table-cell table:number-columns-repeated="2"/>
        </table:table-row>
        <table:table-row table:style-name="ro1">
          <table:table-cell office:value-type="string">
            <text:p>VVUS</text:p>
          </table:table-cell>
          <table:table-cell office:value-type="float" office:value="1">
            <text:p>1</text:p>
          </table:table-cell>
          <table:table-cell office:value-type="string">
            <text:p>2014-01-23 00:00:00</text:p>
          </table:table-cell>
          <table:table-cell table:number-columns-repeated="2" office:value-type="float" office:value="8.3175">
            <text:p>8.3175</text:p>
          </table:table-cell>
          <table:table-cell office:value-type="float" office:value="-0.0168319807634506">
            <text:p>-0.0168319808</text:p>
          </table:table-cell>
          <table:table-cell office:value-type="float" office:value="0.0111910411849282">
            <text:p>0.0111910412</text:p>
          </table:table-cell>
          <table:table-cell table:formula="of:=IF([.G540]&gt;0;1;0)" office:value-type="float" office:value="1">
            <text:p>1</text:p>
          </table:table-cell>
          <table:table-cell table:formula="of:=IF([.I539]&gt;=0;IF([.H540]=1;[.I539]+([.F540]*[.J540])-0;[.I539]);0)" office:value-type="float" office:value="13534.473290929">
            <text:p>13534.473290929</text:p>
          </table:table-cell>
          <table:table-cell table:formula="of:=IF([.I539]&gt;1000;[.I539]*0.5;1000)" office:value-type="float" office:value="6824.67302802681">
            <text:p>6824.6730280268</text:p>
          </table:table-cell>
          <table:table-cell table:number-columns-repeated="2"/>
        </table:table-row>
        <table:table-row table:style-name="ro1">
          <table:table-cell office:value-type="string">
            <text:p>CVCO</text:p>
          </table:table-cell>
          <table:table-cell office:value-type="float" office:value="1">
            <text:p>1</text:p>
          </table:table-cell>
          <table:table-cell office:value-type="string">
            <text:p>2014-01-24 00:00:00</text:p>
          </table:table-cell>
          <table:table-cell table:number-columns-repeated="2" office:value-type="float" office:value="74.54">
            <text:p>74.54</text:p>
          </table:table-cell>
          <table:table-cell office:value-type="float" office:value="-0.0184464716930505">
            <text:p>-0.0184464717</text:p>
          </table:table-cell>
          <table:table-cell office:value-type="float" office:value="0.0192383686182959">
            <text:p>0.0192383686</text:p>
          </table:table-cell>
          <table:table-cell table:formula="of:=IF([.G541]&gt;0;1;0)" office:value-type="float" office:value="1">
            <text:p>1</text:p>
          </table:table-cell>
          <table:table-cell table:formula="of:=IF([.I540]&gt;=0;IF([.H541]=1;[.I540]+([.F541]*[.J541])-0;[.I540]);0)" office:value-type="float" office:value="13409.6416517083">
            <text:p>13409.6416517083</text:p>
          </table:table-cell>
          <table:table-cell table:formula="of:=IF([.I540]&gt;1000;[.I540]*0.5;1000)" office:value-type="float" office:value="6767.23664546452">
            <text:p>6767.2366454645</text:p>
          </table:table-cell>
          <table:table-cell table:number-columns-repeated="2"/>
        </table:table-row>
        <table:table-row table:style-name="ro1">
          <table:table-cell office:value-type="string">
            <text:p>ACAT</text:p>
          </table:table-cell>
          <table:table-cell office:value-type="float" office:value="1.00213929165676">
            <text:p>1.0021392917</text:p>
          </table:table-cell>
          <table:table-cell office:value-type="string">
            <text:p>2014-01-27 00:00:00</text:p>
          </table:table-cell>
          <table:table-cell office:value-type="float" office:value="42.74">
            <text:p>42.74</text:p>
          </table:table-cell>
          <table:table-cell office:value-type="float" office:value="42.6487618595826">
            <text:p>42.6487618596</text:p>
          </table:table-cell>
          <table:table-cell office:value-type="float" office:value="-0.0223019118938036">
            <text:p>-0.0223019119</text:p>
          </table:table-cell>
          <table:table-cell office:value-type="float" office:value="0.0163293562379869">
            <text:p>0.0163293562</text:p>
          </table:table-cell>
          <table:table-cell table:formula="of:=IF([.G542]&gt;0;1;0)" office:value-type="float" office:value="1">
            <text:p>1</text:p>
          </table:table-cell>
          <table:table-cell table:formula="of:=IF([.I541]&gt;=0;IF([.H542]=1;[.I541]+([.F542]*[.J542])-0;[.I541]);0)" office:value-type="float" office:value="13260.1113283864">
            <text:p>13260.1113283864</text:p>
          </table:table-cell>
          <table:table-cell table:formula="of:=IF([.I541]&gt;1000;[.I541]*0.5;1000)" office:value-type="float" office:value="6704.82082585415">
            <text:p>6704.8208258542</text:p>
          </table:table-cell>
          <table:table-cell table:number-columns-repeated="2"/>
        </table:table-row>
        <table:table-row table:style-name="ro1">
          <table:table-cell office:value-type="string">
            <text:p>ARAY</text:p>
          </table:table-cell>
          <table:table-cell office:value-type="float" office:value="1">
            <text:p>1</text:p>
          </table:table-cell>
          <table:table-cell office:value-type="string">
            <text:p>2014-01-28 00:00:00</text:p>
          </table:table-cell>
          <table:table-cell table:number-columns-repeated="2" office:value-type="float" office:value="9.2">
            <text:p>9.2</text:p>
          </table:table-cell>
          <table:table-cell office:value-type="float" office:value="-0.000543478260869423">
            <text:p>-0.0005434783</text:p>
          </table:table-cell>
          <table:table-cell office:value-type="float" office:value="0.167853398440418">
            <text:p>0.1678533984</text:p>
          </table:table-cell>
          <table:table-cell table:formula="of:=IF([.G543]&gt;0;1;0)" office:value-type="float" office:value="1">
            <text:p>1</text:p>
          </table:table-cell>
          <table:table-cell table:formula="of:=IF([.I542]&gt;=0;IF([.H543]=1;[.I542]+([.F543]*[.J543])-0;[.I542]);0)" office:value-type="float" office:value="13256.5080372645">
            <text:p>13256.5080372645</text:p>
          </table:table-cell>
          <table:table-cell table:formula="of:=IF([.I542]&gt;1000;[.I542]*0.5;1000)" office:value-type="float" office:value="6630.05566419318">
            <text:p>6630.0556641932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4-01-29 00:00:00</text:p>
          </table:table-cell>
          <table:table-cell table:number-columns-repeated="2" office:value-type="float" office:value="20.8925">
            <text:p>20.8925</text:p>
          </table:table-cell>
          <table:table-cell office:value-type="float" office:value="0.0944118702883812">
            <text:p>0.0944118703</text:p>
          </table:table-cell>
          <table:table-cell office:value-type="float" office:value="0.0146794467761162">
            <text:p>0.0146794468</text:p>
          </table:table-cell>
          <table:table-cell table:formula="of:=IF([.G544]&gt;0;1;0)" office:value-type="float" office:value="1">
            <text:p>1</text:p>
          </table:table-cell>
          <table:table-cell table:formula="of:=IF([.I543]&gt;=0;IF([.H544]=1;[.I543]+([.F544]*[.J544])-0;[.I543]);0)" office:value-type="float" office:value="13882.2938959101">
            <text:p>13882.2938959101</text:p>
          </table:table-cell>
          <table:table-cell table:formula="of:=IF([.I543]&gt;1000;[.I543]*0.5;1000)" office:value-type="float" office:value="6628.25401863226">
            <text:p>6628.2540186323</text:p>
          </table:table-cell>
          <table:table-cell table:number-columns-repeated="2"/>
        </table:table-row>
        <table:table-row table:style-name="ro1">
          <table:table-cell office:value-type="string">
            <text:p>RENT</text:p>
          </table:table-cell>
          <table:table-cell office:value-type="float" office:value="1">
            <text:p>1</text:p>
          </table:table-cell>
          <table:table-cell office:value-type="string">
            <text:p>2014-01-30 00:00:00</text:p>
          </table:table-cell>
          <table:table-cell table:number-columns-repeated="2" office:value-type="float" office:value="54.99">
            <text:p>54.99</text:p>
          </table:table-cell>
          <table:table-cell office:value-type="float" office:value="0.0166393889798147">
            <text:p>0.016639389</text:p>
          </table:table-cell>
          <table:table-cell office:value-type="float" office:value="0.0144630366039208">
            <text:p>0.0144630366</text:p>
          </table:table-cell>
          <table:table-cell table:formula="of:=IF([.G545]&gt;0;1;0)" office:value-type="float" office:value="1">
            <text:p>1</text:p>
          </table:table-cell>
          <table:table-cell table:formula="of:=IF([.I544]&gt;=0;IF([.H545]=1;[.I544]+([.F545]*[.J545])-0;[.I544]);0)" office:value-type="float" office:value="13997.7903399431">
            <text:p>13997.7903399431</text:p>
          </table:table-cell>
          <table:table-cell table:formula="of:=IF([.I544]&gt;1000;[.I544]*0.5;1000)" office:value-type="float" office:value="6941.14694795504">
            <text:p>6941.146947955</text:p>
          </table:table-cell>
          <table:table-cell table:number-columns-repeated="2"/>
        </table:table-row>
        <table:table-row table:style-name="ro1">
          <table:table-cell office:value-type="string">
            <text:p>YRCW</text:p>
          </table:table-cell>
          <table:table-cell office:value-type="float" office:value="1">
            <text:p>1</text:p>
          </table:table-cell>
          <table:table-cell office:value-type="string">
            <text:p>2014-01-31 00:00:00</text:p>
          </table:table-cell>
          <table:table-cell table:number-columns-repeated="2" office:value-type="float" office:value="22.655">
            <text:p>22.655</text:p>
          </table:table-cell>
          <table:table-cell office:value-type="float" office:value="-0.0338777311851689">
            <text:p>-0.0338777312</text:p>
          </table:table-cell>
          <table:table-cell office:value-type="float" office:value="0.0386155789555537">
            <text:p>0.038615579</text:p>
          </table:table-cell>
          <table:table-cell table:formula="of:=IF([.G546]&gt;0;1;0)" office:value-type="float" office:value="1">
            <text:p>1</text:p>
          </table:table-cell>
          <table:table-cell table:formula="of:=IF([.I545]&gt;=0;IF([.H546]=1;[.I545]+([.F546]*[.J546])-0;[.I545]);0)" office:value-type="float" office:value="13760.6836507817">
            <text:p>13760.6836507817</text:p>
          </table:table-cell>
          <table:table-cell table:formula="of:=IF([.I545]&gt;1000;[.I545]*0.5;1000)" office:value-type="float" office:value="6998.89516997157">
            <text:p>6998.8951699716</text:p>
          </table:table-cell>
          <table:table-cell table:number-columns-repeated="2"/>
        </table:table-row>
        <table:table-row table:style-name="ro1">
          <table:table-cell office:value-type="string">
            <text:p>LONG</text:p>
          </table:table-cell>
          <table:table-cell office:value-type="float" office:value="1">
            <text:p>1</text:p>
          </table:table-cell>
          <table:table-cell office:value-type="string">
            <text:p>2014-02-03 00:00:00</text:p>
          </table:table-cell>
          <table:table-cell table:number-columns-repeated="2" office:value-type="float" office:value="16.9175">
            <text:p>16.9175</text:p>
          </table:table-cell>
          <table:table-cell office:value-type="float" office:value="-0.021131963942663">
            <text:p>-0.0211319639</text:p>
          </table:table-cell>
          <table:table-cell office:value-type="float" office:value="3.07488143158775">
            <text:p>3.0748814316</text:p>
          </table:table-cell>
          <table:table-cell table:formula="of:=IF([.G547]&gt;0;1;0)" office:value-type="float" office:value="1">
            <text:p>1</text:p>
          </table:table-cell>
          <table:table-cell table:formula="of:=IF([.I546]&gt;=0;IF([.H547]=1;[.I546]+([.F547]*[.J547])-0;[.I546]);0)" office:value-type="float" office:value="13615.2885154143">
            <text:p>13615.2885154143</text:p>
          </table:table-cell>
          <table:table-cell table:formula="of:=IF([.I546]&gt;1000;[.I546]*0.5;1000)" office:value-type="float" office:value="6880.34182539084">
            <text:p>6880.3418253908</text:p>
          </table:table-cell>
          <table:table-cell table:number-columns-repeated="2"/>
        </table:table-row>
        <table:table-row table:style-name="ro1">
          <table:table-cell office:value-type="string">
            <text:p>ACCL</text:p>
          </table:table-cell>
          <table:table-cell office:value-type="float" office:value="1">
            <text:p>1</text:p>
          </table:table-cell>
          <table:table-cell office:value-type="string">
            <text:p>2014-02-04 00:00:00</text:p>
          </table:table-cell>
          <table:table-cell table:number-columns-repeated="2" office:value-type="float" office:value="12.5375">
            <text:p>12.5375</text:p>
          </table:table-cell>
          <table:table-cell office:value-type="float" office:value="-0.000199401794616083">
            <text:p>-0.0001994018</text:p>
          </table:table-cell>
          <table:table-cell office:value-type="float" office:value="0.0175081350499089">
            <text:p>0.017508135</text:p>
          </table:table-cell>
          <table:table-cell table:formula="of:=IF([.G548]&gt;0;1;0)" office:value-type="float" office:value="1">
            <text:p>1</text:p>
          </table:table-cell>
          <table:table-cell table:formula="of:=IF([.I547]&gt;=0;IF([.H548]=1;[.I547]+([.F548]*[.J548])-0;[.I547]);0)" office:value-type="float" office:value="13613.9310589322">
            <text:p>13613.9310589322</text:p>
          </table:table-cell>
          <table:table-cell table:formula="of:=IF([.I547]&gt;1000;[.I547]*0.5;1000)" office:value-type="float" office:value="6807.64425770716">
            <text:p>6807.6442577072</text:p>
          </table:table-cell>
          <table:table-cell table:number-columns-repeated="2"/>
        </table:table-row>
        <table:table-row table:style-name="ro1">
          <table:table-cell office:value-type="string">
            <text:p>ACCL</text:p>
          </table:table-cell>
          <table:table-cell office:value-type="float" office:value="1">
            <text:p>1</text:p>
          </table:table-cell>
          <table:table-cell office:value-type="string">
            <text:p>2014-02-05 00:00:00</text:p>
          </table:table-cell>
          <table:table-cell table:number-columns-repeated="2" office:value-type="float" office:value="12.535">
            <text:p>12.535</text:p>
          </table:table-cell>
          <table:table-cell office:value-type="float" office:value="0.000598324690865626">
            <text:p>0.0005983247</text:p>
          </table:table-cell>
          <table:table-cell office:value-type="float" office:value="0.0208522950822678">
            <text:p>0.0208522951</text:p>
          </table:table-cell>
          <table:table-cell table:formula="of:=IF([.G549]&gt;0;1;0)" office:value-type="float" office:value="1">
            <text:p>1</text:p>
          </table:table-cell>
          <table:table-cell table:formula="of:=IF([.I548]&gt;=0;IF([.H549]=1;[.I548]+([.F549]*[.J549])-0;[.I548]);0)" office:value-type="float" office:value="13618.0038344784">
            <text:p>13618.0038344784</text:p>
          </table:table-cell>
          <table:table-cell table:formula="of:=IF([.I548]&gt;1000;[.I548]*0.5;1000)" office:value-type="float" office:value="6806.96552946611">
            <text:p>6806.9655294661</text:p>
          </table:table-cell>
          <table:table-cell table:number-columns-repeated="2"/>
        </table:table-row>
        <table:table-row table:style-name="ro1">
          <table:table-cell office:value-type="string">
            <text:p>EDMC</text:p>
          </table:table-cell>
          <table:table-cell office:value-type="float" office:value="1">
            <text:p>1</text:p>
          </table:table-cell>
          <table:table-cell office:value-type="string">
            <text:p>2014-02-06 00:00:00</text:p>
          </table:table-cell>
          <table:table-cell table:number-columns-repeated="2" office:value-type="float" office:value="5.435">
            <text:p>5.435</text:p>
          </table:table-cell>
          <table:table-cell office:value-type="float" office:value="0.0763569457221711">
            <text:p>0.0763569457</text:p>
          </table:table-cell>
          <table:table-cell office:value-type="float" office:value="0.0262039000051517">
            <text:p>0.0262039</text:p>
          </table:table-cell>
          <table:table-cell table:formula="of:=IF([.G550]&gt;0;1;0)" office:value-type="float" office:value="1">
            <text:p>1</text:p>
          </table:table-cell>
          <table:table-cell table:formula="of:=IF([.I549]&gt;=0;IF([.H550]=1;[.I549]+([.F550]*[.J550])-0;[.I549]);0)" office:value-type="float" office:value="14137.9184242952">
            <text:p>14137.9184242952</text:p>
          </table:table-cell>
          <table:table-cell table:formula="of:=IF([.I549]&gt;1000;[.I549]*0.5;1000)" office:value-type="float" office:value="6809.00191723919">
            <text:p>6809.0019172392</text:p>
          </table:table-cell>
          <table:table-cell table:number-columns-repeated="2"/>
        </table:table-row>
        <table:table-row table:style-name="ro1">
          <table:table-cell office:value-type="string">
            <text:p>AFFX</text:p>
          </table:table-cell>
          <table:table-cell office:value-type="float" office:value="1">
            <text:p>1</text:p>
          </table:table-cell>
          <table:table-cell office:value-type="string">
            <text:p>2014-02-07 00:00:00</text:p>
          </table:table-cell>
          <table:table-cell table:number-columns-repeated="2" office:value-type="float" office:value="7.0575">
            <text:p>7.0575</text:p>
          </table:table-cell>
          <table:table-cell office:value-type="float" office:value="0.00708466170740341">
            <text:p>0.0070846617</text:p>
          </table:table-cell>
          <table:table-cell office:value-type="float" office:value="0.0209083367528754">
            <text:p>0.0209083368</text:p>
          </table:table-cell>
          <table:table-cell table:formula="of:=IF([.G551]&gt;0;1;0)" office:value-type="float" office:value="1">
            <text:p>1</text:p>
          </table:table-cell>
          <table:table-cell table:formula="of:=IF([.I550]&gt;=0;IF([.H551]=1;[.I550]+([.F551]*[.J551])-0;[.I550]);0)" office:value-type="float" office:value="14187.9996089367">
            <text:p>14187.9996089367</text:p>
          </table:table-cell>
          <table:table-cell table:formula="of:=IF([.I550]&gt;1000;[.I550]*0.5;1000)" office:value-type="float" office:value="7068.95921214758">
            <text:p>7068.9592121476</text:p>
          </table:table-cell>
          <table:table-cell table:number-columns-repeated="2"/>
        </table:table-row>
        <table:table-row table:style-name="ro1">
          <table:table-cell office:value-type="string">
            <text:p>INO</text:p>
          </table:table-cell>
          <table:table-cell office:value-type="float" office:value="1">
            <text:p>1</text:p>
          </table:table-cell>
          <table:table-cell office:value-type="string">
            <text:p>2014-02-10 00:00:00</text:p>
          </table:table-cell>
          <table:table-cell table:number-columns-repeated="2" office:value-type="float" office:value="2.6725">
            <text:p>2.6725</text:p>
          </table:table-cell>
          <table:table-cell office:value-type="float" office:value="0.079513564078578">
            <text:p>0.0795135641</text:p>
          </table:table-cell>
          <table:table-cell office:value-type="float" office:value="0.0174104491771841">
            <text:p>0.0174104492</text:p>
          </table:table-cell>
          <table:table-cell table:formula="of:=IF([.G552]&gt;0;1;0)" office:value-type="float" office:value="1">
            <text:p>1</text:p>
          </table:table-cell>
          <table:table-cell table:formula="of:=IF([.I551]&gt;=0;IF([.H552]=1;[.I551]+([.F552]*[.J552])-0;[.I551]);0)" office:value-type="float" office:value="14752.0688169627">
            <text:p>14752.0688169627</text:p>
          </table:table-cell>
          <table:table-cell table:formula="of:=IF([.I551]&gt;1000;[.I551]*0.5;1000)" office:value-type="float" office:value="7093.99980446833">
            <text:p>7093.9998044683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4-02-11 00:00:00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391412228321883">
            <text:p>0.0391412228</text:p>
          </table:table-cell>
          <table:table-cell table:formula="of:=IF([.G553]&gt;0;1;0)" office:value-type="float" office:value="1">
            <text:p>1</text:p>
          </table:table-cell>
          <table:table-cell table:formula="of:=IF([.I552]&gt;=0;IF([.H553]=1;[.I552]+([.F553]*[.J553])-0;[.I552]);0)" office:value-type="float" office:value="14752.0688169627">
            <text:p>14752.0688169627</text:p>
          </table:table-cell>
          <table:table-cell table:formula="of:=IF([.I552]&gt;1000;[.I552]*0.5;1000)" office:value-type="float" office:value="7376.03440848134">
            <text:p>7376.0344084813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4-02-12 00:00:00</text:p>
          </table:table-cell>
          <table:table-cell table:number-columns-repeated="2" office:value-type="float" office:value="3.8725">
            <text:p>3.8725</text:p>
          </table:table-cell>
          <table:table-cell office:value-type="float" office:value="0.015493867010975">
            <text:p>0.015493867</text:p>
          </table:table-cell>
          <table:table-cell office:value-type="float" office:value="0.0358211108159604">
            <text:p>0.0358211108</text:p>
          </table:table-cell>
          <table:table-cell table:formula="of:=IF([.G554]&gt;0;1;0)" office:value-type="float" office:value="1">
            <text:p>1</text:p>
          </table:table-cell>
          <table:table-cell table:formula="of:=IF([.I553]&gt;=0;IF([.H554]=1;[.I553]+([.F554]*[.J554])-0;[.I553]);0)" office:value-type="float" office:value="14866.3521131561">
            <text:p>14866.3521131561</text:p>
          </table:table-cell>
          <table:table-cell table:formula="of:=IF([.I553]&gt;1000;[.I553]*0.5;1000)" office:value-type="float" office:value="7376.03440848134">
            <text:p>7376.0344084813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2-13 00:00:00</text:p>
          </table:table-cell>
          <table:table-cell table:number-columns-repeated="2" office:value-type="float" office:value="3.86">
            <text:p>3.86</text:p>
          </table:table-cell>
          <table:table-cell office:value-type="float" office:value="-0.00259067357512943">
            <text:p>-0.0025906736</text:p>
          </table:table-cell>
          <table:table-cell office:value-type="float" office:value="0.0526953692874797">
            <text:p>0.0526953693</text:p>
          </table:table-cell>
          <table:table-cell table:formula="of:=IF([.G555]&gt;0;1;0)" office:value-type="float" office:value="1">
            <text:p>1</text:p>
          </table:table-cell>
          <table:table-cell table:formula="of:=IF([.I554]&gt;=0;IF([.H555]=1;[.I554]+([.F555]*[.J555])-0;[.I554]);0)" office:value-type="float" office:value="14847.095180367">
            <text:p>14847.095180367</text:p>
          </table:table-cell>
          <table:table-cell table:formula="of:=IF([.I554]&gt;1000;[.I554]*0.5;1000)" office:value-type="float" office:value="7433.17605657803">
            <text:p>7433.176056578</text:p>
          </table:table-cell>
          <table:table-cell table:number-columns-repeated="2"/>
        </table:table-row>
        <table:table-row table:style-name="ro1">
          <table:table-cell office:value-type="string">
            <text:p>MUX</text:p>
          </table:table-cell>
          <table:table-cell office:value-type="float" office:value="1">
            <text:p>1</text:p>
          </table:table-cell>
          <table:table-cell office:value-type="string">
            <text:p>2014-02-14 00:00:00</text:p>
          </table:table-cell>
          <table:table-cell table:number-columns-repeated="2" office:value-type="float" office:value="3.0725">
            <text:p>3.0725</text:p>
          </table:table-cell>
          <table:table-cell office:value-type="float" office:value="-0.0089503661513427">
            <text:p>-0.0089503662</text:p>
          </table:table-cell>
          <table:table-cell office:value-type="float" office:value="0.0157093452878192">
            <text:p>0.0157093453</text:p>
          </table:table-cell>
          <table:table-cell table:formula="of:=IF([.G556]&gt;0;1;0)" office:value-type="float" office:value="1">
            <text:p>1</text:p>
          </table:table-cell>
          <table:table-cell table:formula="of:=IF([.I555]&gt;=0;IF([.H556]=1;[.I555]+([.F556]*[.J556])-0;[.I555]);0)" office:value-type="float" office:value="14780.6517112929">
            <text:p>14780.6517112929</text:p>
          </table:table-cell>
          <table:table-cell table:formula="of:=IF([.I555]&gt;1000;[.I555]*0.5;1000)" office:value-type="float" office:value="7423.5475901835">
            <text:p>7423.5475901835</text:p>
          </table:table-cell>
          <table:table-cell table:number-columns-repeated="2"/>
        </table:table-row>
        <table:table-row table:style-name="ro1">
          <table:table-cell office:value-type="string">
            <text:p>CAAED</text:p>
          </table:table-cell>
          <table:table-cell office:value-type="float" office:value="1">
            <text:p>1</text:p>
          </table:table-cell>
          <table:table-cell office:value-type="string">
            <text:p>2014-02-17 00:00:00</text:p>
          </table:table-cell>
          <table:table-cell table:number-columns-repeated="2" office:value-type="float" office:value="6.06">
            <text:p>6.06</text:p>
          </table:table-cell>
          <table:table-cell office:value-type="float" office:value="0.00660066006600668">
            <text:p>0.0066006601</text:p>
          </table:table-cell>
          <table:table-cell office:value-type="float" office:value="0.00316847214629582">
            <text:p>0.0031684721</text:p>
          </table:table-cell>
          <table:table-cell table:formula="of:=IF([.G557]&gt;0;1;0)" office:value-type="float" office:value="1">
            <text:p>1</text:p>
          </table:table-cell>
          <table:table-cell table:formula="of:=IF([.I556]&gt;=0;IF([.H557]=1;[.I556]+([.F557]*[.J557])-0;[.I556]);0)" office:value-type="float" office:value="14829.4327400431">
            <text:p>14829.4327400431</text:p>
          </table:table-cell>
          <table:table-cell table:formula="of:=IF([.I556]&gt;1000;[.I556]*0.5;1000)" office:value-type="float" office:value="7390.32585564647">
            <text:p>7390.3258556465</text:p>
          </table:table-cell>
          <table:table-cell table:number-columns-repeated="2"/>
        </table:table-row>
        <table:table-row table:style-name="ro1">
          <table:table-cell office:value-type="string">
            <text:p>JIVE</text:p>
          </table:table-cell>
          <table:table-cell office:value-type="float" office:value="1">
            <text:p>1</text:p>
          </table:table-cell>
          <table:table-cell office:value-type="string">
            <text:p>2014-02-18 00:00:00</text:p>
          </table:table-cell>
          <table:table-cell table:number-columns-repeated="2" office:value-type="float" office:value="7.7675">
            <text:p>7.7675</text:p>
          </table:table-cell>
          <table:table-cell office:value-type="float" office:value="0.0218860637270679">
            <text:p>0.0218860637</text:p>
          </table:table-cell>
          <table:table-cell office:value-type="float" office:value="0.0217168261381723">
            <text:p>0.0217168261</text:p>
          </table:table-cell>
          <table:table-cell table:formula="of:=IF([.G558]&gt;0;1;0)" office:value-type="float" office:value="1">
            <text:p>1</text:p>
          </table:table-cell>
          <table:table-cell table:formula="of:=IF([.I557]&gt;=0;IF([.H558]=1;[.I557]+([.F558]*[.J558])-0;[.I557]);0)" office:value-type="float" office:value="14991.7116950355">
            <text:p>14991.7116950355</text:p>
          </table:table-cell>
          <table:table-cell table:formula="of:=IF([.I557]&gt;1000;[.I557]*0.5;1000)" office:value-type="float" office:value="7414.71637002154">
            <text:p>7414.7163700215</text:p>
          </table:table-cell>
          <table:table-cell table:number-columns-repeated="2"/>
        </table:table-row>
        <table:table-row table:style-name="ro1">
          <table:table-cell office:value-type="string">
            <text:p>SB</text:p>
          </table:table-cell>
          <table:table-cell office:value-type="float" office:value="1.00515995872033">
            <text:p>1.0051599587</text:p>
          </table:table-cell>
          <table:table-cell office:value-type="string">
            <text:p>2014-02-19 00:00:00</text:p>
          </table:table-cell>
          <table:table-cell office:value-type="float" office:value="9.92">
            <text:p>9.92</text:p>
          </table:table-cell>
          <table:table-cell office:value-type="float" office:value="9.86907597535934">
            <text:p>9.8690759754</text:p>
          </table:table-cell>
          <table:table-cell office:value-type="float" office:value="-0.000518366499656531">
            <text:p>-0.0005183665</text:p>
          </table:table-cell>
          <table:table-cell office:value-type="float" office:value="0.539939765612754">
            <text:p>0.5399397656</text:p>
          </table:table-cell>
          <table:table-cell table:formula="of:=IF([.G559]&gt;0;1;0)" office:value-type="float" office:value="1">
            <text:p>1</text:p>
          </table:table-cell>
          <table:table-cell table:formula="of:=IF([.I558]&gt;=0;IF([.H559]=1;[.I558]+([.F559]*[.J559])-0;[.I558]);0)" office:value-type="float" office:value="14987.8260944779">
            <text:p>14987.8260944779</text:p>
          </table:table-cell>
          <table:table-cell table:formula="of:=IF([.I558]&gt;1000;[.I558]*0.5;1000)" office:value-type="float" office:value="7495.85584751775">
            <text:p>7495.8558475178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4-02-20 00:00:0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0757746571865959">
            <text:p>0.0757746572</text:p>
          </table:table-cell>
          <table:table-cell table:formula="of:=IF([.G560]&gt;0;1;0)" office:value-type="float" office:value="1">
            <text:p>1</text:p>
          </table:table-cell>
          <table:table-cell table:formula="of:=IF([.I559]&gt;=0;IF([.H560]=1;[.I559]+([.F560]*[.J560])-0;[.I559]);0)" office:value-type="float" office:value="14987.8260944779">
            <text:p>14987.8260944779</text:p>
          </table:table-cell>
          <table:table-cell table:formula="of:=IF([.I559]&gt;1000;[.I559]*0.5;1000)" office:value-type="float" office:value="7493.91304723895">
            <text:p>7493.913047239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4-02-21 00:00:0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0398228637527209">
            <text:p>0.0398228638</text:p>
          </table:table-cell>
          <table:table-cell table:formula="of:=IF([.G561]&gt;0;1;0)" office:value-type="float" office:value="1">
            <text:p>1</text:p>
          </table:table-cell>
          <table:table-cell table:formula="of:=IF([.I560]&gt;=0;IF([.H561]=1;[.I560]+([.F561]*[.J561])-0;[.I560]);0)" office:value-type="float" office:value="14987.8260944779">
            <text:p>14987.8260944779</text:p>
          </table:table-cell>
          <table:table-cell table:formula="of:=IF([.I560]&gt;1000;[.I560]*0.5;1000)" office:value-type="float" office:value="7493.91304723895">
            <text:p>7493.913047239</text:p>
          </table:table-cell>
          <table:table-cell table:number-columns-repeated="2"/>
        </table:table-row>
        <table:table-row table:style-name="ro1">
          <table:table-cell office:value-type="string">
            <text:p>LONKF</text:p>
          </table:table-cell>
          <table:table-cell office:value-type="float" office:value="1">
            <text:p>1</text:p>
          </table:table-cell>
          <table:table-cell office:value-type="string">
            <text:p>2014-02-24 00:00:00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69683053849766">
            <text:p>0.0696830538</text:p>
          </table:table-cell>
          <table:table-cell table:formula="of:=IF([.G562]&gt;0;1;0)" office:value-type="float" office:value="1">
            <text:p>1</text:p>
          </table:table-cell>
          <table:table-cell table:formula="of:=IF([.I561]&gt;=0;IF([.H562]=1;[.I561]+([.F562]*[.J562])-0;[.I561]);0)" office:value-type="float" office:value="14987.8260944779">
            <text:p>14987.8260944779</text:p>
          </table:table-cell>
          <table:table-cell table:formula="of:=IF([.I561]&gt;1000;[.I561]*0.5;1000)" office:value-type="float" office:value="7493.91304723895">
            <text:p>7493.913047239</text:p>
          </table:table-cell>
          <table:table-cell table:number-columns-repeated="2"/>
        </table:table-row>
        <table:table-row table:style-name="ro1">
          <table:table-cell office:value-type="string">
            <text:p>CCMO</text:p>
          </table:table-cell>
          <table:table-cell office:value-type="float" office:value="1">
            <text:p>1</text:p>
          </table:table-cell>
          <table:table-cell office:value-type="string">
            <text:p>2014-02-25 00:00:00</text:p>
          </table:table-cell>
          <table:table-cell table:number-columns-repeated="2" office:value-type="float" office:value="6.85">
            <text:p>6.85</text:p>
          </table:table-cell>
          <table:table-cell office:value-type="float" office:value="0">
            <text:p>0</text:p>
          </table:table-cell>
          <table:table-cell office:value-type="float" office:value="0.0172797680288801">
            <text:p>0.017279768</text:p>
          </table:table-cell>
          <table:table-cell table:formula="of:=IF([.G563]&gt;0;1;0)" office:value-type="float" office:value="1">
            <text:p>1</text:p>
          </table:table-cell>
          <table:table-cell table:formula="of:=IF([.I562]&gt;=0;IF([.H563]=1;[.I562]+([.F563]*[.J563])-0;[.I562]);0)" office:value-type="float" office:value="14987.8260944779">
            <text:p>14987.8260944779</text:p>
          </table:table-cell>
          <table:table-cell table:formula="of:=IF([.I562]&gt;1000;[.I562]*0.5;1000)" office:value-type="float" office:value="7493.91304723895">
            <text:p>7493.913047239</text:p>
          </table:table-cell>
          <table:table-cell table:number-columns-repeated="2"/>
        </table:table-row>
        <table:table-row table:style-name="ro1">
          <table:table-cell office:value-type="string">
            <text:p>CDURQ</text:p>
          </table:table-cell>
          <table:table-cell office:value-type="float" office:value="1">
            <text:p>1</text:p>
          </table:table-cell>
          <table:table-cell office:value-type="string">
            <text:p>2014-02-26 00:00:0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.0314285714285714">
            <text:p>0.0314285714</text:p>
          </table:table-cell>
          <table:table-cell office:value-type="float" office:value="0.0135452661324705">
            <text:p>0.0135452661</text:p>
          </table:table-cell>
          <table:table-cell table:formula="of:=IF([.G564]&gt;0;1;0)" office:value-type="float" office:value="1">
            <text:p>1</text:p>
          </table:table-cell>
          <table:table-cell table:formula="of:=IF([.I563]&gt;=0;IF([.H564]=1;[.I563]+([.F564]*[.J564])-0;[.I563]);0)" office:value-type="float" office:value="15223.3490759626">
            <text:p>15223.3490759626</text:p>
          </table:table-cell>
          <table:table-cell table:formula="of:=IF([.I563]&gt;1000;[.I563]*0.5;1000)" office:value-type="float" office:value="7493.91304723895">
            <text:p>7493.913047239</text:p>
          </table:table-cell>
          <table:table-cell table:number-columns-repeated="2"/>
        </table:table-row>
        <table:table-row table:style-name="ro1">
          <table:table-cell office:value-type="string">
            <text:p>ESI</text:p>
          </table:table-cell>
          <table:table-cell office:value-type="float" office:value="1">
            <text:p>1</text:p>
          </table:table-cell>
          <table:table-cell office:value-type="string">
            <text:p>2014-02-27 00:00:00</text:p>
          </table:table-cell>
          <table:table-cell table:number-columns-repeated="2" office:value-type="float" office:value="30.5025">
            <text:p>30.5025</text:p>
          </table:table-cell>
          <table:table-cell office:value-type="float" office:value="0.0128677977214984">
            <text:p>0.0128677977</text:p>
          </table:table-cell>
          <table:table-cell office:value-type="float" office:value="0.0146373456530887">
            <text:p>0.0146373457</text:p>
          </table:table-cell>
          <table:table-cell table:formula="of:=IF([.G565]&gt;0;1;0)" office:value-type="float" office:value="1">
            <text:p>1</text:p>
          </table:table-cell>
          <table:table-cell table:formula="of:=IF([.I564]&gt;=0;IF([.H565]=1;[.I564]+([.F565]*[.J565])-0;[.I564]);0)" office:value-type="float" office:value="15321.2945642392">
            <text:p>15321.2945642392</text:p>
          </table:table-cell>
          <table:table-cell table:formula="of:=IF([.I564]&gt;1000;[.I564]*0.5;1000)" office:value-type="float" office:value="7611.67453798128">
            <text:p>7611.6745379813</text:p>
          </table:table-cell>
          <table:table-cell table:number-columns-repeated="2"/>
        </table:table-row>
        <table:table-row table:style-name="ro1">
          <table:table-cell office:value-type="string">
            <text:p>ELGX</text:p>
          </table:table-cell>
          <table:table-cell office:value-type="float" office:value="1">
            <text:p>1</text:p>
          </table:table-cell>
          <table:table-cell office:value-type="string">
            <text:p>2014-02-28 00:00:00</text:p>
          </table:table-cell>
          <table:table-cell table:number-columns-repeated="2" office:value-type="float" office:value="13.3275">
            <text:p>13.3275</text:p>
          </table:table-cell>
          <table:table-cell office:value-type="float" office:value="0.0219471018570625">
            <text:p>0.0219471019</text:p>
          </table:table-cell>
          <table:table-cell office:value-type="float" office:value="0.029464660783846">
            <text:p>0.0294646608</text:p>
          </table:table-cell>
          <table:table-cell table:formula="of:=IF([.G566]&gt;0;1;0)" office:value-type="float" office:value="1">
            <text:p>1</text:p>
          </table:table-cell>
          <table:table-cell table:formula="of:=IF([.I565]&gt;=0;IF([.H566]=1;[.I565]+([.F566]*[.J566])-0;[.I565]);0)" office:value-type="float" office:value="15489.4235704309">
            <text:p>15489.4235704309</text:p>
          </table:table-cell>
          <table:table-cell table:formula="of:=IF([.I565]&gt;1000;[.I565]*0.5;1000)" office:value-type="float" office:value="7660.64728211959">
            <text:p>7660.6472821196</text:p>
          </table:table-cell>
          <table:table-cell table:number-columns-repeated="2"/>
        </table:table-row>
        <table:table-row table:style-name="ro1">
          <table:table-cell office:value-type="string">
            <text:p>ANIK</text:p>
          </table:table-cell>
          <table:table-cell office:value-type="float" office:value="1">
            <text:p>1</text:p>
          </table:table-cell>
          <table:table-cell office:value-type="string">
            <text:p>2014-03-03 00:00:00</text:p>
          </table:table-cell>
          <table:table-cell table:number-columns-repeated="2" office:value-type="float" office:value="40.305">
            <text:p>40.305</text:p>
          </table:table-cell>
          <table:table-cell office:value-type="float" office:value="0.0548939337551171">
            <text:p>0.0548939338</text:p>
          </table:table-cell>
          <table:table-cell office:value-type="float" office:value="0.0325019048920017">
            <text:p>0.0325019049</text:p>
          </table:table-cell>
          <table:table-cell table:formula="of:=IF([.G567]&gt;0;1;0)" office:value-type="float" office:value="1">
            <text:p>1</text:p>
          </table:table-cell>
          <table:table-cell table:formula="of:=IF([.I566]&gt;=0;IF([.H567]=1;[.I566]+([.F567]*[.J567])-0;[.I566]);0)" office:value-type="float" office:value="15914.561266121">
            <text:p>15914.561266121</text:p>
          </table:table-cell>
          <table:table-cell table:formula="of:=IF([.I566]&gt;1000;[.I566]*0.5;1000)" office:value-type="float" office:value="7744.71178521544">
            <text:p>7744.7117852154</text:p>
          </table:table-cell>
          <table:table-cell table:number-columns-repeated="2"/>
        </table:table-row>
        <table:table-row table:style-name="ro1">
          <table:table-cell office:value-type="string">
            <text:p>EBIX</text:p>
          </table:table-cell>
          <table:table-cell office:value-type="float" office:value="1">
            <text:p>1</text:p>
          </table:table-cell>
          <table:table-cell office:value-type="string">
            <text:p>2014-03-04 00:00:00</text:p>
          </table:table-cell>
          <table:table-cell table:number-columns-repeated="2" office:value-type="float" office:value="17.03">
            <text:p>17.03</text:p>
          </table:table-cell>
          <table:table-cell office:value-type="float" office:value="0.0182031708749266">
            <text:p>0.0182031709</text:p>
          </table:table-cell>
          <table:table-cell office:value-type="float" office:value="0.229906458625289">
            <text:p>0.2299064586</text:p>
          </table:table-cell>
          <table:table-cell table:formula="of:=IF([.G568]&gt;0;1;0)" office:value-type="float" office:value="1">
            <text:p>1</text:p>
          </table:table-cell>
          <table:table-cell table:formula="of:=IF([.I567]&gt;=0;IF([.H568]=1;[.I567]+([.F568]*[.J568])-0;[.I567]);0)" office:value-type="float" office:value="16059.4090051843">
            <text:p>16059.4090051843</text:p>
          </table:table-cell>
          <table:table-cell table:formula="of:=IF([.I567]&gt;1000;[.I567]*0.5;1000)" office:value-type="float" office:value="7957.28063306049">
            <text:p>7957.2806330605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4-03-05 00:00:00</text:p>
          </table:table-cell>
          <table:table-cell table:number-columns-repeated="2" office:value-type="float" office:value="3.215">
            <text:p>3.215</text:p>
          </table:table-cell>
          <table:table-cell office:value-type="float" office:value="-0.0653188180404355">
            <text:p>-0.065318818</text:p>
          </table:table-cell>
          <table:table-cell office:value-type="float" office:value="0.0784808791988513">
            <text:p>0.0784808792</text:p>
          </table:table-cell>
          <table:table-cell table:formula="of:=IF([.G569]&gt;0;1;0)" office:value-type="float" office:value="1">
            <text:p>1</text:p>
          </table:table-cell>
          <table:table-cell table:formula="of:=IF([.I568]&gt;=0;IF([.H569]=1;[.I568]+([.F569]*[.J569])-0;[.I568]);0)" office:value-type="float" office:value="15534.918197861">
            <text:p>15534.918197861</text:p>
          </table:table-cell>
          <table:table-cell table:formula="of:=IF([.I568]&gt;1000;[.I568]*0.5;1000)" office:value-type="float" office:value="8029.70450259216">
            <text:p>8029.7045025922</text:p>
          </table:table-cell>
          <table:table-cell table:number-columns-repeated="2"/>
        </table:table-row>
        <table:table-row table:style-name="ro1">
          <table:table-cell office:value-type="string">
            <text:p>AFFX</text:p>
          </table:table-cell>
          <table:table-cell office:value-type="float" office:value="1">
            <text:p>1</text:p>
          </table:table-cell>
          <table:table-cell office:value-type="string">
            <text:p>2014-03-06 00:00:00</text:p>
          </table:table-cell>
          <table:table-cell table:number-columns-repeated="2" office:value-type="float" office:value="7.93">
            <text:p>7.93</text:p>
          </table:table-cell>
          <table:table-cell office:value-type="float" office:value="-0.0252206809583858">
            <text:p>-0.025220681</text:p>
          </table:table-cell>
          <table:table-cell office:value-type="float" office:value="0.020871047523295">
            <text:p>0.0208710475</text:p>
          </table:table-cell>
          <table:table-cell table:formula="of:=IF([.G570]&gt;0;1;0)" office:value-type="float" office:value="1">
            <text:p>1</text:p>
          </table:table-cell>
          <table:table-cell table:formula="of:=IF([.I569]&gt;=0;IF([.H570]=1;[.I569]+([.F570]*[.J570])-0;[.I569]);0)" office:value-type="float" office:value="15339.0175900696">
            <text:p>15339.0175900696</text:p>
          </table:table-cell>
          <table:table-cell table:formula="of:=IF([.I569]&gt;1000;[.I569]*0.5;1000)" office:value-type="float" office:value="7767.45909893052">
            <text:p>7767.4590989305</text:p>
          </table:table-cell>
          <table:table-cell table:number-columns-repeated="2"/>
        </table:table-row>
        <table:table-row table:style-name="ro1">
          <table:table-cell office:value-type="string">
            <text:p>ELGX</text:p>
          </table:table-cell>
          <table:table-cell office:value-type="float" office:value="1">
            <text:p>1</text:p>
          </table:table-cell>
          <table:table-cell office:value-type="string">
            <text:p>2014-03-07 00:00:00</text:p>
          </table:table-cell>
          <table:table-cell table:number-columns-repeated="2" office:value-type="float" office:value="14.1475">
            <text:p>14.1475</text:p>
          </table:table-cell>
          <table:table-cell office:value-type="float" office:value="0.00318077398833716">
            <text:p>0.003180774</text:p>
          </table:table-cell>
          <table:table-cell office:value-type="float" office:value="0.0372044682178172">
            <text:p>0.0372044682</text:p>
          </table:table-cell>
          <table:table-cell table:formula="of:=IF([.G571]&gt;0;1;0)" office:value-type="float" office:value="1">
            <text:p>1</text:p>
          </table:table-cell>
          <table:table-cell table:formula="of:=IF([.I570]&gt;=0;IF([.H571]=1;[.I570]+([.F571]*[.J571])-0;[.I570]);0)" office:value-type="float" office:value="15363.4125641482">
            <text:p>15363.4125641482</text:p>
          </table:table-cell>
          <table:table-cell table:formula="of:=IF([.I570]&gt;1000;[.I570]*0.5;1000)" office:value-type="float" office:value="7669.5087950348">
            <text:p>7669.5087950348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10 00:00:00</text:p>
          </table:table-cell>
          <table:table-cell table:number-columns-repeated="2" office:value-type="float" office:value="9.88">
            <text:p>9.88</text:p>
          </table:table-cell>
          <table:table-cell office:value-type="float" office:value="-0.11082995951417">
            <text:p>-0.1108299595</text:p>
          </table:table-cell>
          <table:table-cell office:value-type="float" office:value="0.0314010479330967">
            <text:p>0.0314010479</text:p>
          </table:table-cell>
          <table:table-cell table:formula="of:=IF([.G572]&gt;0;1;0)" office:value-type="float" office:value="1">
            <text:p>1</text:p>
          </table:table-cell>
          <table:table-cell table:formula="of:=IF([.I571]&gt;=0;IF([.H572]=1;[.I571]+([.F572]*[.J572])-0;[.I571]);0)" office:value-type="float" office:value="14512.0493679062">
            <text:p>14512.0493679062</text:p>
          </table:table-cell>
          <table:table-cell table:formula="of:=IF([.I571]&gt;1000;[.I571]*0.5;1000)" office:value-type="float" office:value="7681.70628207408">
            <text:p>7681.7062820741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11 00:00:00</text:p>
          </table:table-cell>
          <table:table-cell table:number-columns-repeated="2" office:value-type="float" office:value="8.785">
            <text:p>8.785</text:p>
          </table:table-cell>
          <table:table-cell office:value-type="float" office:value="-0.278884462151394">
            <text:p>-0.2788844622</text:p>
          </table:table-cell>
          <table:table-cell office:value-type="float" office:value="0.232202036258516">
            <text:p>0.2322020363</text:p>
          </table:table-cell>
          <table:table-cell table:formula="of:=IF([.G573]&gt;0;1;0)" office:value-type="float" office:value="1">
            <text:p>1</text:p>
          </table:table-cell>
          <table:table-cell table:formula="of:=IF([.I572]&gt;=0;IF([.H573]=1;[.I572]+([.F573]*[.J573])-0;[.I572]);0)" office:value-type="float" office:value="12488.4568265647">
            <text:p>12488.4568265647</text:p>
          </table:table-cell>
          <table:table-cell table:formula="of:=IF([.I572]&gt;1000;[.I572]*0.5;1000)" office:value-type="float" office:value="7256.02468395308">
            <text:p>7256.0246839531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12 00:00:00</text:p>
          </table:table-cell>
          <table:table-cell table:number-columns-repeated="2" office:value-type="float" office:value="6.335">
            <text:p>6.335</text:p>
          </table:table-cell>
          <table:table-cell office:value-type="float" office:value="0.224151539068666">
            <text:p>0.2241515391</text:p>
          </table:table-cell>
          <table:table-cell office:value-type="float" office:value="0.0749635687559665">
            <text:p>0.0749635688</text:p>
          </table:table-cell>
          <table:table-cell table:formula="of:=IF([.G574]&gt;0;1;0)" office:value-type="float" office:value="1">
            <text:p>1</text:p>
          </table:table-cell>
          <table:table-cell table:formula="of:=IF([.I573]&gt;=0;IF([.H574]=1;[.I573]+([.F574]*[.J574])-0;[.I573]);0)" office:value-type="float" office:value="13888.1102356982">
            <text:p>13888.1102356982</text:p>
          </table:table-cell>
          <table:table-cell table:formula="of:=IF([.I573]&gt;1000;[.I573]*0.5;1000)" office:value-type="float" office:value="6244.22841328233">
            <text:p>6244.2284132823</text:p>
          </table:table-cell>
          <table:table-cell table:number-columns-repeated="2"/>
        </table:table-row>
        <table:table-row table:style-name="ro1">
          <table:table-cell office:value-type="string">
            <text:p>PZN</text:p>
          </table:table-cell>
          <table:table-cell office:value-type="float" office:value="1">
            <text:p>1</text:p>
          </table:table-cell>
          <table:table-cell office:value-type="string">
            <text:p>2014-03-13 00:00:00</text:p>
          </table:table-cell>
          <table:table-cell table:number-columns-repeated="2" office:value-type="float" office:value="12.0375">
            <text:p>12.0375</text:p>
          </table:table-cell>
          <table:table-cell office:value-type="float" office:value="0.00436137071651088">
            <text:p>0.0043613707</text:p>
          </table:table-cell>
          <table:table-cell office:value-type="float" office:value="0.0234791743406146">
            <text:p>0.0234791743</text:p>
          </table:table-cell>
          <table:table-cell table:formula="of:=IF([.G575]&gt;0;1;0)" office:value-type="float" office:value="1">
            <text:p>1</text:p>
          </table:table-cell>
          <table:table-cell table:formula="of:=IF([.I574]&gt;=0;IF([.H575]=1;[.I574]+([.F575]*[.J575])-0;[.I574]);0)" office:value-type="float" office:value="13918.395834343">
            <text:p>13918.395834343</text:p>
          </table:table-cell>
          <table:table-cell table:formula="of:=IF([.I574]&gt;1000;[.I574]*0.5;1000)" office:value-type="float" office:value="6944.05511784909">
            <text:p>6944.0551178491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4-03-14 00:00:00</text:p>
          </table:table-cell>
          <table:table-cell table:number-columns-repeated="2" office:value-type="float" office:value="3.085">
            <text:p>3.085</text:p>
          </table:table-cell>
          <table:table-cell office:value-type="float" office:value="-0.0316045380875203">
            <text:p>-0.0316045381</text:p>
          </table:table-cell>
          <table:table-cell office:value-type="float" office:value="0.0387333096415697">
            <text:p>0.0387333096</text:p>
          </table:table-cell>
          <table:table-cell table:formula="of:=IF([.G576]&gt;0;1;0)" office:value-type="float" office:value="1">
            <text:p>1</text:p>
          </table:table-cell>
          <table:table-cell table:formula="of:=IF([.I575]&gt;=0;IF([.H576]=1;[.I575]+([.F576]*[.J576])-0;[.I575]);0)" office:value-type="float" office:value="13698.4535987112">
            <text:p>13698.4535987112</text:p>
          </table:table-cell>
          <table:table-cell table:formula="of:=IF([.I575]&gt;1000;[.I575]*0.5;1000)" office:value-type="float" office:value="6959.19791717151">
            <text:p>6959.1979171715</text:p>
          </table:table-cell>
          <table:table-cell table:number-columns-repeated="2"/>
        </table:table-row>
        <table:table-row table:style-name="ro1">
          <table:table-cell office:value-type="string">
            <text:p>FCEL</text:p>
          </table:table-cell>
          <table:table-cell office:value-type="float" office:value="1">
            <text:p>1</text:p>
          </table:table-cell>
          <table:table-cell office:value-type="string">
            <text:p>2014-03-17 00:00:00</text:p>
          </table:table-cell>
          <table:table-cell table:number-columns-repeated="2" office:value-type="float" office:value="2.9875">
            <text:p>2.9875</text:p>
          </table:table-cell>
          <table:table-cell office:value-type="float" office:value="-0.0753138075313806">
            <text:p>-0.0753138075</text:p>
          </table:table-cell>
          <table:table-cell office:value-type="float" office:value="0.0485002506173954">
            <text:p>0.0485002506</text:p>
          </table:table-cell>
          <table:table-cell table:formula="of:=IF([.G577]&gt;0;1;0)" office:value-type="float" office:value="1">
            <text:p>1</text:p>
          </table:table-cell>
          <table:table-cell table:formula="of:=IF([.I576]&gt;=0;IF([.H577]=1;[.I576]+([.F577]*[.J577])-0;[.I576]);0)" office:value-type="float" office:value="13182.6122498057">
            <text:p>13182.6122498057</text:p>
          </table:table-cell>
          <table:table-cell table:formula="of:=IF([.I576]&gt;1000;[.I576]*0.5;1000)" office:value-type="float" office:value="6849.22679935559">
            <text:p>6849.2267993556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18 00:00:00</text:p>
          </table:table-cell>
          <table:table-cell table:number-columns-repeated="2" office:value-type="float" office:value="6.215">
            <text:p>6.215</text:p>
          </table:table-cell>
          <table:table-cell office:value-type="float" office:value="0.00402252614641996">
            <text:p>0.0040225261</text:p>
          </table:table-cell>
          <table:table-cell office:value-type="float" office:value="0.0611414753255763">
            <text:p>0.0611414753</text:p>
          </table:table-cell>
          <table:table-cell table:formula="of:=IF([.G578]&gt;0;1;0)" office:value-type="float" office:value="1">
            <text:p>1</text:p>
          </table:table-cell>
          <table:table-cell table:formula="of:=IF([.I577]&gt;=0;IF([.H578]=1;[.I577]+([.F578]*[.J578])-0;[.I577]);0)" office:value-type="float" office:value="13209.1259510322">
            <text:p>13209.1259510322</text:p>
          </table:table-cell>
          <table:table-cell table:formula="of:=IF([.I577]&gt;1000;[.I577]*0.5;1000)" office:value-type="float" office:value="6591.30612490287">
            <text:p>6591.3061249029</text:p>
          </table:table-cell>
          <table:table-cell table:number-columns-repeated="2"/>
        </table:table-row>
        <table:table-row table:style-name="ro1">
          <table:table-cell office:value-type="string">
            <text:p>CPST</text:p>
          </table:table-cell>
          <table:table-cell office:value-type="float" office:value="1">
            <text:p>1</text:p>
          </table:table-cell>
          <table:table-cell office:value-type="string">
            <text:p>2014-03-19 00:00:00</text:p>
          </table:table-cell>
          <table:table-cell table:number-columns-repeated="2" office:value-type="float" office:value="2.475">
            <text:p>2.475</text:p>
          </table:table-cell>
          <table:table-cell office:value-type="float" office:value="-0.0101010101010104">
            <text:p>-0.0101010101</text:p>
          </table:table-cell>
          <table:table-cell office:value-type="float" office:value="0.0214667226651892">
            <text:p>0.0214667227</text:p>
          </table:table-cell>
          <table:table-cell table:formula="of:=IF([.G579]&gt;0;1;0)" office:value-type="float" office:value="1">
            <text:p>1</text:p>
          </table:table-cell>
          <table:table-cell table:formula="of:=IF([.I578]&gt;=0;IF([.H579]=1;[.I578]+([.F579]*[.J579])-0;[.I578]);0)" office:value-type="float" office:value="13142.4131937038">
            <text:p>13142.4131937038</text:p>
          </table:table-cell>
          <table:table-cell table:formula="of:=IF([.I578]&gt;1000;[.I578]*0.5;1000)" office:value-type="float" office:value="6604.56297551611">
            <text:p>6604.5629755161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20 00:00:00</text:p>
          </table:table-cell>
          <table:table-cell table:number-columns-repeated="2" office:value-type="float" office:value="6.0775">
            <text:p>6.0775</text:p>
          </table:table-cell>
          <table:table-cell office:value-type="float" office:value="-0.0341423282599752">
            <text:p>-0.0341423283</text:p>
          </table:table-cell>
          <table:table-cell office:value-type="float" office:value="0.0398324929670957">
            <text:p>0.039832493</text:p>
          </table:table-cell>
          <table:table-cell table:formula="of:=IF([.G580]&gt;0;1;0)" office:value-type="float" office:value="1">
            <text:p>1</text:p>
          </table:table-cell>
          <table:table-cell table:formula="of:=IF([.I579]&gt;=0;IF([.H580]=1;[.I579]+([.F580]*[.J580])-0;[.I579]);0)" office:value-type="float" office:value="12918.0569010099">
            <text:p>12918.0569010099</text:p>
          </table:table-cell>
          <table:table-cell table:formula="of:=IF([.I579]&gt;1000;[.I579]*0.5;1000)" office:value-type="float" office:value="6571.20659685188">
            <text:p>6571.2065968519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21 00:00:00</text:p>
          </table:table-cell>
          <table:table-cell table:number-columns-repeated="2" office:value-type="float" office:value="5.87">
            <text:p>5.87</text:p>
          </table:table-cell>
          <table:table-cell office:value-type="float" office:value="0.00425894378194225">
            <text:p>0.0042589438</text:p>
          </table:table-cell>
          <table:table-cell office:value-type="float" office:value="0.0361884336603886">
            <text:p>0.0361884337</text:p>
          </table:table-cell>
          <table:table-cell table:formula="of:=IF([.G581]&gt;0;1;0)" office:value-type="float" office:value="1">
            <text:p>1</text:p>
          </table:table-cell>
          <table:table-cell table:formula="of:=IF([.I580]&gt;=0;IF([.H581]=1;[.I580]+([.F581]*[.J581])-0;[.I580]);0)" office:value-type="float" office:value="12945.5655400666">
            <text:p>12945.5655400666</text:p>
          </table:table-cell>
          <table:table-cell table:formula="of:=IF([.I580]&gt;1000;[.I580]*0.5;1000)" office:value-type="float" office:value="6459.02845050497">
            <text:p>6459.028450505</text:p>
          </table:table-cell>
          <table:table-cell table:number-columns-repeated="2"/>
        </table:table-row>
        <table:table-row table:style-name="ro1">
          <table:table-cell office:value-type="string">
            <text:p>PLUG</text:p>
          </table:table-cell>
          <table:table-cell office:value-type="float" office:value="1">
            <text:p>1</text:p>
          </table:table-cell>
          <table:table-cell office:value-type="string">
            <text:p>2014-03-24 00:00:00</text:p>
          </table:table-cell>
          <table:table-cell table:number-columns-repeated="2" office:value-type="float" office:value="5.895">
            <text:p>5.895</text:p>
          </table:table-cell>
          <table:table-cell office:value-type="float" office:value="0.216709075487701">
            <text:p>0.2167090755</text:p>
          </table:table-cell>
          <table:table-cell office:value-type="float" office:value="0.048978802324168">
            <text:p>0.0489788023</text:p>
          </table:table-cell>
          <table:table-cell table:formula="of:=IF([.G582]&gt;0;1;0)" office:value-type="float" office:value="1">
            <text:p>1</text:p>
          </table:table-cell>
          <table:table-cell table:formula="of:=IF([.I581]&gt;=0;IF([.H582]=1;[.I581]+([.F582]*[.J582])-0;[.I581]);0)" office:value-type="float" office:value="14348.2763099932">
            <text:p>14348.2763099932</text:p>
          </table:table-cell>
          <table:table-cell table:formula="of:=IF([.I581]&gt;1000;[.I581]*0.5;1000)" office:value-type="float" office:value="6472.7827700333">
            <text:p>6472.7827700333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4-03-25 00:00:00</text:p>
          </table:table-cell>
          <table:table-cell table:number-columns-repeated="2" office:value-type="float" office:value="27.9925">
            <text:p>27.9925</text:p>
          </table:table-cell>
          <table:table-cell office:value-type="float" office:value="-0.0605519335536303">
            <text:p>-0.0605519336</text:p>
          </table:table-cell>
          <table:table-cell office:value-type="float" office:value="0.0318578059449724">
            <text:p>0.0318578059</text:p>
          </table:table-cell>
          <table:table-cell table:formula="of:=IF([.G583]&gt;0;1;0)" office:value-type="float" office:value="1">
            <text:p>1</text:p>
          </table:table-cell>
          <table:table-cell table:formula="of:=IF([.I582]&gt;=0;IF([.H583]=1;[.I582]+([.F583]*[.J583])-0;[.I582]);0)" office:value-type="float" office:value="13913.8683731273">
            <text:p>13913.8683731273</text:p>
          </table:table-cell>
          <table:table-cell table:formula="of:=IF([.I582]&gt;1000;[.I582]*0.5;1000)" office:value-type="float" office:value="7174.13815499662">
            <text:p>7174.1381549966</text:p>
          </table:table-cell>
          <table:table-cell table:number-columns-repeated="2"/>
        </table:table-row>
        <table:table-row table:style-name="ro1">
          <table:table-cell office:value-type="string">
            <text:p>EXEL</text:p>
          </table:table-cell>
          <table:table-cell office:value-type="float" office:value="1">
            <text:p>1</text:p>
          </table:table-cell>
          <table:table-cell office:value-type="string">
            <text:p>2014-03-26 00:00:00</text:p>
          </table:table-cell>
          <table:table-cell table:number-columns-repeated="2" office:value-type="float" office:value="4.185">
            <text:p>4.185</text:p>
          </table:table-cell>
          <table:table-cell office:value-type="float" office:value="-0.0525686977299882">
            <text:p>-0.0525686977</text:p>
          </table:table-cell>
          <table:table-cell office:value-type="float" office:value="0.0191197882579636">
            <text:p>0.0191197883</text:p>
          </table:table-cell>
          <table:table-cell table:formula="of:=IF([.G584]&gt;0;1;0)" office:value-type="float" office:value="1">
            <text:p>1</text:p>
          </table:table-cell>
          <table:table-cell table:formula="of:=IF([.I583]&gt;=0;IF([.H584]=1;[.I583]+([.F584]*[.J584])-0;[.I583]);0)" office:value-type="float" office:value="13548.1514027464">
            <text:p>13548.1514027464</text:p>
          </table:table-cell>
          <table:table-cell table:formula="of:=IF([.I583]&gt;1000;[.I583]*0.5;1000)" office:value-type="float" office:value="6956.93418656366">
            <text:p>6956.9341865637</text:p>
          </table:table-cell>
          <table:table-cell table:number-columns-repeated="2"/>
        </table:table-row>
        <table:table-row table:style-name="ro1">
          <table:table-cell office:value-type="string">
            <text:p>RPTP</text:p>
          </table:table-cell>
          <table:table-cell office:value-type="float" office:value="1">
            <text:p>1</text:p>
          </table:table-cell>
          <table:table-cell office:value-type="string">
            <text:p>2014-03-27 00:00:00</text:p>
          </table:table-cell>
          <table:table-cell table:number-columns-repeated="2" office:value-type="float" office:value="10.1425">
            <text:p>10.1425</text:p>
          </table:table-cell>
          <table:table-cell office:value-type="float" office:value="-0.0327828444663544">
            <text:p>-0.0327828445</text:p>
          </table:table-cell>
          <table:table-cell office:value-type="float" office:value="0.0301362456449701">
            <text:p>0.0301362456</text:p>
          </table:table-cell>
          <table:table-cell table:formula="of:=IF([.G585]&gt;0;1;0)" office:value-type="float" office:value="1">
            <text:p>1</text:p>
          </table:table-cell>
          <table:table-cell table:formula="of:=IF([.I584]&gt;=0;IF([.H585]=1;[.I584]+([.F585]*[.J585])-0;[.I584]);0)" office:value-type="float" office:value="13326.077932625">
            <text:p>13326.077932625</text:p>
          </table:table-cell>
          <table:table-cell table:formula="of:=IF([.I584]&gt;1000;[.I584]*0.5;1000)" office:value-type="float" office:value="6774.07570137322">
            <text:p>6774.0757013732</text:p>
          </table:table-cell>
          <table:table-cell table:number-columns-repeated="2"/>
        </table:table-row>
        <table:table-row table:style-name="ro1">
          <table:table-cell office:value-type="string">
            <text:p>EXEL</text:p>
          </table:table-cell>
          <table:table-cell office:value-type="float" office:value="1">
            <text:p>1</text:p>
          </table:table-cell>
          <table:table-cell office:value-type="string">
            <text:p>2014-03-28 00:00:00</text:p>
          </table:table-cell>
          <table:table-cell table:number-columns-repeated="2" office:value-type="float" office:value="3.64">
            <text:p>3.64</text:p>
          </table:table-cell>
          <table:table-cell office:value-type="float" office:value="-0.0350274725274724">
            <text:p>-0.0350274725</text:p>
          </table:table-cell>
          <table:table-cell office:value-type="float" office:value="0.0305353921329281">
            <text:p>0.0305353921</text:p>
          </table:table-cell>
          <table:table-cell table:formula="of:=IF([.G586]&gt;0;1;0)" office:value-type="float" office:value="1">
            <text:p>1</text:p>
          </table:table-cell>
          <table:table-cell table:formula="of:=IF([.I585]&gt;=0;IF([.H586]=1;[.I585]+([.F586]*[.J586])-0;[.I585]);0)" office:value-type="float" office:value="13092.688518283">
            <text:p>13092.688518283</text:p>
          </table:table-cell>
          <table:table-cell table:formula="of:=IF([.I585]&gt;1000;[.I585]*0.5;1000)" office:value-type="float" office:value="6663.0389663125">
            <text:p>6663.0389663125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4-03-31 00:00:00</text:p>
          </table:table-cell>
          <table:table-cell table:number-columns-repeated="2" office:value-type="float" office:value="23.1125">
            <text:p>23.1125</text:p>
          </table:table-cell>
          <table:table-cell office:value-type="float" office:value="0.0268253109789076">
            <text:p>0.026825311</text:p>
          </table:table-cell>
          <table:table-cell office:value-type="float" office:value="0.0392675677436178">
            <text:p>0.0392675677</text:p>
          </table:table-cell>
          <table:table-cell table:formula="of:=IF([.G587]&gt;0;1;0)" office:value-type="float" office:value="1">
            <text:p>1</text:p>
          </table:table-cell>
          <table:table-cell table:formula="of:=IF([.I586]&gt;=0;IF([.H587]=1;[.I586]+([.F587]*[.J587])-0;[.I586]);0)" office:value-type="float" office:value="13268.2962388095">
            <text:p>13268.2962388095</text:p>
          </table:table-cell>
          <table:table-cell table:formula="of:=IF([.I586]&gt;1000;[.I586]*0.5;1000)" office:value-type="float" office:value="6546.34425914151">
            <text:p>6546.3442591415</text:p>
          </table:table-cell>
          <table:table-cell table:number-columns-repeated="2"/>
        </table:table-row>
        <table:table-row table:style-name="ro1">
          <table:table-cell office:value-type="string">
            <text:p>SQI</text:p>
          </table:table-cell>
          <table:table-cell office:value-type="float" office:value="1">
            <text:p>1</text:p>
          </table:table-cell>
          <table:table-cell office:value-type="string">
            <text:p>2014-04-01 00:00:00</text:p>
          </table:table-cell>
          <table:table-cell table:number-columns-repeated="2" office:value-type="float" office:value="27.1925">
            <text:p>27.1925</text:p>
          </table:table-cell>
          <table:table-cell office:value-type="float" office:value="0.00183874230026659">
            <text:p>0.0018387423</text:p>
          </table:table-cell>
          <table:table-cell office:value-type="float" office:value="0.0149853471651918">
            <text:p>0.0149853472</text:p>
          </table:table-cell>
          <table:table-cell table:formula="of:=IF([.G588]&gt;0;1;0)" office:value-type="float" office:value="1">
            <text:p>1</text:p>
          </table:table-cell>
          <table:table-cell table:formula="of:=IF([.I587]&gt;=0;IF([.H588]=1;[.I587]+([.F588]*[.J588])-0;[.I587]);0)" office:value-type="float" office:value="13280.4947275829">
            <text:p>13280.4947275829</text:p>
          </table:table-cell>
          <table:table-cell table:formula="of:=IF([.I587]&gt;1000;[.I587]*0.5;1000)" office:value-type="float" office:value="6634.14811940474">
            <text:p>6634.1481194047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4-04-02 00:00:00</text:p>
          </table:table-cell>
          <table:table-cell table:number-columns-repeated="2" office:value-type="float" office:value="23.905">
            <text:p>23.905</text:p>
          </table:table-cell>
          <table:table-cell office:value-type="float" office:value="0.0034511608450114">
            <text:p>0.0034511608</text:p>
          </table:table-cell>
          <table:table-cell office:value-type="float" office:value="0.0274164861145202">
            <text:p>0.0274164861</text:p>
          </table:table-cell>
          <table:table-cell table:formula="of:=IF([.G589]&gt;0;1;0)" office:value-type="float" office:value="1">
            <text:p>1</text:p>
          </table:table-cell>
          <table:table-cell table:formula="of:=IF([.I588]&gt;=0;IF([.H589]=1;[.I588]+([.F589]*[.J589])-0;[.I588]);0)" office:value-type="float" office:value="13303.411289286">
            <text:p>13303.411289286</text:p>
          </table:table-cell>
          <table:table-cell table:formula="of:=IF([.I588]&gt;1000;[.I588]*0.5;1000)" office:value-type="float" office:value="6640.24736379143">
            <text:p>6640.2473637914</text:p>
          </table:table-cell>
          <table:table-cell table:number-columns-repeated="2"/>
        </table:table-row>
        <table:table-row table:style-name="ro1">
          <table:table-cell office:value-type="string">
            <text:p>ECYT</text:p>
          </table:table-cell>
          <table:table-cell office:value-type="float" office:value="1">
            <text:p>1</text:p>
          </table:table-cell>
          <table:table-cell office:value-type="string">
            <text:p>2014-04-03 00:00:00</text:p>
          </table:table-cell>
          <table:table-cell table:number-columns-repeated="2" office:value-type="float" office:value="23.9875">
            <text:p>23.9875</text:p>
          </table:table-cell>
          <table:table-cell office:value-type="float" office:value="-0.0539864512767065">
            <text:p>-0.0539864513</text:p>
          </table:table-cell>
          <table:table-cell office:value-type="float" office:value="0.0367287676662639">
            <text:p>0.0367287677</text:p>
          </table:table-cell>
          <table:table-cell table:formula="of:=IF([.G590]&gt;0;1;0)" office:value-type="float" office:value="1">
            <text:p>1</text:p>
          </table:table-cell>
          <table:table-cell table:formula="of:=IF([.I589]&gt;=0;IF([.H590]=1;[.I589]+([.F590]*[.J590])-0;[.I589]);0)" office:value-type="float" office:value="12944.3093065945">
            <text:p>12944.3093065945</text:p>
          </table:table-cell>
          <table:table-cell table:formula="of:=IF([.I589]&gt;1000;[.I589]*0.5;1000)" office:value-type="float" office:value="6651.70564464298">
            <text:p>6651.705644643</text:p>
          </table:table-cell>
          <table:table-cell table:number-columns-repeated="2"/>
        </table:table-row>
        <table:table-row table:style-name="ro1">
          <table:table-cell office:value-type="string">
            <text:p>TXMD</text:p>
          </table:table-cell>
          <table:table-cell office:value-type="float" office:value="1">
            <text:p>1</text:p>
          </table:table-cell>
          <table:table-cell office:value-type="string">
            <text:p>2014-04-04 00:00:00</text:p>
          </table:table-cell>
          <table:table-cell table:number-columns-repeated="2" office:value-type="float" office:value="5.45">
            <text:p>5.45</text:p>
          </table:table-cell>
          <table:table-cell office:value-type="float" office:value="-0.0596330275229358">
            <text:p>-0.0596330275</text:p>
          </table:table-cell>
          <table:table-cell office:value-type="float" office:value="0.014106240368566">
            <text:p>0.0141062404</text:p>
          </table:table-cell>
          <table:table-cell table:formula="of:=IF([.G591]&gt;0;1;0)" office:value-type="float" office:value="1">
            <text:p>1</text:p>
          </table:table-cell>
          <table:table-cell table:formula="of:=IF([.I590]&gt;=0;IF([.H591]=1;[.I590]+([.F591]*[.J591])-0;[.I590]);0)" office:value-type="float" office:value="12558.3551300217">
            <text:p>12558.3551300217</text:p>
          </table:table-cell>
          <table:table-cell table:formula="of:=IF([.I590]&gt;1000;[.I590]*0.5;1000)" office:value-type="float" office:value="6472.15465329723">
            <text:p>6472.1546532972</text:p>
          </table:table-cell>
          <table:table-cell table:number-columns-repeated="2"/>
        </table:table-row>
        <table:table-row table:style-name="ro1">
          <table:table-cell office:value-type="string">
            <text:p>EXEL</text:p>
          </table:table-cell>
          <table:table-cell office:value-type="float" office:value="1">
            <text:p>1</text:p>
          </table:table-cell>
          <table:table-cell office:value-type="string">
            <text:p>2014-04-07 00:00:00</text:p>
          </table:table-cell>
          <table:table-cell table:number-columns-repeated="2" office:value-type="float" office:value="3.6325">
            <text:p>3.6325</text:p>
          </table:table-cell>
          <table:table-cell office:value-type="float" office:value="0.0151410874053681">
            <text:p>0.0151410874</text:p>
          </table:table-cell>
          <table:table-cell office:value-type="float" office:value="0.0145914948168613">
            <text:p>0.0145914948</text:p>
          </table:table-cell>
          <table:table-cell table:formula="of:=IF([.G592]&gt;0;1;0)" office:value-type="float" office:value="1">
            <text:p>1</text:p>
          </table:table-cell>
          <table:table-cell table:formula="of:=IF([.I591]&gt;=0;IF([.H592]=1;[.I591]+([.F592]*[.J592])-0;[.I591]);0)" office:value-type="float" office:value="12653.4287063673">
            <text:p>12653.4287063673</text:p>
          </table:table-cell>
          <table:table-cell table:formula="of:=IF([.I591]&gt;1000;[.I591]*0.5;1000)" office:value-type="float" office:value="6279.17756501084">
            <text:p>6279.1775650109</text:p>
          </table:table-cell>
          <table:table-cell table:number-columns-repeated="2"/>
        </table:table-row>
        <table:table-row table:style-name="ro1">
          <table:table-cell office:value-type="string">
            <text:p>AXDX</text:p>
          </table:table-cell>
          <table:table-cell office:value-type="float" office:value="1">
            <text:p>1</text:p>
          </table:table-cell>
          <table:table-cell office:value-type="string">
            <text:p>2014-04-08 00:00:00</text:p>
          </table:table-cell>
          <table:table-cell table:number-columns-repeated="2" office:value-type="float" office:value="17.895">
            <text:p>17.895</text:p>
          </table:table-cell>
          <table:table-cell office:value-type="float" office:value="0.027801061749092">
            <text:p>0.0278010617</text:p>
          </table:table-cell>
          <table:table-cell office:value-type="float" office:value="0.0223288023574602">
            <text:p>0.0223288024</text:p>
          </table:table-cell>
          <table:table-cell table:formula="of:=IF([.G593]&gt;0;1;0)" office:value-type="float" office:value="1">
            <text:p>1</text:p>
          </table:table-cell>
          <table:table-cell table:formula="of:=IF([.I592]&gt;=0;IF([.H593]=1;[.I592]+([.F593]*[.J593])-0;[.I592]);0)" office:value-type="float" office:value="12829.3180827691">
            <text:p>12829.3180827691</text:p>
          </table:table-cell>
          <table:table-cell table:formula="of:=IF([.I592]&gt;1000;[.I592]*0.5;1000)" office:value-type="float" office:value="6326.71435318367">
            <text:p>6326.7143531837</text:p>
          </table:table-cell>
          <table:table-cell table:number-columns-repeated="2"/>
        </table:table-row>
        <table:table-row table:style-name="ro1">
          <table:table-cell office:value-type="string">
            <text:p>KNDI</text:p>
          </table:table-cell>
          <table:table-cell office:value-type="float" office:value="1">
            <text:p>1</text:p>
          </table:table-cell>
          <table:table-cell office:value-type="string">
            <text:p>2014-04-09 00:00:00</text:p>
          </table:table-cell>
          <table:table-cell table:number-columns-repeated="2" office:value-type="float" office:value="14.32">
            <text:p>14.32</text:p>
          </table:table-cell>
          <table:table-cell office:value-type="float" office:value="-0.0511522346368716">
            <text:p>-0.0511522346</text:p>
          </table:table-cell>
          <table:table-cell office:value-type="float" office:value="0.0156639501769513">
            <text:p>0.0156639502</text:p>
          </table:table-cell>
          <table:table-cell table:formula="of:=IF([.G594]&gt;0;1;0)" office:value-type="float" office:value="1">
            <text:p>1</text:p>
          </table:table-cell>
          <table:table-cell table:formula="of:=IF([.I593]&gt;=0;IF([.H594]=1;[.I593]+([.F594]*[.J594])-0;[.I593]);0)" office:value-type="float" office:value="12501.1939383686">
            <text:p>12501.1939383686</text:p>
          </table:table-cell>
          <table:table-cell table:formula="of:=IF([.I593]&gt;1000;[.I593]*0.5;1000)" office:value-type="float" office:value="6414.65904138453">
            <text:p>6414.6590413845</text:p>
          </table:table-cell>
          <table:table-cell table:number-columns-repeated="2"/>
        </table:table-row>
        <table:table-row table:style-name="ro1">
          <table:table-cell office:value-type="string">
            <text:p>IMPV</text:p>
          </table:table-cell>
          <table:table-cell office:value-type="float" office:value="1">
            <text:p>1</text:p>
          </table:table-cell>
          <table:table-cell office:value-type="string">
            <text:p>2014-04-10 00:00:00</text:p>
          </table:table-cell>
          <table:table-cell table:number-columns-repeated="2" office:value-type="float" office:value="29.6925">
            <text:p>29.6925</text:p>
          </table:table-cell>
          <table:table-cell office:value-type="float" office:value="-0.047907720804917">
            <text:p>-0.0479077208</text:p>
          </table:table-cell>
          <table:table-cell office:value-type="float" office:value="0.0608732182461618">
            <text:p>0.0608732182</text:p>
          </table:table-cell>
          <table:table-cell table:formula="of:=IF([.G595]&gt;0;1;0)" office:value-type="float" office:value="1">
            <text:p>1</text:p>
          </table:table-cell>
          <table:table-cell table:formula="of:=IF([.I594]&gt;=0;IF([.H595]=1;[.I594]+([.F595]*[.J595])-0;[.I594]);0)" office:value-type="float" office:value="12201.7420839049">
            <text:p>12201.7420839049</text:p>
          </table:table-cell>
          <table:table-cell table:formula="of:=IF([.I594]&gt;1000;[.I594]*0.5;1000)" office:value-type="float" office:value="6250.59696918432">
            <text:p>6250.5969691843</text:p>
          </table:table-cell>
          <table:table-cell table:number-columns-repeated="2"/>
        </table:table-row>
        <table:table-row table:style-name="ro1">
          <table:table-cell office:value-type="string">
            <text:p>IMPV</text:p>
          </table:table-cell>
          <table:table-cell office:value-type="float" office:value="1">
            <text:p>1</text:p>
          </table:table-cell>
          <table:table-cell office:value-type="string">
            <text:p>2014-04-11 00:00:00</text:p>
          </table:table-cell>
          <table:table-cell table:number-columns-repeated="2" office:value-type="float" office:value="28.27">
            <text:p>28.27</text:p>
          </table:table-cell>
          <table:table-cell office:value-type="float" office:value="-0.0305978068623982">
            <text:p>-0.0305978069</text:p>
          </table:table-cell>
          <table:table-cell office:value-type="float" office:value="0.037340347445405">
            <text:p>0.0373403474</text:p>
          </table:table-cell>
          <table:table-cell table:formula="of:=IF([.G596]&gt;0;1;0)" office:value-type="float" office:value="1">
            <text:p>1</text:p>
          </table:table-cell>
          <table:table-cell table:formula="of:=IF([.I595]&gt;=0;IF([.H596]=1;[.I595]+([.F596]*[.J596])-0;[.I595]);0)" office:value-type="float" office:value="12015.0688100708">
            <text:p>12015.0688100708</text:p>
          </table:table-cell>
          <table:table-cell table:formula="of:=IF([.I595]&gt;1000;[.I595]*0.5;1000)" office:value-type="float" office:value="6100.87104195245">
            <text:p>6100.8710419525</text:p>
          </table:table-cell>
          <table:table-cell table:number-columns-repeated="2"/>
        </table:table-row>
        <table:table-row table:style-name="ro1">
          <table:table-cell office:value-type="string">
            <text:p>IMPV</text:p>
          </table:table-cell>
          <table:table-cell office:value-type="float" office:value="1">
            <text:p>1</text:p>
          </table:table-cell>
          <table:table-cell office:value-type="string">
            <text:p>2014-04-14 00:00:00</text:p>
          </table:table-cell>
          <table:table-cell table:number-columns-repeated="2" office:value-type="float" office:value="27.405">
            <text:p>27.405</text:p>
          </table:table-cell>
          <table:table-cell office:value-type="float" office:value="-0.0365809158912608">
            <text:p>-0.0365809159</text:p>
          </table:table-cell>
          <table:table-cell office:value-type="float" office:value="0.0169547623884205">
            <text:p>0.0169547624</text:p>
          </table:table-cell>
          <table:table-cell table:formula="of:=IF([.G597]&gt;0;1;0)" office:value-type="float" office:value="1">
            <text:p>1</text:p>
          </table:table-cell>
          <table:table-cell table:formula="of:=IF([.I596]&gt;=0;IF([.H597]=1;[.I596]+([.F597]*[.J597])-0;[.I596]);0)" office:value-type="float" office:value="11795.3076992864">
            <text:p>11795.3076992864</text:p>
          </table:table-cell>
          <table:table-cell table:formula="of:=IF([.I596]&gt;1000;[.I596]*0.5;1000)" office:value-type="float" office:value="6007.53440503542">
            <text:p>6007.5344050354</text:p>
          </table:table-cell>
          <table:table-cell table:number-columns-repeated="2"/>
        </table:table-row>
        <table:table-row table:style-name="ro1">
          <table:table-cell office:value-type="string">
            <text:p>PRSC</text:p>
          </table:table-cell>
          <table:table-cell office:value-type="float" office:value="1">
            <text:p>1</text:p>
          </table:table-cell>
          <table:table-cell office:value-type="string">
            <text:p>2014-04-15 00:00:00</text:p>
          </table:table-cell>
          <table:table-cell table:number-columns-repeated="2" office:value-type="float" office:value="42.0125">
            <text:p>42.0125</text:p>
          </table:table-cell>
          <table:table-cell office:value-type="float" office:value="-0.00660517703064556">
            <text:p>-0.006605177</text:p>
          </table:table-cell>
          <table:table-cell office:value-type="float" office:value="0.0142916766110521">
            <text:p>0.0142916766</text:p>
          </table:table-cell>
          <table:table-cell table:formula="of:=IF([.G598]&gt;0;1;0)" office:value-type="float" office:value="1">
            <text:p>1</text:p>
          </table:table-cell>
          <table:table-cell table:formula="of:=IF([.I597]&gt;=0;IF([.H598]=1;[.I597]+([.F598]*[.J598])-0;[.I597]);0)" office:value-type="float" office:value="11756.352651544">
            <text:p>11756.352651544</text:p>
          </table:table-cell>
          <table:table-cell table:formula="of:=IF([.I597]&gt;1000;[.I597]*0.5;1000)" office:value-type="float" office:value="5897.65384964319">
            <text:p>5897.6538496432</text:p>
          </table:table-cell>
          <table:table-cell table:number-columns-repeated="2"/>
        </table:table-row>
        <table:table-row table:style-name="ro1">
          <table:table-cell office:value-type="string">
            <text:p>BCOM</text:p>
          </table:table-cell>
          <table:table-cell office:value-type="float" office:value="1">
            <text:p>1</text:p>
          </table:table-cell>
          <table:table-cell office:value-type="string">
            <text:p>2014-04-16 00:00:00</text:p>
          </table:table-cell>
          <table:table-cell table:number-columns-repeated="2" office:value-type="float" office:value="18.02">
            <text:p>18.02</text:p>
          </table:table-cell>
          <table:table-cell office:value-type="float" office:value="-0.0135960044395119">
            <text:p>-0.0135960044</text:p>
          </table:table-cell>
          <table:table-cell office:value-type="float" office:value="0.670956174205961">
            <text:p>0.6709561742</text:p>
          </table:table-cell>
          <table:table-cell table:formula="of:=IF([.G599]&gt;0;1;0)" office:value-type="float" office:value="1">
            <text:p>1</text:p>
          </table:table-cell>
          <table:table-cell table:formula="of:=IF([.I598]&gt;=0;IF([.H599]=1;[.I598]+([.F599]*[.J599])-0;[.I598]);0)" office:value-type="float" office:value="11676.4329401226">
            <text:p>11676.4329401226</text:p>
          </table:table-cell>
          <table:table-cell table:formula="of:=IF([.I598]&gt;1000;[.I598]*0.5;1000)" office:value-type="float" office:value="5878.17632577201">
            <text:p>5878.176325772</text:p>
          </table:table-cell>
          <table:table-cell table:number-columns-repeated="2"/>
        </table:table-row>
        <table:table-row table:style-name="ro1">
          <table:table-cell office:value-type="string">
            <text:p>BCRX</text:p>
          </table:table-cell>
          <table:table-cell office:value-type="float" office:value="1">
            <text:p>1</text:p>
          </table:table-cell>
          <table:table-cell office:value-type="string">
            <text:p>2014-04-17 00:00:00</text:p>
          </table:table-cell>
          <table:table-cell table:number-columns-repeated="2" office:value-type="float" office:value="8.37">
            <text:p>8.37</text:p>
          </table:table-cell>
          <table:table-cell office:value-type="float" office:value="0.0364396654719232">
            <text:p>0.0364396655</text:p>
          </table:table-cell>
          <table:table-cell office:value-type="float" office:value="0.0196437446040925">
            <text:p>0.0196437446</text:p>
          </table:table-cell>
          <table:table-cell table:formula="of:=IF([.G600]&gt;0;1;0)" office:value-type="float" office:value="1">
            <text:p>1</text:p>
          </table:table-cell>
          <table:table-cell table:formula="of:=IF([.I599]&gt;=0;IF([.H600]=1;[.I599]+([.F600]*[.J600])-0;[.I599]);0)" office:value-type="float" office:value="11889.1755952443">
            <text:p>11889.1755952443</text:p>
          </table:table-cell>
          <table:table-cell table:formula="of:=IF([.I599]&gt;1000;[.I599]*0.5;1000)" office:value-type="float" office:value="5838.21647006129">
            <text:p>5838.2164700613</text:p>
          </table:table-cell>
          <table:table-cell table:number-columns-repeated="2"/>
        </table:table-row>
        <table:table-row table:style-name="ro1">
          <table:table-cell office:value-type="string">
            <text:p>EVTCY</text:p>
          </table:table-cell>
          <table:table-cell office:value-type="float" office:value="1">
            <text:p>1</text:p>
          </table:table-cell>
          <table:table-cell office:value-type="string">
            <text:p>2014-04-21 00:00:00</text:p>
          </table:table-cell>
          <table:table-cell table:number-columns-repeated="2" office:value-type="float" office:value="9.52">
            <text:p>9.52</text:p>
          </table:table-cell>
          <table:table-cell office:value-type="float" office:value="0">
            <text:p>0</text:p>
          </table:table-cell>
          <table:table-cell office:value-type="float" office:value="0.0109077469667032">
            <text:p>0.010907747</text:p>
          </table:table-cell>
          <table:table-cell table:formula="of:=IF([.G601]&gt;0;1;0)" office:value-type="float" office:value="1">
            <text:p>1</text:p>
          </table:table-cell>
          <table:table-cell table:formula="of:=IF([.I600]&gt;=0;IF([.H601]=1;[.I600]+([.F601]*[.J601])-0;[.I600]);0)" office:value-type="float" office:value="11889.1755952443">
            <text:p>11889.1755952443</text:p>
          </table:table-cell>
          <table:table-cell table:formula="of:=IF([.I600]&gt;1000;[.I600]*0.5;1000)" office:value-type="float" office:value="5944.58779762215">
            <text:p>5944.5877976222</text:p>
          </table:table-cell>
          <table:table-cell table:number-columns-repeated="2"/>
        </table:table-row>
        <table:table-row table:style-name="ro1">
          <table:table-cell office:value-type="string">
            <text:p>AVNR</text:p>
          </table:table-cell>
          <table:table-cell office:value-type="float" office:value="1">
            <text:p>1</text:p>
          </table:table-cell>
          <table:table-cell office:value-type="string">
            <text:p>2014-04-22 00:00:00</text:p>
          </table:table-cell>
          <table:table-cell table:number-columns-repeated="2" office:value-type="float" office:value="3.5675">
            <text:p>3.5675</text:p>
          </table:table-cell>
          <table:table-cell office:value-type="float" office:value="-0.00630693763139445">
            <text:p>-0.0063069376</text:p>
          </table:table-cell>
          <table:table-cell office:value-type="float" office:value="0.0126261291640879">
            <text:p>0.0126261292</text:p>
          </table:table-cell>
          <table:table-cell table:formula="of:=IF([.G602]&gt;0;1;0)" office:value-type="float" office:value="1">
            <text:p>1</text:p>
          </table:table-cell>
          <table:table-cell table:formula="of:=IF([.I601]&gt;=0;IF([.H602]=1;[.I601]+([.F602]*[.J602])-0;[.I601]);0)" office:value-type="float" office:value="11851.6834507603">
            <text:p>11851.6834507603</text:p>
          </table:table-cell>
          <table:table-cell table:formula="of:=IF([.I601]&gt;1000;[.I601]*0.5;1000)" office:value-type="float" office:value="5944.58779762215">
            <text:p>5944.5877976222</text:p>
          </table:table-cell>
          <table:table-cell table:number-columns-repeated="2"/>
        </table:table-row>
        <table:table-row table:style-name="ro1">
          <table:table-cell office:value-type="string">
            <text:p>IMPV</text:p>
          </table:table-cell>
          <table:table-cell office:value-type="float" office:value="1">
            <text:p>1</text:p>
          </table:table-cell>
          <table:table-cell office:value-type="string">
            <text:p>2014-04-23 00:00:00</text:p>
          </table:table-cell>
          <table:table-cell table:number-columns-repeated="2" office:value-type="float" office:value="26.615">
            <text:p>26.615</text:p>
          </table:table-cell>
          <table:table-cell office:value-type="float" office:value="-0.0193499906068005">
            <text:p>-0.0193499906</text:p>
          </table:table-cell>
          <table:table-cell office:value-type="float" office:value="0.0300461487540649">
            <text:p>0.0300461488</text:p>
          </table:table-cell>
          <table:table-cell table:formula="of:=IF([.G603]&gt;0;1;0)" office:value-type="float" office:value="1">
            <text:p>1</text:p>
          </table:table-cell>
          <table:table-cell table:formula="of:=IF([.I602]&gt;=0;IF([.H603]=1;[.I602]+([.F603]*[.J603])-0;[.I602]);0)" office:value-type="float" office:value="11737.0184690368">
            <text:p>11737.0184690368</text:p>
          </table:table-cell>
          <table:table-cell table:formula="of:=IF([.I602]&gt;1000;[.I602]*0.5;1000)" office:value-type="float" office:value="5925.84172538017">
            <text:p>5925.84172538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12:58:38</dc:date>
    <dc:creator>iswdp </dc:creator>
    <meta:document-statistic meta:table-count="1" meta:cell-count="603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01cm" svg:height="15.561cm" xlink:href=".." xlink:type="simple" chart:class="chart:line" chart:style-name="ch1">
        <chart:legend chart:legend-position="end" svg:x="18.748cm" svg:y="7.481cm" style:legend-expansion="high" chart:style-name="ch2"/>
        <chart:plot-area chart:style-name="ch3" table:cell-range-address="Sheet1.I1:Sheet1.I603" chart:data-source-has-labels="row" svg:x="0.864cm" svg:y="1.379cm" svg:width="17.056cm" svg:height="13.451cm">
          <chartooo:coordinate-region svg:x="2.041cm" svg:y="1.578cm" svg:width="15.738cm" svg:height="11.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03" chart:label-cell-address="Sheet1.I1:Sheet1.I1" chart:class="chart:line">
            <chart:data-point chart:repeated="6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I2:Sheet1.I6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91.8231724935">
                <text:p>10291.8231724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78.6107103534">
                <text:p>10078.6107103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98.7357317399">
                <text:p>10098.735731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03.8619935326">
                <text:p>10103.8619935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08.62934965771">
                <text:p>9808.62934965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64.55590928237">
                <text:p>9764.55590928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95.36916453073">
                <text:p>9695.36916453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76.70452953827">
                <text:p>9776.7045295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4.242413032">
                <text:p>10004.242413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4.242413032">
                <text:p>10004.242413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9.9153493412">
                <text:p>10109.9153493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13.8873256876">
                <text:p>10313.8873256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68.6718528707">
                <text:p>10268.6718528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55.9246112429">
                <text:p>10155.9246112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15.2031813663">
                <text:p>10115.2031813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78.8017642431">
                <text:p>10178.8017642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8.4330116187">
                <text:p>10198.4330116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64.9435150372">
                <text:p>10164.9435150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14.7973015203">
                <text:p>11114.7973015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09.0532202276">
                <text:p>11109.0532202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91.8083842638">
                <text:p>11191.8083842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14.9507286552">
                <text:p>11614.9507286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29.1364398145">
                <text:p>12029.1364398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17.5028455787">
                <text:p>12017.5028455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89.9594574111">
                <text:p>12189.9594574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7.0162090069">
                <text:p>11737.01620900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31.8889878776">
                <text:p>11631.8889878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23.9592079657">
                <text:p>11423.9592079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82.381713991">
                <text:p>11482.381713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92.2717929867">
                <text:p>11492.2717929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00.9996405387">
                <text:p>11500.999640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89.9467028332">
                <text:p>11389.9467028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45.48279048">
                <text:p>11445.48279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76.2480738161">
                <text:p>11476.2480738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82.8082839691">
                <text:p>11582.8082839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20.9355559185">
                <text:p>11120.9355559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38.891373398">
                <text:p>11138.891373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35.9716199617">
                <text:p>11335.9716199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64.3070687634">
                <text:p>11264.3070687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49.1488185052">
                <text:p>11049.1488185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75.3159407793">
                <text:p>10875.31594077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88.5667687975">
                <text:p>10888.5667687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77.0731814753">
                <text:p>10777.0731814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95.0111399752">
                <text:p>10695.0111399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03.6981882503">
                <text:p>10503.6981882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91.0172822119">
                <text:p>10691.0172822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80.3191328301">
                <text:p>10680.3191328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93.298947633">
                <text:p>10593.298947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24.8316897222">
                <text:p>11024.8316897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24.6581266085">
                <text:p>11124.6581266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13.230245451">
                <text:p>11213.23024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25.4807062853">
                <text:p>11325.4807062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325.4807062853">
                <text:p>11325.4807062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11.0844790011">
                <text:p>11111.0844790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50.6782536623">
                <text:p>11050.6782536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13.6016793454">
                <text:p>11113.6016793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92.0512708185">
                <text:p>10692.0512708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83.8456639611">
                <text:p>10783.8456639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42.9768906366">
                <text:p>11042.9768906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06.3669663284">
                <text:p>11006.3669663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22.5746517617">
                <text:p>10922.5746517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24.7553361534">
                <text:p>10824.7553361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64.6849711945">
                <text:p>10964.6849711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2.9419894103">
                <text:p>11212.9419894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094.5906716692">
                <text:p>11094.5906716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11.5887464447">
                <text:p>11011.5887464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48.7944924785">
                <text:p>11148.7944924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051.0694859703">
                <text:p>11051.0694859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94.8118849352">
                <text:p>10894.8118849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94.8118849352">
                <text:p>10894.8118849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58.6504107295">
                <text:p>11358.6504107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763.4180321722">
                <text:p>11763.4180321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46.3327321402">
                <text:p>11446.33273214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94.2775358326">
                <text:p>11194.2775358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090.5353344855">
                <text:p>11090.53533448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61.4640509734">
                <text:p>11461.4640509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24.4386169306">
                <text:p>11124.4386169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57.8623901159">
                <text:p>11257.8623901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44.0884964901">
                <text:p>11244.0884964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13.6037267621">
                <text:p>11313.60372676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35.7323146801">
                <text:p>11235.7323146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20.0563714437">
                <text:p>11220.05637144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22.5726978129">
                <text:p>11122.57269781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46.1617217867">
                <text:p>11046.16172178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46.1617217867">
                <text:p>11046.1617217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46.1617217867">
                <text:p>11046.1617217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52.9196199913">
                <text:p>10952.9196199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68.7969566394">
                <text:p>10968.79695663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58.3980213373">
                <text:p>10958.3980213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39.2136732958">
                <text:p>10739.2136732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22.4972291228">
                <text:p>10522.49722912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97.911260559">
                <text:p>10997.911260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5.8359602013">
                <text:p>10895.8359602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44.5557194832">
                <text:p>10844.5557194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16.0642699641">
                <text:p>10616.0642699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5.0320379732">
                <text:p>10205.0320379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96.91382670859">
                <text:p>9896.91382670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74.69054058621">
                <text:p>9474.69054058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36.16711686446">
                <text:p>9636.16711686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44.27836864633">
                <text:p>9644.278368646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86.93419483819">
                <text:p>9886.93419483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49.33041605668">
                <text:p>9749.330416056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746.85621790014">
                <text:p>9746.856217900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35.96993024053">
                <text:p>9735.96993024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43.45913787918">
                <text:p>9743.45913787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07.10294706619">
                <text:p>9707.102947066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35.63652204737">
                <text:p>9935.63652204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44.6482080259">
                <text:p>10044.64820802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71.2164541714">
                <text:p>10071.2164541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54.0524563651">
                <text:p>10254.0524563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26.8100102125">
                <text:p>10326.8100102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14.6321682193">
                <text:p>10314.6321682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72.3036399241">
                <text:p>10172.30363992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09.0950091651">
                <text:p>10309.0950091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00.5062186523">
                <text:p>10300.5062186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04.4929353016">
                <text:p>10404.4929353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03.7763393057">
                <text:p>10203.77633930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11.9154855481">
                <text:p>10211.9154855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31.2562345738">
                <text:p>10231.2562345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43.5830493142">
                <text:p>10243.5830493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63.73612869608">
                <text:p>9563.73612869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90.06053313864">
                <text:p>9390.06053313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25.26525906384">
                <text:p>9425.26525906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48.00898644856">
                <text:p>9348.00898644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355.59050225265">
                <text:p>9355.59050225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34.87516752598">
                <text:p>9434.875167525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92.12308698474">
                <text:p>9592.12308698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47.08721649054">
                <text:p>9747.08721649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66.38292082182">
                <text:p>9766.38292082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16.36066667226">
                <text:p>9816.36066667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57.25491869616">
                <text:p>9857.254918696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57.25491869616">
                <text:p>9857.25491869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17.54393960561">
                <text:p>9917.543939605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67.5342924961">
                <text:p>10067.5342924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40.24821018324">
                <text:p>9440.24821018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56.31683571828">
                <text:p>9556.31683571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60.07089483024">
                <text:p>8860.07089483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05.26938106659">
                <text:p>9005.269381066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89.44061077656">
                <text:p>8789.440610776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47.82675600792">
                <text:p>8747.826756007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45.64590503676">
                <text:p>8845.64590503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89.64479186294">
                <text:p>8989.644791862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93.1812374931">
                <text:p>8993.18123749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81.41061223133">
                <text:p>9181.41061223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51.26917123744">
                <text:p>9251.26917123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62.40136520749">
                <text:p>9162.40136520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19.4808894285">
                <text:p>9319.4808894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44.24908248413">
                <text:p>8844.2490824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12.24630633956">
                <text:p>8912.24630633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80.4290302236">
                <text:p>8880.42903022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11.84308753959">
                <text:p>8911.843087539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35.52181492339">
                <text:p>8735.52181492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49.40515146764">
                <text:p>8849.405151467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04.87198039793">
                <text:p>8604.87198039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90.61586217373">
                <text:p>8390.615862173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59.28090209555">
                <text:p>8659.280902095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67.2746993742">
                <text:p>8667.27469937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69.04586724385">
                <text:p>8869.04586724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84.25211819497">
                <text:p>8884.25211819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08.0504634881">
                <text:p>8908.05046348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08.0504634881">
                <text:p>8908.0504634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06.91350383474">
                <text:p>8906.913503834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44.73262245327">
                <text:p>8944.73262245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09.47573637193">
                <text:p>8909.475736371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73.02788108678">
                <text:p>8873.027881086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24.22125125576">
                <text:p>8724.22125125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46.52067010813">
                <text:p>8646.52067010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00.8301015819">
                <text:p>8900.83010158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91.97385733002">
                <text:p>8891.97385733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91.97385733002">
                <text:p>8891.97385733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93.94121252946">
                <text:p>8993.941212529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17.34557478344">
                <text:p>8817.345574783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17.34557478344">
                <text:p>8817.345574783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56.86554996922">
                <text:p>8856.865549969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18.17596381161">
                <text:p>9118.175963811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18.17596381161">
                <text:p>9118.17596381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44.631758384">
                <text:p>9344.631758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22.44193076906">
                <text:p>9522.441930769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22.44193076906">
                <text:p>9522.441930769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22.44193076906">
                <text:p>9522.44193076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35.73517510592">
                <text:p>9435.73517510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20.55463231099">
                <text:p>9320.554632310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297.59760119692">
                <text:p>9297.597601196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297.59760119692">
                <text:p>9297.597601196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83.42443412193">
                <text:p>9283.42443412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83.42443412193">
                <text:p>9283.424434121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08.96342843863">
                <text:p>9308.96342843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21.04308654509">
                <text:p>9221.043086545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267.60387566833">
                <text:p>9267.60387566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49.2543954207">
                <text:p>9449.2543954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370.03908911178">
                <text:p>9370.039089111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79.50731047302">
                <text:p>9279.5073104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72.30238357775">
                <text:p>9372.302383577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372.30238357775">
                <text:p>9372.30238357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12.99474502569">
                <text:p>9012.99474502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897.09898702965">
                <text:p>8897.098987029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34.32547583236">
                <text:p>8834.325475832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51.59215459476">
                <text:p>8651.59215459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95.93115414057">
                <text:p>8795.93115414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97.22786608845">
                <text:p>8897.227866088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07.57829403876">
                <text:p>8907.578294038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98.49318546936">
                <text:p>8798.493185469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92.03794468765">
                <text:p>8792.037944687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13.05215555395">
                <text:p>8713.052155553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57.71685508952">
                <text:p>8757.716855089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41.82189368886">
                <text:p>8741.82189368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856.01686437219">
                <text:p>8856.01686437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32.0327644917">
                <text:p>8832.03276449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77.4962138628">
                <text:p>8877.49621386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77.4962138628">
                <text:p>8877.49621386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01.95212629768">
                <text:p>8901.95212629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62.13182807275">
                <text:p>8662.13182807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30.29564122571">
                <text:p>8730.295641225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58.18795956828">
                <text:p>8758.187959568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79.0215999173">
                <text:p>8879.02159991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71.5631040474">
                <text:p>8771.56310404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50.98816356447">
                <text:p>8550.988163564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32.22443907052">
                <text:p>8432.22443907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44.45444099501">
                <text:p>8744.454440995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09.84578225757">
                <text:p>8709.845782257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56.09725346899">
                <text:p>8456.097253468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14.36605656527">
                <text:p>8314.366056565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23.25146865895">
                <text:p>8323.25146865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77.84699107862">
                <text:p>8177.846991078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37.62075457935">
                <text:p>8137.620754579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69.16124914037">
                <text:p>8569.161249140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98.15742850083">
                <text:p>8398.157428500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98.15742850083">
                <text:p>8398.157428500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06.20679972163">
                <text:p>8306.206799721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04.28701982984">
                <text:p>8304.287019829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76.87694133184">
                <text:p>8376.87694133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28.39667928875">
                <text:p>8528.39667928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70.83379385625">
                <text:p>8570.83379385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86.61922887196">
                <text:p>8686.61922887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428.25515212898">
                <text:p>8428.255152128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63.76750459107">
                <text:p>8363.76750459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16.04105149476">
                <text:p>8416.04105149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71.62916940424">
                <text:p>8471.62916940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82.37583311552">
                <text:p>8382.375833115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82.37583311552">
                <text:p>8382.375833115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92.18861695546">
                <text:p>8492.18861695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63.296342175">
                <text:p>8463.296342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55.14805995192">
                <text:p>8355.14805995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267.85546828078">
                <text:p>8267.855468280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414.49290488803">
                <text:p>8414.49290488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603.63446689483">
                <text:p>8603.634466894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44.84255559308">
                <text:p>8444.842555593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273.19941421924">
                <text:p>8273.199414219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19.53108284455">
                <text:p>8419.53108284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05.11416778394">
                <text:p>8505.11416778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05.11416778394">
                <text:p>8505.114167783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05.11416778394">
                <text:p>8505.114167783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13.01136902996">
                <text:p>8613.01136902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86.22961726059">
                <text:p>8586.229617260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86.22961726059">
                <text:p>8586.229617260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741.57258730971">
                <text:p>8741.572587309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931.60677399036">
                <text:p>8931.60677399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931.60677399036">
                <text:p>8931.606773990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10.32746256531">
                <text:p>9010.327462565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136.89922674533">
                <text:p>9136.89922674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966.7973794389">
                <text:p>8966.7973794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35.50846467498">
                <text:p>8935.508464674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903.76598345056">
                <text:p>8903.76598345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898.12375928942">
                <text:p>8898.123759289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976.52619003025">
                <text:p>8976.526190030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89.11300324128">
                <text:p>8489.11300324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40.25479890608">
                <text:p>8440.254798906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96.94783114024">
                <text:p>8496.947831140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89.7713549315">
                <text:p>8489.7713549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89.7713549315">
                <text:p>8489.7713549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421.30545690786">
                <text:p>8421.305456907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87.59822219225">
                <text:p>8387.598222192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53.40964248223">
                <text:p>8353.409642482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01.21887375881">
                <text:p>8201.218873758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01.21887375881">
                <text:p>8201.218873758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11.18996053542">
                <text:p>8211.189960535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01.64103443974">
                <text:p>8101.641034439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97.64847882134">
                <text:p>8297.64847882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53.11330317693">
                <text:p>8053.113303176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46.17096412247">
                <text:p>8046.17096412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86.65786527541">
                <text:p>7986.657865275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39.3006195663">
                <text:p>8039.30061956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448.41522619443">
                <text:p>8448.415226194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78.97951280602">
                <text:p>8278.979512806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65.87955197471">
                <text:p>8465.879551974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465.21378604581">
                <text:p>8465.213786045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53.09174914454">
                <text:p>8353.09174914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53.09174914454">
                <text:p>8353.091749144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51.84179068519">
                <text:p>8451.84179068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51.84179068519">
                <text:p>8451.841790685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51.84179068519">
                <text:p>8451.84179068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36.9644570237">
                <text:p>8236.96445702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358.74632118953">
                <text:p>8358.746321189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93.2053556211">
                <text:p>8293.20535562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165.93339224276">
                <text:p>8165.933392242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18.83228377574">
                <text:p>8318.832283775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318.83228377574">
                <text:p>8318.83228377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12.6189764596">
                <text:p>8112.61897645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8.51353326617">
                <text:p>8228.513533266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318.13945868038">
                <text:p>8318.139458680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1.448229177">
                <text:p>8361.4482291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42.35364304928">
                <text:p>8542.353643049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44.53490672212">
                <text:p>8644.53490672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05.12744111503">
                <text:p>8705.127441115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06.33246349342">
                <text:p>8506.332463493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452.76613815655">
                <text:p>8452.766138156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79.65145401872">
                <text:p>8479.651454018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56.85669204555">
                <text:p>8456.856692045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86.46739644954">
                <text:p>8186.467396449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67.64488834716">
                <text:p>8167.644888347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69.82875061677">
                <text:p>8169.828750616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4.7644099555">
                <text:p>8194.76440995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64.42624033379">
                <text:p>8264.426240333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64.42624033379">
                <text:p>8264.426240333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344.68664881363">
                <text:p>8344.686648813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441.02419341486">
                <text:p>8441.024193414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63.31842092192">
                <text:p>8263.31842092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62.46815735778">
                <text:p>8162.46815735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041.68397122865">
                <text:p>8041.683971228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83.91847680984">
                <text:p>7783.918476809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802.90364382645">
                <text:p>7802.903643826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98.86492857543">
                <text:p>7698.864928575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34.803613408">
                <text:p>7734.8036134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623.46697602987">
                <text:p>7623.466976029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66.82039433063">
                <text:p>7466.820394330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493.97345268476">
                <text:p>7493.973452684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97.34628782206">
                <text:p>7397.346287822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04.55420503687">
                <text:p>7504.554205036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29.57486746051">
                <text:p>7229.574867460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73.02584623488">
                <text:p>7173.025846234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95.0581739932">
                <text:p>7095.05817399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47.40536823946">
                <text:p>7147.405368239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13.25984030555">
                <text:p>7213.259840305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13.25984030555">
                <text:p>7213.259840305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54.04651325826">
                <text:p>7154.046513258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30.05231950802">
                <text:p>7230.052319508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60.66342811884">
                <text:p>7260.663428118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208.92473385671">
                <text:p>7208.924733856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74.22473513778">
                <text:p>7174.22473513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09.29962441255">
                <text:p>7109.299624412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26.56921761179">
                <text:p>7026.569217611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7.96796520121">
                <text:p>6967.967965201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67.96796520121">
                <text:p>6967.967965201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88.55362442134">
                <text:p>6888.553624421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956.31724639447">
                <text:p>6956.317246394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40.48344386095">
                <text:p>6940.483443860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26.25981686841">
                <text:p>6926.259816868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687.58987061192">
                <text:p>6687.589870611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523.67835417536">
                <text:p>6523.678354175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36.02413023063">
                <text:p>6536.024130230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25.15491050187">
                <text:p>6525.154910501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45.63004855352">
                <text:p>6745.630048553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33.30443896337">
                <text:p>6733.304438963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15.10831219481">
                <text:p>7015.108312194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35.58053700909">
                <text:p>7135.580537009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35.58053700909">
                <text:p>7135.580537009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79.61847227442">
                <text:p>6779.618472274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72.84782481532">
                <text:p>7172.847824815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20.50347678577">
                <text:p>8320.503476785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320.50347678577">
                <text:p>8320.50347678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224.34538086099">
                <text:p>8224.345380860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47.23847865044">
                <text:p>8247.238478650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99.18879107171">
                <text:p>8099.188791071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57.15844499553">
                <text:p>8157.158444995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16.3215621817">
                <text:p>8016.32156218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63.03231584946">
                <text:p>7963.032315849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57.51510318361">
                <text:p>7857.515103183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71.59880704108">
                <text:p>7971.598807041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8.33043565284">
                <text:p>7898.330435652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21.02097689328">
                <text:p>7721.020976893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858.89635148066">
                <text:p>7858.89635148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10.47237530664">
                <text:p>7510.472375306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97.56438302753">
                <text:p>7397.564383027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97.68584594996">
                <text:p>8097.685845949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40.57849149056">
                <text:p>7940.578491490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63.01031845187">
                <text:p>8063.010318451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28.95325269283">
                <text:p>8028.953252692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43.69164054337">
                <text:p>7843.691640543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44.65512993045">
                <text:p>7744.655129930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41.73234995779">
                <text:p>7441.732349957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20.97673380229">
                <text:p>7620.976733802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645.24736034306">
                <text:p>7645.247360343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49.53399841636">
                <text:p>7449.53399841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49.52774336154">
                <text:p>7549.527743361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10.84914234101">
                <text:p>7410.84914234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86.14947916365">
                <text:p>7386.149479163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81.83605840456">
                <text:p>7781.836058404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81.83605840456">
                <text:p>7781.83605840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80.33435326014">
                <text:p>7780.334353260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38.93908039687">
                <text:p>8038.939080396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35.2005184526">
                <text:p>8135.20051845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145.49275509201">
                <text:p>8145.49275509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46.94355856387">
                <text:p>8246.943558563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82.26164830063">
                <text:p>8182.261648300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23.6218597042">
                <text:p>8323.62185970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6.39899822896">
                <text:p>8366.398998228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72.13012113623">
                <text:p>8572.130121136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438.19058799348">
                <text:p>8438.190587993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40.76089740291">
                <text:p>8540.760897402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09.38987482292">
                <text:p>8509.389874822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79.14443556742">
                <text:p>9079.144435567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998.47352378128">
                <text:p>8998.473523781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07.48864059764">
                <text:p>9007.488640597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95.31190559188">
                <text:p>8895.311905591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35.03619341184">
                <text:p>9035.036193411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94.19064100039">
                <text:p>8994.190641000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62.81245857182">
                <text:p>9062.812458571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57.20121745228">
                <text:p>9357.201217452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33.51884436293">
                <text:p>9733.518844362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17.44907496108">
                <text:p>9717.449074961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05.52034216048">
                <text:p>9605.52034216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94.3220974805">
                <text:p>9294.3220974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49.10822523265">
                <text:p>9249.108225232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39.22669935099">
                <text:p>9239.226699350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31.04347793295">
                <text:p>9131.043477932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32.96418543778">
                <text:p>9132.964185437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567.15428605695">
                <text:p>9567.154286056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460.4701915002">
                <text:p>9460.47019150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309.58798029081">
                <text:p>9309.587980290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86.23895991746">
                <text:p>9286.23895991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521.33361713056">
                <text:p>9521.333617130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636.04847998755">
                <text:p>9636.048479987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59.4192995352">
                <text:p>9759.41929953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802.58665360613">
                <text:p>9802.58665360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780.8514282101">
                <text:p>9780.85142821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827.17151224201">
                <text:p>9827.171512242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771.20437130127">
                <text:p>9771.204371301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13.99796708799">
                <text:p>9813.997967087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84.6617999105">
                <text:p>10084.6617999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84.6617999105">
                <text:p>10084.66179991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88.894889906">
                <text:p>10588.8948899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88.894889906">
                <text:p>10588.8948899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53.580129019">
                <text:p>10953.5801290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88.152976963">
                <text:p>10988.152976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282.8389311578">
                <text:p>11282.83893115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219.0940784394">
                <text:p>11219.09407843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269.4039173562">
                <text:p>11269.4039173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319.4901569888">
                <text:p>11319.49015698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568.818134015">
                <text:p>11568.8181340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583.3640076119">
                <text:p>11583.36400761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510.3596126059">
                <text:p>11510.35961260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755.2608809592">
                <text:p>11755.26088095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36.1398451785">
                <text:p>11636.13984517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18.0760144258">
                <text:p>11518.07601442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542.5825591373">
                <text:p>11542.58255913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517.5139138929">
                <text:p>11517.51391389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620.2905961274">
                <text:p>11620.29059612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93.6923581205">
                <text:p>11893.6923581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793.8141596286">
                <text:p>11793.81415962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757.9838959521">
                <text:p>11757.9838959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188.2331327993">
                <text:p>11188.2331327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078.5662030977">
                <text:p>11078.56620309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149.4485754901">
                <text:p>11149.44857549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130.3663896641">
                <text:p>11130.36638966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873.4201544035">
                <text:p>10873.42015440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905.1434123992">
                <text:p>10905.1434123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750.9978778205">
                <text:p>10750.99787782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85.9338275784">
                <text:p>10485.93382757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33.8880875638">
                <text:p>10133.88808756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28.1010736453">
                <text:p>10128.10107364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43.3022159837">
                <text:p>10443.30221598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43.3022159837">
                <text:p>10443.30221598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332.5788212537">
                <text:p>10332.57882125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395.0663217442">
                <text:p>10395.06632174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53.2322302063">
                <text:p>10253.23223020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287.3533750805">
                <text:p>10287.35337508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98.1572955522">
                <text:p>10798.15729555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590.5375657593">
                <text:p>10590.53756575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23.7961713602">
                <text:p>10323.7961713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655.8844355133">
                <text:p>10655.88443551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579.2233964089">
                <text:p>10579.22339640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415.1306877763">
                <text:p>10415.13068777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64.0684843557">
                <text:p>10764.06848435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173.4402164229">
                <text:p>11173.44021642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36.0160917709">
                <text:p>11136.01609177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105.4562232424">
                <text:p>11105.45622324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31.8227687177">
                <text:p>11131.82276871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297.969377206">
                <text:p>11297.9693772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729.1418810927">
                <text:p>11729.14188109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752.4097910462">
                <text:p>11752.40979104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752.4097910462">
                <text:p>11752.40979104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692.8941974016">
                <text:p>12692.89419740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882.3153601468">
                <text:p>12882.3153601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050.0538413987">
                <text:p>13050.05384139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050.0538413987">
                <text:p>13050.05384139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060.9762165589">
                <text:p>13060.97621655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004.2273225698">
                <text:p>13004.22732256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066.612894791">
                <text:p>13066.6128947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995.8354082776">
                <text:p>12995.83540827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514.793951968">
                <text:p>13514.793951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376.1806806657">
                <text:p>13376.18068066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383.6160229007">
                <text:p>13383.61602290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383.6160229007">
                <text:p>13383.61602290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077.8580616561">
                <text:p>13077.85806165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064.9629773974">
                <text:p>13064.96297739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056.4833149499">
                <text:p>13056.48331494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944.767177331">
                <text:p>12944.7671773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472.8336787152">
                <text:p>14472.83367871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530.8670098451">
                <text:p>13530.86700984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275.3891012676">
                <text:p>13275.38910126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574.47126852">
                <text:p>13574.471268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403.7557380851">
                <text:p>13403.75573808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406.7092142044">
                <text:p>13406.70921420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060.6777038738">
                <text:p>13060.67770387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639.0988665968">
                <text:p>12639.09886659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621.9958911346">
                <text:p>12621.99589113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536.8272279016">
                <text:p>12536.8272279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614.9653477431">
                <text:p>12614.96534774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78.7960665449">
                <text:p>12778.79606654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37.3818223376">
                <text:p>12837.38182233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009.1193718004">
                <text:p>13009.1193718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009.1193718004">
                <text:p>13009.11937180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10.0466076786">
                <text:p>13010.04660767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61.7402207985">
                <text:p>12961.74022079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72.9673669404">
                <text:p>12972.96736694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446.9041341286">
                <text:p>13446.90413412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446.9041341286">
                <text:p>13446.90413412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738.5607306451">
                <text:p>13738.5607306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738.5607306451">
                <text:p>13738.56073064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575.6528958944">
                <text:p>13575.65289589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844.0525181936">
                <text:p>13844.05251819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941.5845412926">
                <text:p>13941.58454129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086.6460227403">
                <text:p>14086.64602274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010.2512738275">
                <text:p>14010.25127382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039.3142313091">
                <text:p>14039.31423130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178.0426328042">
                <text:p>14178.04263280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321.6419842506">
                <text:p>14321.64198425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852.468405018">
                <text:p>13852.4684050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876.9947300977">
                <text:p>13876.99473009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897.1647805775">
                <text:p>13897.16478057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666.6895707373">
                <text:p>13666.68957073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649.3460560536">
                <text:p>13649.34605605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34.473290929">
                <text:p>13534.4732909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409.6416517083">
                <text:p>13409.64165170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260.1113283864">
                <text:p>13260.11132838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256.5080372645">
                <text:p>13256.50803726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882.2938959101">
                <text:p>13882.29389591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97.7903399431">
                <text:p>13997.7903399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760.6836507817">
                <text:p>13760.68365078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15.2885154143">
                <text:p>13615.28851541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613.9310589322">
                <text:p>13613.9310589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618.0038344784">
                <text:p>13618.00383447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137.9184242952">
                <text:p>14137.91842429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187.9996089367">
                <text:p>14187.99960893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52.0688169627">
                <text:p>14752.06881696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752.0688169627">
                <text:p>14752.06881696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866.3521131561">
                <text:p>14866.35211315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47.095180367">
                <text:p>14847.0951803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780.6517112929">
                <text:p>14780.65171129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829.4327400431">
                <text:p>14829.43274004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91.7116950355">
                <text:p>14991.71169503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87.8260944779">
                <text:p>14987.82609447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87.8260944779">
                <text:p>14987.82609447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87.8260944779">
                <text:p>14987.82609447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87.8260944779">
                <text:p>14987.82609447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87.8260944779">
                <text:p>14987.82609447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223.3490759626">
                <text:p>15223.34907596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321.2945642392">
                <text:p>15321.29456423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489.4235704309">
                <text:p>15489.42357043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914.561266121">
                <text:p>15914.5612661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059.4090051843">
                <text:p>16059.40900518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534.918197861">
                <text:p>15534.9181978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339.0175900696">
                <text:p>15339.01759006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363.4125641482">
                <text:p>15363.41256414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512.0493679062">
                <text:p>14512.04936790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488.4568265647">
                <text:p>12488.45682656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888.1102356982">
                <text:p>13888.11023569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918.395834343">
                <text:p>13918.3958343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698.4535987112">
                <text:p>13698.45359871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182.6122498057">
                <text:p>13182.61224980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209.1259510322">
                <text:p>13209.12595103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142.4131937038">
                <text:p>13142.41319370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918.0569010099">
                <text:p>12918.05690100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945.5655400666">
                <text:p>12945.56554006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348.2763099932">
                <text:p>14348.27630999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913.8683731273">
                <text:p>13913.8683731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48.1514027464">
                <text:p>13548.15140274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326.077932625">
                <text:p>13326.0779326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092.688518283">
                <text:p>13092.6885182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268.2962388095">
                <text:p>13268.29623880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80.4947275829">
                <text:p>13280.49472758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303.411289286">
                <text:p>13303.4112892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944.3093065945">
                <text:p>12944.30930659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558.3551300217">
                <text:p>12558.35513002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653.4287063673">
                <text:p>12653.42870636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829.3180827691">
                <text:p>12829.31808276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501.1939383686">
                <text:p>12501.19393836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201.7420839049">
                <text:p>12201.74208390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15.0688100708">
                <text:p>12015.06881007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795.3076992864">
                <text:p>11795.30769928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756.352651544">
                <text:p>11756.3526515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676.4329401226">
                <text:p>11676.43294012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889.1755952443">
                <text:p>11889.17559524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889.1755952443">
                <text:p>11889.17559524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851.6834507603">
                <text:p>11851.68345076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737.0184690368">
                <text:p>11737.0184690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